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5.69pt"/>
    </style:style>
    <style:style style:name="co2" style:family="table-column">
      <style:table-column-properties fo:break-before="auto" style:column-width="127.81pt"/>
    </style:style>
    <style:style style:name="co3" style:family="table-column">
      <style:table-column-properties fo:break-before="auto" style:column-width="507.71pt"/>
    </style:style>
    <style:style style:name="co4" style:family="table-column">
      <style:table-column-properties fo:break-before="auto" style:column-width="348.66pt"/>
    </style:style>
    <style:style style:name="co5" style:family="table-column">
      <style:table-column-properties fo:break-before="auto" style:column-width="247.95pt"/>
    </style:style>
    <style:style style:name="co6" style:family="table-column">
      <style:table-column-properties fo:break-before="auto" style:column-width="191.71pt"/>
    </style:style>
    <style:style style:name="co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719.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text:s/>Problem Name </text:p>
          </table:table-cell>
          <table:table-cell table:style-name="ce1" office:value-type="string" calcext:value-type="string">
            <text:p>Data stucutre </text:p>
          </table:table-cell>
          <table:table-cell table:style-name="ce1" office:value-type="string" calcext:value-type="string">
            <text:p>Input </text:p>
          </table:table-cell>
          <table:table-cell table:style-name="ce1" office:value-type="string" calcext:value-type="string">
            <text:p>Logic</text:p>
          </table:table-cell>
          <table:table-cell table:style-name="ce1" office:value-type="string" calcext:value-type="string">
            <text:p><text:s/>Time Complexity</text:p>
          </table:table-cell>
          <table:table-cell table:style-name="ce1" office:value-type="string" calcext:value-type="string">
            <text:p><text:s/>Space Complexity</text:p>
          </table:table-cell>
          <table:table-cell table:style-name="ce1" table:number-columns-repeated="19"/>
          <table:table-cell table:number-columns-repeated="999"/>
        </table:table-row>
        <table:table-row table:style-name="ro1">
          <table:table-cell table:style-name="ce2" office:value-type="string" calcext:value-type="string">
            <text:p>Set Matrix Zeroes</text:p>
          </table:table-cell>
          <table:table-cell table:style-name="ce2" office:value-type="string" calcext:value-type="string">
            <text:p>Array </text:p>
          </table:table-cell>
          <table:table-cell table:style-name="ce2" office:value-type="string" calcext:value-type="string">
            <text:p>Given an m x n integer matrix matrix, if an element is 0, set its entire row and column to 0's.</text:p>
            <text:p/>
            <text:p>You must do it in place.</text:p>
            <text:p/>
            <text:p> </text:p>
            <text:p/>
            <text:p>Example 1:</text:p>
            <text:p/>
            <text:p/>
            <text:p>Input: matrix = [[1,1,1],[1,0,1],[1,1,1]]</text:p>
            <text:p>Output: [[1,0,1],[0,0,0],[1,0,1]]</text:p>
            <text:p>Example 2:</text:p>
            <text:p/>
            <text:p/>
            <text:p>Input: matrix = [[0,1,2,0],[3,4,5,2],[1,3,1,5]]</text:p>
            <text:p>Output: [[0,0,0,0],[0,4,5,0],[0,3,1,0]]</text:p>
            <text:p> </text:p>
            <text:p/>
            <text:p>Constraints:</text:p>
            <text:p/>
            <text:p>m == matrix.length</text:p>
            <text:p>n == matrix[0].length</text:p>
            <text:p>1 &lt;= m, n &lt;= 200</text:p>
            <text:p>-231 &lt;= matrix[i][j] &lt;= 231 - 1</text:p>
          </table:table-cell>
          <table:table-cell table:style-name="ce2" office:value-type="string" calcext:value-type="string">
            <text:p>Step 1 — Setup</text:p>
            <text:p>- Store number of rows and columns:</text:p>
            <text:p>  row = len(matrix)</text:p>
            <text:p>  col = len(matrix[0])</text:p>
            <text:p/>
            <text:p>Step 2 — Track first row and column zero presence</text:p>
            <text:p>- Check if first row contains any 0:</text:p>
            <text:p>  first_row = any(matrix[0][j] == 0 for j in range(col))</text:p>
            <text:p>- Check if first column contains any 0:</text:p>
            <text:p>  first_col = any(matrix[i][0] == 0 for i in range(row))</text:p>
            <text:p>- This is done before marking because the first row/column will be used as markers later.</text:p>
            <text:p/>
            <text:p>Step 3 — Mark rows and columns to be zeroed</text:p>
            <text:p>- Loop through cells excluding first row and column.</text:p>
            <text:p>- If matrix[i][j] == 0, then:</text:p>
            <text:p>  - Set matrix[i][0] = 0 (mark the row)</text:p>
            <text:p>  - Set matrix[0][j] = 0 (mark the column)</text:p>
            <text:p/>
            <text:p>Step 4 — Zero out cells based on markers</text:p>
            <text:p>- Again loop through cells excluding first row and column.</text:p>
            <text:p>- If matrix[i][0] == 0 OR matrix[0][j] == 0, set matrix[i][j] = 0.</text:p>
            <text:p/>
            <text:p>Step 5 — Handle the first row and first column</text:p>
            <text:p>- If first_row is True, set all elements in the first row to 0.</text:p>
            <text:p>- If first_col is True, set all elements in the first column to 0.</text:p>
            <text:p/>
          </table:table-cell>
          <table:table-cell table:style-name="ce2" office:value-type="string" calcext:value-type="string">
            <text:p>Time Complexity</text:p>
            <text:p>- Step 2: O(row + col)</text:p>
            <text:p>- Step 3: O(row × col)</text:p>
            <text:p>- Step 4: O(row × col)</text:p>
            <text:p>- Step 5: O(row + col)</text:p>
            <text:p>Overall: O(row × col)</text:p>
          </table:table-cell>
          <table:table-cell table:style-name="ce2" office:value-type="string" calcext:value-type="string">
            <text:p/>
            <text:p>Space Complexity</text:p>
            <text:p>- Only two booleans used (first_row, first_col).</text:p>
            <text:p>Overall: O(1) auxiliary space.</text:p>
          </table:table-cell>
          <table:table-cell table:style-name="ce2" table:number-columns-repeated="19"/>
          <table:table-cell table:number-columns-repeated="999"/>
        </table:table-row>
        <table:table-row table:style-name="ro1">
          <table:table-cell table:style-name="ce2" office:value-type="string" calcext:value-type="string">
            <text:p>Pascal's Triangle</text:p>
          </table:table-cell>
          <table:table-cell table:style-name="ce2" office:value-type="string" calcext:value-type="string">
            <text:p>Array </text:p>
          </table:table-cell>
          <table:table-cell table:style-name="ce2" office:value-type="string" calcext:value-type="string">
            <text:p>Given an integer numRows, return the first numRows of Pascal's triangle.</text:p>
            <text:p/>
            <text:p>In Pascal's triangle, each number is the sum of the two numbers directly above it as shown:</text:p>
            <text:p/>
            <text:p/>
            <text:p> </text:p>
            <text:p/>
            <text:p>Example 1:</text:p>
            <text:p/>
            <text:p>Input: numRows = 5</text:p>
            <text:p>Output: [[1],[1,1],[1,2,1],[1,3,3,1],[1,4,6,4,1]]</text:p>
            <text:p>Example 2:</text:p>
            <text:p/>
            <text:p>Input: numRows = 1</text:p>
            <text:p>Output: [[1]]</text:p>
          </table:table-cell>
          <table:table-cell table:style-name="ce2" office:value-type="string" calcext:value-type="string">
            <text:p>1. Initialize an empty list `triangle` to store all rows.</text:p>
            <text:p>2. Outer loop (row = 0 → numRows-1):</text:p>
            <text:p>   - Create `newrow` filled with 1’s of length (row+1) because</text:p>
            <text:p>     the first and last element of each Pascal's Triangle row is always 1.</text:p>
            <text:p>3. Inner loop (j = 1 → row-1):</text:p>
            <text:p>   - For middle elements, use the sum of the two numbers directly above:</text:p>
            <text:p>     newrow[j] = triangle[row-1][j-1] + triangle[row-1][j]</text:p>
            <text:p>4. Append `newrow` to `triangle`.</text:p>
            <text:p>5. After all rows are generated, return `triangle`.</text:p>
          </table:table-cell>
          <table:table-cell table:style-name="ce2" office:value-type="string" calcext:value-type="string">
            <text:p>🔹 Time Complexity:</text:p>
            <text:p>O(n²)</text:p>
            <text:p>- Outer loop runs numRows times. - o(n)</text:p>
            <text:p>- Inner loop fills middle elements: total ≈ 1 + 2 + ... + (numRows-1) - o(n) = O(n²).</text:p>
          </table:table-cell>
          <table:table-cell table:style-name="ce2" office:value-type="string" calcext:value-type="string">
            <text:p>🔹 Space Complexity:</text:p>
            <text:p>O(n²)</text:p>
            <text:p>- We store all rows in `triangle`.</text:p>
            <text:p>- Total stored elements = O(n²).</text:p>
            <text:p>- No extra significant space besides the output.</text:p>
          </table:table-cell>
          <table:table-cell table:style-name="ce2" table:number-columns-repeated="19"/>
          <table:table-cell table:number-columns-repeated="999"/>
        </table:table-row>
        <table:table-row table:style-name="ro1">
          <table:table-cell table:style-name="ce2" office:value-type="string" calcext:value-type="string">
            <text:p>Next_Permutation : find next lexicographically greater permutation</text:p>
          </table:table-cell>
          <table:table-cell table:style-name="ce2" office:value-type="string" calcext:value-type="string">
            <text:p>Array </text:p>
          </table:table-cell>
          <table:table-cell table:style-name="ce2" office:value-type="string" calcext:value-type="string">
            <text:p>A permutation of an array of integers is an arrangement of its members into a sequence or linear order.</text:p>
            <text:p/>
            <text:p>For example, for arr = [1,2,3], the following are all the permutations of arr: [1,2,3], [1,3,2], [2, 1, 3], [2, 3, 1], [3,1,2], [3,2,1].</text:p>
            <text:p>The next permutation of an array of integers is the next lexicographically greater permutation of its integer. More formally, if all the permutations of the array are sorted in one container according to their lexicographical order, then the next permutation of that array is the permutation that follows it in the sorted container. If such arrangement is not possible, the array must be rearranged as the lowest possible order (i.e., sorted in ascending order).</text:p>
            <text:p/>
            <text:p>For example, the next permutation of arr = [1,2,3] is [1,3,2].</text:p>
            <text:p>Similarly, the next permutation of arr = [2,3,1] is [3,1,2].</text:p>
            <text:p>While the next permutation of arr = [3,2,1] is [1,2,3] because [3,2,1] does not have a lexicographical larger rearrangement.</text:p>
            <text:p>Given an array of integers nums, find the next permutation of nums.</text:p>
            <text:p/>
            <text:p>The replacement must be in place and use only constant extra memory</text:p>
          </table:table-cell>
          <table:table-cell table:style-name="ce2" office:value-type="string" calcext:value-type="string">
            <text:p>1. Find the first index `ind` from the right where nums[ind] &lt; nums[ind+1].</text:p>
            <text:p>   - If not found (ind == -1), the array is in descending order → reverse it (smallest permutation).</text:p>
            <text:p>2. From the end, find the first index `i` where nums[i] &gt; nums[ind] and swap nums[i] with nums[ind].</text:p>
            <text:p>3. Reverse the subarray from ind+1 to the end to get the next permutation after the swap.</text:p>
          </table:table-cell>
          <table:table-cell table:style-name="ce2" office:value-type="string" calcext:value-type="string">
            <text:p>Time Complexity:</text:p>
            <text:p>O(n) → One pass to find `ind`, one pass to find `i`, and one pass to reverse.</text:p>
          </table:table-cell>
          <table:table-cell table:style-name="ce2" office:value-type="string" calcext:value-type="string">
            <text:p>Space Complexity:</text:p>
            <text:p>O(1) → In-place modification of nums.</text:p>
          </table:table-cell>
          <table:table-cell table:style-name="ce2" table:number-columns-repeated="19"/>
          <table:table-cell table:number-columns-repeated="999"/>
        </table:table-row>
        <table:table-row table:style-name="ro1">
          <table:table-cell table:style-name="ce2" office:value-type="string" calcext:value-type="string">
            <text:p>Maximum Subarray(kadane algo)</text:p>
          </table:table-cell>
          <table:table-cell table:style-name="ce2" office:value-type="string" calcext:value-type="string">
            <text:p>Array </text:p>
          </table:table-cell>
          <table:table-cell table:style-name="ce2" office:value-type="string" calcext:value-type="string">
            <text:p>Given an integer array nums, find the subarray with the largest sum, and return its sum.</text:p>
            <text:p/>
            <text:p> </text:p>
            <text:p/>
            <text:p>Example 1:</text:p>
            <text:p/>
            <text:p>Input: nums = [-2,1,-3,4,-1,2,1,-5,4]</text:p>
            <text:p>Output: 6</text:p>
            <text:p>Explanation: The subarray [4,-1,2,1] has the largest sum 6.</text:p>
            <text:p>Example 2:</text:p>
            <text:p/>
            <text:p>Input: nums = [1]</text:p>
            <text:p>Output: 1</text:p>
            <text:p>Explanation: The subarray [1] has the largest sum 1.</text:p>
            <text:p>Example 3:</text:p>
            <text:p/>
            <text:p>Input: nums = [5,4,-1,7,8]</text:p>
            <text:p>Output: 23</text:p>
            <text:p>Explanation: The subarray [5,4,-1,7,8] has the largest sum 23.</text:p>
          </table:table-cell>
          <table:table-cell table:style-name="ce2" office:value-type="string" calcext:value-type="string">
            <text:p># 1. Traverse array once, keeping track of current subarray sum.</text:p>
            <text:p># 2. Update maximum whenever we find a bigger sum.</text:p>
            <text:p># 3. Reset sum if it goes negative (starting fresh from next element).</text:p>
            <text:p/>
          </table:table-cell>
          <table:table-cell table:style-name="ce2" office:value-type="string" calcext:value-type="string">
            <text:p/>
            <text:p># Time Complexity: O(n)  -&gt; Single pass through array</text:p>
          </table:table-cell>
          <table:table-cell table:style-name="ce2" office:value-type="string" calcext:value-type="string">
            <text:p># Space Complexity: O(1) -&gt; Constant extra space</text:p>
          </table:table-cell>
          <table:table-cell table:style-name="ce4" table:number-columns-repeated="19"/>
          <table:table-cell table:number-columns-repeated="999"/>
        </table:table-row>
        <table:table-row table:style-name="ro1">
          <table:table-cell table:style-name="ce2" office:value-type="string" calcext:value-type="string">
            <text:p>Sort Colors</text:p>
          </table:table-cell>
          <table:table-cell table:style-name="ce2" office:value-type="string" calcext:value-type="string">
            <text:p>Array </text:p>
          </table:table-cell>
          <table:table-cell table:style-name="ce2" office:value-type="string" calcext:value-type="string">
            <text:p>Given an array nums with n objects colored red, white, or blue, sort them in-place so that objects of the same color are adjacent, with the colors in the order red, white, and blue.</text:p>
            <text:p/>
            <text:p>We will use the integers 0, 1, and 2 to represent the color red, white, and blue, respectively.</text:p>
            <text:p/>
            <text:p>You must solve this problem without using the library's sort function.</text:p>
            <text:p/>
            <text:p> </text:p>
            <text:p/>
            <text:p>Example 1:</text:p>
            <text:p/>
            <text:p>Input: nums = [2,0,2,1,1,0]</text:p>
            <text:p>Output: [0,0,1,1,2,2]</text:p>
            <text:p>Example 2:</text:p>
            <text:p/>
            <text:p>Input: nums = [2,0,1]</text:p>
            <text:p>Output: [0,1,2]</text:p>
          </table:table-cell>
          <table:table-cell table:style-name="ce2" office:value-type="string" calcext:value-type="string">
            <text:p>- Use three pointers (l, m, r) to partition the array into:</text:p>
            <text:p>    [0's region | 1's region | unknown | 2's region]</text:p>
            <text:p>- Traverse while m &lt;= r:</text:p>
            <text:p>    • If nums[m] == 0 → swap with nums[l], increment l &amp; m</text:p>
            <text:p>    • If nums[m] == 1 → just increment m</text:p>
            <text:p>    • If nums[m] == 2 → swap with nums[r], decrement r</text:p>
            <text:p>- Guarantees all 0's at front, 1's in middle, 2's at end in one pass.</text:p>
          </table:table-cell>
          <table:table-cell table:style-name="ce2" office:value-type="string" calcext:value-type="string">
            <text:p>Time Complexity: <text:s/>O(n) <text:s text:c="2"/>— single pass over array</text:p>
          </table:table-cell>
          <table:table-cell table:style-name="ce2" office:value-type="string" calcext:value-type="string">
            <text:p>Space Complexity: O(1) <text:s text:c="2"/>— in-place swaps, no extra memory</text:p>
          </table:table-cell>
          <table:table-cell table:style-name="ce4" table:number-columns-repeated="19"/>
          <table:table-cell table:number-columns-repeated="999"/>
        </table:table-row>
        <table:table-row table:style-name="ro1">
          <table:table-cell table:style-name="ce2" office:value-type="string" calcext:value-type="string">
            <text:p>Best Time to Buy and Sell Stock</text:p>
          </table:table-cell>
          <table:table-cell table:style-name="ce2" office:value-type="string" calcext:value-type="string">
            <text:p>Array </text:p>
          </table:table-cell>
          <table:table-cell table:style-name="ce2" office:value-type="string" calcext:value-type="string">
            <text:p>You are given an array prices where prices[i] is the price of a given stock on the ith day.</text:p>
            <text:p/>
            <text:p>You want to maximize your profit by choosing a single day to buy one stock and choosing a different day in the future to sell that stock.</text:p>
            <text:p/>
            <text:p>Return the maximum profit you can achieve from this transaction. If you cannot achieve any profit, return 0.</text:p>
            <text:p/>
            <text:p> </text:p>
            <text:p/>
            <text:p>Example 1:</text:p>
            <text:p/>
            <text:p>Input: prices = [7,1,5,3,6,4]</text:p>
            <text:p>Output: 5</text:p>
            <text:p>Explanation: Buy on day 2 (price = 1) and sell on day 5 (price = 6), profit = 6-1 = 5.</text:p>
            <text:p>Note that buying on day 2 and selling on day 1 is not allowed because you must buy before you sell.</text:p>
            <text:p>Example 2:</text:p>
            <text:p/>
            <text:p>Input: prices = [7,6,4,3,1]</text:p>
            <text:p>Output: 0</text:p>
            <text:p>Explanation: In this case, no transactions are done and the max profit = 0.</text:p>
            <text:p> </text:p>
          </table:table-cell>
          <table:table-cell table:style-name="ce2" office:value-type="string" calcext:value-type="string">
            <text:p>1. Initialize:</text:p>
            <text:p>   min_price = infinity  → lowest price seen so far</text:p>
            <text:p>   max_profit = 0        → highest profit seen so far</text:p>
            <text:p/>
            <text:p>2. Loop through each price:</text:p>
            <text:p>   - Update min_price with the minimum of current min_price and today’s price</text:p>
            <text:p>   - Calculate profit_today = price - min_price</text:p>
            <text:p>   - Update max_profit with the maximum of current max_profit and profit_today</text:p>
            <text:p/>
            <text:p>3. Return max_profit</text:p>
          </table:table-cell>
          <table:table-cell table:style-name="ce2" office:value-type="string" calcext:value-type="string">
            <text:p>Time Complexity:</text:p>
            <text:p> O(n)</text:p>
            <text:p/>
          </table:table-cell>
          <table:table-cell table:style-name="ce2" office:value-type="string" calcext:value-type="string">
            <text:p>Space Complexity:</text:p>
            <text:p>O(1)</text:p>
          </table:table-cell>
          <table:table-cell table:style-name="ce2" table:number-columns-repeated="19"/>
          <table:table-cell table:number-columns-repeated="999"/>
        </table:table-row>
        <table:table-row table:style-name="ro1">
          <table:table-cell table:style-name="ce2" office:value-type="string" calcext:value-type="string">
            <text:p>Rotate Image by 90 degree or Rotate Matrix by 90 degree</text:p>
          </table:table-cell>
          <table:table-cell table:style-name="ce2" office:value-type="string" calcext:value-type="string">
            <text:p>Array </text:p>
          </table:table-cell>
          <table:table-cell table:style-name="ce2" office:value-type="string" calcext:value-type="string">
            <text:p>You are given an n x n 2D matrix representing an image, rotate the image by 90 degrees (clockwise).</text:p>
            <text:p/>
            <text:p>You have to rotate the image in-place, which means you have to modify the input 2D matrix directly. DO NOT allocate another 2D matrix and do the rotation.</text:p>
            <text:p/>
            <text:p> </text:p>
            <text:p/>
            <text:p>Example 1:</text:p>
            <text:p/>
            <text:p/>
            <text:p>Input: matrix = [[1,2,3],[4,5,6],[7,8,9]]</text:p>
            <text:p>Output: [[7,4,1],[8,5,2],[9,6,3]]</text:p>
            <text:p>Example 2:</text:p>
            <text:p/>
            <text:p/>
            <text:p>Input: matrix = [[5,1,9,11],[2,4,8,10],[13,3,6,7],[15,14,12,16]]</text:p>
            <text:p>Output: [[15,13,2,5],[14,3,4,1],[12,6,8,9],[16,7,10,11]]</text:p>
          </table:table-cell>
          <table:table-cell table:style-name="ce2" office:value-type="string" calcext:value-type="string">
            <text:p>Logic Summary:</text:p>
            <text:p>1. Transpose the matrix – Swap matrix[i][j] with matrix[j][i] for all j &gt; i, so rows become columns.</text:p>
            <text:p>2. Reverse each row – This rotates the matrix by 90° clockwise in-place.</text:p>
            <text:p/>
          </table:table-cell>
          <table:table-cell table:style-name="ce2" office:value-type="string" calcext:value-type="string">
            <text:p>Time Complexity: O(n²) – Every element is visited a constant number of times.</text:p>
          </table:table-cell>
          <table:table-cell table:style-name="ce2" office:value-type="string" calcext:value-type="string">
            <text:p>Space Complexity: O(1) – In-place rotation without extra space.</text:p>
          </table:table-cell>
          <table:table-cell table:style-name="ce2" table:number-columns-repeated="19"/>
          <table:table-cell table:number-columns-repeated="999"/>
        </table:table-row>
        <table:table-row table:style-name="ro1">
          <table:table-cell table:style-name="ce2" office:value-type="string" calcext:value-type="string">
            <text:p><text:s/>Merge Intervals</text:p>
          </table:table-cell>
          <table:table-cell table:style-name="ce2" office:value-type="string" calcext:value-type="string">
            <text:p/>
            <text:p>Array </text:p>
          </table:table-cell>
          <table:table-cell table:style-name="ce2" office:value-type="string" calcext:value-type="string">
            <text:p>Given an array of intervals where intervals[i] = [starti, endi], merge all overlapping intervals, and return an array of the non-overlapping intervals that cover all the intervals in the input.</text:p>
            <text:p/>
            <text:p> </text:p>
            <text:p/>
            <text:p>Example 1:</text:p>
            <text:p/>
            <text:p>Input: intervals = [[1,3],[2,6],[8,10],[15,18]]</text:p>
            <text:p>Output: [[1,6],[8,10],[15,18]]</text:p>
            <text:p>Explanation: Since intervals [1,3] and [2,6] overlap, merge them into [1,6].</text:p>
            <text:p>Example 2:</text:p>
            <text:p/>
            <text:p>Input: intervals = [[1,4],[4,5]]</text:p>
            <text:p>Output: [[1,5]]</text:p>
            <text:p>Explanation: Intervals [1,4] and [4,5] are considered overlapping.</text:p>
          </table:table-cell>
          <table:table-cell table:style-name="ce2" office:value-type="string" calcext:value-type="string">
            <text:p/>
            <text:p>Logic Summary:</text:p>
            <text:p>1. Sort intervals by their start time (ascending).</text:p>
            <text:p>2. Initialize an empty list merged to store merged intervals.</text:p>
            <text:p>3. Iterate through each interval in intervals:</text:p>
            <text:p>     - If merged is empty OR current interval's start &gt; last merged interval's end:</text:p>
            <text:p>         • No overlap → append current interval to merged.</text:p>
            <text:p>     - Else (overlap exists):</text:p>
            <text:p>         • Merge by updating the end of the last merged interval to:</text:p>
            <text:p>           max(current interval's end, last merged interval's end).</text:p>
            <text:p>4. After processing all intervals, merged contains all merged non-overlapping intervals.</text:p>
            <text:p>5. Return merged.</text:p>
          </table:table-cell>
          <table:table-cell table:style-name="ce2" office:value-type="string" calcext:value-type="string">
            <text:p>Time Complexity:</text:p>
            <text:p>- Sorting intervals: O(n log n)</text:p>
            <text:p>- Merging pass: O(n)</text:p>
            <text:p>- Overall: O(n log n)   // Sorting step dominates</text:p>
          </table:table-cell>
          <table:table-cell table:style-name="ce2" office:value-type="string" calcext:value-type="string">
            <text:p>Space Complexity:</text:p>
            <text:p>- O(n) for the merged list in the worst case (when no intervals overlap).</text:p>
            <text:p>- O(1) auxiliary space apart from the output list.</text:p>
          </table:table-cell>
          <table:table-cell table:style-name="ce4" table:number-columns-repeated="19"/>
          <table:table-cell table:number-columns-repeated="999"/>
        </table:table-row>
        <table:table-row table:style-name="ro1">
          <table:table-cell table:style-name="ce3" office:value-type="string" calcext:value-type="string">
            <text:p>Merge two Sorted Arrays Without Extra Space</text:p>
          </table:table-cell>
          <table:table-cell table:style-name="ce3" office:value-type="string" calcext:value-type="string">
            <text:p/>
            <text:p>Array </text:p>
          </table:table-cell>
          <table:table-cell table:style-name="ce3" office:value-type="string" calcext:value-type="string">
            <text:p>Given two sorted arrays a[] and b[] of size n and m respectively, the task is to merge them in sorted order without using any extra space. Modify a[] so that it contains the first n elements and modify b[] so that it contains the last m elements.</text:p>
            <text:p/>
            <text:p>Examples:</text:p>
            <text:p/>
            <text:p>Input: a[] = [2, 4, 7, 10], b[] = [2, 3]</text:p>
            <text:p>Output: a[] = [2, 2, 3, 4], b[] = [7, 10]</text:p>
            <text:p>Explanation: After merging the two non-decreasing arrays, we get, [2, 2, 3, 4, 7, 10]</text:p>
            <text:p>Input: a[] = [1, 5, 9, 10, 15, 20], b[] = [2, 3, 8, 13]</text:p>
            <text:p>Output: a[] = [1, 2, 3, 5, 8, 9], b[] = [10, 13, 15, 20]</text:p>
            <text:p>Explanation: After merging two sorted arrays we get [1, 2, 3, 5, 8, 9, 10, 13, 15, 20].</text:p>
            <text:p>Input: a[] = [0, 1], b[] = [2, 3]</text:p>
            <text:p>Output: a[] = [0, 1], b[] = [2, 3]</text:p>
            <text:p>Explanation: After merging two sorted arrays we get [0, 1, 2, 3].</text:p>
            <text:p>Constraints:</text:p>
          </table:table-cell>
          <table:table-cell table:style-name="ce3" office:value-type="string" calcext:value-type="string">
            <text:p>Logic Summary:</text:p>
            <text:p>This is the Gap Method to merge two sorted arrays a and b without using extra space.</text:p>
            <text:p>1. Calculate total length (n + m) and set gap = ceil((n + m) / 2).</text:p>
            <text:p>2. While gap &gt; 0:</text:p>
            <text:p>   - Set left = 0, right = gap.</text:p>
            <text:p>   - While right &lt; total length:</text:p>
            <text:p>       * If left in a and right in b → compare a[left] with b[right - n].</text:p>
            <text:p>       * If both in a → compare a[left] with a[right].</text:p>
            <text:p>       * If both in b → compare b[left - n] with b[right - n].</text:p>
            <text:p>       * Swap if greater.</text:p>
            <text:p>       * Move left++ and right++.</text:p>
            <text:p>3. Reduce gap to ceil(gap / 2) until gap becomes 1 and final pass completes.</text:p>
          </table:table-cell>
          <table:table-cell table:style-name="ce3" office:value-type="string" calcext:value-type="string">
            <text:p>Time Complexity: O((n+m)*log(n+m)), where n and m are the sizes of the given arrays.</text:p>
            <text:p>Reason: The gap is ranging from n+m to 1 and every time the gap gets divided by 2. So, the time complexity of the outer loop will be O(log(n+m)). Now, for each value of the gap, the inner loop can at most run for (n+m) times. So, the time complexity of the inner loop will be O(n+m). So, the overall time complexity will be O((n+m)*log(n+m)).</text:p>
          </table:table-cell>
          <table:table-cell table:style-name="ce3" office:value-type="string" calcext:value-type="string">
            <text:p>Space Complexity: O(1) as we are not using any extra space.</text:p>
          </table:table-cell>
          <table:table-cell table:style-name="ce3" table:number-columns-repeated="19"/>
          <table:table-cell table:number-columns-repeated="999"/>
        </table:table-row>
        <table:table-row table:style-name="ro1">
          <table:table-cell table:style-name="ce3" office:value-type="string" calcext:value-type="string">
            <text:p>Merge two Sorted Arrays With Extra Space</text:p>
          </table:table-cell>
          <table:table-cell table:style-name="ce3" office:value-type="string" calcext:value-type="string">
            <text:p/>
            <text:p>Array </text:p>
          </table:table-cell>
          <table:table-cell table:style-name="ce3" office:value-type="string" calcext:value-type="string">
            <text:p>You are given two integer arrays nums1 and nums2, sorted in non-decreasing order, and two integers m and n, representing the number of elements in nums1 and nums2 respectively.</text:p>
            <text:p/>
            <text:p>Merge nums1 and nums2 into a single array sorted in non-decreasing order.</text:p>
            <text:p/>
            <text:p>The final sorted array should not be returned by the function, but instead be stored inside the array nums1. To accommodate this, nums1 has a length of m + n, where the first m elements denote the elements that should be merged, and the last n elements are set to 0 and should be ignored. nums2 has a length of n.</text:p>
            <text:p/>
            <text:p> </text:p>
            <text:p/>
            <text:p>Example 1:</text:p>
            <text:p/>
            <text:p>Input: nums1 = [1,2,3,0,0,0], m = 3, nums2 = [2,5,6], n = 3</text:p>
            <text:p>Output: [1,2,2,3,5,6]</text:p>
            <text:p>Explanation: The arrays we are merging are [1,2,3] and [2,5,6].</text:p>
            <text:p>The result of the merge is [1,2,2,3,5,6] with the underlined elements coming from nums1.</text:p>
            <text:p>Example 2:</text:p>
            <text:p/>
            <text:p>Input: nums1 = [1], m = 1, nums2 = [], n = 0</text:p>
            <text:p>Output: [1]</text:p>
            <text:p>Explanation: The arrays we are merging are [1] and [].</text:p>
            <text:p>The result of the merge is [1].</text:p>
            <text:p>Example 3:</text:p>
            <text:p/>
            <text:p>Input: nums1 = [0], m = 0, nums2 = [1], n = 1</text:p>
            <text:p>Output: [1]</text:p>
            <text:p>Explanation: The arrays we are merging are [] and [1].</text:p>
            <text:p>The result of the merge is [1].</text:p>
            <text:p>Note that because m = 0, there are no elements in nums1. The 0 is only there to ensure the merge result can fit in nums1.</text:p>
          </table:table-cell>
          <table:table-cell table:style-name="ce3" office:value-type="string" calcext:value-type="string">
            <text:p>"Logic Summary:</text:p>
            <text:p>This is the Gap Method to merge two sorted arrays a and b without using extra space.</text:p>
            <text:p>1. Calculate total length (n + m) and set gap = ceil((n + m) / 2).</text:p>
            <text:p>2. While gap &gt; 0:</text:p>
            <text:p>   - Set left = 0, right = gap.</text:p>
            <text:p>   - While right &lt; total length:</text:p>
            <text:p>       * If left in a and right in b → compare a[left] with b[right - n].</text:p>
            <text:p>       * If both in a → compare a[left] with a[right].</text:p>
            <text:p>       * If both in b → compare b[left - n] with b[right - n].</text:p>
            <text:p>       * Swap if greater.</text:p>
            <text:p>       * Move left++ and right++.</text:p>
            <text:p>3. Reduce gap to ceil(gap / 2) until gap becomes 1 and final pass completes."</text:p>
            <text:p>4.At the end, copy all elements from nums2 into nums1 after the first m elements.</text:p>
          </table:table-cell>
          <table:table-cell table:style-name="ce3" office:value-type="string" calcext:value-type="string">
            <text:p>"Time Complexity: O((n+m)*log(n+m)), where n and m are the sizes of the given arrays.</text:p>
            <text:p>Reason: The gap is ranging from n+m to 1 and every time the gap gets divided by 2. So, the time complexity of the outer loop will be O(log(n+m)). Now, for each value of the gap, the inner loop can at most run for (n+m) times. So, the time complexity of the inner loop will be O(n+m). So, the overall time complexity will be O((n+m)*log(n+m))."</text:p>
          </table:table-cell>
          <table:table-cell table:style-name="ce3" office:value-type="string" calcext:value-type="string">
            <text:p>Space Complexity: O(1) as we are not using any extra space.</text:p>
          </table:table-cell>
          <table:table-cell table:style-name="ce3" table:number-columns-repeated="19"/>
          <table:table-cell table:number-columns-repeated="999"/>
        </table:table-row>
        <table:table-row table:style-name="ro1">
          <table:table-cell table:style-name="ce2" office:value-type="string" calcext:value-type="string">
            <text:p>Find the Duplicate Number</text:p>
          </table:table-cell>
          <table:table-cell table:style-name="ce2" office:value-type="string" calcext:value-type="string">
            <text:p/>
            <text:p>Array </text:p>
          </table:table-cell>
          <table:table-cell table:style-name="ce2" office:value-type="string" calcext:value-type="string">
            <text:p>Given an array of integers nums containing n + 1 integers where each integer is in the range [1, n] inclusive.</text:p>
            <text:p/>
            <text:p>There is only one repeated number in nums, return this repeated number.</text:p>
            <text:p/>
            <text:p>You must solve the problem without modifying the array nums and using only constant extra space.</text:p>
            <text:p/>
            <text:p> </text:p>
            <text:p/>
            <text:p>Example 1:</text:p>
            <text:p/>
            <text:p>Input: nums = [1,3,4,2,2]</text:p>
            <text:p>Output: 2</text:p>
            <text:p>Example 2:</text:p>
            <text:p/>
            <text:p>Input: nums = [3,1,3,4,2]</text:p>
            <text:p>Output: 3</text:p>
            <text:p>Example 3:</text:p>
            <text:p/>
            <text:p>Input: nums = [3,3,3,3,3]</text:p>
            <text:p>Output: 3</text:p>
          </table:table-cell>
          <table:table-cell table:style-name="ce2" office:value-type="string" calcext:value-type="string">
            <text:p>🖤 Logic Summary (Black Box)</text:p>
            <text:p/>
            <text:p>    1. Treat the array as a linked list:</text:p>
            <text:p>           - Each index points to nums[index].</text:p>
            <text:p>           - A duplicate value creates a cycle.</text:p>
            <text:p/>
            <text:p>    2. Phase 1 (Cycle Detection):</text:p>
            <text:p>           - slow moves 1 step at a time.</text:p>
            <text:p>           - fast moves 2 steps at a time.</text:p>
            <text:p>           - Stop when slow == fast (inside the cycle).</text:p>
            <text:p/>
            <text:p>    3. Phase 2 (Finding Entry Point):</text:p>
            <text:p>           - Reset fast to start of array.</text:p>
            <text:p>           - Move both slow and fast 1 step at a time.</text:p>
            <text:p>           - The meeting point is the duplicate number.</text:p>
          </table:table-cell>
          <table:table-cell table:style-name="ce2" office:value-type="string" calcext:value-type="string">
            <text:p/>
            <text:p>⏳ Time Complexity:</text:p>
            <text:p>    O(n) → Each pointer traverses the array at most twice.</text:p>
            <text:p/>
          </table:table-cell>
          <table:table-cell table:style-name="ce2" office:value-type="string" calcext:value-type="string">
            <text:p/>
            <text:p>💾 Space Complexity:</text:p>
            <text:p>    O(1) → Only two pointers used; no extra memory.</text:p>
          </table:table-cell>
          <table:table-cell table:style-name="ce2" table:number-columns-repeated="19"/>
          <table:table-cell table:number-columns-repeated="999"/>
        </table:table-row>
        <table:table-row table:style-name="ro1">
          <table:table-cell table:style-name="ce2" office:value-type="string" calcext:value-type="string">
            <text:p>Find Missing and Repeated Values</text:p>
          </table:table-cell>
          <table:table-cell table:style-name="ce2" office:value-type="string" calcext:value-type="string">
            <text:p>Array </text:p>
          </table:table-cell>
          <table:table-cell table:style-name="ce2" office:value-type="string" calcext:value-type="string">
            <text:p>You are given a 0-indexed 2D integer matrix grid of size n * n with values in the range [1, n2]. Each integer appears exactly once except a which appears twice and b which is missing. The task is to find the repeating and missing numbers a and b.</text:p>
            <text:p/>
            <text:p>Return a 0-indexed integer array ans of size 2 where ans[0] equals to a and ans[1] equals to b.</text:p>
            <text:p/>
            <text:p> </text:p>
            <text:p/>
            <text:p>Example 1:</text:p>
            <text:p/>
            <text:p>Input: grid = [[1,3],[2,2]]</text:p>
            <text:p>Output: [2,4]</text:p>
            <text:p>Explanation: Number 2 is repeated and number 4 is missing so the answer is [2,4].</text:p>
            <text:p>Example 2:</text:p>
            <text:p/>
            <text:p>Input: grid = [[9,1,7],[8,9,2],[3,4,6]]</text:p>
            <text:p>Output: [9,5]</text:p>
            <text:p>Explanation: Number 9 is repeated and number 5 is missing so the answer is [9,5].</text:p>
          </table:table-cell>
          <table:table-cell table:style-name="ce2" office:value-type="string" calcext:value-type="string">
            <text:p>Logic Summary:</text:p>
            <text:p>--------------</text:p>
            <text:p>1. Flatten the 2D grid into a single list 'grids'.</text:p>
            <text:p>2. Iterate through 'grids':</text:p>
            <text:p>      - Let val = abs(grids[i]).</text:p>
            <text:p>      - If grids[val - 1] is negative → 'val' is the repeating number.</text:p>
            <text:p>      - Else → mark grids[val - 1] as negative.</text:p>
            <text:p>3. Iterate through 'grids' again:</text:p>
            <text:p>      - The index with a positive value → index + 1 is the missing number.</text:p>
            <text:p>4. Return [repeating, missing].</text:p>
          </table:table-cell>
          <table:table-cell table:style-name="ce2" office:value-type="string" calcext:value-type="string">
            <text:p>Time Complexity:</text:p>
            <text:p>----------------</text:p>
            <text:p>O(n)   → </text:p>
            <text:p> - Flattening grid: O(n)</text:p>
            <text:p> - Marking pass: O(n)</text:p>
            <text:p> - Missing number pass: O(n)</text:p>
          </table:table-cell>
          <table:table-cell table:style-name="ce2" office:value-type="string" calcext:value-type="string">
            <text:p>Space Complexity:</text:p>
            <text:p>-----------------</text:p>
            <text:p>O(n)   →  extra 'grids' list.</text:p>
          </table:table-cell>
          <table:table-cell table:style-name="ce2" table:number-columns-repeated="19"/>
          <table:table-cell table:number-columns-repeated="999"/>
        </table:table-row>
        <table:table-row table:style-name="ro1">
          <table:table-cell table:style-name="ce3" office:value-type="string" calcext:value-type="string">
            <text:p>Count Inversions</text:p>
          </table:table-cell>
          <table:table-cell table:style-name="ce3" office:value-type="string" calcext:value-type="string">
            <text:p>Array </text:p>
          </table:table-cell>
          <table:table-cell table:style-name="ce3" office:value-type="string" calcext:value-type="string">
            <text:p>Given an array of integers arr[]. You have to find the Inversion Count of the array. </text:p>
            <text:p>Note : Inversion count is the number of pairs of elements (i, j) such that i &lt; j and arr[i] &gt; arr[j].</text:p>
            <text:p/>
            <text:p>Examples:</text:p>
            <text:p/>
            <text:p>Input: arr[] = [2, 4, 1, 3, 5]</text:p>
            <text:p>Output: 3</text:p>
            <text:p>Explanation: The sequence 2, 4, 1, 3, 5 has three inversions (2, 1), (4, 1), (4, 3).</text:p>
            <text:p>Input: arr[] = [2, 3, 4, 5, 6]</text:p>
            <text:p>Output: 0</text:p>
            <text:p>Explanation: As the sequence is already sorted so there is no inversion count.</text:p>
            <text:p>Input: arr[] = [10, 10, 10]</text:p>
            <text:p>Output: 0</text:p>
            <text:p>Explanation: As all the elements of array are same, so there is no inversion count.</text:p>
          </table:table-cell>
          <table:table-cell table:style-name="ce3" office:value-type="string" calcext:value-type="string">
            <text:p>1. This code counts the number of inversions in an array using the Merge Sort algorithm.</text:p>
            <text:p>2. An inversion is a pair (i, j) such that i &lt; j and arr[i] &gt; arr[j].</text:p>
            <text:p>3. The array is recursively divided into two halves (mergesort function).</text:p>
            <text:p>4. While merging (merge function):</text:p>
            <text:p>   - If arr[left_pointer] &lt;= arr[right_pointer], take from left side.</text:p>
            <text:p>   - Else, take from right side and add (mid - left_pointer + 1) to the inversion count,</text:p>
            <text:p>     because all remaining elements in the left half will form inversions with arr[right_pointer].</text:p>
            <text:p>5. Merge both halves into a sorted order while counting inversions.</text:p>
            <text:p>6. The total inversion count is the sum of counts from:</text:p>
            <text:p>   - Left half</text:p>
            <text:p>   - Right half</text:p>
            <text:p>   - Split inversions during merging</text:p>
          </table:table-cell>
          <table:table-cell table:style-name="ce3" office:value-type="string" calcext:value-type="string">
            <text:p>Time Complexity:</text:p>
            <text:p>- O(n log n), where n is the size of the array.</text:p>
            <text:p>- Reason: Merge sort divides array into log n levels, and each merge step takes O(n) time.</text:p>
          </table:table-cell>
          <table:table-cell table:style-name="ce3" office:value-type="string" calcext:value-type="string">
            <text:p>- O(n) auxiliary space for the temporary array during merging.</text:p>
            <text:p>- O(log n) recursion stack space (for function calls).</text:p>
          </table:table-cell>
          <table:table-cell table:style-name="ce3" table:number-columns-repeated="19"/>
          <table:table-cell table:number-columns-repeated="999"/>
        </table:table-row>
        <table:table-row table:style-name="ro1">
          <table:table-cell table:style-name="ce2" office:value-type="string" calcext:value-type="string">
            <text:p>Search a 2D Matrix</text:p>
          </table:table-cell>
          <table:table-cell table:style-name="ce2" office:value-type="string" calcext:value-type="string">
            <text:p>Array </text:p>
          </table:table-cell>
          <table:table-cell table:style-name="ce2" office:value-type="string" calcext:value-type="string">
            <text:p>You are given an m x n integer matrix matrix with the following two properties:</text:p>
            <text:p/>
            <text:p>Each row is sorted in non-decreasing order.</text:p>
            <text:p>The first integer of each row is greater than the last integer of the previous row.</text:p>
            <text:p>Given an integer target, return true if target is in matrix or false otherwise.</text:p>
            <text:p/>
            <text:p>You must write a solution in O(log(m * n)) time complexity.</text:p>
            <text:p/>
            <text:p> </text:p>
            <text:p/>
            <text:p>Example 1:</text:p>
            <text:p/>
            <text:p/>
            <text:p>Input: matrix = [[1,3,5,7],[10,11,16,20],[23,30,34,60]], target = 3</text:p>
            <text:p>Output: true</text:p>
            <text:p>Example 2:</text:p>
            <text:p/>
            <text:p/>
            <text:p>Input: matrix = [[1,3,5,7],[10,11,16,20],[23,30,34,60]], target = 13</text:p>
            <text:p>Output: false</text:p>
          </table:table-cell>
          <table:table-cell table:style-name="ce2" office:value-type="string" calcext:value-type="string">
            <text:p>1. Treat the 2D matrix as a 1D sorted array without actually flattening it.</text:p>
            <text:p>2. Use binary search on the index range [0, n*m - 1].</text:p>
            <text:p>3. For each midpoint mid, convert it into (row, col) using:</text:p>
            <text:p>   - row = mid // m  → integer division gives the row</text:p>
            <text:p>   - col = mid % m   → remainder gives the column</text:p>
            <text:p>4. Compare matrix[row][col] with target:</text:p>
            <text:p>   - If equal → return True</text:p>
            <text:p>   - If smaller → move search to the right half (left = mid + 1)</text:p>
            <text:p>   - If larger → move search to the left half (right = mid - 1)</text:p>
            <text:p>5. If search ends without a match, return False.</text:p>
          </table:table-cell>
          <table:table-cell table:style-name="ce2" office:value-type="string" calcext:value-type="string">
            <text:p>Time Complexity:</text:p>
            <text:p>- Binary search on n*m elements → O(log(n*m))</text:p>
            <text:p>- Each mid-point access is O(1)</text:p>
            <text:p>- Total: O(log(n*m))</text:p>
          </table:table-cell>
          <table:table-cell table:style-name="ce2" office:value-type="string" calcext:value-type="string">
            <text:p/>
            <text:p>Space Complexity:</text:p>
            <text:p>- No extra data structures used</text:p>
            <text:p>- Only a few variables → O(1) auxiliary space</text:p>
          </table:table-cell>
          <table:table-cell table:style-name="ce2" table:number-columns-repeated="19"/>
          <table:table-cell table:number-columns-repeated="999"/>
        </table:table-row>
        <table:table-row table:style-name="ro1">
          <table:table-cell table:style-name="ce2" office:value-type="string" calcext:value-type="string">
            <text:p>Pow(x, n)</text:p>
          </table:table-cell>
          <table:table-cell table:style-name="ce2" office:value-type="string" calcext:value-type="string">
            <text:p>Array </text:p>
          </table:table-cell>
          <table:table-cell table:style-name="ce2" office:value-type="string" calcext:value-type="string">
            <text:p>Implement pow(x, n), which calculates x raised to the power n (i.e., xn).</text:p>
            <text:p/>
            <text:p> </text:p>
            <text:p/>
            <text:p>Example 1:</text:p>
            <text:p/>
            <text:p>Input: x = 2.00000, n = 10</text:p>
            <text:p>Output: 1024.00000</text:p>
            <text:p>Example 2:</text:p>
            <text:p/>
            <text:p>Input: x = 2.10000, n = 3</text:p>
            <text:p>Output: 9.26100</text:p>
            <text:p>Example 3:</text:p>
            <text:p/>
            <text:p>Input: x = 2.00000, n = -2</text:p>
            <text:p>Output: 0.25000</text:p>
            <text:p>Explanation: 2-2 = 1/22 = 1/4 = 0.25</text:p>
          </table:table-cell>
          <table:table-cell table:style-name="ce2" office:value-type="string" calcext:value-type="string">
            <text:p>Logic Summary:</text:p>
            <text:p>1) Store the given exponent `n` in a variable `nn`.</text:p>
            <text:p>2) Initialize `ans = 1`.</text:p>
            <text:p>3) If `nn &lt; 0`, make `nn = -1*-nn` (to handle negative exponents later).</text:p>
            <text:p>4) While `nn` is not zero:</text:p>
            <text:p>   4.1) If `nn % 2 == 0` → set `nn = nn // 2` and `x = x * x`.</text:p>
            <text:p>   4.2) Else → set `nn = nn - 1` and `ans = ans * x`.</text:p>
            <text:p>5) After the loop:</text:p>
            <text:p>   5.1) If `n &lt; 0`, return `1 / ans`.</text:p>
            <text:p>   5.2) Else, return `ans`.</text:p>
          </table:table-cell>
          <table:table-cell table:style-name="ce2" office:value-type="string" calcext:value-type="string">
            <text:p>Time Complexity: O(log n) — because in each step, `nn` is halved (in case of even) or decremented and halved (in case of odd), which still leads to a logarithmic number of operations.</text:p>
          </table:table-cell>
          <table:table-cell table:style-name="ce2" office:value-type="string" calcext:value-type="string">
            <text:p>Space Complexity: O(1) — only a constant number of variables are used, no recursion or extra data structures.</text:p>
          </table:table-cell>
          <table:table-cell table:style-name="ce2" table:number-columns-repeated="19"/>
          <table:table-cell table:number-columns-repeated="999"/>
        </table:table-row>
        <table:table-row table:style-name="ro1">
          <table:table-cell table:style-name="ce2" office:value-type="string" calcext:value-type="string">
            <text:p>Majority Element (n/2)</text:p>
          </table:table-cell>
          <table:table-cell table:style-name="ce2" office:value-type="string" calcext:value-type="string">
            <text:p>Array </text:p>
          </table:table-cell>
          <table:table-cell table:style-name="ce2" office:value-type="string" calcext:value-type="string">
            <text:p>Given an array nums of size n, return the majority element.</text:p>
            <text:p/>
            <text:p>The majority element is the element that appears more than ⌊n / 2⌋ times. You may assume that the majority element always exists in the array.</text:p>
            <text:p/>
            <text:p> </text:p>
            <text:p/>
            <text:p>Example 1:</text:p>
            <text:p/>
            <text:p>Input: nums = [3,2,3]</text:p>
            <text:p>Output: 3</text:p>
            <text:p>Example 2:</text:p>
            <text:p/>
            <text:p>Input: nums = [2,2,1,1,1,2,2]</text:p>
            <text:p>Output: 2</text:p>
          </table:table-cell>
          <table:table-cell table:style-name="ce2" office:value-type="string" calcext:value-type="string">
            <text:p>Logic Summary:</text:p>
            <text:p>-------------</text:p>
            <text:p>1. This uses the Boyer–Moore Voting Algorithm.</text:p>
            <text:p>2. First loop:</text:p>
            <text:p>   - Maintain a candidate `element` and a counter `count`.</text:p>
            <text:p>   - If `count` is 0, pick the current number as the new candidate.</text:p>
            <text:p>   - If the current number is equal to the candidate, increment `count`.</text:p>
            <text:p>   - Otherwise, decrement `count`.</text:p>
            <text:p>   - After this pass, `element` holds the potential majority element.</text:p>
            <text:p>3. Second loop:</text:p>
            <text:p>   - Count the occurrences of `element` in the array.</text:p>
            <text:p>   - If count &gt; n/2, return the element; otherwise, no majority element exists.</text:p>
          </table:table-cell>
          <table:table-cell table:style-name="ce2" office:value-type="string" calcext:value-type="string">
            <text:p>Time Complexity:</text:p>
            <text:p>----------------</text:p>
            <text:p>- First loop: O(n)</text:p>
            <text:p>- Second loop: O(n)</text:p>
            <text:p>- Overall: O(n) + O(n) = O(n)</text:p>
          </table:table-cell>
          <table:table-cell table:style-name="ce2" office:value-type="string" calcext:value-type="string">
            <text:p>Space Complexity:</text:p>
            <text:p>-----------------</text:p>
            <text:p>- O(1) extra space (only a few variables are used).</text:p>
          </table:table-cell>
          <table:table-cell table:style-name="ce2" table:number-columns-repeated="19"/>
          <table:table-cell table:number-columns-repeated="999"/>
        </table:table-row>
        <table:table-row table:style-name="ro1">
          <table:table-cell table:style-name="ce2" office:value-type="string" calcext:value-type="string">
            <text:p>Majority Element II (n/3)</text:p>
          </table:table-cell>
          <table:table-cell table:style-name="ce2" office:value-type="string" calcext:value-type="string">
            <text:p>Array </text:p>
          </table:table-cell>
          <table:table-cell table:style-name="ce2" office:value-type="string" calcext:value-type="string">
            <text:p>Given an integer array of size n, find all elements that appear more than ⌊ n/3 ⌋ times.</text:p>
            <text:p/>
            <text:p> </text:p>
            <text:p/>
            <text:p>Example 1:</text:p>
            <text:p/>
            <text:p>Input: nums = [3,2,3]</text:p>
            <text:p>Output: [3]</text:p>
            <text:p>Example 2:</text:p>
            <text:p/>
            <text:p>Input: nums = [1]</text:p>
            <text:p>Output: [1]</text:p>
            <text:p>Example 3:</text:p>
            <text:p/>
            <text:p>Input: nums = [1,2]</text:p>
            <text:p>Output: [1,2]</text:p>
            <text:p> </text:p>
          </table:table-cell>
          <table:table-cell table:style-name="ce2" office:value-type="string" calcext:value-type="string">
            <text:p>Logic Summary:</text:p>
            <text:p>-------------</text:p>
            <text:p>1. The goal is to find all elements in the array that appear more than ⌊n/3⌋ times.</text:p>
            <text:p>2. Initialize two candidate variables (element1, element2) and their counts to zero.</text:p>
            <text:p>3. Iterate through the array:</text:p>
            <text:p>   - If element1_count is zero and current number is not element2, assign element1 to current number and set count to 1.</text:p>
            <text:p>   - Else if element2_count is zero and current number is not element1, assign element2 to current number and set count to 1.</text:p>
            <text:p>   - Else if current number equals element1, increment element1_count.</text:p>
            <text:p>   - Else if current number equals element2, increment element2_count.</text:p>
            <text:p>   - Else, decrement both element1_count and element2_count.</text:p>
            <text:p>4. After this pass, element1 and element2 are potential candidates.</text:p>
            <text:p>5. Perform a second pass to count actual occurrences of element1 and element2.</text:p>
            <text:p>6. If their counts exceed ⌊n/3⌋, add them to the result list.</text:p>
            <text:p>7. Return the result list.</text:p>
          </table:table-cell>
          <table:table-cell table:style-name="ce2" office:value-type="string" calcext:value-type="string">
            <text:p>Time Complexity:</text:p>
            <text:p>----------------</text:p>
            <text:p>O(n)  </text:p>
            <text:p>- First pass to determine candidates → O(n)  </text:p>
            <text:p>- Second pass to count actual occurrences → O(n)</text:p>
          </table:table-cell>
          <table:table-cell table:style-name="ce2" office:value-type="string" calcext:value-type="string">
            <text:p/>
            <text:p>Space Complexity:</text:p>
            <text:p>-----------------</text:p>
            <text:p>O(1)  </text:p>
            <text:p>- Only a fixed number of variables are used, regardless of input size.</text:p>
          </table:table-cell>
          <table:table-cell table:style-name="ce2" table:number-columns-repeated="19"/>
          <table:table-cell table:number-columns-repeated="999"/>
        </table:table-row>
        <table:table-row table:style-name="ro1">
          <table:table-cell table:style-name="ce4" office:value-type="string" calcext:value-type="string">
            <text:p>Unique Paths</text:p>
          </table:table-cell>
          <table:table-cell table:style-name="ce2" office:value-type="string" calcext:value-type="string">
            <text:p>Array </text:p>
          </table:table-cell>
          <table:table-cell table:style-name="ce2" office:value-type="string" calcext:value-type="string">
            <text:p>There is a robot on an m x n grid. The robot is initially located at the top-left corner (i.e., grid[0][0]). The robot tries to move to the bottom-right corner (i.e., grid[m - 1][n - 1]). The robot can only move either down or right at any point in time.</text:p>
            <text:p/>
            <text:p>Given the two integers m and n, return the number of possible unique paths that the robot can take to reach the bottom-right corner.</text:p>
            <text:p/>
            <text:p>The test cases are generated so that the answer will be less than or equal to 2 * 109.</text:p>
            <text:p/>
            <text:p> </text:p>
            <text:p/>
            <text:p>Example 1:</text:p>
            <text:p/>
            <text:p/>
            <text:p>Input: m = 3, n = 7</text:p>
            <text:p>Output: 28</text:p>
            <text:p>Example 2:</text:p>
            <text:p/>
            <text:p>Input: m = 3, n = 2</text:p>
            <text:p>Output: 3</text:p>
            <text:p>Explanation: From the top-left corner, there are a total of 3 ways to reach the bottom-right corner:</text:p>
            <text:p>1. Right -&gt; Down -&gt; Down</text:p>
            <text:p>2. Down -&gt; Down -&gt; Right</text:p>
            <text:p>3. Down -&gt; Right -&gt; Down</text:p>
          </table:table-cell>
          <table:table-cell table:style-name="ce2" office:value-type="string" calcext:value-type="string">
            <text:p>Logic Summary:</text:p>
            <text:p>--------------</text:p>
            <text:p>1. Create a 2D grid of size m × n initialized with zeros.</text:p>
            <text:p>2. Set the first row to all 1’s because there is only one way to reach any cell in the first row (moving right).</text:p>
            <text:p>3. Set the first column to all 1’s because there is only one way to reach any cell in the first column (moving down).</text:p>
            <text:p>4. For each remaining cell (i, j), the number of ways to reach it is the sum of:</text:p>
            <text:p>   - Ways to reach the cell directly above it (i-1, j)</text:p>
            <text:p>   - Ways to reach the cell directly to its left (i, j-1)</text:p>
            <text:p>5. The final answer is in the bottom-right cell of the grid (`grid[-1][-1]`).</text:p>
          </table:table-cell>
          <table:table-cell table:style-name="ce2" office:value-type="string" calcext:value-type="string">
            <text:p>O(m × n)  </text:p>
            <text:p>- Every cell in the m × n grid is visited exactly once.</text:p>
          </table:table-cell>
          <table:table-cell table:style-name="ce2" office:value-type="string" calcext:value-type="string">
            <text:p>Space Complexity:</text:p>
            <text:p>-----------------</text:p>
            <text:p>O(m × n)  </text:p>
            <text:p>- The grid stores the number of paths for each cell.</text:p>
            <text:p/>
          </table:table-cell>
          <table:table-cell table:style-name="ce2" table:number-columns-repeated="19"/>
          <table:table-cell table:number-columns-repeated="999"/>
        </table:table-row>
        <table:table-row table:style-name="ro1">
          <table:table-cell table:style-name="ce2" office:value-type="string" calcext:value-type="string">
            <text:p>Reverse Pairs</text:p>
          </table:table-cell>
          <table:table-cell table:style-name="ce2" office:value-type="string" calcext:value-type="string">
            <text:p>Array </text:p>
          </table:table-cell>
          <table:table-cell table:style-name="ce2" office:value-type="string" calcext:value-type="string">
            <text:p>Given an integer array nums, return the number of reverse pairs in the array.</text:p>
            <text:p/>
            <text:p>A reverse pair is a pair (i, j) where:</text:p>
            <text:p/>
            <text:p>0 &lt;= i &lt; j &lt; nums.length and</text:p>
            <text:p>nums[i] &gt; 2 * nums[j].</text:p>
            <text:p> </text:p>
            <text:p/>
            <text:p>Example 1:</text:p>
            <text:p/>
            <text:p>Input: nums = [1,3,2,3,1]</text:p>
            <text:p>Output: 2</text:p>
            <text:p>Explanation: The reverse pairs are:</text:p>
            <text:p>(1, 4) --&gt; nums[1] = 3, nums[4] = 1, 3 &gt; 2 * 1</text:p>
            <text:p>(3, 4) --&gt; nums[3] = 3, nums[4] = 1, 3 &gt; 2 * 1</text:p>
            <text:p>Example 2:</text:p>
            <text:p/>
            <text:p>Input: nums = [2,4,3,5,1]</text:p>
            <text:p>Output: 3</text:p>
            <text:p>Explanation: The reverse pairs are:</text:p>
            <text:p>(1, 4) --&gt; nums[1] = 4, nums[4] = 1, 4 &gt; 2 * 1</text:p>
            <text:p>(2, 4) --&gt; nums[2] = 3, nums[4] = 1, 3 &gt; 2 * 1</text:p>
            <text:p>(3, 4) --&gt; nums[3] = 5, nums[4] = 1, 5 &gt; 2 * 1</text:p>
          </table:table-cell>
          <table:table-cell table:style-name="ce2" office:value-type="string" calcext:value-type="string">
            <text:p>Logic Summary:</text:p>
            <text:p>-------------</text:p>
            <text:p>1. This solution uses a modified Merge Sort to count reverse pairs in O(n log n) time.</text:p>
            <text:p>2. Reverse pair definition: (i, j) such that i &lt; j and nums[i] &gt; 2 * nums[j].</text:p>
            <text:p>3. During the merge step, before merging, a two-pointer scan (count_reverse) counts valid pairs </text:p>
            <text:p>   where nums[left_pointer] &gt; 2 * nums[right_pointer].</text:p>
            <text:p>4. After counting, the merge function sorts the subarrays in place.</text:p>
            <text:p>5. Recursion ensures that:</text:p>
            <text:p>   - Left half is sorted and counted</text:p>
            <text:p>   - Right half is sorted and counted</text:p>
            <text:p>   - Cross pairs between halves are counted</text:p>
            <text:p>6. Total count is sum of all reverse pairs in left, right, and across halves.</text:p>
          </table:table-cell>
          <table:table-cell table:style-name="ce2" office:value-type="string" calcext:value-type="string">
            <text:p>Time Complexity:</text:p>
            <text:p>----------------</text:p>
            <text:p>O(n log n)</text:p>
            <text:p>- Merge sort recursion depth: O(log n)</text:p>
            <text:p>- Counting step (count_reverse): O(n) per merge level</text:p>
            <text:p>- Merge step: O(n) per merge level</text:p>
            <text:p>- Total: O(n log n)</text:p>
            <text:p/>
          </table:table-cell>
          <table:table-cell table:style-name="ce2" office:value-type="string" calcext:value-type="string">
            <text:p/>
            <text:p>Space Complexity:</text:p>
            <text:p>-----------------</text:p>
            <text:p>O(n)</text:p>
            <text:p>- Temporary array `temp` for merging: O(n)</text:p>
            <text:p>- Recursion stack: O(log n), negligible compared to O(n)</text:p>
          </table:table-cell>
          <table:table-cell table:style-name="ce2" table:number-columns-repeated="19"/>
          <table:table-cell table:number-columns-repeated="999"/>
        </table:table-row>
        <table:table-row table:style-name="ro1">
          <table:table-cell table:style-name="ce2" office:value-type="string" calcext:value-type="string">
            <text:p>Two Sum</text:p>
          </table:table-cell>
          <table:table-cell table:style-name="ce2" office:value-type="string" calcext:value-type="string">
            <text:p>Array </text:p>
          </table:table-cell>
          <table:table-cell table:style-name="ce2" office:value-type="string" calcext:value-type="string">
            <text:p>Given an array of integers nums and an integer target, return indices of the two numbers such that they add up to target.</text:p>
            <text:p/>
            <text:p>You may assume that each input would have exactly one solution, and you may not use the same element twice.</text:p>
            <text:p/>
            <text:p>You can return the answer in any order.</text:p>
            <text:p/>
            <text:p> </text:p>
            <text:p/>
            <text:p>Example 1:</text:p>
            <text:p/>
            <text:p>Input: nums = [2,7,11,15], target = 9</text:p>
            <text:p>Output: [0,1]</text:p>
            <text:p>Explanation: Because nums[0] + nums[1] == 9, we return [0, 1].</text:p>
            <text:p>Example 2:</text:p>
            <text:p/>
            <text:p>Input: nums = [3,2,4], target = 6</text:p>
            <text:p>Output: [1,2]</text:p>
            <text:p>Example 3:</text:p>
            <text:p/>
            <text:p>Input: nums = [3,3], target = 6</text:p>
            <text:p>Output: [0,1]</text:p>
          </table:table-cell>
          <table:table-cell table:style-name="ce2" office:value-type="string" calcext:value-type="string">
            <text:p/>
            <text:p>Logic Summary:</text:p>
            <text:p>1. Pair each number with its original index → arr = [(value, index)].</text:p>
            <text:p>2. Sort arr by value.</text:p>
            <text:p>3. Initialize two pointers: left = 0, right = n - 1.</text:p>
            <text:p>4. While left &lt; right:</text:p>
            <text:p>     - total = arr[left][0] + arr[right][0]</text:p>
            <text:p>     - If total == target → return [arr[left][1], arr[right][1]]</text:p>
            <text:p>     - If total &lt; target → left++</text:p>
            <text:p>     - Else → right--</text:p>
            <text:p>5. Loop ends when pair is found.</text:p>
            <text:p/>
          </table:table-cell>
          <table:table-cell table:style-name="ce2" office:value-type="string" calcext:value-type="string">
            <text:p>Time Complexity:</text:p>
            <text:p>- Building arr: O(n)          // Iterate once to pair values with indices</text:p>
            <text:p>- Sorting arr: O(n log n)     // Timsort used in Python's sort</text:p>
            <text:p>- Two-pointer search: O(n)    // At most n iterations</text:p>
            <text:p>- Overall: O(n log n)         // Sorting step dominates</text:p>
          </table:table-cell>
          <table:table-cell table:style-name="ce2" office:value-type="string" calcext:value-type="string">
            <text:p>Space Complexity:</text:p>
            <text:p>- arr list: O(n)              // Stores all (value, index) pairs</text:p>
            <text:p>- No extra significant structures aside from arr</text:p>
            <text:p>- Overall: O(n) extra space</text:p>
            <text:p/>
          </table:table-cell>
          <table:table-cell table:style-name="ce4" table:number-columns-repeated="19"/>
          <table:table-cell table:number-columns-repeated="999"/>
        </table:table-row>
        <table:table-row table:style-name="ro1">
          <table:table-cell table:style-name="ce2" office:value-type="string" calcext:value-type="string">
            <text:p>4Sum</text:p>
          </table:table-cell>
          <table:table-cell table:style-name="ce2" office:value-type="string" calcext:value-type="string">
            <text:p>Array </text:p>
          </table:table-cell>
          <table:table-cell table:style-name="ce2" office:value-type="string" calcext:value-type="string">
            <text:p>Given an array nums of n integers, return an array of all the unique quadruplets [nums[a], nums[b], nums[c], nums[d]] such that:</text:p>
            <text:p/>
            <text:p>0 &lt;= a, b, c, d &lt; n</text:p>
            <text:p>a, b, c, and d are distinct.</text:p>
            <text:p>nums[a] + nums[b] + nums[c] + nums[d] == target</text:p>
            <text:p>You may return the answer in any order.</text:p>
            <text:p/>
            <text:p> </text:p>
            <text:p/>
            <text:p>Example 1:</text:p>
            <text:p/>
            <text:p>Input: nums = [1,0,-1,0,-2,2], target = 0</text:p>
            <text:p>Output: [[-2,-1,1,2],[-2,0,0,2],[-1,0,0,1]]</text:p>
            <text:p>Example 2:</text:p>
            <text:p/>
            <text:p>Input: nums = [2,2,2,2,2], target = 8</text:p>
            <text:p>Output: [[2,2,2,2]]</text:p>
          </table:table-cell>
          <table:table-cell table:style-name="ce2" office:value-type="string" calcext:value-type="string">
            <text:p>Four Sum Problem</text:p>
            <text:p/>
            <text:p>Logic:</text:p>
            <text:p>1. Sort the array.</text:p>
            <text:p>2. Fix first element with index i → skip duplicates.</text:p>
            <text:p>3. Fix second element with index j → skip duplicates.</text:p>
            <text:p>4. Use two pointers l (j+1) and r (end of array).</text:p>
            <text:p>   - Calculate total = nums[i] + nums[j] + nums[l] + nums[r].</text:p>
            <text:p>   - If total == target → store quadruplet, skip duplicates, move l++ and r--.</text:p>
            <text:p>   - If total &lt; target → move l++.</text:p>
            <text:p>   - If total &gt; target → move r--.</text:p>
            <text:p>5. Return the result list containing all unique quadruplets.</text:p>
          </table:table-cell>
          <table:table-cell table:style-name="ce2" office:value-type="string" calcext:value-type="string">
            <text:p>Time Complexity:</text:p>
            <text:p>- Sorting: O(n log n)</text:p>
            <text:p>- Loops (i, j) + two-pointer: O(n^3)</text:p>
            <text:p>- Overall: O(n^3)</text:p>
          </table:table-cell>
          <table:table-cell table:style-name="ce2" office:value-type="string" calcext:value-type="string">
            <text:p>Space Complexity:</text:p>
            <text:p>- Sorting auxiliary stack: O(log n)</text:p>
            <text:p>- Result storage only</text:p>
            <text:p>- Overall: O(1) extra (excluding output)</text:p>
          </table:table-cell>
          <table:table-cell table:style-name="ce2" table:number-columns-repeated="19"/>
          <table:table-cell table:number-columns-repeated="999"/>
        </table:table-row>
        <table:table-row table:style-name="ro1">
          <table:table-cell table:style-name="ce2" office:value-type="string" calcext:value-type="string">
            <text:p><text:s/>Longest Consecutive Sequence</text:p>
          </table:table-cell>
          <table:table-cell table:style-name="ce2" office:value-type="string" calcext:value-type="string">
            <text:p>Array </text:p>
          </table:table-cell>
          <table:table-cell table:style-name="ce2" office:value-type="string" calcext:value-type="string">
            <text:p>Given an unsorted array of integers nums, return the length of the longest consecutive elements sequence.</text:p>
            <text:p/>
            <text:p>You must write an algorithm that runs in O(n) time.</text:p>
            <text:p/>
            <text:p> </text:p>
            <text:p/>
            <text:p>Example 1:</text:p>
            <text:p/>
            <text:p>Input: nums = [100,4,200,1,3,2]</text:p>
            <text:p>Output: 4</text:p>
            <text:p>Explanation: The longest consecutive elements sequence is [1, 2, 3, 4]. Therefore its length is 4.</text:p>
            <text:p>Example 2:</text:p>
            <text:p/>
            <text:p>Input: nums = [0,3,7,2,5,8,4,6,0,1]</text:p>
            <text:p>Output: 9</text:p>
            <text:p>Example 3:</text:p>
            <text:p/>
            <text:p>Input: nums = [1,0,1,2]</text:p>
            <text:p>Output: 3</text:p>
          </table:table-cell>
          <table:table-cell table:style-name="ce2" office:value-type="string" calcext:value-type="string">
            <text:p>Longest Consecutive Sequence</text:p>
            <text:p/>
            <text:p>Logic:</text:p>
            <text:p>1. Convert nums to a set (set1) for O(1) lookup.</text:p>
            <text:p>2. Initialize longest = 0.</text:p>
            <text:p>3. For each num in set1:</text:p>
            <text:p>   - If num-1 not in set1 → this is the start of a sequence.</text:p>
            <text:p>   - Initialize cur = num, cur_len = 0.</text:p>
            <text:p>   - While cur exists in set1:</text:p>
            <text:p>       * Increment cur</text:p>
            <text:p>       * Increment cur_len</text:p>
            <text:p>   - Update longest = max(longest, cur_len).</text:p>
            <text:p>4. Return longest.</text:p>
          </table:table-cell>
          <table:table-cell table:style-name="ce2" office:value-type="string" calcext:value-type="string">
            <text:p>Time Complexity:</text:p>
            <text:p>- Building set: O(n)</text:p>
            <text:p>- Iterating through set: O(n)</text:p>
            <text:p>- Each number visited at most once in while loop → O(n)</text:p>
            <text:p>- Overall: O(n)</text:p>
            <text:p/>
          </table:table-cell>
          <table:table-cell table:style-name="ce2" office:value-type="string" calcext:value-type="string">
            <text:p>Space Complexity:</text:p>
            <text:p>- Set storage: O(n)</text:p>
            <text:p>- Variables: O(1)</text:p>
            <text:p>- Overall: O(n)</text:p>
          </table:table-cell>
          <table:table-cell table:style-name="ce2" table:number-columns-repeated="19"/>
          <table:table-cell table:number-columns-repeated="999"/>
        </table:table-row>
        <table:table-row table:style-name="ro1">
          <table:table-cell table:style-name="ce2" office:value-type="string" calcext:value-type="string">
            <text:p>Longest Subarray with Sum K or Maximum Size Subarray Sum Equals k </text:p>
          </table:table-cell>
          <table:table-cell table:style-name="ce2" office:value-type="string" calcext:value-type="string">
            <text:p>Array </text:p>
          </table:table-cell>
          <table:table-cell table:style-name="ce2" office:value-type="string" calcext:value-type="string">
            <text:p>Given an array arr[] containing integers and an integer k, your task is to find the length of the longest subarray where the sum of its elements is equal to the given value k. If there is no subarray with sum equal to k, return 0.</text:p>
            <text:p/>
            <text:p>Examples:</text:p>
            <text:p/>
            <text:p>Input: arr[] = [10, 5, 2, 7, 1, -10], k = 15</text:p>
            <text:p>Output: 6</text:p>
            <text:p>Explanation: Subarrays with sum = 15 are [5, 2, 7, 1], [10, 5] and [10, 5, 2, 7, 1, -10]. The length of the longest subarray with a sum of 15 is 6.</text:p>
            <text:p>Input: arr[] = [-5, 8, -14, 2, 4, 12], k = -5</text:p>
            <text:p>Output: 5</text:p>
            <text:p>Explanation: Only subarray with sum = -5 is [-5, 8, -14, 2, 4] of length 5.</text:p>
            <text:p>Input: arr[] = [10, -10, 20, 30], k = 5</text:p>
            <text:p>Output: 0</text:p>
            <text:p>Explanation: No subarray with sum = 5 is present in arr[].</text:p>
          </table:table-cell>
          <table:table-cell table:style-name="ce2" office:value-type="string" calcext:value-type="string">
            <text:p>Longest Subarray with Sum = K</text:p>
            <text:p/>
            <text:p>Logic:</text:p>
            <text:p>1. Use prefix sum + hashmap (prefix_map) to store first index of each prefix sum.</text:p>
            <text:p>   - Initialize prefix_map = {0: -1} (to handle subarrays starting from index 0).</text:p>
            <text:p>2. Initialize prefix = 0, maxi = 0.</text:p>
            <text:p>3. For each element (num) at index i:</text:p>
            <text:p>   - Add num to prefix.</text:p>
            <text:p>   - If (prefix - k) exists in prefix_map:</text:p>
            <text:p>       * That means subarray (prefix_map[prefix - k] + 1 .. i) has sum = k.</text:p>
            <text:p>       * Update maxi = max(maxi, i - prefix_map[prefix - k]).</text:p>
            <text:p>   - If prefix not already in prefix_map:</text:p>
            <text:p>       * Store prefix_map[prefix] = i (to keep earliest index for max length).</text:p>
            <text:p>4. Return maxi.</text:p>
          </table:table-cell>
          <table:table-cell table:style-name="ce2" office:value-type="string" calcext:value-type="string">
            <text:p/>
            <text:p>Time Complexity:</text:p>
            <text:p>- One pass through array → O(n)</text:p>
            <text:p>- Hashmap lookup and insertions → O(1) average</text:p>
            <text:p>- Overall: O(n)</text:p>
            <text:p/>
          </table:table-cell>
          <table:table-cell table:style-name="ce2" office:value-type="string" calcext:value-type="string">
            <text:p>Space Complexity:</text:p>
            <text:p>- Hashmap storing prefix sums → O(n)</text:p>
            <text:p>- Extra variables → O(1)</text:p>
            <text:p>- Overall: O(n)</text:p>
          </table:table-cell>
          <table:table-cell table:style-name="ce2" table:number-columns-repeated="19"/>
          <table:table-cell table:number-columns-repeated="999"/>
        </table:table-row>
        <table:table-row table:style-name="ro1">
          <table:table-cell table:style-name="ce2" office:value-type="string" calcext:value-type="string">
            <text:p>Count Subarrays with given XOR </text:p>
            <text:p/>
          </table:table-cell>
          <table:table-cell table:style-name="ce2" office:value-type="string" calcext:value-type="string">
            <text:p>Array </text:p>
          </table:table-cell>
          <table:table-cell table:style-name="ce2" office:value-type="string" calcext:value-type="string">
            <text:p>Given an array of integers arr[] and a number k, count the number of subarrays having XOR of their elements as k.</text:p>
            <text:p/>
            <text:p>Examples: </text:p>
            <text:p/>
            <text:p>Input: arr[] = [4, 2, 2, 6, 4], k = 6</text:p>
            <text:p>Output: 4</text:p>
            <text:p>Explanation: The subarrays having XOR of their elements as 6 are [4, 2], [4, 2, 2, 6, 4], [2, 2, 6], and [6]. Hence, the answer is 4.</text:p>
            <text:p>Input: arr[] = [5, 6, 7, 8, 9], k = 5</text:p>
            <text:p>Output: 2</text:p>
            <text:p>Explanation: The subarrays having XOR of their elements as 5 are [5] and [5, 6, 7, 8, 9]. Hence, the answer is 2.</text:p>
            <text:p>Input: arr[] = [1, 1, 1, 1], k = 0</text:p>
            <text:p>Output: 4</text:p>
            <text:p>Explanation: The subarrays are [1, 1], [1, 1], [1, 1] and [1, 1, 1, 1].</text:p>
          </table:table-cell>
          <table:table-cell table:style-name="ce2" office:value-type="string" calcext:value-type="string">
            <text:p>Count Subarrays with XOR = K</text:p>
            <text:p/>
            <text:p>Logic:</text:p>
            <text:p>1. Initialize:</text:p>
            <text:p>   - prefix = 0</text:p>
            <text:p>   - prefix_map = {0:1}  # stores frequency of prefix XORs</text:p>
            <text:p>   - count = 0</text:p>
            <text:p>2. Iterate through each element arr[i]:</text:p>
            <text:p>   - Update prefix XOR: prefix = prefix ^ arr[i]</text:p>
            <text:p>   - If (prefix ^ k) exists in prefix_map:</text:p>
            <text:p>       * That means a subarray ending at i has XOR = k</text:p>
            <text:p>       * Increment count by prefix_map[prefix ^ k]</text:p>
            <text:p>   - Update prefix_map[prefix] = prefix_map.get(prefix, 0) + 1</text:p>
            <text:p>3. Return count.</text:p>
          </table:table-cell>
          <table:table-cell table:style-name="ce2" office:value-type="string" calcext:value-type="string">
            <text:p>Time Complexity:</text:p>
            <text:p>- Single pass through array → O(n)</text:p>
            <text:p>- Hashmap operations (get/update) → O(1) average</text:p>
            <text:p>- Overall: O(n)</text:p>
          </table:table-cell>
          <table:table-cell table:style-name="ce2" office:value-type="string" calcext:value-type="string">
            <text:p>Space Complexity:</text:p>
            <text:p>- Hashmap storing prefix XOR counts → O(n)</text:p>
            <text:p>- Extra variables → O(1)</text:p>
            <text:p>- Overall: O(n)</text:p>
          </table:table-cell>
          <table:table-cell table:style-name="ce2" table:number-columns-repeated="19"/>
          <table:table-cell table:number-columns-repeated="999"/>
        </table:table-row>
        <table:table-row table:style-name="ro1">
          <table:table-cell table:style-name="ce2" office:value-type="string" calcext:value-type="string">
            <text:p><text:s/>Longest Substring Without Repeating Characters</text:p>
          </table:table-cell>
          <table:table-cell table:style-name="ce2" office:value-type="string" calcext:value-type="string">
            <text:p>Array </text:p>
          </table:table-cell>
          <table:table-cell table:style-name="ce2" office:value-type="string" calcext:value-type="string">
            <text:p>"Given a string s, find the length of the longest substring without duplicate characters.</text:p>
            <text:p/>
            <text:p> </text:p>
            <text:p/>
            <text:p>Example 1:</text:p>
            <text:p/>
            <text:p>Input: s = ""abcabcbb""</text:p>
            <text:p>Output: 3</text:p>
            <text:p>Explanation: The answer is ""abc"", with the length of 3."</text:p>
          </table:table-cell>
          <table:table-cell table:style-name="ce2" office:value-type="string" calcext:value-type="string">
            <text:p>Logic:</text:p>
            <text:p>1. Use two pointers (sliding window) l and r, and a set to track unique characters.</text:p>
            <text:p>2. Initialize:</text:p>
            <text:p>   - l = 0, long = 0</text:p>
            <text:p>   - unique = set()</text:p>
            <text:p>3. Iterate r from 0 to len(s)-1:</text:p>
            <text:p>   - If s[r] in unique:</text:p>
            <text:p>       * Shrink window from left (remove s[l]) until s[r] not in unique</text:p>
            <text:p>   - Add s[r] to unique</text:p>
            <text:p>   - Update temp = r - l + 1</text:p>
            <text:p>   - Update long = max(long, temp)</text:p>
            <text:p>4. Return long (length of the longest substring without repeating characters).</text:p>
          </table:table-cell>
          <table:table-cell table:style-name="ce2" office:value-type="string" calcext:value-type="string">
            <text:p>Time Complexity:</text:p>
            <text:p>- Each character added/removed from set at most once → O(n)</text:p>
            <text:p>- Overall: O(n)</text:p>
          </table:table-cell>
          <table:table-cell table:style-name="ce2" office:value-type="string" calcext:value-type="string">
            <text:p>Space Complexity:</text:p>
            <text:p>- Set storing unique characters → O(min(n, charset)) </text:p>
            <text:p>- Extra variables → O(1)</text:p>
            <text:p>- Overall: O(n)</text:p>
          </table:table-cell>
          <table:table-cell table:style-name="ce2" table:number-columns-repeated="19"/>
          <table:table-cell table:number-columns-repeated="999"/>
        </table:table-row>
        <table:table-row table:style-name="ro1">
          <table:table-cell table:style-name="ce2" office:value-type="string" calcext:value-type="string">
            <text:p>Reverse Linked List</text:p>
          </table:table-cell>
          <table:table-cell table:style-name="ce2" office:value-type="string" calcext:value-type="string">
            <text:p>Linked List</text:p>
          </table:table-cell>
          <table:table-cell table:style-name="ce2" office:value-type="string" calcext:value-type="string">
            <text:p>"Given the head of a singly linked list, reverse the list, and return the reversed list.</text:p>
            <text:p/>
            <text:p> </text:p>
            <text:p/>
            <text:p>Example 1:</text:p>
            <text:p/>
            <text:p/>
            <text:p>Input: head = [1,2,3,4,5]</text:p>
            <text:p>Output: [5,4,3,2,1]"</text:p>
          </table:table-cell>
          <table:table-cell table:style-name="ce2" office:value-type="string" calcext:value-type="string">
            <text:p>➡️Reverse a Singly Linked List</text:p>
            <text:p/>
            <text:p>Logic:</text:p>
            <text:p>1. Initialize:</text:p>
            <text:p>   - prev_node = None</text:p>
            <text:p>   - cur_node = head</text:p>
            <text:p>2. Iterate while cur_node is not None:</text:p>
            <text:p>   - Store next_node = cur_node.next</text:p>
            <text:p>   - Reverse pointer: cur_node.next = prev_node</text:p>
            <text:p>   - Move prev_node to cur_node</text:p>
            <text:p>   - Move cur_node to next_node</text:p>
            <text:p>3. Return prev_node (new head of reversed list)</text:p>
            <text:p/>
            <text:p>////////////////////////////////////////////////////</text:p>
            <text:p/>
            <text:p/>
            <text:p>➡️Initialize three pointers:</text:p>
            <text:p/>
            <text:p>           →prev_node = None → The new tail will eventually point to None.</text:p>
            <text:p/>
            <text:p>           →cur_node = head → Start traversing from the head.</text:p>
            <text:p/>
            <text:p>            →next_node → Temporary pointer to save the next node.</text:p>
            <text:p/>
            <text:p>➡️Iterate through the list:</text:p>
            <text:p/>
            <text:p/>
            <text:p>while cur_node:</text:p>
            <text:p>    next_node = cur_node.next     # Save next node</text:p>
            <text:p>    cur_node.next = prev_node     # Reverse the link</text:p>
            <text:p>    prev_node = cur_node          # Move prev forward</text:p>
            <text:p>    cur_node = next_node          # Move current forward</text:p>
            <text:p>At the end:</text:p>
            <text:p/>
            <text:p>➡️prev_node becomes the new head.</text:p>
            <text:p/>
            <text:p>➡️The old head’s next now points to None (end of list).</text:p>
            <text:p/>
          </table:table-cell>
          <table:table-cell table:style-name="ce2" office:value-type="string" calcext:value-type="string">
            <text:p/>
            <text:p>Time Complexity:</text:p>
            <text:p>- One pass through the linked list → O(n)</text:p>
          </table:table-cell>
          <table:table-cell table:style-name="ce2" office:value-type="string" calcext:value-type="string">
            <text:p/>
            <text:p>Space Complexity:</text:p>
            <text:p>- Only pointers used (prev_node, cur_node, next_node) → O(1)</text:p>
          </table:table-cell>
          <table:table-cell table:style-name="ce2" table:number-columns-repeated="19"/>
          <table:table-cell table:number-columns-repeated="999"/>
        </table:table-row>
        <table:table-row table:style-name="ro1">
          <table:table-cell table:style-name="ce2" office:value-type="string" calcext:value-type="string">
            <text:p>Middle of the Linked List</text:p>
          </table:table-cell>
          <table:table-cell table:style-name="ce2" office:value-type="string" calcext:value-type="string">
            <text:p>Linked List</text:p>
          </table:table-cell>
          <table:table-cell table:style-name="ce2" office:value-type="string" calcext:value-type="string">
            <text:p>Given the head of a singly linked list, return the middle node of the linked list.</text:p>
            <text:p/>
            <text:p>If there are two middle nodes, return the second middle node.</text:p>
            <text:p/>
            <text:p> </text:p>
            <text:p/>
            <text:p>Example 1:</text:p>
            <text:p/>
            <text:p/>
            <text:p>Input: head = [1,2,3,4,5]</text:p>
            <text:p>Output: [3,4,5]</text:p>
            <text:p>Explanation: The middle node of the list is node 3.</text:p>
            <text:p>Example 2:</text:p>
            <text:p/>
            <text:p/>
            <text:p>Input: head = [1,2,3,4,5,6]</text:p>
            <text:p>Output: [4,5,6]</text:p>
            <text:p>Explanation: Since the list has two middle nodes with values 3 and 4, we return the second one.</text:p>
          </table:table-cell>
          <table:table-cell table:style-name="ce2" office:value-type="string" calcext:value-type="string">
            <text:p>Middle of a Singly Linked List</text:p>
            <text:p/>
            <text:p>Logic:</text:p>
            <text:p>1. Use two pointers:</text:p>
            <text:p>   - slow moves 1 step at a time</text:p>
            <text:p>   - fast moves 2 steps at a time</text:p>
            <text:p>2. When fast reaches end (None), slow will be at the middle.</text:p>
            <text:p>3. Return slow.</text:p>
          </table:table-cell>
          <table:table-cell table:style-name="ce2" office:value-type="string" calcext:value-type="string">
            <text:p>Time Complexity:</text:p>
            <text:p>- One pass through the list → O(n)</text:p>
          </table:table-cell>
          <table:table-cell table:style-name="ce2" office:value-type="string" calcext:value-type="string">
            <text:p/>
            <text:p>Space Complexity:</text:p>
            <text:p>- Only two pointers used → O(1)</text:p>
          </table:table-cell>
          <table:table-cell table:style-name="ce2" table:number-columns-repeated="19"/>
          <table:table-cell table:number-columns-repeated="999"/>
        </table:table-row>
        <table:table-row table:style-name="ro1">
          <table:table-cell table:style-name="ce2" office:value-type="string" calcext:value-type="string">
            <text:p><text:s/>Merge Two Sorted Lists</text:p>
          </table:table-cell>
          <table:table-cell table:style-name="ce2" office:value-type="string" calcext:value-type="string">
            <text:p>Linked List</text:p>
          </table:table-cell>
          <table:table-cell table:style-name="ce2" office:value-type="string" calcext:value-type="string">
            <text:p>You are given the heads of two sorted linked lists list1 and list2.</text:p>
            <text:p/>
            <text:p>Merge the two lists into one sorted list. The list should be made by splicing together the nodes of the first two lists.</text:p>
            <text:p/>
            <text:p>Return the head of the merged linked list.</text:p>
            <text:p/>
            <text:p> </text:p>
            <text:p/>
            <text:p>Example 1:</text:p>
            <text:p/>
            <text:p/>
            <text:p>Input: list1 = [1,2,4], list2 = [1,3,4]</text:p>
            <text:p>Output: [1,1,2,3,4,4]</text:p>
            <text:p>Example 2:</text:p>
            <text:p/>
            <text:p>Input: list1 = [], list2 = []</text:p>
            <text:p>Output: []</text:p>
            <text:p>Example 3:</text:p>
            <text:p/>
            <text:p>Input: list1 = [], list2 = [0]</text:p>
            <text:p>Output: [0]</text:p>
          </table:table-cell>
          <table:table-cell table:style-name="ce2" office:value-type="string" calcext:value-type="string">
            <text:p>Merge Two Sorted Linked Lists</text:p>
            <text:p/>
            <text:p>Logic:</text:p>
            <text:p>1. Create a dummy node to simplify edge cases.</text:p>
            <text:p>2. Use a pointer curnode starting at dummy node.</text:p>
            <text:p>3. Use two temporary pointers t1 = list1, t2 = list2.</text:p>
            <text:p>4. Iterate while both t1 and t2 are not None:</text:p>
            <text:p>   - Compare t1.val and t2.val</text:p>
            <text:p>   - Attach the smaller node to curnode.next</text:p>
            <text:p>   - Move curnode and the pointer of the chosen node forward</text:p>
            <text:p>5. After the loop, if any list still has nodes left:</text:p>
            <text:p>   - Attach remaining nodes to curnode.next</text:p>
            <text:p>6. Return dummynode.next (head of merged list)</text:p>
          </table:table-cell>
          <table:table-cell table:style-name="ce2" office:value-type="string" calcext:value-type="string">
            <text:p>Time Complexity:</text:p>
            <text:p>- Each node visited exactly once → O(n + m) </text:p>
            <text:p>  (n = length of list1, m = length of list2)</text:p>
          </table:table-cell>
          <table:table-cell table:style-name="ce2" office:value-type="string" calcext:value-type="string">
            <text:p>Space Complexity:</text:p>
            <text:p>- Only pointers used → O(1)</text:p>
          </table:table-cell>
          <table:table-cell table:style-name="ce2" table:number-columns-repeated="19"/>
          <table:table-cell table:number-columns-repeated="999"/>
        </table:table-row>
        <table:table-row table:style-name="ro1">
          <table:table-cell table:style-name="ce2" office:value-type="string" calcext:value-type="string">
            <text:p>Remove Nth Node From End of List</text:p>
          </table:table-cell>
          <table:table-cell table:style-name="ce2" office:value-type="string" calcext:value-type="string">
            <text:p>Linked List</text:p>
          </table:table-cell>
          <table:table-cell table:style-name="ce2" office:value-type="string" calcext:value-type="string">
            <text:p>Given the head of a linked list, remove the nth node from the end of the list and return its head.</text:p>
            <text:p/>
            <text:p> </text:p>
            <text:p/>
            <text:p>Example 1:</text:p>
            <text:p/>
            <text:p/>
            <text:p>Input: head = [1,2,3,4,5], n = 2</text:p>
            <text:p>Output: [1,2,3,5]</text:p>
            <text:p>Example 2:</text:p>
            <text:p/>
            <text:p>Input: head = [1], n = 1</text:p>
            <text:p>Output: []</text:p>
            <text:p>Example 3:</text:p>
            <text:p/>
            <text:p>Input: head = [1,2], n = 1</text:p>
            <text:p>Output: [1]</text:p>
          </table:table-cell>
          <table:table-cell table:style-name="ce2" office:value-type="string" calcext:value-type="string">
            <text:p>Remove N-th Node From End of Linked List</text:p>
            <text:p/>
            <text:p>Logic:</text:p>
            <text:p>1. Create a dummy node pointing to head to simplify edge cases.</text:p>
            <text:p>2. Initialize two pointers: slow = dummy, fast = dummy.</text:p>
            <text:p>3. Move fast pointer n+1 steps ahead.</text:p>
            <text:p>4. Move both slow and fast one step at a time until fast reaches the end.</text:p>
            <text:p>   - Now, slow is just before the node to remove.</text:p>
            <text:p>5. Remove target node: slow.next = slow.next.next</text:p>
            <text:p>6. Return dummy.next (new head)</text:p>
          </table:table-cell>
          <table:table-cell table:style-name="ce2" office:value-type="string" calcext:value-type="string">
            <text:p>Time Complexity:</text:p>
            <text:p>- One pass through the list → O(L) where L = length of linked list</text:p>
          </table:table-cell>
          <table:table-cell table:style-name="ce2" office:value-type="string" calcext:value-type="string">
            <text:p>Space Complexity:</text:p>
            <text:p>- Only pointers used → O(1)</text:p>
          </table:table-cell>
          <table:table-cell table:style-name="ce2" table:number-columns-repeated="19"/>
          <table:table-cell table:number-columns-repeated="999"/>
        </table:table-row>
        <table:table-row table:style-name="ro1">
          <table:table-cell table:style-name="ce2" office:value-type="string" calcext:value-type="string">
            <text:p>Add Two Numbers</text:p>
          </table:table-cell>
          <table:table-cell table:style-name="ce2" office:value-type="string" calcext:value-type="string">
            <text:p>Linked List</text:p>
          </table:table-cell>
          <table:table-cell table:style-name="ce2" office:value-type="string" calcext:value-type="string">
            <text:p>You are given two non-empty linked lists representing two non-negative integers. The digits are stored in reverse order, and each of their nodes contains a single digit. Add the two numbers and return the sum as a linked list.</text:p>
            <text:p/>
            <text:p>You may assume the two numbers do not contain any leading zero, except the number 0 itself.</text:p>
            <text:p/>
            <text:p> </text:p>
            <text:p/>
            <text:p>Example 1:</text:p>
            <text:p/>
            <text:p/>
            <text:p>Input: l1 = [2,4,3], l2 = [5,6,4]</text:p>
            <text:p>Output: [7,0,8]</text:p>
            <text:p>Explanation: 342 + 465 = 807.</text:p>
            <text:p>Example 2:</text:p>
            <text:p/>
            <text:p>Input: l1 = [0], l2 = [0]</text:p>
            <text:p>Output: [0]</text:p>
            <text:p>Example 3:</text:p>
            <text:p/>
            <text:p>Input: l1 = [9,9,9,9,9,9,9], l2 = [9,9,9,9]</text:p>
            <text:p>Output: [8,9,9,9,0,0,0,1]</text:p>
            <text:p> </text:p>
          </table:table-cell>
          <table:table-cell table:style-name="ce2" office:value-type="string" calcext:value-type="string">
            <text:p>Add Two Numbers Represented by Linked Lists</text:p>
            <text:p/>
            <text:p>Logic:</text:p>
            <text:p>1. Initialize carry = 0.</text:p>
            <text:p>2. Create a dummy node to simplify edge cases.</text:p>
            <text:p>3. Use pointers t1 = l1, t2 = l2, cur = dummy node.</text:p>
            <text:p>4. Iterate while t1, t2, or carry exists:</text:p>
            <text:p>   - sum = carry</text:p>
            <text:p>   - If t1 exists → add t1.val to sum and move t1 forward</text:p>
            <text:p>   - If t2 exists → add t2.val to sum and move t2 forward</text:p>
            <text:p>   - Create a new node with value sum % 10 and attach to cur.next</text:p>
            <text:p>   - Update carry = sum // 10</text:p>
            <text:p>   - Move cur to cur.next</text:p>
            <text:p>5. Return dummy.next (head of the resulting linked list)</text:p>
          </table:table-cell>
          <table:table-cell table:style-name="ce2" office:value-type="string" calcext:value-type="string">
            <text:p>Time Complexity:</text:p>
            <text:p>- Iterate through all nodes of both lists once → O(max(m, n))</text:p>
            <text:p>  (m = length of l1, n = length of l2)</text:p>
          </table:table-cell>
          <table:table-cell table:style-name="ce2" office:value-type="string" calcext:value-type="string">
            <text:p>Space Complexity:</text:p>
            <text:p>- Only new linked list nodes created → O(max(m, n) + 1 for carry)</text:p>
            <text:p>- Extra pointers → O(1)</text:p>
          </table:table-cell>
          <table:table-cell table:style-name="ce2" table:number-columns-repeated="19"/>
          <table:table-cell table:number-columns-repeated="999"/>
        </table:table-row>
        <table:table-row table:style-name="ro1">
          <table:table-cell table:style-name="ce2" office:value-type="string" calcext:value-type="string">
            <text:p>Delete Node in a Linked List</text:p>
          </table:table-cell>
          <table:table-cell table:style-name="ce2" office:value-type="string" calcext:value-type="string">
            <text:p>Linked List</text:p>
          </table:table-cell>
          <table:table-cell table:style-name="ce2" office:value-type="string" calcext:value-type="string">
            <text:p>There is a singly-linked list head and we want to delete a node node in it.</text:p>
            <text:p/>
            <text:p>You are given the node to be deleted node. You will not be given access to the first node of head.</text:p>
            <text:p/>
            <text:p>All the values of the linked list are unique, and it is guaranteed that the given node node is not the last node in the linked list.</text:p>
            <text:p/>
            <text:p>Delete the given node. Note that by deleting the node, we do not mean removing it from memory. We mean:</text:p>
            <text:p/>
            <text:p>The value of the given node should not exist in the linked list.</text:p>
            <text:p>The number of nodes in the linked list should decrease by one.</text:p>
            <text:p>All the values before node should be in the same order.</text:p>
            <text:p>All the values after node should be in the same order.</text:p>
            <text:p>Custom testing:</text:p>
            <text:p/>
            <text:p>For the input, you should provide the entire linked list head and the node to be given node. node should not be the last node of the list and should be an actual node in the list.</text:p>
            <text:p>We will build the linked list and pass the node to your function.</text:p>
            <text:p>The output will be the entire list after calling your function.</text:p>
            <text:p> </text:p>
            <text:p/>
            <text:p>Example 1:</text:p>
            <text:p/>
            <text:p/>
            <text:p>Input: head = [4,5,1,9], node = 5</text:p>
            <text:p>Output: [4,1,9]</text:p>
            <text:p>Explanation: You are given the second node with value 5, the linked list should become 4 -&gt; 1 -&gt; 9 after calling your function.</text:p>
            <text:p>Example 2:</text:p>
            <text:p/>
            <text:p/>
            <text:p>Input: head = [4,5,1,9], node = 1</text:p>
            <text:p>Output: [4,5,9]</text:p>
            <text:p>Explanation: You are given the third node with value 1, the linked list should become 4 -&gt; 5 -&gt; 9 after calling your function.</text:p>
          </table:table-cell>
          <table:table-cell table:style-name="ce2" office:value-type="string" calcext:value-type="string">
            <text:p>Delete Node in a Singly Linked List (Given Only Access to That Node)</text:p>
            <text:p/>
            <text:p>Logic:</text:p>
            <text:p>1. You are not given the head of the list, only the node to delete.</text:p>
            <text:p>2. Copy the value of node.next into node.</text:p>
            <text:p>3. Update node.next to skip the next node (node.next = node.next.next).</text:p>
            <text:p>4. Effectively, the given node is removed from the list.</text:p>
            <text:p/>
            <text:p>Important:</text:p>
            <text:p>- This method only works if the node to delete is NOT the last node.</text:p>
          </table:table-cell>
          <table:table-cell table:style-name="ce2" office:value-type="string" calcext:value-type="string">
            <text:p>Time Complexity:</text:p>
            <text:p>- O(1) (constant time)</text:p>
          </table:table-cell>
          <table:table-cell table:style-name="ce2" office:value-type="string" calcext:value-type="string">
            <text:p/>
            <text:p>Space Complexity:</text:p>
            <text:p>- O(1) (no extra space used)</text:p>
          </table:table-cell>
          <table:table-cell table:style-name="ce2" table:number-columns-repeated="19"/>
          <table:table-cell table:number-columns-repeated="999"/>
        </table:table-row>
        <table:table-row table:style-name="ro1">
          <table:table-cell table:style-name="ce2" office:value-type="string" calcext:value-type="string">
            <text:p>Intersection of Two Linked Lists</text:p>
          </table:table-cell>
          <table:table-cell table:style-name="ce2" office:value-type="string" calcext:value-type="string">
            <text:p>Linked List</text:p>
          </table:table-cell>
          <table:table-cell table:style-name="ce2" office:value-type="string" calcext:value-type="string">
            <text:p>Given the heads of two singly linked-lists headA and headB, return the node at which the two lists intersect. If the two linked lists have no intersection at all, return null.</text:p>
            <text:p/>
            <text:p>For example, the following two linked lists begin to intersect at node c1:</text:p>
            <text:p/>
            <text:p/>
            <text:p>The test cases are generated such that there are no cycles anywhere in the entire linked structure.</text:p>
            <text:p/>
            <text:p>Note that the linked lists must retain their original structure after the function returns.</text:p>
            <text:p/>
            <text:p>Custom Judge:</text:p>
            <text:p/>
            <text:p>The inputs to the judge are given as follows (your program is not given these inputs):</text:p>
            <text:p/>
            <text:p>intersectVal - The value of the node where the intersection occurs. This is 0 if there is no intersected node.</text:p>
            <text:p>listA - The first linked list.</text:p>
            <text:p>listB - The second linked list.</text:p>
            <text:p>skipA - The number of nodes to skip ahead in listA (starting from the head) to get to the intersected node.</text:p>
            <text:p>skipB - The number of nodes to skip ahead in listB (starting from the head) to get to the intersected node.</text:p>
            <text:p>The judge will then create the linked structure based on these inputs and pass the two heads, headA and headB to your program. If you correctly return the intersected node, then your solution will be accepted.</text:p>
            <text:p/>
            <text:p> </text:p>
            <text:p/>
            <text:p>Example 1:</text:p>
            <text:p/>
            <text:p/>
            <text:p>Input: intersectVal = 8, listA = [4,1,8,4,5], listB = [5,6,1,8,4,5], skipA = 2, skipB = 3</text:p>
            <text:p>Output: Intersected at '8'</text:p>
            <text:p>Explanation: The intersected node's value is 8 (note that this must not be 0 if the two lists intersect).</text:p>
            <text:p>From the head of A, it reads as [4,1,8,4,5]. From the head of B, it reads as [5,6,1,8,4,5]. There are 2 nodes before the intersected node in A; There are 3 nodes before the intersected node in B.</text:p>
            <text:p>- Note that the intersected node's value is not 1 because the nodes with value 1 in A and B (2nd node in A and 3rd node in B) are different node references. In other words, they point to two different locations in memory, while the nodes with value 8 in A and B (3rd node in A and 4th node in B) point to the same location in memory.</text:p>
            <text:p>Example 2:</text:p>
            <text:p/>
            <text:p/>
            <text:p>Input: intersectVal = 2, listA = [1,9,1,2,4], listB = [3,2,4], skipA = 3, skipB = 1</text:p>
            <text:p>Output: Intersected at '2'</text:p>
            <text:p>Explanation: The intersected node's value is 2 (note that this must not be 0 if the two lists intersect).</text:p>
            <text:p>From the head of A, it reads as [1,9,1,2,4]. From the head of B, it reads as [3,2,4]. There are 3 nodes before the intersected node in A; There are 1 node before the intersected node in B.</text:p>
            <text:p>Example 3:</text:p>
            <text:p/>
            <text:p/>
            <text:p>Input: intersectVal = 0, listA = [2,6,4], listB = [1,5], skipA = 3, skipB = 2</text:p>
            <text:p>Output: No intersection</text:p>
            <text:p>Explanation: From the head of A, it reads as [2,6,4]. From the head of B, it reads as [1,5]. Since the two lists do not intersect, intersectVal must be 0, while skipA and skipB can be arbitrary values.</text:p>
            <text:p>Explanation: The two lists do not intersect, so return null.</text:p>
            <text:p> </text:p>
          </table:table-cell>
          <table:table-cell table:style-name="ce2" office:value-type="string" calcext:value-type="string">
            <text:p>Intersection of Two Linked Lists</text:p>
            <text:p/>
            <text:p>Logic:</text:p>
            <text:p>1. Use two pointers t1 = headA, t2 = headB.</text:p>
            <text:p>2. Traverse both lists:</text:p>
            <text:p>   - Move t1 one step, if None → switch to headB.</text:p>
            <text:p>   - Move t2 one step, if None → switch to headA.</text:p>
            <text:p>3. Eventually:</text:p>
            <text:p>   - If lists intersect → t1 and t2 meet at the intersection node.</text:p>
            <text:p>         - Return t1 or t2 </text:p>
            <text:p>   - If no intersection → both become None at the same time.</text:p>
            <text:p>4. Return the (t1 = None or t2= None ).</text:p>
            <text:p/>
          </table:table-cell>
          <table:table-cell table:style-name="ce2" office:value-type="string" calcext:value-type="string">
            <text:p>Time Complexity:</text:p>
            <text:p>- Each pointer traverses at most lengthA + lengthB → O(m + n)</text:p>
          </table:table-cell>
          <table:table-cell table:style-name="ce2" office:value-type="string" calcext:value-type="string">
            <text:p/>
            <text:p>Space Complexity:</text:p>
            <text:p>- Only two pointers used → O(1)</text:p>
          </table:table-cell>
          <table:table-cell table:style-name="ce2" table:number-columns-repeated="19"/>
          <table:table-cell table:number-columns-repeated="999"/>
        </table:table-row>
        <table:table-row table:style-name="ro1">
          <table:table-cell table:style-name="ce2" office:value-type="string" calcext:value-type="string">
            <text:p>Linked List Cycle</text:p>
          </table:table-cell>
          <table:table-cell table:style-name="ce2" office:value-type="string" calcext:value-type="string">
            <text:p>Linked List</text:p>
          </table:table-cell>
          <table:table-cell table:style-name="ce2" office:value-type="string" calcext:value-type="string">
            <text:p>Given head, the head of a linked list, determine if the linked list has a cycle in it.</text:p>
            <text:p/>
            <text:p>There is a cycle in a linked list if there is some node in the list that can be reached again by continuously following the next pointer. Internally, pos is used to denote the index of the node that tail's next pointer is connected to. Note that pos is not passed as a parameter.</text:p>
            <text:p/>
            <text:p>Return true if there is a cycle in the linked list. Otherwise, return false.</text:p>
            <text:p/>
            <text:p> </text:p>
            <text:p/>
            <text:p>Example 1:</text:p>
            <text:p/>
            <text:p/>
            <text:p>Input: head = [3,2,0,-4], pos = 1</text:p>
            <text:p>Output: true</text:p>
            <text:p>Explanation: There is a cycle in the linked list, where the tail connects to the 1st node (0-indexed).</text:p>
            <text:p>Example 2:</text:p>
            <text:p/>
            <text:p/>
            <text:p>Input: head = [1,2], pos = 0</text:p>
            <text:p>Output: true</text:p>
            <text:p>Explanation: There is a cycle in the linked list, where the tail connects to the 0th node.</text:p>
            <text:p>Example 3:</text:p>
            <text:p/>
            <text:p/>
            <text:p>Input: head = [1], pos = -1</text:p>
            <text:p>Output: false</text:p>
            <text:p>Explanation: There is no cycle in the linked list.</text:p>
          </table:table-cell>
          <table:table-cell table:style-name="ce2" office:value-type="string" calcext:value-type="string">
            <text:p>Detect Cycle in a Linked List (Floyd’s Tortoise and Hare)</text:p>
            <text:p/>
            <text:p>Logic:</text:p>
            <text:p>1. Use two pointers:</text:p>
            <text:p>   - slow moves 1 step at a time</text:p>
            <text:p>   - fast moves 2 steps at a time</text:p>
            <text:p>2. Traverse the list:</text:p>
            <text:p>   - If fast or fast.next becomes None → no cycle, return False</text:p>
            <text:p>   - If slow == fast → cycle detected, return True</text:p>
            <text:p>3. If loop ends without slow meeting fast → return False</text:p>
          </table:table-cell>
          <table:table-cell table:style-name="ce2" office:value-type="string" calcext:value-type="string">
            <text:p>Time Complexity:</text:p>
            <text:p>- Each pointer traverses at most n nodes → O(n)</text:p>
          </table:table-cell>
          <table:table-cell table:style-name="ce2" office:value-type="string" calcext:value-type="string">
            <text:p>Space Complexity:</text:p>
            <text:p>- Only two pointers used → O(1)</text:p>
          </table:table-cell>
          <table:table-cell table:style-name="ce2" table:number-columns-repeated="19"/>
          <table:table-cell table:number-columns-repeated="999"/>
        </table:table-row>
        <table:table-row table:style-name="ro1">
          <table:table-cell table:style-name="ce3" office:value-type="string" calcext:value-type="string">
            <text:p>Reverse Nodes in k-Group</text:p>
          </table:table-cell>
          <table:table-cell table:style-name="ce3" office:value-type="string" calcext:value-type="string">
            <text:p>Linked List</text:p>
          </table:table-cell>
          <table:table-cell table:style-name="ce3" office:value-type="string" calcext:value-type="string">
            <text:p>Given the head of a linked list, reverse the nodes of the list k at a time, and return the modified list.</text:p>
            <text:p/>
            <text:p>k is a positive integer and is less than or equal to the length of the linked list. If the number of nodes is not a multiple of k then left-out nodes, in the end, should remain as it is.</text:p>
            <text:p/>
            <text:p>You may not alter the values in the list's nodes, only nodes themselves may be changed.</text:p>
            <text:p/>
            <text:p> </text:p>
            <text:p/>
            <text:p>Example 1:</text:p>
            <text:p/>
            <text:p/>
            <text:p>Input: head = [1,2,3,4,5], k = 2</text:p>
            <text:p>Output: [2,1,4,3,5]</text:p>
            <text:p>Example 2:</text:p>
            <text:p/>
            <text:p/>
            <text:p>Input: head = [1,2,3,4,5], k = 3</text:p>
            <text:p>Output: [3,2,1,4,5]</text:p>
            <text:p> </text:p>
            <text:p/>
            <text:p>Constraints:</text:p>
            <text:p/>
            <text:p>The number of nodes in the list is n.</text:p>
            <text:p>1 &lt;= k &lt;= n &lt;= 5000</text:p>
            <text:p>0 &lt;= Node.val &lt;= 1000</text:p>
            <text:p> </text:p>
          </table:table-cell>
          <table:table-cell table:style-name="ce3" office:value-type="string" calcext:value-type="string">
            <text:p>Reverse Nodes in k-Group (Linked List)</text:p>
            <text:p/>
            <text:p>Logic:</text:p>
            <text:p>1. Helper Function `find_kth_node(temp, k)`:</text:p>
            <text:p>   - Returns the k-th node starting from temp (None if less than k nodes remain).</text:p>
            <text:p>2. Helper Function `reverse(temp)`:</text:p>
            <text:p>   - Reverses the linked list starting from temp until None.</text:p>
            <text:p>3. Main Function `reverseKGroup(head, k)`:</text:p>
            <text:p>   - Initialize temp = head, prev_node = None.</text:p>
            <text:p>   - Loop while temp exists:</text:p>
            <text:p>       a) Find kth_node from temp.</text:p>
            <text:p>       b) If kth_node is None → less than k nodes left, attach remaining nodes to prev_node and break.</text:p>
            <text:p>       c) Store next_node = kth_node.next and cut kth_node.next = None to isolate the group.</text:p>
            <text:p>       d) Reverse the group.</text:p>
            <text:p>       e) If first group → update head = kth_node.</text:p>
            <text:p>          Else → connect prev_node.next = kth_node.</text:p>
            <text:p>       f) Move prev_node to temp (which becomes the tail after reversal).</text:p>
            <text:p>       g) Move temp = next_node for next iteration.</text:p>
            <text:p>4. Return head of modified list.</text:p>
          </table:table-cell>
          <table:table-cell table:style-name="ce3" office:value-type="string" calcext:value-type="string">
            <text:p>Time Complexity:</text:p>
            <text:p>- Each node is visited once → O(n)</text:p>
            <text:p>- Reversing each k-group takes O(k), total O(n)</text:p>
            <text:p>- Overall: O(n)</text:p>
          </table:table-cell>
          <table:table-cell table:style-name="ce3" office:value-type="string" calcext:value-type="string">
            <text:p>Space Complexity:</text:p>
            <text:p>- Only pointers used → O(1)</text:p>
          </table:table-cell>
          <table:table-cell table:style-name="ce3" table:number-columns-repeated="19"/>
          <table:table-cell table:number-columns-repeated="999"/>
        </table:table-row>
        <table:table-row table:style-name="ro1">
          <table:table-cell table:style-name="ce2" office:value-type="string" calcext:value-type="string">
            <text:p>Palindrome Linked List</text:p>
          </table:table-cell>
          <table:table-cell table:style-name="ce2" office:value-type="string" calcext:value-type="string">
            <text:p>Linked List</text:p>
          </table:table-cell>
          <table:table-cell table:style-name="ce2" office:value-type="string" calcext:value-type="string">
            <text:p>Given the head of a singly linked list, return true if it is a palindrome or false otherwise.</text:p>
            <text:p/>
            <text:p> </text:p>
            <text:p/>
            <text:p>Example 1:</text:p>
            <text:p/>
            <text:p/>
            <text:p>Input: head = [1,2,2,1]</text:p>
            <text:p>Output: true</text:p>
            <text:p>Example 2:</text:p>
            <text:p/>
            <text:p/>
            <text:p>Input: head = [1,2]</text:p>
            <text:p>Output: false</text:p>
          </table:table-cell>
          <table:table-cell table:style-name="ce2" office:value-type="string" calcext:value-type="string">
            <text:p>Palindrome Linked List</text:p>
            <text:p/>
            <text:p>Logic:</text:p>
            <text:p>1. Edge case: If head is None or single node → return True.</text:p>
            <text:p>2. Use slow and fast pointers to find the middle of the list.</text:p>
            <text:p>   - slow moves 1 step, fast moves 2 steps.</text:p>
            <text:p>   - When fast reaches end, slow will be at middle.</text:p>
            <text:p>3. Reverse the second half of the list (starting from slow.next).</text:p>
            <text:p>4. Compare nodes from:</text:p>
            <text:p>   - first_head (head) </text:p>
            <text:p>   - second_head (reversed second half).</text:p>
            <text:p>   If mismatch → restore list and return False.</text:p>
            <text:p>5. If all match → restore second half (reverse again) and return True.</text:p>
          </table:table-cell>
          <table:table-cell table:style-name="ce2" office:value-type="string" calcext:value-type="string">
            <text:p>Time Complexity:</text:p>
            <text:p>- Finding middle → O(n/2)</text:p>
            <text:p>- Reversing half → O(n/2)</text:p>
            <text:p>- Comparing halves → O(n/2)</text:p>
            <text:p>- Overall: O(n)</text:p>
            <text:p/>
          </table:table-cell>
          <table:table-cell table:style-name="ce2" office:value-type="string" calcext:value-type="string">
            <text:p>Space Complexity:</text:p>
            <text:p>- Only pointers used → O(1)</text:p>
          </table:table-cell>
          <table:table-cell table:style-name="ce2" table:number-columns-repeated="19"/>
          <table:table-cell table:number-columns-repeated="999"/>
        </table:table-row>
        <table:table-row table:style-name="ro1">
          <table:table-cell table:style-name="ce2" office:value-type="string" calcext:value-type="string">
            <text:p>Starting point of loop in a Linked List (Linked List Cycle II)</text:p>
          </table:table-cell>
          <table:table-cell table:style-name="ce2" office:value-type="string" calcext:value-type="string">
            <text:p>Linked List</text:p>
          </table:table-cell>
          <table:table-cell table:style-name="ce2" office:value-type="string" calcext:value-type="string">
            <text:p>Given the head of a linked list, return the node where the cycle begins. If there is no cycle, return null.</text:p>
            <text:p/>
            <text:p>There is a cycle in a linked list if there is some node in the list that can be reached again by continuously following the next pointer. Internally, pos is used to denote the index of the node that tail's next pointer is connected to (0-indexed). It is -1 if there is no cycle. Note that pos is not passed as a parameter.</text:p>
            <text:p/>
            <text:p>Do not modify the linked list.</text:p>
            <text:p/>
            <text:p> </text:p>
            <text:p/>
            <text:p>Example 1:</text:p>
            <text:p/>
            <text:p/>
            <text:p>Input: head = [3,2,0,-4], pos = 1</text:p>
            <text:p>Output: tail connects to node index 1</text:p>
            <text:p>Explanation: There is a cycle in the linked list, where tail connects to the second node.</text:p>
            <text:p>Example 2:</text:p>
            <text:p/>
            <text:p/>
            <text:p>Input: head = [1,2], pos = 0</text:p>
            <text:p>Output: tail connects to node index 0</text:p>
            <text:p>Explanation: There is a cycle in the linked list, where tail connects to the first node.</text:p>
            <text:p>Example 3:</text:p>
            <text:p/>
            <text:p/>
            <text:p>Input: head = [1], pos = -1</text:p>
            <text:p>Output: no cycle</text:p>
            <text:p>Explanation: There is no cycle in the linked list.</text:p>
            <text:p> </text:p>
          </table:table-cell>
          <table:table-cell table:style-name="ce2" office:value-type="string" calcext:value-type="string">
            <text:p>Detect the Node Where Cycle Begins (Linked List)</text:p>
            <text:p/>
            <text:p>Logic:</text:p>
            <text:p>1. Use two pointers: slow and fast, both start at head.</text:p>
            <text:p>2. Move:</text:p>
            <text:p>   - slow → 1 step</text:p>
            <text:p>   - fast → 2 steps</text:p>
            <text:p>3. If slow == fast → cycle detected, break loop.</text:p>
            <text:p>   - If loop exits without meeting → return None (no cycle).</text:p>
            <text:p>4. Reset one pointer (fast) to head.</text:p>
            <text:p>5. Move both slow and fast one step at a time.</text:p>
            <text:p>   - The node where they meet again is the start of the cycle.</text:p>
            <text:p>6. Return that node</text:p>
          </table:table-cell>
          <table:table-cell table:style-name="ce2" office:value-type="string" calcext:value-type="string">
            <text:p>Time Complexity:</text:p>
            <text:p>- Phase 1 (finding intersection): O(n)</text:p>
            <text:p>- Phase 2 (finding cycle start): O(n)</text:p>
            <text:p>- Overall: O(n)</text:p>
          </table:table-cell>
          <table:table-cell table:style-name="ce2" office:value-type="string" calcext:value-type="string">
            <text:p/>
            <text:p>Space Complexity:</text:p>
            <text:p>- Only two pointers used → O(1)</text:p>
          </table:table-cell>
          <table:table-cell table:style-name="ce2" table:number-columns-repeated="19"/>
          <table:table-cell table:number-columns-repeated="999"/>
        </table:table-row>
        <table:table-row table:style-name="ro2">
          <table:table-cell table:style-name="ce2" office:value-type="string" calcext:value-type="string">
            <text:p/>
            <text:p/>
            <text:p>Flattening a Linked List</text:p>
          </table:table-cell>
          <table:table-cell table:style-name="ce2" office:value-type="string" calcext:value-type="string">
            <text:p>Linked List</text:p>
          </table:table-cell>
          <table:table-cell table:style-name="ce2" office:value-type="string" calcext:value-type="string">
            <text:p>Given a linked list containing n head nodes where every node in the linked list contains two pointers:</text:p>
            <text:p>(i) next points to the next node in the list.</text:p>
            <text:p>(ii) bottom pointer to a sub-linked list where the current node is the head.</text:p>
            <text:p>Each of the sub-linked lists nodes and the head nodes are sorted in ascending order based on their data.</text:p>
            <text:p>Your task is to flatten the linked list such that all the nodes appear in a single level while maintaining the sorted order.</text:p>
            <text:p/>
            <text:p>Note:</text:p>
            <text:p>1. ↓ represents the bottom pointer and -&gt; represents the next pointer.</text:p>
            <text:p>2. The flattened list will be printed using the bottom pointer instead of the next pointer.</text:p>
            <text:p/>
            <text:p>Examples:</text:p>
            <text:p/>
            <text:p>Input:</text:p>
            <text:p/>
            <text:p>Output: 5-&gt; 7-&gt; 8-&gt; 10 -&gt; 19-&gt; 20-&gt; 22-&gt; 28-&gt; 30-&gt; 35-&gt; 40-&gt; 45-&gt; 50.</text:p>
            <text:p>Explanation: </text:p>
            <text:p>Bottom pointer of 5 is pointing to 7.</text:p>
            <text:p>Bottom pointer of 7 is pointing to 8.</text:p>
            <text:p>Bottom pointer of 8 is pointing to 10 and so on.</text:p>
            <text:p>Input:</text:p>
            <text:p> </text:p>
            <text:p>Output: 5-&gt; 7-&gt; 8-&gt; 10-&gt; 19-&gt; 22-&gt; 28-&gt; 30-&gt; 50</text:p>
            <text:p>Explanation:</text:p>
            <text:p>Bottom pointer of 5 is pointing to 7.</text:p>
            <text:p>Bottom pointer of 7 is pointing to 8.</text:p>
            <text:p>Bottom pointer of 8 is pointing to 10 and so on.</text:p>
          </table:table-cell>
          <table:table-cell table:style-name="ce2" office:value-type="string" calcext:value-type="string">
            <text:p>Flatten a Multilevel Linked List</text:p>
            <text:p/>
            <text:p>Logic:</text:p>
            <text:p>1. Each node has two pointers:</text:p>
            <text:p>   - next → points to the next node in the main list</text:p>
            <text:p>   - bottom → points to a sorted sublist</text:p>
            <text:p>2. Base case:</text:p>
            <text:p>   - If root is None or root.next is None → return root</text:p>
            <text:p>3. Recursive flattening:</text:p>
            <text:p>   - Flatten the list starting from root.next → merged_head</text:p>
            <text:p>   - Merge current node's bottom list with merged_head using merge()</text:p>
            <text:p>4. Merge function:</text:p>
            <text:p>   - Use a dummy node</text:p>
            <text:p>   - Traverse both lists and attach the smaller node to result</text:p>
            <text:p>   - Continue until one list is exhausted, then attach the remaining nodes</text:p>
            <text:p>5. Return the head of the fully flattened sorted list</text:p>
          </table:table-cell>
          <table:table-cell table:style-name="ce2" office:value-type="string" calcext:value-type="string">
            <text:p>Time Complexity:</text:p>
            <text:p>- Merging two lists of lengths m and n → O(m + n)</text:p>
            <text:p>- Recursive flattening → each node visited once</text:p>
            <text:p>- Overall: O(N) where N = total number of nodes in all bottom lists</text:p>
          </table:table-cell>
          <table:table-cell table:style-name="ce2" office:value-type="string" calcext:value-type="string">
            <text:p/>
            <text:p>Space Complexity:</text:p>
            <text:p>- Recursive stack → O(depth of next pointers) → O(n) in worst case</text:p>
            <text:p>- Dummy nodes / pointers → O(1) extra</text:p>
          </table:table-cell>
          <table:table-cell table:style-name="ce2" table:number-columns-repeated="19"/>
          <table:table-cell table:number-columns-repeated="999"/>
        </table:table-row>
        <table:table-row table:style-name="ro1">
          <table:table-cell table:style-name="ce2" office:value-type="string" calcext:value-type="string">
            <text:p><text:s/>Rotate List</text:p>
          </table:table-cell>
          <table:table-cell table:style-name="ce2" office:value-type="string" calcext:value-type="string">
            <text:p>Linked List</text:p>
          </table:table-cell>
          <table:table-cell table:style-name="ce2" office:value-type="string" calcext:value-type="string">
            <text:p>Given the head of a linked list, rotate the list to the right by k places.</text:p>
            <text:p/>
            <text:p> </text:p>
            <text:p/>
            <text:p>Example 1:</text:p>
            <text:p/>
            <text:p/>
            <text:p>Input: head = [1,2,3,4,5], k = 2</text:p>
            <text:p>Output: [4,5,1,2,3]</text:p>
            <text:p>Example 2:</text:p>
            <text:p/>
            <text:p/>
            <text:p>Input: head = [0,1,</text:p>
          </table:table-cell>
          <table:table-cell table:style-name="ce2" office:value-type="string" calcext:value-type="string">
            <text:p>Rotate Linked List to the Right by k Places</text:p>
            <text:p/>
            <text:p>Logic:</text:p>
            <text:p>1. Edge cases: If head is None, head.next is None, or k = 0 → return head.</text:p>
            <text:p>2. Calculate length of the list:</text:p>
            <text:p>   - Traverse list to find length and last node (temp).</text:p>
            <text:p>3. Handle rotations larger than length:</text:p>
            <text:p>   - k = k % length</text:p>
            <text:p>   - If k == 0 → no rotation needed, return head.</text:p>
            <text:p>4. Make the list circular:</text:p>
            <text:p>   - temp.next = head</text:p>
            <text:p>5. Find the new tail:</text:p>
            <text:p>   - Move length - k - 1 steps from head → temp</text:p>
            <text:p>6. Set the new head:</text:p>
            <text:p>   - new_head = temp.next</text:p>
            <text:p>   - Break the circle: temp.next = None</text:p>
            <text:p>7. Return new_head</text:p>
          </table:table-cell>
          <table:table-cell table:style-name="ce2" office:value-type="string" calcext:value-type="string">
            <text:p>Time Complexity:</text:p>
            <text:p>- Calculating length: O(n)</text:p>
            <text:p>- Moving to new tail: O(n)</text:p>
            <text:p>- Overall: O(n)</text:p>
            <text:p/>
          </table:table-cell>
          <table:table-cell table:style-name="ce2" office:value-type="string" calcext:value-type="string">
            <text:p>Space Complexity:</text:p>
            <text:p>- Only pointers used → O(1)</text:p>
          </table:table-cell>
          <table:table-cell table:style-name="ce2" table:number-columns-repeated="19"/>
          <table:table-cell table:number-columns-repeated="999"/>
        </table:table-row>
        <table:table-row table:style-name="ro1">
          <table:table-cell table:style-name="ce4" office:value-type="string" calcext:value-type="string">
            <text:p>Clone Linked List with Random and Next Pointer</text:p>
          </table:table-cell>
          <table:table-cell table:style-name="ce2" office:value-type="string" calcext:value-type="string">
            <text:p>Linked List</text:p>
          </table:table-cell>
          <table:table-cell table:style-name="ce2" office:value-type="string" calcext:value-type="string">
            <text:p>A linked list of length n is given such that each node contains an additional random pointer, which could point to any node in the list, or null.</text:p>
            <text:p/>
            <text:p>Construct a deep copy of the list. The deep copy should consist of exactly n brand new nodes, where each new node has its value set to the value of its corresponding original node. Both the next and random pointer of the new nodes should point to new nodes in the copied list such that the pointers in the original list and copied list represent the same list state. None of the pointers in the new list should point to nodes in the original list.</text:p>
            <text:p/>
            <text:p>For example, if there are two nodes X and Y in the original list, where X.random --&gt; Y, then for the corresponding two nodes x and y in the copied list, x.random --&gt; y.</text:p>
            <text:p/>
            <text:p>Return the head of the copied linked list.</text:p>
            <text:p/>
            <text:p>The linked list is represented in the input/output as a list of n nodes. Each node is represented as a pair of [val, random_index] where:</text:p>
            <text:p/>
            <text:p>val: an integer representing Node.val</text:p>
            <text:p>random_index: the index of the node (range from 0 to n-1) that the random pointer points to, or null if it does not point to any node.</text:p>
            <text:p>Your code will only be given the head of the original linked list.</text:p>
            <text:p/>
            <text:p> </text:p>
            <text:p/>
            <text:p>Example 1:</text:p>
            <text:p/>
            <text:p/>
            <text:p>Input: head = [[7,null],[13,0],[11,4],[10,2],[1,0]]</text:p>
            <text:p>Output: [[7,null],[13,0],[11,4],[10,2],[1,0]]</text:p>
            <text:p>Example 2:</text:p>
            <text:p/>
            <text:p/>
            <text:p>Input: head = [[1,1],[2,1]]</text:p>
            <text:p>Output: [[1,1],[2,1]]</text:p>
            <text:p>Example 3:</text:p>
            <text:p/>
            <text:p/>
            <text:p/>
            <text:p>Input: head = [[3,null],[3,0],[3,null]]</text:p>
            <text:p>Output: [[3,null],[3,0],[3,null]]</text:p>
          </table:table-cell>
          <table:table-cell table:style-name="ce2" office:value-type="string" calcext:value-type="string">
            <text:p>Copy a Linked List with Random Pointer</text:p>
            <text:p/>
            <text:p>Logic:</text:p>
            <text:p>1. Edge case: If head is None → return None.</text:p>
            <text:p>2. Step 1: Create nodes and Copy val and insert them immediately after original nodes:</text:p>
            <text:p>   - For each original node temp:</text:p>
            <text:p>     * Create copynode = Node(temp.val)</text:p>
            <text:p>     * Insert copynode after temp: temp.next = copynode → copynode.next = original temp.next</text:p>
            <text:p>3. Step 2: Set the random pointers for copied nodes:</text:p>
            <text:p>   - For each original node temp:</text:p>
            <text:p>     * copynode = temp.next</text:p>
            <text:p>     * If temp.random exists → copynode.random = temp.random.next</text:p>
            <text:p>     * Else → copynode.random = None</text:p>
            <text:p>4. Step 3: Separate the copied list from original:</text:p>
            <text:p>   - Use a dummy node to build the copied list</text:p>
            <text:p>   - Restore original list by skipping copied nodes</text:p>
            <text:p>5. Return dummy.next → head of copied list</text:p>
          </table:table-cell>
          <table:table-cell table:style-name="ce2" office:value-type="string" calcext:value-type="string">
            <text:p>Time Complexity:</text:p>
            <text:p>- Step 1, 2, 3 each traverse all nodes → O(n)</text:p>
            <text:p>- Overall: O(n)</text:p>
          </table:table-cell>
          <table:table-cell table:style-name="ce2" office:value-type="string" calcext:value-type="string">
            <text:p>Space Complexity:</text:p>
            <text:p>- No extra hashmap used → O(1) extra</text:p>
            <text:p>- Only new nodes for deep copy</text:p>
          </table:table-cell>
          <table:table-cell table:style-name="ce2" table:number-columns-repeated="19"/>
          <table:table-cell table:number-columns-repeated="999"/>
        </table:table-row>
        <table:table-row table:style-name="ro1">
          <table:table-cell table:style-name="ce2" office:value-type="string" calcext:value-type="string">
            <text:p>3Sum</text:p>
          </table:table-cell>
          <table:table-cell table:style-name="ce2" office:value-type="string" calcext:value-type="string">
            <text:p>Array </text:p>
          </table:table-cell>
          <table:table-cell table:style-name="ce2" office:value-type="string" calcext:value-type="string">
            <text:p>Given an integer array nums, return all the triplets [nums[i], nums[j], nums[k]] such that i != j, i != k, and j != k, and nums[i] + nums[j] + nums[k] == 0.</text:p>
            <text:p/>
            <text:p>Notice that the solution set must not contain duplicate triplets.</text:p>
            <text:p/>
            <text:p> </text:p>
            <text:p/>
            <text:p>Example 1:</text:p>
            <text:p/>
            <text:p>Input: nums = [-1,0,1,2,-1,-4]</text:p>
            <text:p>Output: [[-1,-1,2],[-1,0,1]]</text:p>
            <text:p>Explanation: </text:p>
            <text:p>nums[0] + nums[1] + nums[2] = (-1) + 0 + 1 = 0.</text:p>
            <text:p>nums[1] + nums[2] + nums[4] = 0 + 1 + (-1) = 0.</text:p>
            <text:p>nums[0] + nums[3] + nums[4] = (-1) + 2 + (-1) = 0.</text:p>
            <text:p>The distinct triplets are [-1,0,1] and [-1,-1,2].</text:p>
            <text:p>Notice that the order of the output and the order of the triplets does not matter.</text:p>
            <text:p>Example 2:</text:p>
            <text:p/>
            <text:p>Input: nums = [0,1,1]</text:p>
            <text:p>Output: []</text:p>
            <text:p>Explanation: The only possible triplet does not sum up to 0.</text:p>
            <text:p>Example 3:</text:p>
            <text:p/>
            <text:p>Input: nums = [0,0,0]</text:p>
            <text:p>Output: [[0,0,0]]</text:p>
            <text:p>Explanation: The only possible triplet sums up to 0.</text:p>
          </table:table-cell>
          <table:table-cell table:style-name="ce2" office:value-type="string" calcext:value-type="string">
            <text:p>Three Sum Problem</text:p>
            <text:p/>
            <text:p>Logic:</text:p>
            <text:p>1. Sort the array.</text:p>
            <text:p>2. Initialize an empty result list: res = []</text:p>
            <text:p>3. Iterate i from 0 to len(nums)-1:</text:p>
            <text:p>   - Skip duplicates: if i &gt; 0 and nums[i] == nums[i-1] → continue</text:p>
            <text:p>   - Set two pointers: l = i + 1, r = len(nums) - 1</text:p>
            <text:p>   - While l &lt; r:</text:p>
            <text:p>       * total = nums[i] + nums[l] + nums[r]</text:p>
            <text:p>       * If total &lt; 0 → move l forward (l += 1)</text:p>
            <text:p>       * If total &gt; 0 → move r backward (r -= 1)</text:p>
            <text:p>       * If total == 0 → add [nums[i], nums[l], nums[r]] to res</text:p>
            <text:p>           - Skip duplicates for l and r</text:p>
            <text:p>           - Move l += 1, r -= 1</text:p>
            <text:p>4. Return res (all unique triplets summing to 0)</text:p>
          </table:table-cell>
          <table:table-cell table:style-name="ce2" office:value-type="string" calcext:value-type="string">
            <text:p>Time Complexity:</text:p>
            <text:p>- Sorting: O(n log n)</text:p>
            <text:p>- Two-pointer iteration inside loop → O(n^2)</text:p>
            <text:p>- Overall: O(n^2)</text:p>
          </table:table-cell>
          <table:table-cell table:style-name="ce2" office:value-type="string" calcext:value-type="string">
            <text:p>Space Complexity:</text:p>
            <text:p>- Result list stores triplets → O(n) worst case</text:p>
            <text:p>- Extra variables/pointers → O(1)</text:p>
          </table:table-cell>
          <table:table-cell table:style-name="ce2" table:number-columns-repeated="19"/>
          <table:table-cell table:number-columns-repeated="999"/>
        </table:table-row>
        <table:table-row table:style-name="ro1">
          <table:table-cell table:style-name="ce2" office:value-type="string" calcext:value-type="string">
            <text:p>Trapping Rain Water</text:p>
          </table:table-cell>
          <table:table-cell table:style-name="ce2" office:value-type="string" calcext:value-type="string">
            <text:p>Array </text:p>
          </table:table-cell>
          <table:table-cell table:style-name="ce2" office:value-type="string" calcext:value-type="string">
            <text:p>Given n non-negative integers representing an elevation map where the width of each bar is 1, compute how much water it can trap after raining.</text:p>
            <text:p/>
            <text:p> </text:p>
            <text:p/>
            <text:p>Example 1:</text:p>
            <text:p/>
            <text:p/>
            <text:p>Input: height = [0,1,0,2,1,0,1,3,2,1,2,1]</text:p>
            <text:p>Output: 6</text:p>
            <text:p>Explanation: The above elevation map (black section) is represented by array [0,1,0,2,1,0,1,3,2,1,2,1]. In this case, 6 units of rain water (blue section) are being trapped.</text:p>
            <text:p>Example 2:</text:p>
            <text:p/>
            <text:p>Input: height = [4,2,0,3,2,5]</text:p>
            <text:p>Output: 9</text:p>
          </table:table-cell>
          <table:table-cell table:style-name="ce2" office:value-type="string" calcext:value-type="string">
            <text:p>Trapping Rain Water (Two-Pointer Approach)</text:p>
            <text:p/>
            <text:p>Logic:</text:p>
            <text:p>1. Initialize two pointers:</text:p>
            <text:p>   - l = 0 (left), r = len(height) - 1 (right)</text:p>
            <text:p>   - left_max = 0, right_max = 0, total = 0</text:p>
            <text:p>2. While l &lt; r:</text:p>
            <text:p>   - If height[l] &lt; height[r]:</text:p>
            <text:p>       * If height[l] &gt;= left_max → update left_max = height[l]</text:p>
            <text:p>       * Else → water trapped = left_max - height[l], add to total</text:p>
            <text:p>       * Move l += 1</text:p>
            <text:p>   - Else:</text:p>
            <text:p>       * If height[r] &gt;= right_max → update right_max = height[r]</text:p>
            <text:p>       * Else → water trapped = right_max - height[r], add to total</text:p>
            <text:p>       * Move r -= 1</text:p>
            <text:p>3. Return total trapped water</text:p>
          </table:table-cell>
          <table:table-cell table:style-name="ce2" office:value-type="string" calcext:value-type="string">
            <text:p/>
            <text:p>Time Complexity:</text:p>
            <text:p>- Each element visited once → O(n)</text:p>
          </table:table-cell>
          <table:table-cell table:style-name="ce2" office:value-type="string" calcext:value-type="string">
            <text:p/>
            <text:p>Space Complexity:</text:p>
            <text:p>- Only pointers and counters used → O(1)</text:p>
          </table:table-cell>
          <table:table-cell table:style-name="ce2" table:number-columns-repeated="19"/>
          <table:table-cell table:number-columns-repeated="999"/>
        </table:table-row>
        <table:table-row table:style-name="ro1">
          <table:table-cell table:style-name="ce2" office:value-type="string" calcext:value-type="string">
            <text:p>Remove Duplicates from Sorted Array</text:p>
          </table:table-cell>
          <table:table-cell table:style-name="ce2" office:value-type="string" calcext:value-type="string">
            <text:p>Array </text:p>
          </table:table-cell>
          <table:table-cell table:style-name="ce2" office:value-type="string" calcext:value-type="string">
            <text:p>Given an integer array nums sorted in non-decreasing order, remove the duplicates in-place such that each unique element appears only once. The relative order of the elements should be kept the same. Then return the number of unique elements in nums.</text:p>
            <text:p/>
            <text:p>Consider the number of unique elements of nums to be k, to get accepted, you need to do the following things:</text:p>
            <text:p/>
            <text:p>Change the array nums such that the first k elements of nums contain the unique elements in the order they were present in nums initially. The remaining elements of nums are not important as well as the size of nums.</text:p>
            <text:p>Return k.</text:p>
            <text:p>Custom Judge:</text:p>
            <text:p/>
            <text:p>The judge will test your solution with the following code:</text:p>
            <text:p/>
            <text:p>int[] nums = [...]; // Input array</text:p>
            <text:p>int[] expectedNums = [...]; // The expected answer with correct length</text:p>
            <text:p/>
            <text:p>int k = removeDuplicates(nums); // Calls your implementation</text:p>
            <text:p/>
            <text:p>assert k == expectedNums.length;</text:p>
            <text:p>for (int i = 0; i &lt; k; i++) {</text:p>
            <text:p>    assert nums[i] == expectedNums[i];</text:p>
            <text:p>}</text:p>
            <text:p>If all assertions pass, then your solution will be accepted.</text:p>
            <text:p/>
            <text:p> </text:p>
            <text:p/>
            <text:p>Example 1:</text:p>
            <text:p/>
            <text:p>Input: nums = [1,1,2]</text:p>
            <text:p>Output: 2, nums = [1,2,_]</text:p>
            <text:p>Explanation: Your function should return k = 2, with the first two elements of nums being 1 and 2 respectively.</text:p>
            <text:p>It does not matter what you leave beyond the returned k (hence they are underscores).</text:p>
            <text:p>Example 2:</text:p>
            <text:p/>
            <text:p>Input: nums = [0,0,1,1,1,2,2,3,3,4]</text:p>
            <text:p>Output: 5, nums = [0,1,2,3,4,_,_,_,_,_]</text:p>
            <text:p>Explanation: Your function should return k = 5, with the first five elements of nums being 0, 1, 2, 3, and 4 respectively.</text:p>
            <text:p>It does not matter what you leave beyond the returned k (hence they are underscores).</text:p>
            <text:p> </text:p>
          </table:table-cell>
          <table:table-cell table:style-name="ce2" office:value-type="string" calcext:value-type="string">
            <text:p>Remove Duplicates from Sorted Array</text:p>
            <text:p/>
            <text:p>Logic:</text:p>
            <text:p>1. Initialize two pointers:</text:p>
            <text:p>   - l = 0 → slow pointer for the position of last unique element</text:p>
            <text:p>   - r = 1 → fast pointer to explore the array</text:p>
            <text:p>2. Iterate while r &lt; len(nums):</text:p>
            <text:p>   - If nums[l] != nums[r]:</text:p>
            <text:p>       * Move l forward: l += 1</text:p>
            <text:p>       * Update nums[l] = nums[r] (store the new unique value)</text:p>
            <text:p>   - Move r forward: r += 1</text:p>
            <text:p>3. Return l + 1 → new length of unique elements</text:p>
          </table:table-cell>
          <table:table-cell table:style-name="ce2" office:value-type="string" calcext:value-type="string">
            <text:p>Time Complexity:</text:p>
            <text:p>- Single pass through the array → O(n)</text:p>
          </table:table-cell>
          <table:table-cell table:style-name="ce2" office:value-type="string" calcext:value-type="string">
            <text:p>Space Complexity:</text:p>
            <text:p>- In-place → O(1)</text:p>
          </table:table-cell>
          <table:table-cell table:style-name="ce2" table:number-columns-repeated="19"/>
          <table:table-cell table:number-columns-repeated="999"/>
        </table:table-row>
        <table:table-row table:style-name="ro1">
          <table:table-cell table:style-name="ce2" office:value-type="string" calcext:value-type="string">
            <text:p>Max Consecutive Ones</text:p>
          </table:table-cell>
          <table:table-cell table:style-name="ce2" office:value-type="string" calcext:value-type="string">
            <text:p>Array </text:p>
          </table:table-cell>
          <table:table-cell table:style-name="ce2" office:value-type="string" calcext:value-type="string">
            <text:p>Given a binary array nums, return the maximum number of consecutive 1's in the array.</text:p>
            <text:p/>
            <text:p> </text:p>
            <text:p/>
            <text:p>Example 1:</text:p>
            <text:p/>
            <text:p>Input: nums = [1,1,0,1,1,1]</text:p>
            <text:p>Output: 3</text:p>
            <text:p>Explanation: The first two digits or the last three digits are consecutive 1s. The maximum number of consecutive 1s is 3.</text:p>
            <text:p>Example 2:</text:p>
            <text:p/>
            <text:p>Input: nums = [1,0,1,1,0,1]</text:p>
            <text:p>Output: 2</text:p>
          </table:table-cell>
          <table:table-cell table:style-name="ce2" office:value-type="string" calcext:value-type="string">
            <text:p>Find Maximum Consecutive Ones (Optimized)</text:p>
            <text:p/>
            <text:p>Logic:</text:p>
            <text:p>1. Initialize:</text:p>
            <text:p>   - count = 0 → current consecutive ones</text:p>
            <text:p>   - maxi = 0 → maximum consecutive ones seen so far</text:p>
            <text:p>2. Iterate through the array:</text:p>
            <text:p>   - If nums[i] == 1 → increment count, update maxi = max(maxi, count)</text:p>
            <text:p>   - Else → reset count = 0</text:p>
            <text:p>3. Return maxi → longest consecutive ones</text:p>
            <text:p/>
          </table:table-cell>
          <table:table-cell table:style-name="ce2" office:value-type="string" calcext:value-type="string">
            <text:p>Time Complexity:</text:p>
            <text:p>- Single pass through array → O(n)</text:p>
            <text:p>- Hashmap operations (get/update) → O(1) average</text:p>
            <text:p>- Overall: O(n)</text:p>
          </table:table-cell>
          <table:table-cell table:style-name="ce2" office:value-type="string" calcext:value-type="string">
            <text:p>Space Complexity:</text:p>
            <text:p>- Only two counters used → O(1)</text:p>
          </table:table-cell>
          <table:table-cell table:style-name="ce2" table:number-columns-repeated="19"/>
          <table:table-cell table:number-columns-repeated="999"/>
        </table:table-row>
        <table:table-row table:style-name="ro1">
          <table:table-cell table:style-name="ce2" office:value-type="string" calcext:value-type="string">
            <text:p>N meetings in one room</text:p>
          </table:table-cell>
          <table:table-cell table:style-name="ce2" office:value-type="string" calcext:value-type="string">
            <text:p>Greedy </text:p>
          </table:table-cell>
          <table:table-cell table:style-name="ce2" office:value-type="string" calcext:value-type="string">
            <text:p>You are given timings of n meetings in the form of (start[i], end[i]) where start[i] is the start time of meeting i and end[i] is the finish time of meeting i. Return the maximum number of meetings that can be accommodated in a single meeting room, when only one meeting can be held in the meeting room at a particular time. </text:p>
            <text:p/>
            <text:p>Note: The start time of one chosen meeting can't be equal to the end time of the other chosen meeting.</text:p>
            <text:p/>
            <text:p>Examples :</text:p>
            <text:p/>
            <text:p>Input: start[] = [1, 3, 0, 5, 8, 5], end[] =  [2, 4, 6, 7, 9, 9]</text:p>
            <text:p>Output: 4</text:p>
            <text:p>Explanation: Maximum four meetings can be held with given start and end timings. The meetings are - (1, 2), (3, 4), (5,7) and (8,9)</text:p>
            <text:p>Input: start[] = [10, 12, 20], end[] = [20, 25, 30]</text:p>
            <text:p>Output: 1</text:p>
            <text:p>Explanation: Only one meetings can be held with given start and end timings.</text:p>
            <text:p>Input: start[] = [1, 2], end[] = [100, 99]</text:p>
            <text:p>Output: 1</text:p>
          </table:table-cell>
          <table:table-cell table:style-name="ce2" office:value-type="string" calcext:value-type="string">
            <text:p>Maximum Meetings in One Room</text:p>
            <text:p/>
            <text:p>Logic:</text:p>
            <text:p>1. Pair each meeting as (end, start) → allows sorting by earliest end time.</text:p>
            <text:p>2. Sort all meetings by end time in ascending order.</text:p>
            <text:p>3. Initialize:</text:p>
            <text:p>   - freetime = -∞ → time until which the room is occupied</text:p>
            <text:p>   - count = 0 → number of meetings scheduled</text:p>
            <text:p>4. Traverse sorted meetings:</text:p>
            <text:p>   - If current meeting's start &gt; freetime:</text:p>
            <text:p>       * Increment count</text:p>
            <text:p>       * Update freetime = current meeting's end</text:p>
            <text:p>5. Return count → maximum number of non-overlapping meetings</text:p>
          </table:table-cell>
          <table:table-cell table:style-name="ce2" office:value-type="string" calcext:value-type="string">
            <text:p>Time Complexity:</text:p>
            <text:p>- Creating meeting pairs → O(n)</text:p>
            <text:p>- Sorting meetings → O(n log n)</text:p>
            <text:p>- Traversing meetings → O(n)</text:p>
            <text:p>- Overall = O(n log n)</text:p>
          </table:table-cell>
          <table:table-cell table:style-name="ce2" office:value-type="string" calcext:value-type="string">
            <text:p>Space Complexity:</text:p>
            <text:p>- List of meeting pairs → O(n)</text:p>
            <text:p>- Extra variables → O(1)</text:p>
            <text:p>- Overall = O(n)</text:p>
          </table:table-cell>
          <table:table-cell table:style-name="ce2" table:number-columns-repeated="19"/>
          <table:table-cell table:number-columns-repeated="999"/>
        </table:table-row>
        <table:table-row table:style-name="ro1">
          <table:table-cell table:style-name="ce2" office:value-type="string" calcext:value-type="string">
            <text:p>Minimum Platforms Required for Given Railway Arrival and Departure Times</text:p>
          </table:table-cell>
          <table:table-cell table:style-name="ce2" office:value-type="string" calcext:value-type="string">
            <text:p>Greedy </text:p>
          </table:table-cell>
          <table:table-cell table:style-name="ce2" office:value-type="string" calcext:value-type="string">
            <text:p>You are given the arrival times arr[] and departure times dep[] of all trains that arrive at a railway station on the same day. Your task is to determine the minimum number of platforms required at the station to ensure that no train is kept waiting.</text:p>
            <text:p/>
            <text:p>At any given time, the same platform cannot be used for both the arrival of one train and the departure of another. Therefore, when two trains arrive at the same time, or when one arrives before another departs, additional platforms are required to accommodate both trains.</text:p>
            <text:p/>
            <text:p>Examples:</text:p>
            <text:p/>
            <text:p>Input: arr[] = [900, 940, 950, 1100, 1500, 1800], dep[] = [910, 1200, 1120, 1130, 1900, 2000]</text:p>
            <text:p>Output: 3</text:p>
            <text:p>Explanation: There are three trains during the time 9:40 to 12:00. So we need a minimum of 3 platforms.</text:p>
            <text:p>Input: arr[] = [900, 1235, 1100], dep[] = [1000, 1240, 1200]</text:p>
            <text:p>Output: 1</text:p>
            <text:p>Explanation: All train times are mutually exclusive. So we need only one platform</text:p>
            <text:p>Input: arr[] = [1000, 935, 1100], dep[] = [1200, 1240, 1130]</text:p>
            <text:p>Output: 3</text:p>
            <text:p>Explanation: All 3 trains have to be there from 11:00 to 11:30</text:p>
          </table:table-cell>
          <table:table-cell table:style-name="ce2" office:value-type="string" calcext:value-type="string">
            <text:p>Minimum Number of Platforms at Railway Station</text:p>
            <text:p/>
            <text:p>Logic:</text:p>
            <text:p>1. Sort both arrival and departure arrays.</text:p>
            <text:p>2. Initialize:</text:p>
            <text:p>   - i = 0 → pointer for arrival times</text:p>
            <text:p>   - j = 0 → pointer for departure times</text:p>
            <text:p>   - count = 0 → current platforms occupied</text:p>
            <text:p>   - maxi = -∞ → maximum platforms needed</text:p>
            <text:p>3. Traverse while i &lt; len(arr) and j &lt; len(dep):</text:p>
            <text:p>   - If arr[i] &lt;= dep[j]:</text:p>
            <text:p>       * A train arrives before the previous leaves → need extra platform</text:p>
            <text:p>       * count += 1</text:p>
            <text:p>       * Update maxi = max(maxi, count)</text:p>
            <text:p>       * Move to next arrival: i += 1</text:p>
            <text:p>   - Else:</text:p>
            <text:p>       * A train departs → free a platform</text:p>
            <text:p>       * count -= 1</text:p>
            <text:p>       * Move to next departure: j += 1</text:p>
            <text:p>4. Return maxi → minimum number of platforms required</text:p>
          </table:table-cell>
          <table:table-cell table:style-name="ce2" office:value-type="string" calcext:value-type="string">
            <text:p>Time Complexity:</text:p>
            <text:p>- Sorting arrivals and departures → O(n log n)</text:p>
            <text:p>- Traversing both arrays → O(n)</text:p>
            <text:p>- Overall = O(n log n)</text:p>
            <text:p/>
          </table:table-cell>
          <table:table-cell table:style-name="ce2" office:value-type="string" calcext:value-type="string">
            <text:p>Space Complexity:</text:p>
            <text:p>- Only counters and pointers used → O(1)</text:p>
          </table:table-cell>
          <table:table-cell table:style-name="ce2" table:number-columns-repeated="19"/>
          <table:table-cell table:number-columns-repeated="999"/>
        </table:table-row>
        <table:table-row table:style-name="ro1">
          <table:table-cell table:style-name="ce2" office:value-type="string" calcext:value-type="string">
            <text:p>Job Sequencing Problem</text:p>
          </table:table-cell>
          <table:table-cell table:style-name="ce2" office:value-type="string" calcext:value-type="string">
            <text:p>Greedy </text:p>
          </table:table-cell>
          <table:table-cell table:style-name="ce2" office:value-type="string" calcext:value-type="string">
            <text:p>You are given two arrays: deadline[], and profit[], which represent a set of jobs, where each job is associated with a deadline, and a profit. Each job takes 1 unit of time to complete, and only one job can be scheduled at a time. You will earn the profit associated with a job only if it is completed by its deadline.</text:p>
            <text:p/>
            <text:p>Your task is to find:</text:p>
            <text:p/>
            <text:p>The maximum number of jobs that can be completed within their deadlines.</text:p>
            <text:p>The total maximum profit earned by completing those jobs.</text:p>
            <text:p>Examples :</text:p>
            <text:p/>
            <text:p>Input: deadline[] = [4, 1, 1, 1], profit[] = [20, 10, 40, 30]</text:p>
            <text:p>Output: [2, 60]</text:p>
            <text:p>Explanation: Job1 and Job3 can be done with maximum profit of 60 (20+40).</text:p>
            <text:p>Input: deadline[] = [2, 1, 2, 1, 1], profit[] = [100, 19, 27, 25, 15]</text:p>
            <text:p>Output: [2, 127]</text:p>
            <text:p>Explanation: Job1 and Job3 can be done with maximum profit of 127 (100+27).</text:p>
            <text:p>Input: deadline[] = [3, 1, 2, 2], profit[] = [50, 10, 20, 30]</text:p>
            <text:p>Output: [3, 100]</text:p>
            <text:p>Explanation: Job1, Job3 and Job4 can be completed with a maximum profit of 100 (50 + 20 + 30).</text:p>
          </table:table-cell>
          <table:table-cell table:style-name="ce2" office:value-type="string" calcext:value-type="string">
            <text:p>Job Sequencing Problem (Maximum Profit)</text:p>
            <text:p/>
            <text:p>Logic:</text:p>
            <text:p>1. Edge case: if deadline or profit arrays are empty → return [0, 0]</text:p>
            <text:p>2. Initialize:</text:p>
            <text:p>   - count = 0 → number of jobs scheduled</text:p>
            <text:p>   - countprofit = 0 → total profit earned</text:p>
            <text:p>   - schedule = [-1] * (max(deadline) + 1) → to mark occupied time slots</text:p>
            <text:p>   - res = [] → store jobs as (profit, deadline) pairs</text:p>
            <text:p>3. Populate res with (profit, deadline) for each job</text:p>
            <text:p>4. Sort res in descending order of profit → greedy choice</text:p>
            <text:p>5. For each job (profit, deadline):</text:p>
            <text:p>   - Try to schedule it at its deadline or before</text:p>
            <text:p>   - While deadline &gt; 0:</text:p>
            <text:p>       * If schedule[deadline] == -1 (slot free):</text:p>
            <text:p>           - Schedule job → schedule[deadline] = profit</text:p>
            <text:p>           - Update count += 1 and countprofit += profit</text:p>
            <text:p>           - Break loop (job scheduled)</text:p>
            <text:p>       * Else → deadline -= 1 (try earlier slot)</text:p>
            <text:p>6. Return [count, countprofit] → total jobs scheduled and total profit</text:p>
          </table:table-cell>
          <table:table-cell table:style-name="ce2" office:value-type="string" calcext:value-type="string">
            <text:p>Time Complexity:</text:p>
            <text:p>- Sorting jobs by profit → O(n log n)</text:p>
            <text:p>- Scheduling jobs → O(n * max_deadline) in worst case</text:p>
            <text:p>- Overall = O(n log n + n * max_deadline)</text:p>
            <text:p/>
          </table:table-cell>
          <table:table-cell table:style-name="ce2" office:value-type="string" calcext:value-type="string">
            <text:p>Space Complexity:</text:p>
            <text:p>- schedule array of size max_deadline → O(max_deadline)</text:p>
            <text:p>- res array of size n → O(n)</text:p>
            <text:p>- Overall = O(n + max_deadline)</text:p>
          </table:table-cell>
          <table:table-cell table:style-name="ce2" table:number-columns-repeated="19"/>
          <table:table-cell table:number-columns-repeated="999"/>
        </table:table-row>
        <table:table-row table:style-name="ro1">
          <table:table-cell table:style-name="ce2" office:value-type="string" calcext:value-type="string">
            <text:p>Fractional Knapsack</text:p>
          </table:table-cell>
          <table:table-cell table:style-name="ce2" office:value-type="string" calcext:value-type="string">
            <text:p>Greedy </text:p>
          </table:table-cell>
          <table:table-cell table:style-name="ce2" office:value-type="string" calcext:value-type="string">
            <text:p>Given two arrays, val[] and wt[], representing the values and weights of items, and an integer capacity representing the maximum weight a knapsack can hold, determine the maximum total value that can be achieved by putting items in the knapsack. You are allowed to break items into fractions if necessary.</text:p>
            <text:p>Return the maximum value as a double, rounded to 6 decimal places.</text:p>
            <text:p/>
            <text:p>Examples :</text:p>
            <text:p/>
            <text:p>Input: val[] = [60, 100, 120], wt[] = [10, 20, 30], capacity = 50</text:p>
            <text:p>Output: 240.000000</text:p>
            <text:p>Explanation: Take the item with value 60 and weight 10, value 100 and weight 20 and split the third item with value 120 and weight 30, to fit it into weight 20. so it becomes (120/30)*20=80, so the total value becomes 60+100+80.0=240.0 Thus, total maximum value of item we can have is 240.00 from the given capacity of sack. </text:p>
            <text:p>Input: val[] = [60, 100], wt[] = [10, 20], capacity = 50</text:p>
            <text:p>Output: 160.000000</text:p>
            <text:p>Explanation: Take both the items completely, without breaking. Total maximum value of item we can have is 160.00 from the given capacity of sack.</text:p>
            <text:p>Input: val[] = [10, 20, 30], wt[] = [5, 10, 15], capacity = 100</text:p>
            <text:p>Output: 60.000000</text:p>
            <text:p>Explanation: In this case, the knapsack capacity exceeds the combined weight of all items (5 + 10 + 15 = 30). Therefore, we can take all items completely, yielding a total maximum value of 10 + 20 + 30 = 60.000000.</text:p>
          </table:table-cell>
          <table:table-cell table:style-name="ce2" office:value-type="string" calcext:value-type="string">
            <text:p>Fractional Knapsack Problem</text:p>
            <text:p/>
            <text:p>Logic:</text:p>
            <text:p>1. Prepare items:</text:p>
            <text:p>   - For each item, calculate value per unit weight = val[i] / wt[i]</text:p>
            <text:p>   - Store as tuple (value_per_kg, val[i], wt[i]) in weight[]</text:p>
            <text:p>2. Sort weight[] in descending order of value_per_kg → greedy approach</text:p>
            <text:p>3. Initialize:</text:p>
            <text:p>   - total_capacity = capacity</text:p>
            <text:p>   - total_value = 0</text:p>
            <text:p>4. Traverse sorted items:</text:p>
            <text:p>   - If item weight ≤ remaining capacity:</text:p>
            <text:p>       * Take the full item</text:p>
            <text:p>       * total_capacity -= wgt</text:p>
            <text:p>       * total_value += value</text:p>
            <text:p>   - Else if total_capacity == 0:</text:p>
            <text:p>       * Knapsack is full → return total_value</text:p>
            <text:p>   - Else (item doesn’t fit fully):</text:p>
            <text:p>       * Take fraction of item</text:p>
            <text:p>       * total_value += value_per_kg * total_capacity</text:p>
            <text:p>       * total_capacity = 0</text:p>
            <text:p>5. Return total_value as maximum value possible</text:p>
          </table:table-cell>
          <table:table-cell table:style-name="ce2" office:value-type="string" calcext:value-type="string">
            <text:p>Time Complexity:</text:p>
            <text:p>- Preparing ratio list → O(n)</text:p>
            <text:p>- Sorting items by ratio → O(n log n)</text:p>
            <text:p>- Iterating through items → O(n)</text:p>
            <text:p>- Overall = O(n log n)</text:p>
          </table:table-cell>
          <table:table-cell table:style-name="ce2" office:value-type="string" calcext:value-type="string">
            <text:p>Space Complexity:</text:p>
            <text:p>- Extra list weight[] of size n → O(n)</text:p>
            <text:p>- Only a few variables used otherwise → O(1)</text:p>
            <text:p>- Overall = O(n)</text:p>
          </table:table-cell>
          <table:table-cell table:style-name="ce2" table:number-columns-repeated="19"/>
          <table:table-cell table:number-columns-repeated="999"/>
        </table:table-row>
        <table:table-row table:style-name="ro1">
          <table:table-cell table:style-name="ce2" office:value-type="string" calcext:value-type="string">
            <text:p>Minimum number of Coins</text:p>
            <text:p/>
          </table:table-cell>
          <table:table-cell table:style-name="ce2" office:value-type="string" calcext:value-type="string">
            <text:p>Greedy </text:p>
          </table:table-cell>
          <table:table-cell table:style-name="ce2" office:value-type="string" calcext:value-type="string">
            <text:p>Given an infinite supply of each denomination of Indian currency { 1, 2, 5, 10, 20, 50, 100, 200, 500, 2000 } and a target value N.</text:p>
            <text:p>Find the minimum number of coins and/or notes needed to make the change for Rs N. You must return the list containing the value of coins required. </text:p>
            <text:p/>
            <text:p/>
            <text:p>Example 1:</text:p>
            <text:p/>
            <text:p>Input: N = 43</text:p>
            <text:p>Output: 20 20 2 1</text:p>
            <text:p>Explaination: </text:p>
            <text:p>Minimum number of coins and notes needed </text:p>
            <text:p>to make 43. </text:p>
            <text:p/>
            <text:p>Example 2:</text:p>
            <text:p/>
            <text:p>Input: N = 1000</text:p>
            <text:p>Output: 500 500</text:p>
            <text:p>Explaination: minimum possible notes</text:p>
            <text:p>is 2 notes of 500.</text:p>
          </table:table-cell>
          <table:table-cell table:style-name="ce2" office:value-type="string" calcext:value-type="string">
            <text:p>Minimum Coin Partition</text:p>
            <text:p/>
            <text:p>Logic:</text:p>
            <text:p>1. Define available coins:</text:p>
            <text:p>   - coins = [1, 2, 5, 10, 20, 50, 100, 200, 500, 2000]</text:p>
            <text:p>   - Already sorted in ascending order</text:p>
            <text:p>2. Traverse coins from largest → smallest:</text:p>
            <text:p>   - While current coin ≤ N:</text:p>
            <text:p>       * Subtract coin from N → N = N - coin</text:p>
            <text:p>       * Append coin to result list ans[]</text:p>
            <text:p>   - Move to next smaller coin</text:p>
            <text:p>3. Continue until N becomes 0</text:p>
            <text:p>4. Return ans[] → list of chosen coins in decreasing order</text:p>
          </table:table-cell>
          <table:table-cell table:style-name="ce2" office:value-type="string" calcext:value-type="string">
            <text:p/>
            <text:p>Time Complexity:</text:p>
            <text:p>- In the worst case, we may pick N coins (all 1s)</text:p>
            <text:p>- So O(N / min_coin) ≈ O(N) in worst case</text:p>
            <text:p>- But since coins are large and greedy picks big ones first, average complexity is much better</text:p>
            <text:p>- Overall = O(N) worst case</text:p>
          </table:table-cell>
          <table:table-cell table:style-name="ce2" office:value-type="string" calcext:value-type="string">
            <text:p>Space Complexity:</text:p>
            <text:p>- ans[] stores the selected coins → O(k), where k = number of coins in the solution</text:p>
            <text:p>- Other variables are constant → O(1)</text:p>
            <text:p>- Overall = O(k)</text:p>
          </table:table-cell>
          <table:table-cell table:style-name="ce2" table:number-columns-repeated="19"/>
          <table:table-cell table:number-columns-repeated="999"/>
        </table:table-row>
        <table:table-row table:style-name="ro1">
          <table:table-cell table:style-name="ce2" office:value-type="string" calcext:value-type="string">
            <text:p>Assign Cookies</text:p>
          </table:table-cell>
          <table:table-cell table:style-name="ce2" office:value-type="string" calcext:value-type="string">
            <text:p>Greedy </text:p>
          </table:table-cell>
          <table:table-cell table:style-name="ce2" office:value-type="string" calcext:value-type="string">
            <text:p>Assume you are an awesome parent and want to give your children some cookies. But, you should give each child at most one cookie.</text:p>
            <text:p/>
            <text:p>Each child i has a greed factor g[i], which is the minimum size of a cookie that the child will be content with; and each cookie j has a size s[j]. If s[j] &gt;= g[i], we can assign the cookie j to the child i, and the child i will be content. Your goal is to maximize the number of your content children and output the maximum number.</text:p>
            <text:p/>
            <text:p> </text:p>
            <text:p/>
            <text:p>Example 1:</text:p>
            <text:p/>
            <text:p>Input: g = [1,2,3], s = [1,1]</text:p>
            <text:p>Output: 1</text:p>
            <text:p>Explanation: You have 3 children and 2 cookies. The greed factors of 3 children are 1, 2, 3. </text:p>
            <text:p>And even though you have 2 cookies, since their size is both 1, you could only make the child whose greed factor is 1 content.</text:p>
            <text:p>You need to output 1.</text:p>
            <text:p>Example 2:</text:p>
            <text:p/>
            <text:p>Input: g = [1,2], s = [1,2,3]</text:p>
            <text:p>Output: 2</text:p>
            <text:p>Explanation: You have 2 children and 3 cookies. The greed factors of 2 children are 1, 2. </text:p>
            <text:p>You have 3 cookies and their sizes are big enough to gratify all of the children, </text:p>
            <text:p>You need to output 2.</text:p>
          </table:table-cell>
          <table:table-cell table:style-name="ce2" office:value-type="string" calcext:value-type="string">
            <text:p>Assign Cookies Problem</text:p>
            <text:p/>
            <text:p>Logic:</text:p>
            <text:p>1. Each child has a "greed factor" (g[i]) and each cookie has a size (s[j]).</text:p>
            <text:p>2. Sort both lists g and s in ascending order:</text:p>
            <text:p>   - Smallest greedy child gets the smallest possible cookie.</text:p>
            <text:p>3. Initialize two pointers:</text:p>
            <text:p>   - l = 0 → pointer for children</text:p>
            <text:p>   - r = 0 → pointer for cookies</text:p>
            <text:p>4. While both lists are not exhausted:</text:p>
            <text:p>   - If current cookie can satisfy current child (g[l] ≤ s[r]):</text:p>
            <text:p>       * Assign cookie to child → move to next child (l = l + 1)</text:p>
            <text:p>   - Always move to next cookie (r = r + 1)</text:p>
            <text:p>5. Return l → total number of children satisfied</text:p>
          </table:table-cell>
          <table:table-cell table:style-name="ce2" office:value-type="string" calcext:value-type="string">
            <text:p>Time Complexity:</text:p>
            <text:p>- Sorting g and s → O(n log n + m log m), where n = len(g), m = len(s)</text:p>
            <text:p>- Single traversal → O(n + m)</text:p>
            <text:p>- Overall = O(n log n + m log m)</text:p>
          </table:table-cell>
          <table:table-cell table:style-name="ce2" office:value-type="string" calcext:value-type="string">
            <text:p>Space Complexity:</text:p>
            <text:p>- Sorting done in-place → O(1) extra space</text:p>
            <text:p>- Only two pointers used → O(1)</text:p>
            <text:p>- Result list not stored</text:p>
            <text:p>- Overall = O(1)</text:p>
          </table:table-cell>
          <table:table-cell table:style-name="ce2" table:number-columns-repeated="19"/>
          <table:table-cell table:number-columns-repeated="999"/>
        </table:table-row>
        <table:table-row table:style-name="ro1">
          <table:table-cell table:style-name="ce2" office:value-type="string" calcext:value-type="string">
            <text:p>Subset Sums</text:p>
          </table:table-cell>
          <table:table-cell table:style-name="ce2" office:value-type="string" calcext:value-type="string">
            <text:p>Recursion</text:p>
          </table:table-cell>
          <table:table-cell table:style-name="ce2" office:value-type="string" calcext:value-type="string">
            <text:p>Given a array arr of integers, return the sums of all subsets in the list.  Return the sums in any order.</text:p>
            <text:p/>
            <text:p>Examples:</text:p>
            <text:p/>
            <text:p>Input: arr[] = [2, 3]</text:p>
            <text:p>Output: [0, 2, 3, 5]</text:p>
            <text:p>Explanation: When no elements are taken then Sum = 0. When only 2 is taken then Sum = 2. When only 3 is taken then Sum = 3. When elements 2 and 3 are taken then Sum = 2+3 = 5.</text:p>
            <text:p>Input: arr[] = [1, 2, 1]</text:p>
            <text:p>Output: [0, 1, 1, 2, 2, 3, 3, 4]</text:p>
            <text:p>Explanation: The possible subset sums are 0 (no elements), 1 (either of the 1's), 2 (the element 2), and their combinations.</text:p>
            <text:p>Input: arr[] = [5, 6, 7]</text:p>
            <text:p>Output: [0, 5, 6, 7, 11, 12, 13, 18]</text:p>
            <text:p>Explanation: The possible subset sums are 0 (no elements), 5, 6, 7, and their combinations.</text:p>
          </table:table-cell>
          <table:table-cell table:style-name="ce2" office:value-type="string" calcext:value-type="string">
            <text:p>Subset Sums Problem</text:p>
            <text:p/>
            <text:p>Logic:</text:p>
            <text:p>1. We want all possible sums of subsets from the given array `arr`.</text:p>
            <text:p>2. Use recursion (`helper_function(i, sum)`):</text:p>
            <text:p>   - `i` → current index in array</text:p>
            <text:p>   - `sum` → current sum of chosen subset</text:p>
            <text:p>3. Base case:</text:p>
            <text:p>   - If i == n → we have formed a subset → store its sum in ans</text:p>
            <text:p>4. Choices at each step:</text:p>
            <text:p>   - Include arr[i] → call helper_function(i+1, sum + arr[i])</text:p>
            <text:p>   - Exclude arr[i] → call helper_function(i+1, sum)</text:p>
            <text:p>5. Finally, ans contains sums of all subsets.</text:p>
          </table:table-cell>
          <table:table-cell table:style-name="ce2" office:value-type="string" calcext:value-type="string">
            <text:p>Time Complexity:</text:p>
            <text:p>- Each element has 2 choices → total recursive calls = O(2^n)</text:p>
            <text:p>- Each call does O(1) work</text:p>
            <text:p>- TC = O(2^n)</text:p>
          </table:table-cell>
          <table:table-cell table:style-name="ce2" office:value-type="string" calcext:value-type="string">
            <text:p>Space Complexity:</text:p>
            <text:p>- Recursion depth = O(n) (stack)</text:p>
            <text:p>- ans stores 2^n sums</text:p>
            <text:p>- SC = O(2^n)</text:p>
          </table:table-cell>
          <table:table-cell table:style-name="ce2" table:number-columns-repeated="19"/>
          <table:table-cell table:number-columns-repeated="999"/>
        </table:table-row>
        <table:table-row table:style-name="ro1">
          <table:table-cell table:style-name="ce2" office:value-type="string" calcext:value-type="string">
            <text:p>Subsets</text:p>
          </table:table-cell>
          <table:table-cell table:style-name="ce2" office:value-type="string" calcext:value-type="string">
            <text:p>Recursion</text:p>
          </table:table-cell>
          <table:table-cell table:style-name="ce2" office:value-type="string" calcext:value-type="string">
            <text:p>Given an integer array nums of unique elements, return all possible subsets (the power set).</text:p>
            <text:p/>
            <text:p>The solution set must not contain duplicate subsets. Return the solution in any order.</text:p>
            <text:p/>
            <text:p> </text:p>
            <text:p/>
            <text:p>Example 1:</text:p>
            <text:p/>
            <text:p>Input: nums = [1,2,3]</text:p>
            <text:p>Output: [[],[1],[2],[1,2],[3],[1,3],[2,3],[1,2,3]]</text:p>
            <text:p>Example 2:</text:p>
            <text:p/>
            <text:p>Input: nums = [0]</text:p>
            <text:p>Output: [[],[0]]</text:p>
            <text:p> </text:p>
          </table:table-cell>
          <table:table-cell table:style-name="ce2" office:value-type="string" calcext:value-type="string">
            <text:p>Subsets Problem (Power Set)</text:p>
            <text:p/>
            <text:p>Logic:</text:p>
            <text:p>1. We need all subsets of nums.</text:p>
            <text:p>2. Use recursion with backtracking:</text:p>
            <text:p>   - i → current index in nums</text:p>
            <text:p>   - subset → current subset being built</text:p>
            <text:p>3. Base case:</text:p>
            <text:p>   - If i == n → reached end → store a copy of subset in ans</text:p>
            <text:p>4. Choices at each step:</text:p>
            <text:p>   - Include nums[i] → add nums[i] to subset, recurse</text:p>
            <text:p>   - Exclude nums[i] → remove nums[i], recurse further</text:p>
            <text:p>5. Finally, ans will have all 2^n subsets.</text:p>
          </table:table-cell>
          <table:table-cell table:style-name="ce2" office:value-type="string" calcext:value-type="string">
            <text:p>Time Complexity:</text:p>
            <text:p>- Each element has 2 choices (include/exclude) → O(2^n)</text:p>
            <text:p>- Copying subset into ans takes O(n) per subset</text:p>
            <text:p>- Total TC = O(n * 2^n)</text:p>
          </table:table-cell>
          <table:table-cell table:style-name="ce2" office:value-type="string" calcext:value-type="string">
            <text:p>Space Complexity:</text:p>
            <text:p>- Recursion depth = O(n)</text:p>
            <text:p>- ans stores 2^n subsets, each up to size n</text:p>
            <text:p>- SC = O(n * 2^n)</text:p>
          </table:table-cell>
          <table:table-cell table:style-name="ce2" table:number-columns-repeated="19"/>
          <table:table-cell table:number-columns-repeated="999"/>
        </table:table-row>
        <table:table-row table:style-name="ro1">
          <table:table-cell table:style-name="ce2" office:value-type="string" calcext:value-type="string">
            <text:p>Subsets II</text:p>
          </table:table-cell>
          <table:table-cell table:style-name="ce2" office:value-type="string" calcext:value-type="string">
            <text:p>Recursion</text:p>
          </table:table-cell>
          <table:table-cell table:style-name="ce2" office:value-type="string" calcext:value-type="string">
            <text:p>Given an integer array nums that may contain duplicates, return all possible subsets (the power set).</text:p>
            <text:p/>
            <text:p>The solution set must not contain duplicate subsets. Return the solution in any order.</text:p>
            <text:p/>
            <text:p> </text:p>
            <text:p/>
            <text:p>Example 1:</text:p>
            <text:p/>
            <text:p>Input: nums = [1,2,2]</text:p>
            <text:p>Output: [[],[1],[1,2],[1,2,2],[2],[2,2]]</text:p>
            <text:p>Example 2:</text:p>
            <text:p/>
            <text:p>Input: nums = [0]</text:p>
            <text:p>Output: [[],[0]]</text:p>
            <text:p> </text:p>
          </table:table-cell>
          <table:table-cell table:style-name="ce2" office:value-type="string" calcext:value-type="string">
            <text:p>Subsets II (Handling Duplicates)</text:p>
            <text:p/>
            <text:p>Logic:</text:p>
            <text:p>1. Sort nums first → ensures duplicates are adjacent.</text:p>
            <text:p>2. Backtracking recursion:</text:p>
            <text:p>   - At each recursion level, we try to include or skip elements.</text:p>
            <text:p>   - Always push current subset into ans.</text:p>
            <text:p>   - For loop starts from `ind` → explores all future elements.</text:p>
            <text:p>3. Duplicate skipping:</text:p>
            <text:p>   - If nums[i] == nums[i-1] and i != ind → skip this i</text:p>
            <text:p>     (ensures that duplicates at the same recursion depth</text:p>
            <text:p>      are not chosen more than once).</text:p>
            <text:p>4. Backtrack: push nums[i], recurse, then pop it.</text:p>
            <text:p/>
          </table:table-cell>
          <table:table-cell table:style-name="ce2" office:value-type="string" calcext:value-type="string">
            <text:p>Time Complexity:</text:p>
            <text:p>- Each element can be included/excluded → O(2^n)</text:p>
            <text:p>- Subset copying costs O(n)</text:p>
            <text:p>- TC = O(n * 2^n)</text:p>
            <text:p/>
          </table:table-cell>
          <table:table-cell table:style-name="ce2" office:value-type="string" calcext:value-type="string">
            <text:p>Space Complexity:</text:p>
            <text:p>- Recursion depth = O(n)</text:p>
            <text:p>- Output ans stores all unique subsets (≤ 2^n)</text:p>
            <text:p>- SC = O(n * 2^n)</text:p>
          </table:table-cell>
          <table:table-cell table:style-name="ce2" table:number-columns-repeated="19"/>
          <table:table-cell table:number-columns-repeated="999"/>
        </table:table-row>
        <table:table-row table:style-name="ro1">
          <table:table-cell table:style-name="ce2" office:value-type="string" calcext:value-type="string">
            <text:p>Combination Sum</text:p>
          </table:table-cell>
          <table:table-cell table:style-name="ce2" office:value-type="string" calcext:value-type="string">
            <text:p>Recursion</text:p>
          </table:table-cell>
          <table:table-cell table:style-name="ce2" office:value-type="string" calcext:value-type="string">
            <text:p>Given an array of distinct integers candidates and a target integer target, return a list of all unique combinations of candidates where the chosen numbers sum to target. You may return the combinations in any order.</text:p>
            <text:p/>
            <text:p>The same number may be chosen from candidates an unlimited number of times. Two combinations are unique if the frequency of at least one of the chosen numbers is different.</text:p>
            <text:p/>
            <text:p>The test cases are generated such that the number of unique combinations that sum up to target is less than 150 combinations for the given input.</text:p>
            <text:p/>
            <text:p> </text:p>
            <text:p/>
            <text:p>Example 1:</text:p>
            <text:p/>
            <text:p>Input: candidates = [2,3,6,7], target = 7</text:p>
            <text:p>Output: [[2,2,3],[7]]</text:p>
            <text:p>Explanation:</text:p>
            <text:p>2 and 3 are candidates, and 2 + 2 + 3 = 7. Note that 2 can be used multiple times.</text:p>
            <text:p>7 is a candidate, and 7 = 7.</text:p>
            <text:p>These are the only two combinations.</text:p>
            <text:p>Example 2:</text:p>
            <text:p/>
            <text:p>Input: candidates = [2,3,5], target = 8</text:p>
            <text:p>Output: [[2,2,2,2],[2,3,3],[3,5]]</text:p>
            <text:p>Example 3:</text:p>
            <text:p/>
            <text:p>Input: candidates = [2], target = 1</text:p>
            <text:p>Output: []</text:p>
            <text:p> </text:p>
          </table:table-cell>
          <table:table-cell table:style-name="ce2" office:value-type="string" calcext:value-type="string">
            <text:p>Logic:</text:p>
            <text:p>1. Sort candidates (not mandatory, but helps with pruning).</text:p>
            <text:p>2. Backtracking recursion:</text:p>
            <text:p>   - helper(i, target):</text:p>
            <text:p>     * If i == n → if target == 0 → save subset.</text:p>
            <text:p>     * If candidates[i] ≤ target:</text:p>
            <text:p>         - Choose candidates[i] (append it),</text:p>
            <text:p>           recurse with same index i (because unlimited reuse).</text:p>
            <text:p>         - Backtrack (pop).</text:p>
            <text:p>     * Skip current candidate and move to next index (i+1).</text:p>
            <text:p>3. Collect all subsets in ans.</text:p>
          </table:table-cell>
          <table:table-cell table:style-name="ce2" office:value-type="string" calcext:value-type="string">
            <text:p>🖤 Time Complexity (TC):</text:p>
            <text:p>O(2^n * n)</text:p>
            <text:p/>
            <text:p>Each element can either be included or excluded → 2^n subsets explored.</text:p>
            <text:p/>
            <text:p>Copying a subset into result takes up to O(n).</text:p>
          </table:table-cell>
          <table:table-cell table:style-name="ce2" office:value-type="string" calcext:value-type="string">
            <text:p>🖤 Space Complexity (SC):</text:p>
            <text:p>O(n) (recursion stack + current subset)</text:p>
            <text:p/>
            <text:p>O(number of combinations * n) for storing the final answer.</text:p>
          </table:table-cell>
          <table:table-cell table:style-name="ce2" table:number-columns-repeated="19"/>
          <table:table-cell table:number-columns-repeated="999"/>
        </table:table-row>
        <table:table-row table:style-name="ro1">
          <table:table-cell table:style-name="ce2" office:value-type="string" calcext:value-type="string">
            <text:p>Combination Sum II</text:p>
          </table:table-cell>
          <table:table-cell table:style-name="ce2" office:value-type="string" calcext:value-type="string">
            <text:p>Recursion</text:p>
          </table:table-cell>
          <table:table-cell table:style-name="ce2" office:value-type="string" calcext:value-type="string">
            <text:p>Given a collection of candidate numbers (candidates) and a target number (target), find all unique combinations in candidates where the candidate numbers sum to target.</text:p>
            <text:p/>
            <text:p>Each number in candidates may only be used once in the combination.</text:p>
            <text:p/>
            <text:p>Note: The solution set must not contain duplicate combinations.</text:p>
            <text:p/>
            <text:p> </text:p>
            <text:p/>
            <text:p>Example 1:</text:p>
            <text:p/>
            <text:p>Input: candidates = [10,1,2,7,6,1,5], target = 8</text:p>
            <text:p>Output: </text:p>
            <text:p>[</text:p>
            <text:p>[1,1,6],</text:p>
            <text:p>[1,2,5],</text:p>
            <text:p>[1,7],</text:p>
            <text:p>[2,6]</text:p>
            <text:p>]</text:p>
            <text:p>Example 2:</text:p>
            <text:p/>
            <text:p>Input: candidates = [2,5,2,1,2], target = 5</text:p>
            <text:p>Output: </text:p>
            <text:p>[</text:p>
            <text:p>[1,2,2],</text:p>
            <text:p>[5]</text:p>
            <text:p>]</text:p>
          </table:table-cell>
          <table:table-cell table:style-name="ce2" office:value-type="string" calcext:value-type="string">
            <text:p>Combination Sum II (Each number used once, candidates may have duplicates)</text:p>
            <text:p/>
            <text:p>Logic:</text:p>
            <text:p>1. Sort candidates → makes it easy to skip duplicates and prune.</text:p>
            <text:p>2. Backtracking recursion (helper(ind, target)):</text:p>
            <text:p>   - Base case: if target == 0 → store current subset in ans</text:p>
            <text:p>   - Loop over candidates from index `ind` to n-1:</text:p>
            <text:p>       • Skip duplicates at same recursion depth: if i != ind and candidates[i] == candidates[i-1] → continue</text:p>
            <text:p>       • If candidates[i] &gt; target → break (prune)</text:p>
            <text:p>       • Include candidates[i], recurse with i+1 (use each number only once)</text:p>
            <text:p>       • Backtrack (pop)</text:p>
            <text:p>3. Return ans containing all unique combinations.</text:p>
          </table:table-cell>
          <table:table-cell table:style-name="ce2" office:value-type="string" calcext:value-type="string">
            <text:p>Time Complexity (TC):</text:p>
            <text:p>- Worst-case exponential: O(2^n * n)</text:p>
            <text:p>  • 2^n → each element may be chosen or skipped</text:p>
            <text:p>  • Copying subset into ans → O(n)</text:p>
          </table:table-cell>
          <table:table-cell table:style-name="ce2" office:value-type="string" calcext:value-type="string">
            <text:p>Space Complexity (SC):</text:p>
            <text:p>- Recursion depth + current subset = O(n)</text:p>
            <text:p>- Output storage = O(2^n * n) in worst case</text:p>
          </table:table-cell>
          <table:table-cell table:style-name="ce2" table:number-columns-repeated="19"/>
          <table:table-cell table:number-columns-repeated="999"/>
        </table:table-row>
        <table:table-row table:style-name="ro1">
          <table:table-cell table:style-name="ce2" office:value-type="string" calcext:value-type="string">
            <text:p>Palindrome Partitioning</text:p>
          </table:table-cell>
          <table:table-cell table:style-name="ce2" office:value-type="string" calcext:value-type="string">
            <text:p>Recursion</text:p>
          </table:table-cell>
          <table:table-cell table:style-name="ce2" office:value-type="string" calcext:value-type="string">
            <text:p>Given a string s, partition s such that every substring of the partition is a palindrome. Return all possible palindrome partitioning of s.</text:p>
            <text:p/>
            <text:p> </text:p>
            <text:p/>
            <text:p>Example 1:</text:p>
            <text:p/>
            <text:p>Input: s = "aab"</text:p>
            <text:p>Output: [["a","a","b"],["aa","b"]]</text:p>
            <text:p>Example 2:</text:p>
            <text:p/>
            <text:p>Input: s = "a"</text:p>
            <text:p>Output: [["a"]]</text:p>
          </table:table-cell>
          <table:table-cell table:style-name="ce2" office:value-type="string" calcext:value-type="string">
            <text:p>Palindrome Partitioning</text:p>
            <text:p/>
            <text:p>Problem:</text:p>
            <text:p>- Given a string s, partition it into all possible lists of substrings </text:p>
            <text:p>  where each substring is a palindrome.</text:p>
            <text:p/>
            <text:p>Logic:</text:p>
            <text:p>1. Use backtracking recursion (helper(ind)):</text:p>
            <text:p>   - Base case: if ind == n → store current list of palindromes (ans) in res</text:p>
            <text:p>2. Loop from current index to end of string:</text:p>
            <text:p>   - ch = s[ind:i+1]</text:p>
            <text:p>   - If ch is palindrome → append to ans, recurse from i+1</text:p>
            <text:p>   - Backtrack (pop)</text:p>
            <text:p>3. Helper function palin(ch) checks if a string is a palindrome.</text:p>
          </table:table-cell>
          <table:table-cell table:style-name="ce2" office:value-type="string" calcext:value-type="string">
            <text:p>Time Complexity (TC):</text:p>
            <text:p>- There are 2^(n-1) ways to partition a string of length n.</text:p>
            <text:p>- Checking palindrome for each substring can take O(n) → O(n * 2^n)</text:p>
            <text:p>- So TC = O(n * 2^n)</text:p>
          </table:table-cell>
          <table:table-cell table:style-name="ce2" office:value-type="string" calcext:value-type="string">
            <text:p>Space Complexity (SC):</text:p>
            <text:p>- Recursion depth = O(n)</text:p>
            <text:p>- Current path (ans) = O(n)</text:p>
            <text:p>- Result list res stores all partitions → O(n * 2^n)</text:p>
            <text:p>- So SC = O(n * 2^n)</text:p>
          </table:table-cell>
          <table:table-cell table:style-name="ce2" table:number-columns-repeated="19"/>
          <table:table-cell table:number-columns-repeated="999"/>
        </table:table-row>
        <table:table-row table:style-name="ro1">
          <table:table-cell table:style-name="ce2" office:value-type="string" calcext:value-type="string">
            <text:p>Permutation Sequence or Find K-th Permutation Sequence</text:p>
            <text:p/>
          </table:table-cell>
          <table:table-cell table:style-name="ce2" office:value-type="string" calcext:value-type="string">
            <text:p>Recursion</text:p>
          </table:table-cell>
          <table:table-cell table:style-name="ce2" office:value-type="string" calcext:value-type="string">
            <text:p>The set [1, 2, 3, ..., n] contains a total of n! unique permutations.</text:p>
            <text:p/>
            <text:p>By listing and labeling all of the permutations in order, we get the following sequence for n = 3:</text:p>
            <text:p/>
            <text:p>"123"</text:p>
            <text:p>"132"</text:p>
            <text:p>"213"</text:p>
            <text:p>"231"</text:p>
            <text:p>"312"</text:p>
            <text:p>"321"</text:p>
            <text:p>Given n and k, return the kth permutation sequence.</text:p>
            <text:p/>
            <text:p> </text:p>
            <text:p/>
            <text:p>Example 1:</text:p>
            <text:p/>
            <text:p>Input: n = 3, k = 3</text:p>
            <text:p>Output: "213"</text:p>
            <text:p>Example 2:</text:p>
            <text:p/>
            <text:p>Input: n = 4, k = 9</text:p>
            <text:p>Output: "2314"</text:p>
            <text:p>Example 3:</text:p>
            <text:p/>
            <text:p>Input: n = 3, k = 1</text:p>
          </table:table-cell>
          <table:table-cell table:style-name="ce2" office:value-type="string" calcext:value-type="string">
            <text:p>K-th Permutation Sequence</text:p>
            <text:p/>
            <text:p>Problem:</text:p>
            <text:p>- Find the k-th permutation sequence of numbers [1,2,...,n] in lexicographic order.</text:p>
            <text:p/>
            <text:p>Logic:</text:p>
            <text:p>1. Precompute factorials:</text:p>
            <text:p>   - fact = (n-1)!</text:p>
            <text:p>   - nums = [1, 2, ..., n]</text:p>
            <text:p>2. Adjust k to be 0-indexed → k = k-1</text:p>
            <text:p>3. Iteratively build the answer:</text:p>
            <text:p>   - Find the block_index = k // fact → which number should be at current position</text:p>
            <text:p>   - Append nums[block_index] to answer</text:p>
            <text:p>   - Remove that number from nums</text:p>
            <text:p>   - Update k = k % fact → index in the next smaller block</text:p>
            <text:p>   - Update fact = fact // len(nums) → factorial for remaining positions</text:p>
            <text:p>4. Repeat until nums is empty</text:p>
          </table:table-cell>
          <table:table-cell table:style-name="ce2" office:value-type="string" calcext:value-type="string">
            <text:p>Time Complexity (TC):</text:p>
            <text:p>- Building nums list and factorial → O(n)</text:p>
            <text:p>- Loop runs n times, pop(index) inside → O(n) per iteration</text:p>
            <text:p>- Total TC = O(n²)</text:p>
          </table:table-cell>
          <table:table-cell table:style-name="ce2" office:value-type="string" calcext:value-type="string">
            <text:p>Space Complexity (SC):</text:p>
            <text:p>- nums list → O(n)</text:p>
            <text:p>- Answer string → O(n)</text:p>
            <text:p/>
            <text:p>- Total SC = O(n)</text:p>
            <text:p/>
          </table:table-cell>
          <table:table-cell table:style-name="ce2" table:number-columns-repeated="19"/>
          <table:table-cell table:number-columns-repeated="999"/>
        </table:table-row>
        <table:table-row table:style-name="ro1">
          <table:table-cell table:style-name="ce2" office:value-type="string" calcext:value-type="string">
            <text:p>Print All Permutations of a String/Array</text:p>
          </table:table-cell>
          <table:table-cell table:style-name="ce2" office:value-type="string" calcext:value-type="string">
            <text:p>Recursion</text:p>
          </table:table-cell>
          <table:table-cell table:style-name="ce2" office:value-type="string" calcext:value-type="string">
            <text:p>Given an array nums of distinct integers, return all the possible permutations. You can return the answer in any order.</text:p>
            <text:p/>
            <text:p> </text:p>
            <text:p/>
            <text:p>Example 1:</text:p>
            <text:p/>
            <text:p>Input: nums = [1,2,3]</text:p>
            <text:p>Output: [[1,2,3],[1,3,2],[2,1,3],[2,3,1],[3,1,2],[3,2,1]]</text:p>
            <text:p>Example 2:</text:p>
            <text:p/>
            <text:p>Input: nums = [0,1]</text:p>
            <text:p>Output: [[0,1],[1,0]]</text:p>
            <text:p>Example 3:</text:p>
            <text:p/>
            <text:p>Input: nums = [1]</text:p>
            <text:p>Output: [[1]]</text:p>
            <text:p/>
          </table:table-cell>
          <table:table-cell table:style-name="ce2" office:value-type="string" calcext:value-type="string">
            <text:p>Algorithm: Generate all permutations of an array</text:p>
            <text:p/>
            <text:p>Input: nums (list of n integers)</text:p>
            <text:p>Output: list of all possible permutations</text:p>
            <text:p/>
            <text:p>Steps:</text:p>
            <text:p/>
            <text:p>1. Initialize an empty list "ans" to store results</text:p>
            <text:p>2. Define a recursive function "helper(ind)" that works as follows:</text:p>
            <text:p/>
            <text:p>   a. If ind == n:</text:p>
            <text:p>        - All positions are filled</text:p>
            <text:p>        - Append a copy of nums to ans</text:p>
            <text:p>        - Return</text:p>
            <text:p/>
            <text:p>   b. Otherwise:</text:p>
            <text:p>        - For each i from ind to n-1:</text:p>
            <text:p>            i.   Swap nums[ind] with nums[i]</text:p>
            <text:p>                 (choose element nums[i] for current position ind)</text:p>
            <text:p>            ii.  Call helper(ind + 1)</text:p>
            <text:p>                 (recursively arrange the remaining positions)</text:p>
            <text:p>            iii. Swap nums[ind] with nums[i] again</text:p>
            <text:p>                 (backtrack → restore original order)</text:p>
            <text:p/>
            <text:p>3. Call helper(0) to start filling from the first index</text:p>
            <text:p>4. Return ans</text:p>
          </table:table-cell>
          <table:table-cell table:style-name="ce2" office:value-type="string" calcext:value-type="string">
            <text:p>Time Complexity (TC):</text:p>
            <text:p>- Total permutations = n!</text:p>
            <text:p>- For each permutation:</text:p>
            <text:p>   • Takes O(n) to copy nums into ans.</text:p>
            <text:p>   • So total work = O(n · n!)</text:p>
            <text:p>- Swaps are O(1), done n!·n times, negligible compared to copying.</text:p>
            <text:p>- Final TC = O(n · n!)</text:p>
          </table:table-cell>
          <table:table-cell table:style-name="ce2" office:value-type="string" calcext:value-type="string">
            <text:p/>
            <text:p>Space Complexity:</text:p>
            <text:p>- Recursion stack = O(n)</text:p>
            <text:p>- Output = O(n · n!)</text:p>
            <text:p/>
          </table:table-cell>
          <table:table-cell table:style-name="ce2" table:number-columns-repeated="19"/>
          <table:table-cell table:number-columns-repeated="999"/>
        </table:table-row>
        <table:table-row table:style-name="ro1">
          <table:table-cell table:style-name="ce2" office:value-type="string" calcext:value-type="string">
            <text:p>N-Queens</text:p>
          </table:table-cell>
          <table:table-cell table:style-name="ce2" office:value-type="string" calcext:value-type="string">
            <text:p>Recursion</text:p>
          </table:table-cell>
          <table:table-cell table:style-name="ce2" office:value-type="string" calcext:value-type="string">
            <text:p>The n-queens puzzle is the problem of placing n queens on an n x n chessboard such that no two queens attack each other.</text:p>
            <text:p/>
            <text:p>Given an integer n, return all distinct solutions to the n-queens puzzle. You may return the answer in any order.</text:p>
            <text:p/>
            <text:p>Each solution contains a distinct board configuration of the n-queens' placement, where 'Q' and '.' both indicate a queen and an empty space, respectively.</text:p>
            <text:p/>
            <text:p> </text:p>
            <text:p/>
            <text:p>Example 1:</text:p>
            <text:p/>
            <text:p/>
            <text:p>Input: n = 4</text:p>
            <text:p>Output: [[".Q..","...Q","Q...","..Q."],["..Q.","Q...","...Q",".Q.."]]</text:p>
            <text:p>Explanation: There exist two distinct solutions to the 4-queens puzzle as shown above</text:p>
            <text:p>Example 2:</text:p>
            <text:p/>
            <text:p>Input: n = 1</text:p>
            <text:p>Output: [["Q"]]</text:p>
          </table:table-cell>
          <table:table-cell table:style-name="ce2" office:value-type="string" calcext:value-type="string">
            <text:p>Algorithm: Solve N-Queens Problem</text:p>
            <text:p/>
            <text:p>Input: n (size of the board n x n)</text:p>
            <text:p>Output: List of all valid board configurations</text:p>
            <text:p/>
            <text:p>Steps:</text:p>
            <text:p/>
            <text:p>1. Initialize an empty board of size n x n filled with '.' </text:p>
            <text:p>   - board[row][col] = '.' means empty</text:p>
            <text:p>2. Create empty sets to track attacks:</text:p>
            <text:p>   - rows → rows that already have a queen</text:p>
            <text:p>   - pos_diag → positive diagonals (row - col)</text:p>
            <text:p>   - neg_diag → negative diagonals (row + col)</text:p>
            <text:p>3. Define a recursive function "helper(col)" to place a queen in each column:</text:p>
            <text:p/>
            <text:p>   a. Base case:</text:p>
            <text:p>      - If col == n:</text:p>
            <text:p>         • All queens are placed</text:p>
            <text:p>         • Convert board to list of strings and append to result list "res"</text:p>
            <text:p>         • Return</text:p>
            <text:p/>
            <text:p>   b. Recursive step:</text:p>
            <text:p>      - For each row in 0..n-1:</text:p>
            <text:p>         i.   Check if row, (row-col), or (row+col) is already attacked</text:p>
            <text:p>              → If yes, skip this row</text:p>
            <text:p>         ii.  Place a queen: board[row][col] = 'Q'</text:p>
            <text:p>         iii. Mark row and diagonals as occupied:</text:p>
            <text:p>              - rows.add(row)</text:p>
            <text:p>              - pos_diag.add(row-col)</text:p>
            <text:p>              - neg_diag.add(row+col)</text:p>
            <text:p>         iv.  Recurse to next column: helper(col+1)</text:p>
            <text:p>         v.   Backtrack:</text:p>
            <text:p>              - Remove queen: board[row][col] = '.'</text:p>
            <text:p>              - Unmark row and diagonals</text:p>
            <text:p/>
            <text:p>4. Start recursion: helper(0)</text:p>
            <text:p>5. Return res containing all valid configurations</text:p>
          </table:table-cell>
          <table:table-cell table:style-name="ce2" office:value-type="string" calcext:value-type="string">
            <text:p>Time Complexity (TC):</text:p>
            <text:p>- Worst-case O(N!) → Each column tries n rows, recursion depth n</text:p>
            <text:p>- Pruned by diagonal and row checks → improves in practice</text:p>
          </table:table-cell>
          <table:table-cell table:style-name="ce2" table:number-columns-repeated="20"/>
          <table:table-cell table:number-columns-repeated="999"/>
        </table:table-row>
        <table:table-row table:style-name="ro1">
          <table:table-cell table:style-name="ce2" office:value-type="string" calcext:value-type="string">
            <text:p>Sudoku Solver</text:p>
          </table:table-cell>
          <table:table-cell table:style-name="ce2" office:value-type="string" calcext:value-type="string">
            <text:p>Recursion</text:p>
          </table:table-cell>
          <table:table-cell table:style-name="ce2" office:value-type="string" calcext:value-type="string">
            <text:p>Write a program to solve a Sudoku puzzle by filling the empty cells.</text:p>
            <text:p/>
            <text:p>A sudoku solution must satisfy all of the following rules:</text:p>
            <text:p/>
            <text:p>Each of the digits 1-9 must occur exactly once in each row.</text:p>
            <text:p>Each of the digits 1-9 must occur exactly once in each column.</text:p>
            <text:p>Each of the digits 1-9 must occur exactly once in each of the 9 3x3 sub-boxes of the grid.</text:p>
            <text:p>The '.' character indicates empty cells.</text:p>
            <text:p/>
            <text:p> </text:p>
            <text:p/>
            <text:p>Example 1:</text:p>
            <text:p/>
            <text:p/>
            <text:p>Input: board = [["5","3",".",".","7",".",".",".","."],["6",".",".","1","9","5",".",".","."],[".","9","8",".",".",".",".","6","."],["8",".",".",".","6",".",".",".","3"],["4",".",".","8",".","3",".",".","1"],["7",".",".",".","2",".",".",".","6"],[".","6",".",".",".",".","2","8","."],[".",".",".","4","1","9",".",".","5"],[".",".",".",".","8",".",".","7","9"]]</text:p>
            <text:p>Output: [["5","3","4","6","7","8","9","1","2"],["6","7","2","1","9","5","3","4","8"],["1","9","8","3","4","2","5","6","7"],["8","5","9","7","6","1","4","2","3"],["4","2","6","8","5","3","7","9","1"],["7","1","3","9","2","4","8","5","6"],["9","6","1","5","3","7","2","8","4"],["2","8","7","4","1","9","6","3","5"],["3","4","5","2","8","6","1","7","9"]]</text:p>
            <text:p>Explanation: The input board is shown above and the only valid solution is shown below:</text:p>
            <text:p/>
            <text:p/>
          </table:table-cell>
          <table:table-cell table:style-name="ce2" office:value-type="string" calcext:value-type="string">
            <text:p>Sudoku Solver (Backtracking + Sets): Logic Summary</text:p>
            <text:p/>
            <text:p>Logic:</text:p>
            <text:p>1. Initialize:</text:p>
            <text:p>   - row_sets[i], col_sets[j], box_sets[k] → sets to store used numbers in each row, column, and 3x3 box.</text:p>
            <text:p>   - empty_cells → list of coordinates (i,j) for empty cells ('.').</text:p>
            <text:p>2. Preprocess board:</text:p>
            <text:p>   - Loop through each cell:</text:p>
            <text:p>       - If cell has a number, add it to corresponding row, column, and box sets.</text:p>
            <text:p>       - Else, append its coordinates to empty_cells.</text:p>
            <text:p>3. Define isvalid(row, col, val):</text:p>
            <text:p>   - Return False if val exists in row_sets[row], col_sets[col], or box_sets[box_index]</text:p>
            <text:p>   - Otherwise, True</text:p>
            <text:p>4. Recursive helper(ind):</text:p>
            <text:p>   - Base Case: If ind == len(empty_cells), the board is solved → return True</text:p>
            <text:p>   - Get coordinates (i,j) of current empty cell</text:p>
            <text:p>   - Try all values '1' to '9':</text:p>
            <text:p>       - If valid:</text:p>
            <text:p>           - Place val in board[i][j]</text:p>
            <text:p>           - Add val to row, col, and box sets</text:p>
            <text:p>           - Recursively call helper(ind+1)</text:p>
            <text:p>           - If recursion returns True, propagate True</text:p>
            <text:p>           - Else, backtrack:</text:p>
            <text:p>               - Remove val from board and sets</text:p>
            <text:p>   - Return False if no valid value fits</text:p>
          </table:table-cell>
          <table:table-cell table:style-name="ce2" office:value-type="string" calcext:value-type="string">
            <text:p>Time Complexity (TC):</text:p>
            <text:p>- Backtracking explores empty cells.</text:p>
            <text:p>- Let k = number of empty cells.</text:p>
            <text:p>- For each cell, up to 9 possibilities → O(9^k)</text:p>
            <text:p>- Checking validity is O(1) using sets.</text:p>
            <text:p>- So, TC ≈ O(9^k) in worst case.</text:p>
          </table:table-cell>
          <table:table-cell table:style-name="ce2" office:value-type="string" calcext:value-type="string">
            <text:p>Space Complexity (SC):</text:p>
            <text:p>- row_sets, col_sets, box_sets → O(9*9*3) = O(1) (fixed size)</text:p>
            <text:p>- empty_cells → O(k)</text:p>
            <text:p>- Recursion stack → O(k)</text:p>
            <text:p>- Board modification is in-place → no extra space</text:p>
            <text:p>- Total SC ≈ O(k)</text:p>
          </table:table-cell>
          <table:table-cell table:style-name="ce2" table:number-columns-repeated="19"/>
          <table:table-cell table:number-columns-repeated="999"/>
        </table:table-row>
        <table:table-row table:style-name="ro1">
          <table:table-cell table:style-name="ce2" office:value-type="string" calcext:value-type="string">
            <text:p>M-Coloring Problem</text:p>
          </table:table-cell>
          <table:table-cell table:style-name="ce2" office:value-type="string" calcext:value-type="string">
            <text:p>Recursion</text:p>
          </table:table-cell>
          <table:table-cell table:style-name="ce2" office:value-type="string" calcext:value-type="string">
            <text:p>You are given an undirected graph consisting of V vertices and E edges represented by a list edges[][], along with an integer m. Your task is to determine whether it is possible to color the graph using at most m different colors such that no two adjacent vertices share the same color. Return true if the graph can be colored with at most m colors, otherwise return false.</text:p>
            <text:p/>
            <text:p>Note: The graph is indexed with 0-based indexing.</text:p>
            <text:p/>
            <text:p>Examples:</text:p>
            <text:p/>
            <text:p>Input: V = 4, edges[][] = [[0, 1], [1, 3], [2, 3], [3, 0], [0, 2]], m = 3</text:p>
            <text:p>Output: true</text:p>
            <text:p>Explanation: It is possible to color the given graph using 3 colors, for example, one of the possible ways vertices can be colored as follows:</text:p>
            <text:p/>
            <text:p>Vertex 0: Color 1</text:p>
            <text:p>Vertex 1: Color 2</text:p>
            <text:p>Vertex 2: Color 2</text:p>
            <text:p>Vertex 3: Color 3</text:p>
            <text:p>Input: V = 3, edges[][] = [[0, 1], [1, 2], [0, 2]], m = 2</text:p>
            <text:p>Output: false</text:p>
            <text:p>Explanation: It is not possible to color the given graph using only 2 colors because vertices 0, 1, and 2 form a triangle.</text:p>
          </table:table-cell>
          <table:table-cell table:style-name="ce2" office:value-type="string" calcext:value-type="string">
            <text:p>M-Coloring Problem (Backtracking): Logic Summary</text:p>
            <text:p/>
            <text:p>Input:</text:p>
            <text:p>- v = number of vertices</text:p>
            <text:p>- edges = list of undirected edges (u, v)</text:p>
            <text:p>- m = maximum number of colors available</text:p>
            <text:p/>
            <text:p>Steps:</text:p>
            <text:p/>
            <text:p>1. Initialize:</text:p>
            <text:p>   - color[] = [0]*v → array to store color of each vertex (0 = uncolored)</text:p>
            <text:p>   - graph = adjacency list built from edges</text:p>
            <text:p/>
            <text:p>2. Build Graph:</text:p>
            <text:p>   For each edge (u, v):</text:p>
            <text:p>       graph[u].append(v)</text:p>
            <text:p>       graph[v].append(u)   // since undirected</text:p>
            <text:p/>
            <text:p>3. Define isvalid(node, c):</text:p>
            <text:p>   - For every adjacent vertex of "node":</text:p>
            <text:p>       If color[adjacent] == c → return False</text:p>
            <text:p>   - Else return True</text:p>
            <text:p>   (Ensures no two adjacent nodes share same color)</text:p>
            <text:p/>
            <text:p>4. Define helper(node):</text:p>
            <text:p>   - Base Case: if node == v → all vertices are colored → return True</text:p>
            <text:p>   - Try each color c from 1 to m:</text:p>
            <text:p>       If isvalid(node, c):</text:p>
            <text:p>           Assign color[node] = c</text:p>
            <text:p>           Recursively call helper(node+1)</text:p>
            <text:p>           If recursion succeeds → return True</text:p>
            <text:p>           Else → backtrack: reset color[node] = 0</text:p>
            <text:p>   - If no valid color found → return False</text:p>
            <text:p/>
            <text:p>5. Driver:</text:p>
            <text:p>   - Call helper(0)</text:p>
            <text:p>   - If returns True → graph is colorable with ≤ m colors</text:p>
            <text:p>   - Else → return False</text:p>
          </table:table-cell>
          <table:table-cell table:style-name="ce2" office:value-type="string" calcext:value-type="string">
            <text:p>Time Complexity (TC):</text:p>
            <text:p>- For each of v vertices, we try up to m colors.</text:p>
            <text:p>- Each validity check scans adjacency list → O(deg(node)) per check</text:p>
            <text:p>- Worst case: O(m^v * v) (exponential, since backtracking tries all colorings)</text:p>
            <text:p>- Practical case: much faster due to pruning (invalid colors skipped early).</text:p>
          </table:table-cell>
          <table:table-cell table:style-name="ce2" office:value-type="string" calcext:value-type="string">
            <text:p>Space Complexity (SC):</text:p>
            <text:p>- color[] array → O(v)</text:p>
            <text:p>- adjacency list graph → O(v + e), where e = number of edges</text:p>
            <text:p>- recursion depth → O(v)</text:p>
            <text:p>- Total SC = O(v + e)</text:p>
          </table:table-cell>
          <table:table-cell table:style-name="ce2" table:number-columns-repeated="19"/>
          <table:table-cell table:number-columns-repeated="999"/>
        </table:table-row>
        <table:table-row table:style-name="ro1">
          <table:table-cell table:style-name="ce2" office:value-type="string" calcext:value-type="string">
            <text:p>Rat in a Maze Problem - I </text:p>
          </table:table-cell>
          <table:table-cell table:style-name="ce2" office:value-type="string" calcext:value-type="string">
            <text:p>Recursion</text:p>
          </table:table-cell>
          <table:table-cell table:style-name="ce2" office:value-type="string" calcext:value-type="string">
            <text:p>Consider a rat placed at position (0, 0) in an n x n square matrix mat[][]. The rat's goal is to reach the destination at position (n-1, n-1). The rat can move in four possible directions: 'U'(up), 'D'(down), 'L' (left), 'R' (right).</text:p>
            <text:p/>
            <text:p>The matrix contains only two possible values:</text:p>
            <text:p/>
            <text:p>0: A blocked cell through which the rat cannot travel.</text:p>
            <text:p>1: A free cell that the rat can pass through.</text:p>
            <text:p>Your task is to find all possible paths the rat can take to reach the destination, starting from (0, 0) and ending at (n-1, n-1), under the condition that the rat cannot revisit any cell along the same path. Furthermore, the rat can only move to adjacent cells that are within the bounds of the matrix and not blocked.</text:p>
            <text:p>If no path exists, return an empty list.</text:p>
            <text:p/>
            <text:p>Note: Return the final result vector in lexicographically smallest order.</text:p>
            <text:p/>
            <text:p>Examples:</text:p>
            <text:p/>
            <text:p>Input: mat[][] = [[1, 0, 0, 0], [1, 1, 0, 1], [1, 1, 0, 0], [0, 1, 1, 1]]</text:p>
            <text:p>Output: ["DDRDRR", "DRDDRR"]</text:p>
            <text:p>Explanation: The rat can reach the destination at (3, 3) from (0, 0) by two paths - DRDDRR and DDRDRR, when printed in sorted order we get DDRDRR DRDDRR.</text:p>
            <text:p>Input: mat[][] = [[1, 0], [1, 0]]</text:p>
            <text:p>Output: []</text:p>
            <text:p>Explanation: No path exists as the destination cell is blocked.</text:p>
            <text:p>Input: mat = [[1, 1, 1], [1, 0, 1], [1, 1, 1]]</text:p>
            <text:p>Output: ["DDRR", "RRDD"]</text:p>
            <text:p>Explanation: The rat has two possible paths to reach the destination: 1. "DDRR" 2. "RRDD", These are returned in lexicographically sorted order.</text:p>
          </table:table-cell>
          <table:table-cell table:style-name="ce2" office:value-type="string" calcext:value-type="string">
            <text:p>Rat in a Maze Problem (Backtracking): Logic Summary</text:p>
            <text:p/>
            <text:p>Input:</text:p>
            <text:p>- maze: n × n grid (0 = blocked, 1 = open)</text:p>
            <text:p/>
            <text:p>Goal:</text:p>
            <text:p>- Find all possible paths from (0,0) → (n-1,n-1)</text:p>
            <text:p>- Move only in: Down (D), Left (L), Right (R), Up (U)</text:p>
            <text:p>- No revisiting same cell in one path</text:p>
            <text:p/>
            <text:p>Steps:</text:p>
            <text:p/>
            <text:p>1. Initialize:</text:p>
            <text:p>   - res = [] → stores all valid paths (as strings of directions)</text:p>
            <text:p>   - visited[n][n] = 0 → track visited cells (avoid cycles)</text:p>
            <text:p>   - If start or end cell blocked → return []</text:p>
            <text:p/>
            <text:p>2. Start:</text:p>
            <text:p>   - Mark (0,0) as visited</text:p>
            <text:p>   - Call helper(0,0,"")</text:p>
            <text:p/>
            <text:p>3. Define helper(i, j, ans):</text:p>
            <text:p>   - Base Case:</text:p>
            <text:p>       If (i, j) == (n-1, n-1):</text:p>
            <text:p>           Add ans (path string) to res</text:p>
            <text:p>           return</text:p>
            <text:p/>
            <text:p>   - Recursive Exploration:</text:p>
            <text:p>       Try 4 directions in fixed order (D, L, R, U):</text:p>
            <text:p>       </text:p>
            <text:p>       (a) DOWN: if inside bounds, not visited, cell open:</text:p>
            <text:p>                mark visited, recurse with ans+"D", backtrack</text:p>
            <text:p>       (b) LEFT: same logic → ans+"L"</text:p>
            <text:p>       (c) RIGHT: same logic → ans+"R"</text:p>
            <text:p>       (d) UP: same logic → ans+"U"</text:p>
            <text:p/>
            <text:p>   - Backtracking:</text:p>
            <text:p>       After recursion returns, unmark visited cell</text:p>
            <text:p>       (so that it can be used in other paths)</text:p>
            <text:p/>
            <text:p>4. Return res</text:p>
            <text:p>   - Contains all possible paths as direction strings</text:p>
            <text:p/>
          </table:table-cell>
          <table:table-cell table:style-name="ce2" office:value-type="string" calcext:value-type="string">
            <text:p>Time Complexity (TC):</text:p>
            <text:p>- At most, each cell can be visited once per path.</text:p>
            <text:p>- In worst case, exponential number of paths exist.</text:p>
            <text:p>- Upper bound: O(4^(n*n)) (since from each cell you can branch up to 4 directions).</text:p>
            <text:p>- But pruning (walls + visited array) reduces practical runtime a lot.</text:p>
          </table:table-cell>
          <table:table-cell table:style-name="ce2" office:value-type="string" calcext:value-type="string">
            <text:p>Space Complexity (SC):</text:p>
            <text:p>- visited matrix → O(n²)</text:p>
            <text:p>- recursion depth → O(n²) in worst case (all cells visited in path)</text:p>
            <text:p>- res stores all paths (can be huge in worst case).</text:p>
            <text:p>- So overall SC = O(n² + P) where P = total characters across all paths.</text:p>
          </table:table-cell>
          <table:table-cell table:style-name="ce2" table:number-columns-repeated="19"/>
          <table:table-cell table:number-columns-repeated="999"/>
        </table:table-row>
        <table:table-row table:style-name="ro1">
          <table:table-cell table:style-name="ce2" office:value-type="string" calcext:value-type="string">
            <text:p><text:s/>Word Break</text:p>
          </table:table-cell>
          <table:table-cell table:style-name="ce2" office:value-type="string" calcext:value-type="string">
            <text:p>Recursion</text:p>
          </table:table-cell>
          <table:table-cell table:style-name="ce2" office:value-type="string" calcext:value-type="string">
            <text:p>Given a string s and a dictionary of strings wordDict, return true if s can be segmented into a space-separated sequence of one or more dictionary words.</text:p>
            <text:p/>
            <text:p>Note that the same word in the dictionary may be reused multiple times in the segmentation.</text:p>
            <text:p/>
            <text:p> </text:p>
            <text:p/>
            <text:p>Example 1:</text:p>
            <text:p/>
            <text:p>Input: s = "leetcode", wordDict = ["leet","code"]</text:p>
            <text:p>Output: true</text:p>
            <text:p>Explanation: Return true because "leetcode" can be segmented as "leet code".</text:p>
            <text:p>Example 2:</text:p>
            <text:p/>
            <text:p>Input: s = "applepenapple", wordDict = ["apple","pen"]</text:p>
            <text:p>Output: true</text:p>
            <text:p>Explanation: Return true because "applepenapple" can be segmented as "apple pen apple".</text:p>
            <text:p>Note that you are allowed to reuse a dictionary word.</text:p>
            <text:p>Example 3:</text:p>
            <text:p/>
            <text:p>Input: s = "catsandog", wordDict = ["cats","dog","sand","and","cat"]</text:p>
            <text:p>Output: false</text:p>
          </table:table-cell>
          <table:table-cell table:style-name="ce2" office:value-type="string" calcext:value-type="string">
            <text:p>✅ Word Break Problem (Recursion + Memoization) – Logic Summary</text:p>
            <text:p/>
            <text:p>Input:</text:p>
            <text:p>- s: input string</text:p>
            <text:p>- wordDict: list of valid words</text:p>
            <text:p/>
            <text:p>Goal:</text:p>
            <text:p>- Determine if s can be segmented into a space-separated sequence of one or more dictionary words</text:p>
            <text:p/>
            <text:p>--------------------------------------------------</text:p>
            <text:p/>
            <text:p>Steps:</text:p>
            <text:p/>
            <text:p>1. Initialize:</text:p>
            <text:p>   - n = len(s)</text:p>
            <text:p>   - word_set = set(wordDict) → for O(1) lookup</text:p>
            <text:p>   - memo = {} → stores results for index i (True/False)</text:p>
            <text:p/>
            <text:p>2. Define helper(ind):</text:p>
            <text:p>   - Base Case:</text:p>
            <text:p>       If ind == n → return True (entire string segmented)</text:p>
            <text:p>   - Memoization:</text:p>
            <text:p>       If ind in memo → return memo[ind]</text:p>
            <text:p>   - Try every substring starting at ind:</text:p>
            <text:p>       For i in range(ind, n):</text:p>
            <text:p>           ch = s[ind : i+1]</text:p>
            <text:p>           If ch in word_set and helper(i) is True:</text:p>
            <text:p>               memo[ind] = True</text:p>
            <text:p>               return True</text:p>
            <text:p>   - If no valid segmentation:</text:p>
            <text:p>       memo[ind] = False</text:p>
            <text:p>       return False</text:p>
            <text:p/>
            <text:p>3. Start recursion:</text:p>
            <text:p>   - Call helper(0)</text:p>
            <text:p>   - Returns True if string can be segmented, else False</text:p>
          </table:table-cell>
          <table:table-cell table:style-name="ce2" office:value-type="string" calcext:value-type="string">
            <text:p>Time Complexity (TC):</text:p>
            <text:p>- Each index 0..n is computed at most once → O(n)</text:p>
            <text:p>- For each index, check substrings from ind to n → O(n) per index</text:p>
            <text:p>- Total: O(n²)</text:p>
            <text:p>- Word lookup in set → O(1)</text:p>
          </table:table-cell>
          <table:table-cell table:style-name="ce2" office:value-type="string" calcext:value-type="string">
            <text:p>Space Complexity (SC):</text:p>
            <text:p>- Memo dictionary → O(n)</text:p>
            <text:p>- Recursion stack → O(n)</text:p>
            <text:p>- Total SC = O(n)</text:p>
            <text:p/>
          </table:table-cell>
          <table:table-cell table:style-name="ce2" table:number-columns-repeated="19"/>
          <table:table-cell table:number-columns-repeated="999"/>
        </table:table-row>
        <table:table-row table:style-name="ro1">
          <table:table-cell table:style-name="ce2" office:value-type="string" calcext:value-type="string">
            <text:p>Find N-th Root of a Number</text:p>
          </table:table-cell>
          <table:table-cell table:style-name="ce2" office:value-type="string" calcext:value-type="string">
            <text:p>Binary Search</text:p>
          </table:table-cell>
          <table:table-cell table:style-name="ce2" office:value-type="string" calcext:value-type="string">
            <text:p>You are given 2 numbers n and m, the task is to find n√m (nth root of m). If the root is not integer then returns -1.</text:p>
            <text:p/>
            <text:p>Examples :</text:p>
            <text:p/>
            <text:p>Input: n = 3, m = 27</text:p>
            <text:p>Output: 3</text:p>
            <text:p>Explanation: 33 = 27</text:p>
            <text:p>Input: n = 3, m = 9</text:p>
            <text:p>Output: -1</text:p>
            <text:p>Explanation: 3rd root of 9 is not integer.</text:p>
            <text:p>Input: n = 4, m = 625</text:p>
            <text:p>Output: 5</text:p>
            <text:p>Explanation: 54 = 625</text:p>
          </table:table-cell>
          <table:table-cell table:style-name="ce2" office:value-type="string" calcext:value-type="string">
            <text:p>✅ N-th Root of a Number (Binary Search) – Logic Summary</text:p>
            <text:p/>
            <text:p>Input:</text:p>
            <text:p>- n: degree of root</text:p>
            <text:p>- m: number whose n-th root is needed</text:p>
            <text:p/>
            <text:p>Goal:</text:p>
            <text:p>- Find integer x such that x^n = m (if exists)</text:p>
            <text:p/>
            <text:p>--------------------------------------------------</text:p>
            <text:p/>
            <text:p>Steps:</text:p>
            <text:p/>
            <text:p>1. Helper function findn(n, m, mid):</text:p>
            <text:p>   - Compute mid^n</text:p>
            <text:p>   - If mid^n &gt; m → return 1</text:p>
            <text:p>   - If mid^n == m → return 0</text:p>
            <text:p>   - If mid^n &lt; m → return 2</text:p>
            <text:p/>
            <text:p>2. Binary Search in nthRoot(n, m):</text:p>
            <text:p>   - Initialize low = 1, high = m</text:p>
            <text:p>   - While low &lt;= high:</text:p>
            <text:p>       - mid = (low + high) // 2</text:p>
            <text:p>       - Use findn(n, m, mid) to compare:</text:p>
            <text:p>           - If 0 → mid^n == m → return mid</text:p>
            <text:p>           - If 1 → mid^n &gt; m → high = mid - 1</text:p>
            <text:p>           - If 2 → mid^n &lt; m → low = mid + 1</text:p>
            <text:p>   - If no integer root found → return -1</text:p>
          </table:table-cell>
          <table:table-cell table:style-name="ce2" office:value-type="string" calcext:value-type="string">
            <text:p>Time Complexity (TC):</text:p>
            <text:p>- Binary search range: [1, m] → O(log m)</text:p>
            <text:p>- Each iteration computes mid^n → O(n)</text:p>
            <text:p>- Total TC = O(n * log m)</text:p>
          </table:table-cell>
          <table:table-cell table:style-name="ce2" office:value-type="string" calcext:value-type="string">
            <text:p>Space Complexity (SC):</text:p>
            <text:p>- Only a few variables used → O(1)</text:p>
            <text:p/>
          </table:table-cell>
          <table:table-cell table:style-name="ce2" table:number-columns-repeated="19"/>
          <table:table-cell table:number-columns-repeated="999"/>
        </table:table-row>
        <table:table-row table:style-name="ro1">
          <table:table-cell table:style-name="ce2" office:value-type="string" calcext:value-type="string">
            <text:p>Median in a row-wise sorted Matrix or Matrix Median</text:p>
          </table:table-cell>
          <table:table-cell table:style-name="ce2" office:value-type="string" calcext:value-type="string">
            <text:p>Binary Search</text:p>
          </table:table-cell>
          <table:table-cell table:style-name="ce2" office:value-type="string" calcext:value-type="string">
            <text:p>Given a row-wise sorted matrix mat[][] of size n*m, where the number of rows and columns is always odd. Return the median of the matrix.</text:p>
            <text:p/>
            <text:p>Examples:</text:p>
            <text:p/>
            <text:p>Input: mat[][] = [[1, 3, 5], </text:p>
            <text:p>                [2, 6, 9], </text:p>
            <text:p>                [3, 6, 9]]</text:p>
            <text:p>Output: 5</text:p>
            <text:p>Explanation: Sorting matrix elements gives us [1, 2, 3, 3, 5, 6, 6, 9, 9]. Hence, 5 is median.</text:p>
            <text:p>Input: mat[][] = [[2, 4, 9],</text:p>
            <text:p>                [3, 6, 7],</text:p>
            <text:p>                [4, 7, 10]]</text:p>
            <text:p>Output: 6</text:p>
            <text:p>Explanation: Sorting matrix elements gives us [2, 3, 4, 4, 6, 7, 7, 9, 10]. Hence, 6 is median.</text:p>
            <text:p>Input: mat = [[3], [4], [8]]</text:p>
            <text:p>Output: 4</text:p>
            <text:p>Explanation: Sorting matrix elements gives us [3, 4, 8]. Hence, 4 is median.</text:p>
          </table:table-cell>
          <table:table-cell table:style-name="ce2" office:value-type="string" calcext:value-type="string">
            <text:p>✅ Median in a Row-Wise Sorted Matrix – Logic Summary</text:p>
            <text:p/>
            <text:p>Input:</text:p>
            <text:p>- mat: m × n matrix (each row sorted)</text:p>
            <text:p>- Goal: find median element (middle element if all elements sorted)</text:p>
            <text:p/>
            <text:p>--------------------------------------------------</text:p>
            <text:p/>
            <text:p>Steps:</text:p>
            <text:p/>
            <text:p>1. Helper function each_row_count(arr, m, n, x):</text:p>
            <text:p>   - Binary search in a row to count how many elements ≤ x</text:p>
            <text:p>   - Initialize low = 0, high = n-1, ans = n</text:p>
            <text:p>   - While low ≤ high:</text:p>
            <text:p>       - mid = (low + high) // 2</text:p>
            <text:p>       - If arr[mid] &gt; x → ans = mid, high = mid - 1</text:p>
            <text:p>       - Else → low = mid + 1</text:p>
            <text:p>   - Return ans (count of elements ≤ x in this row)</text:p>
            <text:p/>
            <text:p>2. Helper function count(mat, m, n, x):</text:p>
            <text:p>   - For each row, count elements ≤ x using each_row_count</text:p>
            <text:p>   - Sum all counts → total elements ≤ x in the matrix</text:p>
            <text:p>   - Return count</text:p>
            <text:p/>
            <text:p>3. Main function median(mat):</text:p>
            <text:p>   - Initialize search range: </text:p>
            <text:p>       - low = minimum of first elements in each row</text:p>
            <text:p>       - high = maximum of last elements in each row</text:p>
            <text:p>   - median_left_elem_count = (m * n) // 2 (position of median in sorted order)</text:p>
            <text:p>   - Binary search over value range [low, high]:</text:p>
            <text:p>       - mid = (low + high) // 2</text:p>
            <text:p>       - mid_left_element_count = count(mat, m, n, mid)</text:p>
            <text:p>       - If mid_left_element_count &gt; median_left_elem_count → median ≤ mid → high = mid - 1, ans = mid</text:p>
            <text:p>       - Else → median &gt; mid → low = mid + 1</text:p>
            <text:p>   - Return ans</text:p>
          </table:table-cell>
          <table:table-cell table:style-name="ce2" office:value-type="string" calcext:value-type="string">
            <text:p>Time Complexity (TC):</text:p>
            <text:p>- Each binary search iteration over value range → log(max - min) ~ log(high - low)</text:p>
            <text:p>- Count elements ≤ mid → O(m * log n) (binary search in each row)</text:p>
            <text:p>- Total TC = O(log(max-min) * m * log n)</text:p>
          </table:table-cell>
          <table:table-cell table:style-name="ce2" office:value-type="string" calcext:value-type="string">
            <text:p>Time Complexity (TC):</text:p>
            <text:p>- Each binary search iteration over value range → log(max - min) ~ log(high - low)</text:p>
            <text:p>- Count elements ≤ mid → O(m * log n) (binary search in each row)</text:p>
            <text:p>- Total TC = O(log(max-min) * m * log n)</text:p>
          </table:table-cell>
          <table:table-cell table:style-name="ce2" table:number-columns-repeated="19"/>
          <table:table-cell table:number-columns-repeated="999"/>
        </table:table-row>
        <table:table-row table:style-name="ro1">
          <table:table-cell table:style-name="ce2" office:value-type="string" calcext:value-type="string">
            <text:p>Single Element in a Sorted Array</text:p>
          </table:table-cell>
          <table:table-cell table:style-name="ce2" office:value-type="string" calcext:value-type="string">
            <text:p>Binary Search</text:p>
          </table:table-cell>
          <table:table-cell table:style-name="ce2" office:value-type="string" calcext:value-type="string">
            <text:p>You are given a sorted array consisting of only integers where every element appears exactly twice, except for one element which appears exactly once.</text:p>
            <text:p/>
            <text:p>Return the single element that appears only once.</text:p>
            <text:p/>
            <text:p>Your solution must run in O(log n) time and O(1) space.</text:p>
            <text:p/>
            <text:p> </text:p>
            <text:p/>
            <text:p>Example 1:</text:p>
            <text:p/>
            <text:p>Input: nums = [1,1,2,3,3,4,4,8,8]</text:p>
            <text:p>Output: 2</text:p>
            <text:p>Example 2:</text:p>
            <text:p/>
            <text:p>Input: nums = [3,3,7,7,10,11,11]</text:p>
            <text:p>Output: 10</text:p>
          </table:table-cell>
          <table:table-cell table:style-name="ce2" office:value-type="string" calcext:value-type="string">
            <text:p>✅ Single Element in Sorted Array (Binary Search) – Logic Summary</text:p>
            <text:p/>
            <text:p>Input:</text:p>
            <text:p>- nums: sorted array of size n</text:p>
            <text:p>- Every element appears twice, except one element that appears once.</text:p>
            <text:p>- Goal: find that single element.</text:p>
            <text:p/>
            <text:p>--------------------------------------------------</text:p>
            <text:p/>
            <text:p>Steps:</text:p>
            <text:p/>
            <text:p>1. Handle Edge Cases:</text:p>
            <text:p>   - If n == 1 → return nums[0] (only one element).</text:p>
            <text:p>   - If first element unique → nums[0] != nums[1] → return nums[0].</text:p>
            <text:p>   - If last element unique → nums[n-2] != nums[n-1] → return nums[n-1].</text:p>
            <text:p/>
            <text:p>2. Binary Search (low = 1, high = n-2):</text:p>
            <text:p>   - While low ≤ high:</text:p>
            <text:p>       - mid = (low + high) // 2</text:p>
            <text:p>       - Case 1: If nums[mid] is different from both neighbors → return nums[mid]</text:p>
            <text:p>                 (this is the unique element).</text:p>
            <text:p>       - Case 2: Check pair alignment:</text:p>
            <text:p>           - If mid is even and nums[mid-1] == nums[mid] → unique is in left half → high = mid - 1</text:p>
            <text:p>           - If mid is odd and nums[mid+1] == nums[mid] → unique is in left half → high = mid - 1</text:p>
            <text:p>       - Case 3: Otherwise, unique is in right half → low = mid + 1</text:p>
            <text:p/>
            <text:p>3. If no element found (should not happen in valid input) → return -1.</text:p>
          </table:table-cell>
          <table:table-cell table:style-name="ce2" office:value-type="string" calcext:value-type="string">
            <text:p>Time Complexity (TC):</text:p>
            <text:p>- O(log n) (binary search on indices)</text:p>
          </table:table-cell>
          <table:table-cell table:style-name="ce2" office:value-type="string" calcext:value-type="string">
            <text:p>Space Complexity (SC):</text:p>
            <text:p>- O(1) (only variables)</text:p>
          </table:table-cell>
          <table:table-cell table:style-name="ce2" table:number-columns-repeated="19"/>
          <table:table-cell table:number-columns-repeated="999"/>
        </table:table-row>
        <table:table-row table:style-name="ro1">
          <table:table-cell table:style-name="ce2" office:value-type="string" calcext:value-type="string">
            <text:p>Search in Rotated Sorted Array</text:p>
          </table:table-cell>
          <table:table-cell table:style-name="ce2" office:value-type="string" calcext:value-type="string">
            <text:p>Binary Search</text:p>
          </table:table-cell>
          <table:table-cell table:style-name="ce2" office:value-type="string" calcext:value-type="string">
            <text:p>There is an integer array nums sorted in ascending order (with distinct values).</text:p>
            <text:p/>
            <text:p>Prior to being passed to your function, nums is possibly left rotated at an unknown index k (1 &lt;= k &lt; nums.length) such that the resulting array is [nums[k], nums[k+1], ..., nums[n-1], nums[0], nums[1], ..., nums[k-1]] (0-indexed). For example, [0,1,2,4,5,6,7] might be left rotated by 3 indices and become [4,5,6,7,0,1,2].</text:p>
            <text:p/>
            <text:p>Given the array nums after the possible rotation and an integer target, return the index of target if it is in nums, or -1 if it is not in nums.</text:p>
            <text:p/>
            <text:p>You must write an algorithm with O(log n) runtime complexity.</text:p>
            <text:p/>
            <text:p> </text:p>
            <text:p/>
            <text:p>Example 1:</text:p>
            <text:p/>
            <text:p>Input: nums = [4,5,6,7,0,1,2], target = 0</text:p>
            <text:p>Output: 4</text:p>
            <text:p>Example 2:</text:p>
            <text:p/>
            <text:p>Input: nums = [4,5,6,7,0,1,2], target = 3</text:p>
            <text:p>Output: -1</text:p>
            <text:p>Example 3:</text:p>
            <text:p/>
            <text:p>Input: nums = [1], target = 0</text:p>
            <text:p>Output: -1</text:p>
          </table:table-cell>
          <table:table-cell table:style-name="ce2" office:value-type="string" calcext:value-type="string">
            <text:p>✅ Search in Rotated Sorted Array (Binary Search) – Logic Summary</text:p>
            <text:p/>
            <text:p>Input:</text:p>
            <text:p>- nums: rotated sorted array (strictly increasing originally, then rotated)</text:p>
            <text:p>- target: integer to search</text:p>
            <text:p>- Goal: return index of target if found, else -1</text:p>
            <text:p/>
            <text:p>--------------------------------------------------</text:p>
            <text:p/>
            <text:p>Steps:</text:p>
            <text:p/>
            <text:p>1. Initialize:</text:p>
            <text:p>   - left = 0, right = len(nums) - 1</text:p>
            <text:p/>
            <text:p>2. Binary Search Loop (while left ≤ right):</text:p>
            <text:p>   - mid = (left + right) // 2</text:p>
            <text:p>   - Case 1: If nums[mid] == target → return mid</text:p>
            <text:p>   - Case 2: Check which half is sorted:</text:p>
            <text:p>       - If nums[left] ≤ nums[mid] → left half sorted</text:p>
            <text:p>            * If nums[left] ≤ target &lt; nums[mid] → target in left half → right = mid - 1</text:p>
            <text:p>            * Else → target in right half → left = mid + 1</text:p>
            <text:p>       - Else → right half sorted</text:p>
            <text:p>            * If nums[mid] &lt; target ≤ nums[right] → target in right half → left = mid + 1</text:p>
            <text:p>            * Else → target in left half → right = mid - 1</text:p>
            <text:p/>
            <text:p>3. If loop ends → return -1 (not found)</text:p>
          </table:table-cell>
          <table:table-cell table:style-name="ce2" office:value-type="string" calcext:value-type="string">
            <text:p>Time Complexity (TC):</text:p>
            <text:p>- O(log n) → binary search halves the range each step</text:p>
          </table:table-cell>
          <table:table-cell table:style-name="ce2" office:value-type="string" calcext:value-type="string">
            <text:p>Space Complexity (SC):</text:p>
            <text:p>- O(1) → only variables</text:p>
          </table:table-cell>
          <table:table-cell table:style-name="ce2" table:number-columns-repeated="19"/>
          <table:table-cell table:number-columns-repeated="999"/>
        </table:table-row>
        <table:table-row table:style-name="ro1">
          <table:table-cell table:style-name="ce2" office:value-type="string" calcext:value-type="string">
            <text:p>Find Minimum in Rotated Sorted Array</text:p>
          </table:table-cell>
          <table:table-cell table:style-name="ce2" office:value-type="string" calcext:value-type="string">
            <text:p>Binary Search</text:p>
          </table:table-cell>
          <table:table-cell table:style-name="ce2" office:value-type="string" calcext:value-type="string">
            <text:p>Suppose an array of length n sorted in ascending order is rotated between 1 and n times. For example, the array nums = [0,1,2,4,5,6,7] might become:</text:p>
            <text:p/>
            <text:p>[4,5,6,7,0,1,2] if it was rotated 4 times.</text:p>
            <text:p>[0,1,2,4,5,6,7] if it was rotated 7 times.</text:p>
            <text:p>Notice that rotating an array [a[0], a[1], a[2], ..., a[n-1]] 1 time results in the array [a[n-1], a[0], a[1], a[2], ..., a[n-2]].</text:p>
            <text:p/>
            <text:p>Given the sorted rotated array nums of unique elements, return the minimum element of this array.</text:p>
            <text:p/>
            <text:p>You must write an algorithm that runs in O(log n) time.</text:p>
            <text:p/>
            <text:p> </text:p>
            <text:p/>
            <text:p>Example 1:</text:p>
            <text:p/>
            <text:p>Input: nums = [3,4,5,1,2]</text:p>
            <text:p>Output: 1</text:p>
            <text:p>Explanation: The original array was [1,2,3,4,5] rotated 3 times.</text:p>
            <text:p>Example 2:</text:p>
            <text:p/>
            <text:p>Input: nums = [4,5,6,7,0,1,2]</text:p>
            <text:p>Output: 0</text:p>
            <text:p>Explanation: The original array was [0,1,2,4,5,6,7] and it was rotated 4 times.</text:p>
            <text:p>Example 3:</text:p>
            <text:p/>
            <text:p>Input: nums = [11,13,15,17]</text:p>
            <text:p>Output: 11</text:p>
            <text:p>Explanation: The original array was [11,13,15,17] and it was rotated 4 times. </text:p>
          </table:table-cell>
          <table:table-cell table:style-name="ce2" office:value-type="string" calcext:value-type="string">
            <text:p>✅ Find Minimum in Rotated Sorted Array – Logic Summary</text:p>
            <text:p/>
            <text:p>Input:</text:p>
            <text:p>- nums: rotated sorted array (strictly increasing originally, then rotated)</text:p>
            <text:p>- Goal: return the minimum element</text:p>
            <text:p/>
            <text:p>--------------------------------------------------</text:p>
            <text:p/>
            <text:p>Steps:</text:p>
            <text:p/>
            <text:p>1. Initialize:</text:p>
            <text:p>   - left = 0, right = len(nums) - 1</text:p>
            <text:p>   - mini = +∞ (store minimum found so far)</text:p>
            <text:p/>
            <text:p>2. Binary Search Loop (while left ≤ right):</text:p>
            <text:p>   - mid = (left + right) // 2</text:p>
            <text:p/>
            <text:p>   - Case 1: If left half [left … mid] is sorted (nums[left] ≤ nums[mid]):</text:p>
            <text:p>        * The minimum in this segment = nums[left]</text:p>
            <text:p>        * Update mini = min(mini, nums[left])</text:p>
            <text:p>        * Move to right half → left = mid + 1</text:p>
            <text:p/>
            <text:p>   - Case 2: Else (right half is sorted, meaning rotation point is inside left half):</text:p>
            <text:p>        * The minimum could be nums[mid]</text:p>
            <text:p>        * Update mini = min(mini, nums[mid])</text:p>
            <text:p>        * Move to left half → right = mid - 1</text:p>
            <text:p/>
            <text:p>3. Loop ends → return mini</text:p>
          </table:table-cell>
          <table:table-cell table:style-name="ce2" office:value-type="string" calcext:value-type="string">
            <text:p>Time Complexity (TC):</text:p>
            <text:p>- O(log n) → binary search halves search space</text:p>
          </table:table-cell>
          <table:table-cell table:style-name="ce2" office:value-type="string" calcext:value-type="string">
            <text:p>Space Complexity (SC):</text:p>
            <text:p>- O(1) → only a few variables</text:p>
          </table:table-cell>
          <table:table-cell table:style-name="ce2" table:number-columns-repeated="19"/>
          <table:table-cell table:number-columns-repeated="999"/>
        </table:table-row>
        <table:table-row table:style-name="ro1">
          <table:table-cell table:style-name="ce2" office:value-type="string" calcext:value-type="string">
            <text:p>Median of Two Sorted Arrays</text:p>
          </table:table-cell>
          <table:table-cell table:style-name="ce2" office:value-type="string" calcext:value-type="string">
            <text:p>Binary Search</text:p>
          </table:table-cell>
          <table:table-cell table:style-name="ce2" office:value-type="string" calcext:value-type="string">
            <text:p>Given two sorted arrays nums1 and nums2 of size m and n respectively, return the median of the two sorted arrays.</text:p>
            <text:p/>
            <text:p>The overall run time complexity should be O(log (m+n)).</text:p>
            <text:p/>
            <text:p> </text:p>
            <text:p/>
            <text:p>Example 1:</text:p>
            <text:p/>
            <text:p>Input: nums1 = [1,3], nums2 = [2]</text:p>
            <text:p>Output: 2.00000</text:p>
            <text:p>Explanation: merged array = [1,2,3] and median is 2.</text:p>
            <text:p>Example 2:</text:p>
            <text:p/>
            <text:p>Input: nums1 = [1,2], nums2 = [3,4]</text:p>
            <text:p>Output: 2.50000</text:p>
            <text:p>Explanation: merged array = [1,2,3,4] and median is (2 + 3) / 2 = 2.5.</text:p>
          </table:table-cell>
          <table:table-cell table:style-name="ce2" office:value-type="string" calcext:value-type="string">
            <text:p>✅ Median of Two Sorted Arrays – Logic Summary (Binary Search on Partition)</text:p>
            <text:p/>
            <text:p>Input:</text:p>
            <text:p>- nums1, nums2 → sorted arrays</text:p>
            <text:p>- Goal: find median of combined sorted array</text:p>
            <text:p/>
            <text:p>--------------------------------------------------</text:p>
            <text:p/>
            <text:p>Steps:</text:p>
            <text:p/>
            <text:p>1. Preprocessing:</text:p>
            <text:p>   - Ensure nums1 is the smaller array (swap if needed)  </text:p>
            <text:p>     → this keeps binary search space smaller.</text:p>
            <text:p/>
            <text:p>2. Setup:</text:p>
            <text:p>   - n1 = len(nums1), n2 = len(nums2)</text:p>
            <text:p>   - n = n1 + n2 (total elements)</text:p>
            <text:p>   - low = 0, high = n1</text:p>
            <text:p>   - left = (n1 + n2 + 1) // 2  </text:p>
            <text:p>     (size of left partition when arrays are split into two halves)</text:p>
            <text:p/>
            <text:p>3. Binary Search (on nums1):</text:p>
            <text:p>   - mid1 = (low + high) // 2 → cut position in nums1</text:p>
            <text:p>   - mid2 = left - mid1 → cut position in nums2</text:p>
            <text:p/>
            <text:p>   - l1 = element just before mid1 in nums1 (or -∞ if none)</text:p>
            <text:p>   - r1 = element at mid1 in nums1 (or +∞ if none)</text:p>
            <text:p>   - l2 = element just before mid2 in nums2 (or -∞ if none)</text:p>
            <text:p>   - r2 = element at mid2 in nums2 (or +∞ if none)</text:p>
            <text:p/>
            <text:p>4. Check Partition Validity:</text:p>
            <text:p>   - If l1 ≤ r2 and l2 ≤ r1:</text:p>
            <text:p>       → Correct partition found</text:p>
            <text:p>       - If n is even: median = (max(l1,l2) + min(r1,r2)) / 2</text:p>
            <text:p>       - If n is odd: median = max(l1,l2)</text:p>
            <text:p/>
            <text:p>   - Else If l1 &gt; r2:</text:p>
            <text:p>       → Move left: high = mid1 - 1</text:p>
            <text:p>   - Else:</text:p>
            <text:p>       → Move right: low = mid1 + 1</text:p>
            <text:p/>
            <text:p>5. Return median (once partition found)</text:p>
          </table:table-cell>
          <table:table-cell table:style-name="ce2" office:value-type="string" calcext:value-type="string">
            <text:p>Time Complexity (TC):</text:p>
            <text:p>- O(log(min(n1, n2))) → binary search on smaller array</text:p>
          </table:table-cell>
          <table:table-cell table:style-name="ce2" office:value-type="string" calcext:value-type="string">
            <text:p>Space Complexity (SC):</text:p>
            <text:p>- O(1) → only variables used</text:p>
          </table:table-cell>
          <table:table-cell table:style-name="ce2" table:number-columns-repeated="19"/>
          <table:table-cell table:number-columns-repeated="999"/>
        </table:table-row>
        <table:table-row table:style-name="ro1">
          <table:table-cell table:style-name="ce2" office:value-type="string" calcext:value-type="string">
            <text:p>K-th element of two Arrays</text:p>
          </table:table-cell>
          <table:table-cell table:style-name="ce2" office:value-type="string" calcext:value-type="string">
            <text:p>Binary Search</text:p>
          </table:table-cell>
          <table:table-cell table:style-name="ce2" office:value-type="string" calcext:value-type="string">
            <text:p>Given two sorted arrays a[] and b[] and an element k, the task is to find the element that would be at the kth position of the combined sorted array.</text:p>
            <text:p/>
            <text:p>Examples :</text:p>
            <text:p/>
            <text:p>Input: a[] = [2, 3, 6, 7, 9], b[] = [1, 4, 8, 10], k = 5</text:p>
            <text:p>Output: 6</text:p>
            <text:p>Explanation: The final combined sorted array would be [1, 2, 3, 4, 6, 7, 8, 9, 10]. The 5th element of this array is 6.</text:p>
            <text:p>Input: a[] = [1, 4, 8, 10, 12], b[] = [5, 7, 11, 15, 17], k = 6</text:p>
            <text:p>Output: 10</text:p>
            <text:p>Explanation: Combined sorted array is [1, 4, 5, 7, 8, 10, 11, 12, 15, 17]. The 6th element of this array is 10.</text:p>
          </table:table-cell>
          <table:table-cell table:style-name="ce2" office:value-type="string" calcext:value-type="string">
            <text:p>✅ K-th Element of Two Sorted Arrays – Logic Summary (Binary Search on Partition)</text:p>
            <text:p/>
            <text:p>Input:</text:p>
            <text:p>- nums1, nums2 → sorted arrays</text:p>
            <text:p>- k → find k-th element in merged sorted array</text:p>
            <text:p/>
            <text:p>--------------------------------------------------</text:p>
            <text:p/>
            <text:p>Steps:</text:p>
            <text:p/>
            <text:p>1. Preprocessing:</text:p>
            <text:p>   - Ensure nums1 is the smaller array (swap if needed)</text:p>
            <text:p>   - n1 = len(nums1), n2 = len(nums2)</text:p>
            <text:p/>
            <text:p>2. Setup:</text:p>
            <text:p>   - low = max(0, k - n2) → minimum elements we can take from nums1</text:p>
            <text:p>   - high = min(k, n1) → maximum elements we can take from nums1</text:p>
            <text:p>   - left = k (total elements to pick from both arrays)</text:p>
            <text:p/>
            <text:p>3. Binary Search:</text:p>
            <text:p>   - mid1 = (low + high) // 2 → number of elements from nums1</text:p>
            <text:p>   - mid2 = left - mid1 → number of elements from nums2</text:p>
            <text:p/>
            <text:p>   - l1 = last element taken from nums1 (or -∞ if none)</text:p>
            <text:p>   - r1 = next element in nums1 (or +∞ if none)</text:p>
            <text:p>   - l2 = last element taken from nums2 (or -∞ if none)</text:p>
            <text:p>   - r2 = next element in nums2 (or +∞ if none)</text:p>
            <text:p/>
            <text:p>4. Check Partition Validity:</text:p>
            <text:p>   - If l1 ≤ r2 and l2 ≤ r1:</text:p>
            <text:p>       → Correct partition found</text:p>
            <text:p>       → k-th element = max(l1, l2)</text:p>
            <text:p>   - Else If l1 &gt; r2:</text:p>
            <text:p>       → Move left: high = mid1 - 1</text:p>
            <text:p>   - Else:</text:p>
            <text:p>       → Move right: low = mid1 + 1</text:p>
            <text:p/>
            <text:p>5. Return k-th element</text:p>
          </table:table-cell>
          <table:table-cell table:style-name="ce2" office:value-type="string" calcext:value-type="string">
            <text:p>Time Complexity (TC):</text:p>
            <text:p>- O(log(min(n1, n2))) → binary search on smaller array</text:p>
          </table:table-cell>
          <table:table-cell table:style-name="ce2" office:value-type="string" calcext:value-type="string">
            <text:p>Space Complexity (SC):</text:p>
            <text:p>- O(1) → only variables used</text:p>
          </table:table-cell>
          <table:table-cell table:style-name="ce2" table:number-columns-repeated="19"/>
          <table:table-cell table:number-columns-repeated="999"/>
        </table:table-row>
        <table:table-row table:style-name="ro1">
          <table:table-cell table:style-name="ce2" office:value-type="string" calcext:value-type="string">
            <text:p>Allocate Minimum Pages</text:p>
          </table:table-cell>
          <table:table-cell table:style-name="ce2" office:value-type="string" calcext:value-type="string">
            <text:p>Binary Search</text:p>
          </table:table-cell>
          <table:table-cell table:style-name="ce2" office:value-type="string" calcext:value-type="string">
            <text:p>Given an array arr[] of integers, where each element arr[i] represents the number of pages in the i-th book. You also have an integer k representing the number of students. The task is to allocate books to each student such that:</text:p>
            <text:p/>
            <text:p>Each student receives atleast one book.</text:p>
            <text:p>Each student is assigned a contiguous sequence of books.</text:p>
            <text:p>No book is assigned to more than one student.</text:p>
            <text:p>The objective is to minimize the maximum number of pages assigned to any student. In other words, out of all possible allocations, find the arrangement where the student who receives the most pages still has the smallest possible maximum.</text:p>
            <text:p/>
            <text:p>Note: If it is not possible to allocate books to all students, return -1.</text:p>
            <text:p/>
            <text:p>Examples:</text:p>
            <text:p/>
            <text:p>Input: arr[] = [12, 34, 67, 90], k = 2</text:p>
            <text:p>Output: 113</text:p>
            <text:p>Explanation: Allocation can be done in following ways:</text:p>
            <text:p>=&gt; [12] and [34, 67, 90] Maximum Pages = 191</text:p>
            <text:p>=&gt; [12, 34] and [67, 90] Maximum Pages = 157</text:p>
            <text:p>=&gt; [12, 34, 67] and [90] Maximum Pages = 113.</text:p>
            <text:p>The third combination has the minimum pages assigned to a student which is 113.</text:p>
            <text:p>Input: arr[] = [15, 17, 20], k = 5</text:p>
            <text:p>Output: -1</text:p>
            <text:p>Explanation: Since there are more students than total books, it's impossible to allocate a book to each student.</text:p>
          </table:table-cell>
          <table:table-cell table:style-name="ce2" office:value-type="string" calcext:value-type="string">
            <text:p>✅ Allocate Minimum Number of Pages – Logic Summary (Binary Search + Greedy Check)</text:p>
            <text:p/>
            <text:p>Input:</text:p>
            <text:p>- arr → array of book pages</text:p>
            <text:p>- k → number of students</text:p>
            <text:p/>
            <text:p>Goal:</text:p>
            <text:p>- Allocate books so that:</text:p>
            <text:p>   1. Each student gets ≥ 1 book</text:p>
            <text:p>   2. Books are contiguous</text:p>
            <text:p>   3. Minimize the maximum pages any student reads</text:p>
            <text:p/>
            <text:p>--------------------------------------------------</text:p>
            <text:p/>
            <text:p>Steps:</text:p>
            <text:p/>
            <text:p>1. Base Check:</text:p>
            <text:p>   - If number of books (n) &lt; k → impossible → return -1</text:p>
            <text:p/>
            <text:p>2. Search Space:</text:p>
            <text:p>   - low = max(arr)  → at least the largest single book</text:p>
            <text:p>   - high = sum(arr) → at most all books with one student</text:p>
            <text:p>   - ans = -1</text:p>
            <text:p/>
            <text:p>3. Binary Search on `page_limit`:</text:p>
            <text:p>   - mid = (low + high) // 2</text:p>
            <text:p>   - Check if possible to allocate with `page_limit = mid`</text:p>
            <text:p/>
            <text:p>4. Feasibility Check (find_no_of_students):</text:p>
            <text:p>   - Start with student = 1, cur_page_sum = 0</text:p>
            <text:p>   - Traverse arr:</text:p>
            <text:p>       If cur_page_sum + arr[i] &gt; page_limit:</text:p>
            <text:p>           → Assign book to next student</text:p>
            <text:p>           → student += 1</text:p>
            <text:p>           → reset cur_page_sum = arr[i]</text:p>
            <text:p>       Else:</text:p>
            <text:p>           → Add book to current student</text:p>
            <text:p>   - Return number of students required</text:p>
            <text:p/>
            <text:p>5. Update Search:</text:p>
            <text:p>   - If students ≤ k:</text:p>
            <text:p>       → Valid allocation (can try smaller page_limit)</text:p>
            <text:p>       → ans = mid</text:p>
            <text:p>       → high = mid - 1</text:p>
            <text:p>   - Else (students &gt; k):</text:p>
            <text:p>       → Too many students (page_limit too small)</text:p>
            <text:p>       → low = mid + 1</text:p>
            <text:p/>
            <text:p>6. Return ans</text:p>
          </table:table-cell>
          <table:table-cell table:style-name="ce2" office:value-type="string" calcext:value-type="string">
            <text:p/>
            <text:p>Time Complexity (TC):</text:p>
            <text:p>- Binary search runs log(sum(arr) - max(arr)) ≈ O(log(sum(arr)))</text:p>
            <text:p>- Each feasibility check scans all n books → O(n)</text:p>
            <text:p>- Total TC = O(n · log(sum(arr)))</text:p>
          </table:table-cell>
          <table:table-cell table:style-name="ce2" office:value-type="string" calcext:value-type="string">
            <text:p>Space Complexity (SC):</text:p>
            <text:p>- O(1) → only variables used</text:p>
          </table:table-cell>
          <table:table-cell table:style-name="ce2" table:number-columns-repeated="19"/>
          <table:table-cell table:number-columns-repeated="999"/>
        </table:table-row>
        <table:table-row table:style-name="ro1">
          <table:table-cell table:style-name="ce2" office:value-type="string" calcext:value-type="string">
            <text:p>Aggressive Cows</text:p>
          </table:table-cell>
          <table:table-cell table:style-name="ce2" office:value-type="string" calcext:value-type="string">
            <text:p>Binary Search</text:p>
          </table:table-cell>
          <table:table-cell table:style-name="ce2" office:value-type="string" calcext:value-type="string">
            <text:p>You are given an array with unique elements of stalls[], which denote the positions of stalls. You are also given an integer k which denotes the number of aggressive cows. The task is to assign stalls to k cows such that the minimum distance between any two of them is the maximum possible.</text:p>
            <text:p/>
            <text:p>Examples:</text:p>
            <text:p/>
            <text:p>Input: stalls[] = [1, 2, 4, 8, 9], k = 3</text:p>
            <text:p>Output: 3</text:p>
            <text:p>Explanation: The first cow can be placed at stalls[0], </text:p>
            <text:p>the second cow can be placed at stalls[2] and </text:p>
            <text:p>the third cow can be placed at stalls[3]. </text:p>
            <text:p>The minimum distance between cows in this case is 3, which is the largest among all possible ways.</text:p>
            <text:p>Input: stalls[] = [10, 1, 2, 7, 5], k = 3</text:p>
            <text:p>Output: 4</text:p>
            <text:p>Explanation: The first cow can be placed at stalls[0],</text:p>
            <text:p>the second cow can be placed at stalls[1] and</text:p>
            <text:p>the third cow can be placed at stalls[4].</text:p>
            <text:p>The minimum distance between cows in this case is 4, which is the largest among all possible ways.</text:p>
            <text:p>Input: stalls[] = [2, 12, 11, 3, 26, 7], k = 5</text:p>
            <text:p>Output: 1</text:p>
            <text:p>Explanation: Each cow can be placed in any of the stalls, as the no. of stalls are exactly equal to the number of cows.</text:p>
            <text:p>The minimum distance between cows in this case is 1, which is the largest among all possible ways.</text:p>
          </table:table-cell>
          <table:table-cell table:style-name="ce2" office:value-type="string" calcext:value-type="string">
            <text:p>✅ Aggressive Cows Problem – Logic Summary (Binary Search on Answer)</text:p>
            <text:p/>
            <text:p>Input:</text:p>
            <text:p>- stalls → positions of stalls</text:p>
            <text:p>- k → number of cows to place</text:p>
            <text:p/>
            <text:p>Goal:</text:p>
            <text:p>- Place k cows in stalls such that the **minimum distance** between any two cows is maximized.</text:p>
            <text:p/>
            <text:p>--------------------------------------------------</text:p>
            <text:p/>
            <text:p>Steps:</text:p>
            <text:p/>
            <text:p>1. Sort stalls:</text:p>
            <text:p>   - Ensure positions are in increasing order.</text:p>
            <text:p/>
            <text:p>2. Search Space:</text:p>
            <text:p>   - low = 1  → minimum possible distance (at least 1 unit apart)</text:p>
            <text:p>   - high = stalls[-1] - stalls[0] → maximum possible distance (first to last stall)</text:p>
            <text:p>   - result = 1</text:p>
            <text:p/>
            <text:p>3. Binary Search on distance (mid):</text:p>
            <text:p>   - mid = (low + high) // 2</text:p>
            <text:p>   - Check if it is possible to place cows with at least `mid` distance.</text:p>
            <text:p/>
            <text:p>4. Placement Check:</text:p>
            <text:p>   - Place first cow at stalls[0]</text:p>
            <text:p>   - cow_count = 1</text:p>
            <text:p>   - Traverse remaining stalls:</text:p>
            <text:p>       If (current stall - last placed stall) ≥ mid:</text:p>
            <text:p>           → Place cow here</text:p>
            <text:p>           → cow_count += 1</text:p>
            <text:p>           → Update last_pos = current stall</text:p>
            <text:p>   - End traversal with total cow_count</text:p>
            <text:p/>
            <text:p>5. Update Search:</text:p>
            <text:p>   - If cow_count ≥ k:</text:p>
            <text:p>       → We can place cows with `mid` distance</text:p>
            <text:p>       → Save result = mid</text:p>
            <text:p>       → Try larger distance → low = mid + 1</text:p>
            <text:p>   - Else:</text:p>
            <text:p>       → Distance too large, fewer cows placed</text:p>
            <text:p>       → Reduce distance → high = mid - 1</text:p>
            <text:p/>
            <text:p>6. Return result</text:p>
            <text:p>   - Maximum minimum distance between cows</text:p>
          </table:table-cell>
          <table:table-cell table:style-name="ce2" office:value-type="string" calcext:value-type="string">
            <text:p>Time Complexity (TC):</text:p>
            <text:p>- Sorting stalls → O(n log n)</text:p>
            <text:p>- Binary search on distance → O(log(max_distance))</text:p>
            <text:p>- Each check traverses stalls → O(n)</text:p>
            <text:p>- Total TC = O(n log n + n log(max_distance))</text:p>
          </table:table-cell>
          <table:table-cell table:style-name="ce2" office:value-type="string" calcext:value-type="string">
            <text:p>Space Complexity (SC):</text:p>
            <text:p>- O(1) → only variables used</text:p>
          </table:table-cell>
          <table:table-cell table:style-name="ce2" table:number-columns-repeated="19"/>
          <table:table-cell table:number-columns-repeated="999"/>
        </table:table-row>
        <table:table-row table:style-name="ro1">
          <table:table-cell table:style-name="ce2" office:value-type="string" calcext:value-type="string">
            <text:p>Kth Largest Element</text:p>
          </table:table-cell>
          <table:table-cell table:style-name="ce2" office:value-type="string" calcext:value-type="string">
            <text:p>Heaps</text:p>
          </table:table-cell>
          <table:table-cell table:style-name="ce2" office:value-type="string" calcext:value-type="string">
            <text:p>Given an integer array nums and an integer k, return the kth largest element in the array.</text:p>
            <text:p/>
            <text:p>Note that it is the kth largest element in the sorted order, not the kth distinct element.</text:p>
            <text:p/>
            <text:p>Can you solve it without sorting?</text:p>
            <text:p/>
            <text:p> </text:p>
            <text:p/>
            <text:p>Example 1:</text:p>
            <text:p/>
            <text:p>Input: nums = [3,2,1,5,6,4], k = 2</text:p>
            <text:p>Output: 5</text:p>
            <text:p>Example 2:</text:p>
            <text:p/>
            <text:p>Input: nums = [3,2,3,1,2,4,5,5,6], k = 4</text:p>
            <text:p>Output: 4</text:p>
            <text:p> </text:p>
          </table:table-cell>
          <table:table-cell table:style-name="ce2" office:value-type="string" calcext:value-type="string">
            <text:p>✅ K-th Largest Element in Array (Using Min-Heap)</text:p>
            <text:p/>
            <text:p>Input:</text:p>
            <text:p>- nums → list of integers</text:p>
            <text:p>- k → we want the k-th largest element</text:p>
            <text:p/>
            <text:p>Goal:</text:p>
            <text:p>- Return the element that is the k-th largest in nums</text:p>
            <text:p/>
            <text:p>--------------------------------------------------</text:p>
            <text:p/>
            <text:p>Steps:</text:p>
            <text:p/>
            <text:p>1. Initialize:</text:p>
            <text:p>   - min_heap = [] (a min-heap of size at most k)</text:p>
            <text:p/>
            <text:p>2. Traverse each number in nums:</text:p>
            <text:p>   - Push number into heap → O(log k)</text:p>
            <text:p>   - If heap size exceeds k:</text:p>
            <text:p>       → Pop smallest element (heapq.heappop)</text:p>
            <text:p>       → Ensures heap always stores the k largest elements seen so far</text:p>
            <text:p/>
            <text:p>3. Final Result:</text:p>
            <text:p>   - After processing all numbers, min_heap contains exactly k largest elements</text:p>
            <text:p>   - The root (smallest in heap) is the k-th largest element</text:p>
            <text:p>   - Return heapq.heappop(min_heap)</text:p>
            <text:p/>
            <text:p>--------------------------------------------------</text:p>
            <text:p/>
            <text:p>Example:</text:p>
            <text:p>nums = [3,2,1,5,6,4], k=2</text:p>
            <text:p>- Insert 3 → heap=[3]</text:p>
            <text:p>- Insert 2 → heap=[2,3]</text:p>
            <text:p>- Insert 1 → heap=[1,3,2] → pop smallest → heap=[2,3]</text:p>
            <text:p>- Insert 5 → heap=[2,3,5] → pop smallest → heap=[3,5]</text:p>
            <text:p>- Insert 6 → heap=[3,5,6] → pop smallest → heap=[5,6]</text:p>
            <text:p>- Insert 4 → heap=[4,6,5] → pop smallest → heap=[5,6]</text:p>
            <text:p>Final heap = [5,6] → root=5 → Answer = 5</text:p>
          </table:table-cell>
          <table:table-cell table:style-name="ce2" office:value-type="string" calcext:value-type="string">
            <text:p>Time Complexity (TC):</text:p>
            <text:p>- Each heappush/heappop = O(log k)</text:p>
            <text:p>- Done for n elements → O(n log k)</text:p>
            <text:p/>
          </table:table-cell>
          <table:table-cell table:style-name="ce2" office:value-type="string" calcext:value-type="string">
            <text:p/>
            <text:p>Space Complexity (SC):</text:p>
            <text:p>- Heap stores at most k elements → O(k)</text:p>
          </table:table-cell>
          <table:table-cell table:style-name="ce2" table:number-columns-repeated="19"/>
          <table:table-cell table:number-columns-repeated="999"/>
        </table:table-row>
        <table:table-row table:style-name="ro1">
          <table:table-cell table:style-name="ce2" office:value-type="string" calcext:value-type="string">
            <text:p>Maximum Sum Combination</text:p>
            <text:p/>
          </table:table-cell>
          <table:table-cell table:style-name="ce2" office:value-type="string" calcext:value-type="string">
            <text:p>Heaps</text:p>
          </table:table-cell>
          <table:table-cell table:style-name="ce2" office:value-type="string" calcext:value-type="string">
            <text:p>You are given two integer arrays a[] and b[] of equal size. A sum combination is formed by adding one element from a[] and one from b[], using each index pair (i, j) at most once. Return the top k maximum sum combinations, sorted in non-increasing order.</text:p>
            <text:p/>
            <text:p>Examples:</text:p>
            <text:p/>
            <text:p>Input: a[] = [3, 2], b[] = [1, 4], k = 2</text:p>
            <text:p>Output: [7, 6]</text:p>
            <text:p>Explanation: Possible sums: 3 + 1 = 4, 3 + 4 = 7, 2 + 1 = 3, 2 + 4 = 6, Top 2 sums are 7 and 6.</text:p>
            <text:p>Input: a[] = [1, 4, 2, 3], b[] = [2, 5, 1, 6], k = 3</text:p>
            <text:p>Output: [10, 9, 9]</text:p>
            <text:p>Explanation: The top 3 maximum possible sums are : 4 + 6 = 10, 3 + 6 = 9, and 4 + 5 = 9</text:p>
          </table:table-cell>
          <table:table-cell table:style-name="ce2" office:value-type="string" calcext:value-type="string">
            <text:p>✅ Top K Sum Pairs from Two Arrays (Max-Heap Approach)</text:p>
            <text:p/>
            <text:p>Input:</text:p>
            <text:p>- Two arrays a and b</text:p>
            <text:p>- Integer k</text:p>
            <text:p/>
            <text:p>Goal:</text:p>
            <text:p>- Find k pairs (a[i], b[j]) with the largest sums</text:p>
            <text:p/>
            <text:p>--------------------------------------------------</text:p>
            <text:p/>
            <text:p>Steps:</text:p>
            <text:p/>
            <text:p>1. Preprocessing:</text:p>
            <text:p>   - Sort both arrays in descending order (so largest elements come first)</text:p>
            <text:p>   - Initialize:</text:p>
            <text:p>     - heap = [] → max-heap (using negative values because Python has only min-heap)</text:p>
            <text:p>     - res = [] → stores top k sums</text:p>
            <text:p>     - visited = set() → to avoid pushing duplicate index pairs</text:p>
            <text:p/>
            <text:p>2. Push First Pair:</text:p>
            <text:p>   - Pair (a[0], b[0]) is the maximum possible sum</text:p>
            <text:p>   - Push (-(a[0]+b[0]), 0, 0) into heap</text:p>
            <text:p>   - Mark (0,0) visited</text:p>
            <text:p/>
            <text:p>3. Extract Top k:</text:p>
            <text:p>   Repeat k times:</text:p>
            <text:p>   - Pop top element from heap → gives max sum</text:p>
            <text:p>   - Append sum to res</text:p>
            <text:p>   - Generate next candidates:</text:p>
            <text:p>       (i+1, j) → next element from a</text:p>
            <text:p>       (i, j+1) → next element from b</text:p>
            <text:p>     - Push only if within bounds and not visited</text:p>
            <text:p>     - Mark as visited</text:p>
            <text:p/>
            <text:p>4. Return res</text:p>
            <text:p/>
          </table:table-cell>
          <table:table-cell table:style-name="ce2" office:value-type="string" calcext:value-type="string">
            <text:p>Time Complexity (TC):</text:p>
            <text:p>- Sorting arrays → O(n log n + m log m)</text:p>
            <text:p>- Heap operations:</text:p>
            <text:p>  - At most k pops, each push/pop → O(log k)</text:p>
            <text:p>  - So heap part = O(k log k)</text:p>
            <text:p>- Total = O(n log n + m log m + k log k)</text:p>
          </table:table-cell>
          <table:table-cell table:style-name="ce2" office:value-type="string" calcext:value-type="string">
            <text:p>Space Complexity (SC):</text:p>
            <text:p>- Heap stores up to O(k) elements</text:p>
            <text:p>- Visited set stores up to O(k) pairs</text:p>
            <text:p>- res stores O(k)</text:p>
            <text:p>- Total = O(k)</text:p>
          </table:table-cell>
          <table:table-cell table:style-name="ce2" table:number-columns-repeated="19"/>
          <table:table-cell table:number-columns-repeated="999"/>
        </table:table-row>
        <table:table-row table:style-name="ro1">
          <table:table-cell table:style-name="ce2" office:value-type="string" calcext:value-type="string">
            <text:p>Find Median from Data Stream</text:p>
          </table:table-cell>
          <table:table-cell table:style-name="ce2" office:value-type="string" calcext:value-type="string">
            <text:p>Heaps</text:p>
          </table:table-cell>
          <table:table-cell table:style-name="ce2" office:value-type="string" calcext:value-type="string">
            <text:p>The median is the middle value in an ordered integer list. If the size of the list is even, there is no middle value, and the median is the mean of the two middle values.</text:p>
            <text:p/>
            <text:p>For example, for arr = [2,3,4], the median is 3.</text:p>
            <text:p>For example, for arr = [2,3], the median is (2 + 3) / 2 = 2.5.</text:p>
            <text:p>Implement the MedianFinder class:</text:p>
            <text:p/>
            <text:p>MedianFinder() initializes the MedianFinder object.</text:p>
            <text:p>void addNum(int num) adds the integer num from the data stream to the data structure.</text:p>
            <text:p>double findMedian() returns the median of all elements so far. Answers within 10-5 of the actual answer will be accepted.</text:p>
            <text:p> </text:p>
            <text:p/>
            <text:p>Example 1:</text:p>
            <text:p/>
            <text:p>Input</text:p>
            <text:p>["MedianFinder", "addNum", "addNum", "findMedian", "addNum", "findMedian"]</text:p>
            <text:p>[[], [1], [2], [], [3], []]</text:p>
            <text:p>Output</text:p>
            <text:p>[null, null, null, 1.5, null, 2.0]</text:p>
            <text:p/>
            <text:p>Explanation</text:p>
            <text:p>MedianFinder medianFinder = new MedianFinder();</text:p>
            <text:p>medianFinder.addNum(1);    // arr = [1]</text:p>
            <text:p>medianFinder.addNum(2);    // arr = [1, 2]</text:p>
            <text:p>medianFinder.findMedian(); // return 1.5 (i.e., (1 + 2) / 2)</text:p>
            <text:p>medianFinder.addNum(3);    // arr[1, 2, 3]</text:p>
            <text:p>medianFinder.findMedian(); // return 2.0</text:p>
            <text:p> </text:p>
          </table:table-cell>
          <table:table-cell table:style-name="ce2" office:value-type="string" calcext:value-type="string">
            <text:p>✅ MedianFinder (Two Heaps Approach)</text:p>
            <text:p/>
            <text:p>Goal:</text:p>
            <text:p>- Maintain a data structure that supports:</text:p>
            <text:p>  - addNum(num): Insert a number</text:p>
            <text:p>  - findMedian(): Return median of all inserted numbers</text:p>
            <text:p/>
            <text:p>--------------------------------------------------</text:p>
            <text:p>Core Idea:</text:p>
            <text:p>- Use two heaps to keep numbers balanced:</text:p>
            <text:p>  - low (max-heap): stores smaller half of numbers (we use negative values because Python has min-heap only)</text:p>
            <text:p>  - high (min-heap): stores larger half of numbers</text:p>
            <text:p>- Ensure:</text:p>
            <text:p>  - All elements in low ≤ all elements in high</text:p>
            <text:p>  - Lengths differ at most by 1</text:p>
            <text:p/>
            <text:p>--------------------------------------------------</text:p>
            <text:p>Steps:</text:p>
            <text:p/>
            <text:p>1. addNum(num):</text:p>
            <text:p>   - Insert num into low (as negative → max-heap behavior)</text:p>
            <text:p>   - Balance values:</text:p>
            <text:p>     - If largest in low &gt; smallest in high → move element to correct heap</text:p>
            <text:p>   - Balance lengths:</text:p>
            <text:p>     - If one heap exceeds the other by &gt; 1 → move root element to other heap</text:p>
            <text:p/>
            <text:p>2. findMedian():</text:p>
            <text:p>   - If one heap is larger:</text:p>
            <text:p>     - Median = root of that heap</text:p>
            <text:p>   - If equal size:</text:p>
            <text:p>     - Median = average of roots from both heaps</text:p>
            <text:p/>
            <text:p>--------------------------------------------------</text:p>
            <text:p>Example:</text:p>
            <text:p>Insert sequence: [1, 2, 3]</text:p>
            <text:p/>
            <text:p>Step 1: add 1</text:p>
            <text:p>low = [-1], high = []</text:p>
            <text:p>Median = 1</text:p>
            <text:p/>
            <text:p>Step 2: add 2</text:p>
            <text:p>low = [-1], high = [2]</text:p>
            <text:p>Median = (1+2)/2 = 1.5</text:p>
            <text:p/>
            <text:p>Step 3: add 3</text:p>
            <text:p>low = [-1], high = [2,3]</text:p>
            <text:p>Balance → move 2 to low</text:p>
            <text:p>low = [-2,-1], high = [3]</text:p>
            <text:p>Median = 2</text:p>
            <text:p/>
          </table:table-cell>
          <table:table-cell table:style-name="ce2" office:value-type="string" calcext:value-type="string">
            <text:p>Time Complexity (TC):</text:p>
            <text:p>- addNum → O(log n) (heap push/pop)</text:p>
            <text:p>- findMedian → O(1)</text:p>
            <text:p/>
            <text:p/>
          </table:table-cell>
          <table:table-cell table:style-name="ce2" office:value-type="string" calcext:value-type="string">
            <text:p>Space Complexity (SC):</text:p>
            <text:p>- O(n) (heaps store all elements)</text:p>
          </table:table-cell>
          <table:table-cell table:style-name="ce2" table:number-columns-repeated="19"/>
          <table:table-cell table:number-columns-repeated="999"/>
        </table:table-row>
        <table:table-row table:style-name="ro1">
          <table:table-cell table:style-name="ce2" office:value-type="string" calcext:value-type="string">
            <text:p>Merge k Sorted Lists</text:p>
          </table:table-cell>
          <table:table-cell table:style-name="ce2" office:value-type="string" calcext:value-type="string">
            <text:p>Heaps</text:p>
          </table:table-cell>
          <table:table-cell table:style-name="ce2" office:value-type="string" calcext:value-type="string">
            <text:p>You are given an array of k linked-lists lists, each linked-list is sorted in ascending order.</text:p>
            <text:p/>
            <text:p>Merge all the linked-lists into one sorted linked-list and return it.</text:p>
            <text:p/>
            <text:p> </text:p>
            <text:p/>
            <text:p>Example 1:</text:p>
            <text:p/>
            <text:p>Input: lists = [[1,4,5],[1,3,4],[2,6]]</text:p>
            <text:p>Output: [1,1,2,3,4,4,5,6]</text:p>
            <text:p>Explanation: The linked-lists are:</text:p>
            <text:p>[</text:p>
            <text:p>  1-&gt;4-&gt;5,</text:p>
            <text:p>  1-&gt;3-&gt;4,</text:p>
            <text:p>  2-&gt;6</text:p>
            <text:p>]</text:p>
            <text:p>merging them into one sorted linked list:</text:p>
            <text:p>1-&gt;1-&gt;2-&gt;3-&gt;4-&gt;4-&gt;5-&gt;6</text:p>
            <text:p>Example 2:</text:p>
            <text:p/>
            <text:p>Input: lists = []</text:p>
            <text:p>Output: []</text:p>
            <text:p>Example 3:</text:p>
            <text:p/>
            <text:p>Input: lists = [[]]</text:p>
            <text:p>Output: []</text:p>
          </table:table-cell>
          <table:table-cell table:style-name="ce2" office:value-type="string" calcext:value-type="string">
            <text:p>✅ mergeKLists (Heap approach)</text:p>
            <text:p/>
            <text:p>Goal:</text:p>
            <text:p>- Merge K sorted linked lists into one sorted linked list.</text:p>
            <text:p/>
            <text:p>--------------------------------------------------</text:p>
            <text:p>Core Idea:</text:p>
            <text:p>- Use a **min-heap** to always pick the smallest current node among all lists.</text:p>
            <text:p>- Each heap entry stores:</text:p>
            <text:p>  (node.val, list_index, node)</text:p>
            <text:p>- `list_index` ensures heap stability when two nodes have the same value.</text:p>
            <text:p/>
            <text:p>--------------------------------------------------</text:p>
            <text:p>Steps:</text:p>
            <text:p/>
            <text:p>1. Push first node (head) of each list into heap.</text:p>
            <text:p>   (value, list_index, node)</text:p>
            <text:p/>
            <text:p>2. While heap not empty:</text:p>
            <text:p>   - Pop smallest node</text:p>
            <text:p>   - Append to merged list</text:p>
            <text:p>   - If popped node has a next, push (next.val, list_index, next) into heap</text:p>
            <text:p/>
            <text:p>3. Return merged list starting from dummy.next</text:p>
            <text:p/>
            <text:p>--------------------------------------------------</text:p>
            <text:p>Example:</text:p>
            <text:p>lists = [1-&gt;4-&gt;5, 1-&gt;3-&gt;4, 2-&gt;6]</text:p>
            <text:p/>
            <text:p>Initial heap = [(1,0,node1), (1,1,node1), (2,2,node2)]</text:p>
            <text:p/>
            <text:p>Step 1: Pop (1,0) → result: 1</text:p>
            <text:p>Heap = [(1,1,node1), (2,2,node2), (4,0,node4)]</text:p>
            <text:p/>
            <text:p>Step 2: Pop (1,1) → result: 1→1</text:p>
            <text:p>Heap = [(2,2,node2), (4,0,node4), (3,1,node3)]</text:p>
            <text:p/>
            <text:p>Step 3: Pop (2,2) → result: 1→1→2</text:p>
            <text:p>Heap = [(3,1,node3), (4,0,node4), (6,2,node6)]</text:p>
            <text:p/>
            <text:p>... continue until heap empty</text:p>
            <text:p/>
            <text:p>Final result: 1→1→2→3→4→4→5→6</text:p>
          </table:table-cell>
          <table:table-cell table:style-name="ce2" office:value-type="string" calcext:value-type="string">
            <text:p>Time Complexity (TC):</text:p>
            <text:p>- Push/pop from heap = O(log k)</text:p>
            <text:p>- Each of n total nodes inserted once → O(n log k)</text:p>
          </table:table-cell>
          <table:table-cell table:style-name="ce2" office:value-type="string" calcext:value-type="string">
            <text:p>Space Complexity (SC):</text:p>
            <text:p>- Heap stores at most k nodes → O(k)</text:p>
          </table:table-cell>
          <table:table-cell table:style-name="ce2" table:number-columns-repeated="19"/>
          <table:table-cell table:number-columns-repeated="999"/>
        </table:table-row>
        <table:table-row table:style-name="ro1">
          <table:table-cell table:style-name="ce2" office:value-type="string" calcext:value-type="string">
            <text:p>Top K Frequent Elements</text:p>
          </table:table-cell>
          <table:table-cell table:style-name="ce2" office:value-type="string" calcext:value-type="string">
            <text:p>Heaps</text:p>
          </table:table-cell>
          <table:table-cell table:style-name="ce2" office:value-type="string" calcext:value-type="string">
            <text:p>Given an integer array nums and an integer k, return the k most frequent elements. You may return the answer in any order.</text:p>
            <text:p/>
            <text:p> </text:p>
            <text:p/>
            <text:p>Example 1:</text:p>
            <text:p/>
            <text:p>Input: nums = [1,1,1,2,2,3], k = 2</text:p>
            <text:p/>
            <text:p>Output: [1,2]</text:p>
            <text:p/>
            <text:p>Example 2:</text:p>
            <text:p/>
            <text:p>Input: nums = [1], k = 1</text:p>
            <text:p/>
            <text:p>Output: [1]</text:p>
            <text:p/>
            <text:p>Example 3:</text:p>
            <text:p/>
            <text:p>Input: nums = [1,2,1,2,1,2,3,1,3,2], k = 2</text:p>
            <text:p/>
            <text:p>Output: [1,2]</text:p>
          </table:table-cell>
          <table:table-cell table:style-name="ce2" office:value-type="string" calcext:value-type="string">
            <text:p>✅ topKFrequent (Heap approach)</text:p>
            <text:p/>
            <text:p>Goal:</text:p>
            <text:p>- Find the `k` most frequent elements in an array.</text:p>
            <text:p/>
            <text:p>--------------------------------------------------</text:p>
            <text:p>Core Idea:</text:p>
            <text:p>- Count frequency of each number.</text:p>
            <text:p>- Use a **min-heap** of size `k` to keep only the top `k` frequent elements.</text:p>
            <text:p/>
            <text:p>--------------------------------------------------</text:p>
            <text:p>Steps:</text:p>
            <text:p/>
            <text:p>1. Count frequencies:</text:p>
            <text:p>   nums = [1,1,1,2,2,3], k=2</text:p>
            <text:p>   freq_map = {1:3, 2:2, 3:1}</text:p>
            <text:p/>
            <text:p>2. Push (freq, num) into heap.</text:p>
            <text:p>   - If heap size &gt; k → pop smallest (least frequent).</text:p>
            <text:p/>
            <text:p>   Iteration:</text:p>
            <text:p>   (3,1) → heap=[(3,1)]</text:p>
            <text:p>   (2,2) → heap=[(2,2),(3,1)]</text:p>
            <text:p>   (1,3) → heap=[(2,2),(3,1),(1,3)] → pop → [(2,2),(3,1)]</text:p>
            <text:p/>
            <text:p>3. Extract numbers from heap → [2,1]</text:p>
            <text:p/>
            <text:p>--------------------------------------------------</text:p>
            <text:p>Example Run:</text:p>
            <text:p>nums = [1,1,1,2,2,3], k=2</text:p>
            <text:p>Output → [2,1]</text:p>
            <text:p/>
          </table:table-cell>
          <table:table-cell table:style-name="ce2" office:value-type="string" calcext:value-type="string">
            <text:p>Time Complexity (TC):</text:p>
            <text:p>- Build frequency map → O(n)</text:p>
            <text:p>- Push/pop heap for each unique element → O(m log k), m = unique numbers</text:p>
            <text:p>- Total → O(n + m log k)</text:p>
            <text:p/>
          </table:table-cell>
          <table:table-cell table:style-name="ce2" office:value-type="string" calcext:value-type="string">
            <text:p>Space Complexity (SC):</text:p>
            <text:p>- Frequency map → O(m)</text:p>
            <text:p>- Heap size → O(k)</text:p>
          </table:table-cell>
          <table:table-cell table:style-name="ce2" table:number-columns-repeated="19"/>
          <table:table-cell table:number-columns-repeated="999"/>
        </table:table-row>
        <table:table-row table:style-name="ro1">
          <table:table-cell table:style-name="ce2" office:value-type="string" calcext:value-type="string">
            <text:p>Implement Stack using Queues</text:p>
          </table:table-cell>
          <table:table-cell table:style-name="ce2" office:value-type="string" calcext:value-type="string">
            <text:p>Stack and Queue</text:p>
          </table:table-cell>
          <table:table-cell table:style-name="ce2" office:value-type="string" calcext:value-type="string">
            <text:p>Implement a last-in-first-out (LIFO) stack using only two queues. The implemented stack should support all the functions of a normal stack (push, top, pop, and empty).</text:p>
            <text:p/>
            <text:p>Implement the MyStack class:</text:p>
            <text:p/>
            <text:p>void push(int x) Pushes element x to the top of the stack.</text:p>
            <text:p>int pop() Removes the element on the top of the stack and returns it.</text:p>
            <text:p>int top() Returns the element on the top of the stack.</text:p>
            <text:p>boolean empty() Returns true if the stack is empty, false otherwise.</text:p>
            <text:p>Notes:</text:p>
            <text:p/>
            <text:p>You must use only standard operations of a queue, which means that only push to back, peek/pop from front, size and is empty operations are valid.</text:p>
            <text:p>Depending on your language, the queue may not be supported natively. You may simulate a queue using a list or deque (double-ended queue) as long as you use only a queue's standard operations.</text:p>
            <text:p> </text:p>
          </table:table-cell>
          <table:table-cell table:style-name="ce2" office:value-type="string" calcext:value-type="string">
            <text:p>✅ Implement Stack using Queue (MyStack with deque)</text:p>
            <text:p/>
            <text:p>Goal:</text:p>
            <text:p>- Build a **stack (LIFO)** using only a **queue (FIFO)**.</text:p>
            <text:p/>
            <text:p>--------------------------------------------------</text:p>
            <text:p>Core Idea:</text:p>
            <text:p>- Always keep the **newest element at the front** of the queue.</text:p>
            <text:p>- This way, `pop()` and `top()` are O(1).</text:p>
            <text:p/>
            <text:p>--------------------------------------------------</text:p>
            <text:p>Steps:</text:p>
            <text:p/>
            <text:p>1. push(x):</text:p>
            <text:p>   - Add x to the back of queue.</text:p>
            <text:p>   - Rotate previous elements to the back so that x comes to the front.</text:p>
            <text:p>   Example:</text:p>
            <text:p>   push(1): [1]</text:p>
            <text:p>   push(2): [1,2] → rotate → [2,1]</text:p>
            <text:p>   push(3): [2,1,3] → rotate → [3,2,1]</text:p>
            <text:p/>
            <text:p>   Now, front = top of stack.</text:p>
            <text:p/>
            <text:p>2. pop():</text:p>
            <text:p>   - Remove from front → simulates stack pop.</text:p>
            <text:p/>
            <text:p>3. top():</text:p>
            <text:p>   - Peek front → current stack top.</text:p>
            <text:p/>
            <text:p>4. empty():</text:p>
            <text:p>   - Check if queue is empty.</text:p>
            <text:p/>
            <text:p>--------------------------------------------------</text:p>
            <text:p>Example Run:</text:p>
            <text:p>stack = MyStack()</text:p>
            <text:p>push(1) → [1]</text:p>
            <text:p>push(2) → [2,1]</text:p>
            <text:p>top() → 2</text:p>
            <text:p>pop() → 2 (queue = [1])</text:p>
            <text:p>empty() → False</text:p>
          </table:table-cell>
          <table:table-cell table:style-name="ce2" office:value-type="string" calcext:value-type="string">
            <text:p>Time Complexity (TC):</text:p>
            <text:p>- push: O(n) (rotation)</text:p>
            <text:p>- pop: O(1)</text:p>
            <text:p>- top: O(1)</text:p>
            <text:p>- empty: O(1)</text:p>
            <text:p/>
          </table:table-cell>
          <table:table-cell table:style-name="ce2" office:value-type="string" calcext:value-type="string">
            <text:p>Space Complexity (SC):</text:p>
            <text:p>- O(n), queue stores all elements.</text:p>
          </table:table-cell>
          <table:table-cell table:style-name="ce2" table:number-columns-repeated="19"/>
          <table:table-cell table:number-columns-repeated="999"/>
        </table:table-row>
        <table:table-row table:style-name="ro1">
          <table:table-cell table:style-name="ce2" office:value-type="string" calcext:value-type="string">
            <text:p>Implement Queue using Stacks</text:p>
          </table:table-cell>
          <table:table-cell table:style-name="ce2" office:value-type="string" calcext:value-type="string">
            <text:p>Stack and Queue</text:p>
          </table:table-cell>
          <table:table-cell table:style-name="ce2" office:value-type="string" calcext:value-type="string">
            <text:p>Implement a first in first out (FIFO) queue using only two stacks. The implemented queue should support all the functions of a normal queue (push, peek, pop, and empty).</text:p>
            <text:p/>
            <text:p>Implement the MyQueue class:</text:p>
            <text:p/>
            <text:p>void push(int x) Pushes element x to the back of the queue.</text:p>
            <text:p>int pop() Removes the element from the front of the queue and returns it.</text:p>
            <text:p>int peek() Returns the element at the front of the queue.</text:p>
            <text:p>boolean empty() Returns true if the queue is empty, false otherwise.</text:p>
            <text:p>Notes:</text:p>
            <text:p/>
            <text:p>You must use only standard operations of a stack, which means only push to top, peek/pop from top, size, and is empty operations are valid.</text:p>
            <text:p>Depending on your language, the stack may not be supported natively. You may simulate a stack using a list or deque (double-ended queue) as long as you use only a stack's standard operations.</text:p>
            <text:p> </text:p>
            <text:p/>
            <text:p>Example 1:</text:p>
            <text:p/>
            <text:p>Input</text:p>
            <text:p>["MyQueue", "push", "push", "peek", "pop", "empty"]</text:p>
            <text:p>[[], [1], [2], [], [], []]</text:p>
            <text:p>Output</text:p>
            <text:p>[null, null, null, 1, 1, false]</text:p>
            <text:p/>
            <text:p>Explanation</text:p>
            <text:p>MyQueue myQueue = new MyQueue();</text:p>
            <text:p>myQueue.push(1); // queue is: [1]</text:p>
            <text:p>myQueue.push(2); // queue is: [1, 2] (leftmost is front of the queue)</text:p>
            <text:p>myQueue.peek(); // return 1</text:p>
            <text:p>myQueue.pop(); // return 1, queue is [2]</text:p>
            <text:p>myQueue.empty(); // return false</text:p>
          </table:table-cell>
          <table:table-cell table:style-name="ce2" office:value-type="string" calcext:value-type="string">
            <text:p>✅ Implement Queue using Stack (MyQueue with deque)</text:p>
            <text:p/>
            <text:p>Goal:</text:p>
            <text:p>- Build a **queue (FIFO)**.</text:p>
            <text:p/>
            <text:p>--------------------------------------------------</text:p>
            <text:p>Implementation:</text:p>
            <text:p/>
            <text:p>1. push(x):</text:p>
            <text:p>   - Add element to the **end** (right) of deque.</text:p>
            <text:p/>
            <text:p>2. pop():</text:p>
            <text:p>   - Remove element from the **front** (left) → FIFO.</text:p>
            <text:p/>
            <text:p>3. peek():</text:p>
            <text:p>   - Return the front element without removing it.</text:p>
            <text:p/>
            <text:p>4. empty():</text:p>
            <text:p>   - Return True if queue is empty, else False.</text:p>
            <text:p/>
            <text:p>--------------------------------------------------</text:p>
            <text:p>Example Run:</text:p>
            <text:p>q = MyQueue()</text:p>
            <text:p>push(1) → [1]</text:p>
            <text:p>push(2) → [1,2]</text:p>
            <text:p>peek() → 1</text:p>
            <text:p>pop() → 1 (queue = [2])</text:p>
            <text:p>empty() → False</text:p>
          </table:table-cell>
          <table:table-cell table:style-name="ce2" office:value-type="string" calcext:value-type="string">
            <text:p>Time Complexity (TC):</text:p>
            <text:p>- push: O(1)</text:p>
            <text:p>- pop: O(1)</text:p>
            <text:p>- peek: O(1)</text:p>
            <text:p>- empty: O(1)</text:p>
          </table:table-cell>
          <table:table-cell table:style-name="ce2" office:value-type="string" calcext:value-type="string">
            <text:p>Space Complexity (SC):</text:p>
            <text:p>- O(n), deque stores all elements.</text:p>
          </table:table-cell>
          <table:table-cell table:style-name="ce2" table:number-columns-repeated="19"/>
          <table:table-cell table:number-columns-repeated="999"/>
        </table:table-row>
        <table:table-row table:style-name="ro1">
          <table:table-cell table:style-name="ce2" office:value-type="string" calcext:value-type="string">
            <text:p>Valid Parentheses</text:p>
          </table:table-cell>
          <table:table-cell table:style-name="ce2" office:value-type="string" calcext:value-type="string">
            <text:p>Stack and Queue</text:p>
          </table:table-cell>
          <table:table-cell table:style-name="ce2" office:value-type="string" calcext:value-type="string">
            <text:p>Given a string s containing just the characters '(', ')', '{', '}', '[' and ']', determine if the input string is valid.</text:p>
            <text:p/>
            <text:p>An input string is valid if:</text:p>
            <text:p/>
            <text:p>Open brackets must be closed by the same type of brackets.</text:p>
            <text:p>Open brackets must be closed in the correct order.</text:p>
            <text:p>Every close bracket has a corresponding open bracket of the same type.</text:p>
            <text:p> </text:p>
            <text:p/>
            <text:p>Example 1:</text:p>
            <text:p/>
            <text:p>Input: s = "()"</text:p>
            <text:p/>
            <text:p>Output: true</text:p>
            <text:p/>
            <text:p>Example 2:</text:p>
            <text:p/>
            <text:p>Input: s = "()[]{}"</text:p>
            <text:p/>
            <text:p>Output: true</text:p>
            <text:p/>
            <text:p>Example 3:</text:p>
            <text:p/>
            <text:p>Input: s = "(]"</text:p>
            <text:p/>
            <text:p>Output: false</text:p>
            <text:p/>
            <text:p>Example 4:</text:p>
            <text:p/>
            <text:p>Input: s = "([])"</text:p>
            <text:p/>
            <text:p>Output: true</text:p>
            <text:p/>
            <text:p>Example 5:</text:p>
            <text:p/>
            <text:p>Input: s = "([)]"</text:p>
            <text:p/>
            <text:p>Output: false</text:p>
          </table:table-cell>
          <table:table-cell table:style-name="ce2" office:value-type="string" calcext:value-type="string">
            <text:p>✅ Valid Parentheses Problem</text:p>
            <text:p/>
            <text:p>Goal:</text:p>
            <text:p>- Check if a string of parentheses/brackets/braces is valid.</text:p>
            <text:p>- A string is valid if:</text:p>
            <text:p>  1. Every opening bracket has a corresponding closing bracket.</text:p>
            <text:p>  2. They close in the correct order.</text:p>
            <text:p/>
            <text:p>--------------------------------------------------</text:p>
            <text:p>Logic:</text:p>
            <text:p/>
            <text:p>1. Maintain a stack.</text:p>
            <text:p>   - Opening brackets → push onto stack.</text:p>
            <text:p>   - Closing brackets → check top of stack:</text:p>
            <text:p>     - If it matches the expected opening bracket → pop.</text:p>
            <text:p>     - Else → invalid → return False.</text:p>
            <text:p/>
            <text:p>2. After loop:</text:p>
            <text:p>   - If stack is empty → all matched → return True.</text:p>
            <text:p>   - Else → return False.</text:p>
            <text:p/>
            <text:p>--------------------------------------------------</text:p>
            <text:p>Example:</text:p>
            <text:p>s = "({[]})"</text:p>
            <text:p/>
            <text:p>stack = []</text:p>
            <text:p>'(' → push → ['(']</text:p>
            <text:p>'{' → push → ['(', '{']</text:p>
            <text:p>'[' → push → ['(', '{', '[']</text:p>
            <text:p>']' → matches top '[' → pop → ['(', '{']</text:p>
            <text:p>'}' → matches top '{' → pop → ['(']</text:p>
            <text:p>')' → matches top '(' → pop → []</text:p>
            <text:p>End: stack empty → ✅ valid.</text:p>
          </table:table-cell>
          <table:table-cell table:style-name="ce2" office:value-type="string" calcext:value-type="string">
            <text:p>Time Complexity (TC):</text:p>
            <text:p>- O(n) → one scan of string.</text:p>
            <text:p/>
          </table:table-cell>
          <table:table-cell table:style-name="ce2" office:value-type="string" calcext:value-type="string">
            <text:p/>
            <text:p/>
            <text:p>Space Complexity (SC):</text:p>
            <text:p>- O(n) → stack stores opening brackets.</text:p>
          </table:table-cell>
          <table:table-cell table:style-name="ce2" table:number-columns-repeated="19"/>
          <table:table-cell table:number-columns-repeated="999"/>
        </table:table-row>
        <table:table-row table:style-name="ro1">
          <table:table-cell table:style-name="ce2" office:value-type="string" calcext:value-type="string">
            <text:p><text:s/>Next Greater Element I</text:p>
          </table:table-cell>
          <table:table-cell table:style-name="ce2" office:value-type="string" calcext:value-type="string">
            <text:p>Stack and Queue</text:p>
          </table:table-cell>
          <table:table-cell table:style-name="ce2" office:value-type="string" calcext:value-type="string">
            <text:p>The next greater element of some element x in an array is the first greater element that is to the right of x in the same array.</text:p>
            <text:p/>
            <text:p>You are given two distinct 0-indexed integer arrays nums1 and nums2, where nums1 is a subset of nums2.</text:p>
            <text:p/>
            <text:p>For each 0 &lt;= i &lt; nums1.length, find the index j such that nums1[i] == nums2[j] and determine the next greater element of nums2[j] in nums2. If there is no next greater element, then the answer for this query is -1.</text:p>
            <text:p/>
            <text:p>Return an array ans of length nums1.length such that ans[i] is the next greater element as described above.</text:p>
            <text:p/>
            <text:p> </text:p>
            <text:p/>
            <text:p>Example 1:</text:p>
            <text:p/>
            <text:p>Input: nums1 = [4,1,2], nums2 = [1,3,4,2]</text:p>
            <text:p>Output: [-1,3,-1]</text:p>
            <text:p>Explanation: The next greater element for each value of nums1 is as follows:</text:p>
            <text:p>- 4 is underlined in nums2 = [1,3,4,2]. There is no next greater element, so the answer is -1.</text:p>
            <text:p>- 1 is underlined in nums2 = [1,3,4,2]. The next greater element is 3.</text:p>
            <text:p>- 2 is underlined in nums2 = [1,3,4,2]. There is no next greater element, so the answer is -1.</text:p>
            <text:p>Example 2:</text:p>
            <text:p/>
            <text:p>Input: nums1 = [2,4], nums2 = [1,2,3,4]</text:p>
            <text:p>Output: [3,-1]</text:p>
            <text:p>Explanation: The next greater element for each value of nums1 is as follows:</text:p>
            <text:p>- 2 is underlined in nums2 = [1,2,3,4]. The next greater element is 3.</text:p>
            <text:p>- 4 is underlined in nums2 = [1,2,3,4]. There is no next greater element, so the answer is -1.</text:p>
            <text:p> </text:p>
          </table:table-cell>
          <table:table-cell table:style-name="ce2" office:value-type="string" calcext:value-type="string">
            <text:p>✅ Next Greater Element I (Monotonic Stack)</text:p>
            <text:p/>
            <text:p>Goal:</text:p>
            <text:p>- For each element in nums1, find the next greater element in nums2.</text:p>
            <text:p>- Next greater element = first element to the right in nums2 that is strictly greater.</text:p>
            <text:p/>
            <text:p>--------------------------------------------------</text:p>
            <text:p>Logic:</text:p>
            <text:p/>
            <text:p>1. Use a **monotonic decreasing stack** (stores elements in decreasing order from bottom → top).</text:p>
            <text:p/>
            <text:p>2. Traverse nums2 **from right to left**:</text:p>
            <text:p>   - While stack not empty and current number ≥ stack top → pop (since those smaller elements can’t be "next greater").</text:p>
            <text:p>   - If stack not empty → top is the next greater element for current number.</text:p>
            <text:p>   - Else → no greater element → -1.</text:p>
            <text:p>   - Store mapping in `greater_element` dictionary.</text:p>
            <text:p>   - Push current number onto stack.</text:p>
            <text:p/>
            <text:p>3. Build result:</text:p>
            <text:p>   - For each num in nums1 → lookup `greater_element[num]`.</text:p>
            <text:p/>
            <text:p>--------------------------------------------------</text:p>
            <text:p>Example:</text:p>
            <text:p>nums1 = [4,1,2], nums2 = [1,3,4,2]</text:p>
            <text:p/>
            <text:p>Traverse nums2 (right to left):</text:p>
            <text:p/>
            <text:p>- num=2 → stack empty → map[2]=-1 → push 2 → stack=[2]</text:p>
            <text:p>- num=4 → stack=[2], pop 2 (since 4 ≥ 2) → stack empty → map[4]=-1 → push 4 → stack=[4]</text:p>
            <text:p>- num=3 → stack=[4], top=4 → map[3]=4 → push 3 → stack=[4,3]</text:p>
            <text:p>- num=1 → stack=[4,3], top=3 → map[1]=3 → push 1 → stack=[4,3,1]</text:p>
            <text:p/>
            <text:p>Dictionary built:</text:p>
            <text:p>{2: -1, 4: -1, 3: 4, 1: 3}</text:p>
            <text:p/>
            <text:p>Result for nums1:</text:p>
            <text:p>[ map[4], map[1], map[2] ] = [-1, 3, -1]</text:p>
          </table:table-cell>
          <table:table-cell table:style-name="ce2" office:value-type="string" calcext:value-type="string">
            <text:p>Time Complexity (TC):</text:p>
            <text:p>- O(n + m)  </text:p>
            <text:p>   - n = len(nums1), m = len(nums2)  </text:p>
            <text:p>   - Each element in nums2 pushed/popped at most once. </text:p>
          </table:table-cell>
          <table:table-cell table:style-name="ce2" office:value-type="string" calcext:value-type="string">
            <text:p>Space Complexity (SC):</text:p>
            <text:p>- O(m) for dictionary + stack.  </text:p>
            <text:p/>
          </table:table-cell>
          <table:table-cell table:style-name="ce2" table:number-columns-repeated="19"/>
          <table:table-cell table:number-columns-repeated="999"/>
        </table:table-row>
        <table:table-row table:style-name="ro1">
          <table:table-cell table:style-name="ce2" office:value-type="string" calcext:value-type="string">
            <text:p>Sort a stack</text:p>
          </table:table-cell>
          <table:table-cell table:style-name="ce2" office:value-type="string" calcext:value-type="string">
            <text:p>Stack and Queue</text:p>
          </table:table-cell>
          <table:table-cell table:style-name="ce2" office:value-type="string" calcext:value-type="string">
            <text:p>Given a stack, the task is to sort it such that the top of the stack has the greatest element.</text:p>
            <text:p/>
            <text:p>Example 1:</text:p>
            <text:p/>
            <text:p>Input:</text:p>
            <text:p>Stack: 3 2 1</text:p>
            <text:p>Output: 3 2 1</text:p>
            <text:p>Example 2:</text:p>
            <text:p/>
            <text:p>Input:</text:p>
            <text:p>Stack: 11 2 32 3 41</text:p>
            <text:p>Output: 41 32 11 3 2</text:p>
            <text:p>Your Task: </text:p>
            <text:p>You don't have to read input or print anything. Your task is to complete the function sort() which sorts the elements present in the given stack. (The sorted stack is printed by the driver's code by popping the elements of the stack.)</text:p>
            <text:p/>
            <text:p>Expected Time Complexity: O(N*N)</text:p>
            <text:p>Expected Auxilliary Space: O(N) recursive.</text:p>
          </table:table-cell>
          <table:table-cell table:style-name="ce2" office:value-type="string" calcext:value-type="string">
            <text:p>✅ Sort a Stack using Another Stack (Monotonic Sorting)</text:p>
            <text:p/>
            <text:p>Goal:</text:p>
            <text:p>- Sort the given stack `s` (ascending order: smallest at bottom, largest at top) using only another stack.</text:p>
            <text:p/>
            <text:p>--------------------------------------------------</text:p>
            <text:p>Logic:</text:p>
            <text:p/>
            <text:p>1. Use a temporary stack (`temp_stack`) to maintain sorted order.</text:p>
            <text:p/>
            <text:p>2. Process all elements from input stack `s`:</text:p>
            <text:p>   - Pop top element → call it `temp`.</text:p>
            <text:p>   - While `temp_stack` is not empty AND its top &gt; `temp`:</text:p>
            <text:p>       → Pop from `temp_stack` back into `s`</text:p>
            <text:p>       (shifts bigger elements back for correct placement).</text:p>
            <text:p>   - Push `temp` into `temp_stack`.</text:p>
            <text:p>   (This ensures `temp_stack` always remains sorted ascending).</text:p>
            <text:p/>
            <text:p>3. After loop:</text:p>
            <text:p>   - `temp_stack` contains sorted elements (bottom → top = ascending).</text:p>
            <text:p>   - Push all elements back to `s` (restores sorted order in original stack).</text:p>
            <text:p/>
            <text:p>--------------------------------------------------</text:p>
            <text:p>Example:</text:p>
            <text:p>s = [34, 3, 31, 98, 92, 23]  (top = rightmost)</text:p>
            <text:p/>
            <text:p>Step 1: temp=23 → temp_stack=[23]</text:p>
            <text:p>Step 2: temp=92 → push → temp_stack=[23,92]</text:p>
            <text:p>Step 3: temp=98 → push → temp_stack=[23,92,98]</text:p>
            <text:p>Step 4: temp=31 → pop 98,92 back to s, push 31 → temp_stack=[23,31]</text:p>
            <text:p>         then push back 92,98 later</text:p>
            <text:p>Step 5: temp=3  → pop 31,23 back to s, push 3 → temp_stack=[3]</text:p>
            <text:p>         then push back 23,31,92,98</text:p>
            <text:p/>
            <text:p>Final temp_stack = [3,23,31,34,92,98]</text:p>
            <text:p>Pushing them back to s restores sorted stack.</text:p>
          </table:table-cell>
          <table:table-cell table:style-name="ce2" office:value-type="string" calcext:value-type="string">
            <text:p>Time Complexity (TC):</text:p>
            <text:p>- O(n²) in worst case  </text:p>
            <text:p>   (each element might be moved between stacks multiple times).  </text:p>
          </table:table-cell>
          <table:table-cell table:style-name="ce2" office:value-type="string" calcext:value-type="string">
            <text:p/>
            <text:p>Space Complexity (SC):</text:p>
            <text:p>- O(n) for the auxiliary stack. </text:p>
          </table:table-cell>
          <table:table-cell table:style-name="ce2" table:number-columns-repeated="19"/>
          <table:table-cell table:number-columns-repeated="999"/>
        </table:table-row>
        <table:table-row table:style-name="ro1">
          <table:table-cell table:style-name="ce2" office:value-type="string" calcext:value-type="string">
            <text:p>Next Smaller Element</text:p>
          </table:table-cell>
          <table:table-cell table:style-name="ce2" office:value-type="string" calcext:value-type="string">
            <text:p>Stack and Queue</text:p>
          </table:table-cell>
          <table:table-cell table:style-name="ce2" office:value-type="string" calcext:value-type="string">
            <text:p>The next greater element of some element x in an array is the first greater element that is to the right of x in the same array.</text:p>
            <text:p/>
            <text:p>You are given two distinct 0-indexed integer arrays nums1 and nums2, where nums1 is a subset of nums2.</text:p>
            <text:p/>
            <text:p>For each 0 &lt;= i &lt; nums1.length, find the index j such that nums1[i] == nums2[j] and determine the next greater element of nums2[j] in nums2. If there is no next greater element, then the answer for this query is -1.</text:p>
            <text:p/>
            <text:p>Return an array ans of length nums1.length such that ans[i] is the next greater element as described above.</text:p>
            <text:p/>
            <text:p> </text:p>
            <text:p/>
            <text:p>Example 1:</text:p>
            <text:p/>
            <text:p>Input: nums1 = [4,1,2], nums2 = [1,3,4,2]</text:p>
            <text:p>Output: [-1,3,-1]</text:p>
            <text:p>Explanation: The next greater element for each value of nums1 is as follows:</text:p>
            <text:p>- 4 is underlined in nums2 = [1,3,4,2]. There is no next greater element, so the answer is -1.</text:p>
            <text:p>- 1 is underlined in nums2 = [1,3,4,2]. The next greater element is 3.</text:p>
            <text:p>- 2 is underlined in nums2 = [1,3,4,2]. There is no next greater element, so the answer is -1.</text:p>
            <text:p>Example 2:</text:p>
            <text:p/>
            <text:p>Input: nums1 = [2,4], nums2 = [1,2,3,4]</text:p>
            <text:p>Output: [3,-1]</text:p>
            <text:p>Explanation: The next greater element for each value of nums1 is as follows:</text:p>
            <text:p>- 2 is underlined in nums2 = [1,2,3,4]. The next greater element is 3.</text:p>
            <text:p>- 4 is underlined in nums2 = [1,2,3,4]. There is no next greater element, so the answer is -1.</text:p>
          </table:table-cell>
          <table:table-cell table:style-name="ce2" office:value-type="string" calcext:value-type="string">
            <text:p>✅ Next Greater Element I (Monotonic Stack)</text:p>
            <text:p/>
            <text:p>Input:</text:p>
            <text:p>- nums1: subset of nums2</text:p>
            <text:p>- nums2: array where we must find the "next greater element" (NGE) for each num in nums1.</text:p>
            <text:p>- Next greater element = first element to the right in nums2 that is larger.</text:p>
            <text:p/>
            <text:p>--------------------------------------------------</text:p>
            <text:p>Steps:</text:p>
            <text:p/>
            <text:p>1. Initialize:</text:p>
            <text:p>   - stack = []  (monotonic decreasing stack → stores candidates for NGE)</text:p>
            <text:p>   - greater_element = {} (map each num → its NGE)</text:p>
            <text:p/>
            <text:p>2. Traverse nums2 in reverse order:</text:p>
            <text:p>   For each num in reversed(nums2):</text:p>
            <text:p>       - While stack not empty AND num &gt;= stack.top():</text:p>
            <text:p>             pop stack   (since smaller elements cannot be NGE for this num)</text:p>
            <text:p>       - If stack not empty:</text:p>
            <text:p>             greater_element[num] = stack.top()   (next greater found)</text:p>
            <text:p>         Else:</text:p>
            <text:p>             greater_element[num] = -1            (no greater to right)</text:p>
            <text:p>       - Push num into stack</text:p>
            <text:p/>
            <text:p>   (This ensures each num in nums2 is mapped to its next greater element).</text:p>
            <text:p/>
            <text:p>3. Build Result:</text:p>
            <text:p>   For each num in nums1:</text:p>
            <text:p>       Append greater_element[num] to result</text:p>
            <text:p/>
            <text:p>4. Return result</text:p>
            <text:p/>
            <text:p>--------------------------------------------------</text:p>
            <text:p>Example:</text:p>
            <text:p>nums1 = [4,1,2]</text:p>
            <text:p>nums2 = [1,3,4,2]</text:p>
            <text:p/>
            <text:p>Traverse nums2 backwards:</text:p>
            <text:p>- num=2 → stack empty → map[2] = -1, stack=[2]</text:p>
            <text:p>- num=4 → stack top=2 &lt; 4 → pop, stack empty → map[4] = -1, stack=[4]</text:p>
            <text:p>- num=3 → stack top=4 &gt; 3 → map[3]=4, stack=[4,3]</text:p>
            <text:p>- num=1 → stack top=3 &gt; 1 → map[1]=3, stack=[4,3,1]</text:p>
            <text:p/>
            <text:p>greater_element = {2:-1, 4:-1, 3:4, 1:3}</text:p>
            <text:p/>
            <text:p>Result = [map[4], map[1], map[2]] = [-1, 3, -1]</text:p>
          </table:table-cell>
          <table:table-cell table:style-name="ce2" office:value-type="string" calcext:value-type="string">
            <text:p>Time Complexity (TC):</text:p>
            <text:p>- O(n + m), where n = len(nums2), m = len(nums1)</text:p>
            <text:p>   (each element pushed/popped from stack at most once).</text:p>
          </table:table-cell>
          <table:table-cell table:style-name="ce2" office:value-type="string" calcext:value-type="string">
            <text:p>Space Complexity (SC):</text:p>
            <text:p>- O(n) for hashmap + stack.</text:p>
          </table:table-cell>
          <table:table-cell table:style-name="ce2" table:number-columns-repeated="19"/>
          <table:table-cell table:number-columns-repeated="999"/>
        </table:table-row>
        <table:table-row table:style-name="ro1">
          <table:table-cell table:style-name="ce2" office:value-type="string" calcext:value-type="string">
            <text:p>LRU Cache</text:p>
          </table:table-cell>
          <table:table-cell table:style-name="ce2" office:value-type="string" calcext:value-type="string">
            <text:p>Stack and Queue</text:p>
          </table:table-cell>
          <table:table-cell table:style-name="ce2" office:value-type="string" calcext:value-type="string">
            <text:p>Design a data structure that follows the constraints of a Least Recently Used (LRU) cache.</text:p>
            <text:p/>
            <text:p>Implement the LRUCache class:</text:p>
            <text:p/>
            <text:p>LRUCache(int capacity) Initialize the LRU cache with positive size capacity.</text:p>
            <text:p>int get(int key) Return the value of the key if the key exists, otherwise return -1.</text:p>
            <text:p>void put(int key, int value) Update the value of the key if the key exists. Otherwise, add the key-value pair to the cache. If the number of keys exceeds the capacity from this operation, evict the least recently used key.</text:p>
            <text:p>The functions get and put must each run in O(1) average time complexity.</text:p>
            <text:p/>
            <text:p> </text:p>
            <text:p/>
            <text:p>Example 1:</text:p>
            <text:p/>
            <text:p>Input</text:p>
            <text:p>["LRUCache", "put", "put", "get", "put", "get", "put", "get", "get", "get"]</text:p>
            <text:p>[[2], [1, 1], [2, 2], [1], [3, 3], [2], [4, 4], [1], [3], [4]]</text:p>
            <text:p>Output</text:p>
            <text:p>[null, null, null, 1, null, -1, null, -1, 3, 4]</text:p>
            <text:p/>
            <text:p>Explanation</text:p>
            <text:p>LRUCache lRUCache = new LRUCache(2);</text:p>
            <text:p>lRUCache.put(1, 1); // cache is {1=1}</text:p>
            <text:p>lRUCache.put(2, 2); // cache is {1=1, 2=2}</text:p>
            <text:p>lRUCache.get(1);    // return 1</text:p>
            <text:p>lRUCache.put(3, 3); // LRU key was 2, evicts key 2, cache is {1=1, 3=3}</text:p>
            <text:p>lRUCache.get(2);    // returns -1 (not found)</text:p>
            <text:p>lRUCache.put(4, 4); // LRU key was 1, evicts key 1, cache is {4=4, 3=3}</text:p>
            <text:p>lRUCache.get(1);    // return -1 (not found)</text:p>
            <text:p>lRUCache.get(3);    // return 3</text:p>
            <text:p>lRUCache.get(4);    // return 4</text:p>
            <text:p> </text:p>
          </table:table-cell>
          <table:table-cell table:style-name="ce2" office:value-type="string" calcext:value-type="string">
            <text:p>✅ LRU Cache (Least Recently Used)</text:p>
            <text:p/>
            <text:p>Data Structures Used:</text:p>
            <text:p>- Doubly Linked List (DLL):</text:p>
            <text:p>    - head &lt;-&gt; ... &lt;-&gt; tail</text:p>
            <text:p>    - Most Recently Used (MRU) node is right after head</text:p>
            <text:p>    - Least Recently Used (LRU) node is right before tail</text:p>
            <text:p>- HashMap (cache):</text:p>
            <text:p>    - Maps key → node reference in DLL</text:p>
            <text:p>    - Allows O(1) access</text:p>
            <text:p/>
            <text:p>--------------------------------------------------</text:p>
            <text:p>Initialization:</text:p>
            <text:p>- capacity = max number of items allowed</text:p>
            <text:p>- cache = {} (key → node)</text:p>
            <text:p>- Create dummy head &amp; tail for DLL</text:p>
            <text:p>  (head.next = tail, tail.prev = head)</text:p>
            <text:p/>
            <text:p>--------------------------------------------------</text:p>
            <text:p>Helper Functions:</text:p>
            <text:p/>
            <text:p>1. delete_node(node):</text:p>
            <text:p>   - Remove node from DLL by adjusting prev/next links</text:p>
            <text:p/>
            <text:p>2. insert_after_head(node):</text:p>
            <text:p>   - Insert node right after head</text:p>
            <text:p>   - Marks node as Most Recently Used (MRU)</text:p>
            <text:p/>
            <text:p>--------------------------------------------------</text:p>
            <text:p>get(key):</text:p>
            <text:p>1. If key not in cache → return -1</text:p>
            <text:p>2. Else:</text:p>
            <text:p>   - Retrieve node from cache</text:p>
            <text:p>   - Move node to MRU position:</text:p>
            <text:p>       delete_node(node)</text:p>
            <text:p>       insert_after_head(node)</text:p>
            <text:p>   - Return node.data</text:p>
            <text:p/>
            <text:p>--------------------------------------------------</text:p>
            <text:p>put(key, value):</text:p>
            <text:p>1. If key exists:</text:p>
            <text:p>   - Retrieve node</text:p>
            <text:p>   - Update node.data = value</text:p>
            <text:p>   - Move node to MRU:</text:p>
            <text:p>       delete_node(node)</text:p>
            <text:p>       insert_after_head(node)</text:p>
            <text:p/>
            <text:p>2. Else:</text:p>
            <text:p>   - If cache is full (len(cache) == capacity):</text:p>
            <text:p>       - Remove LRU node (tail.prev):</text:p>
            <text:p>           delete_node(tail.prev)</text:p>
            <text:p>           remove from hashmap</text:p>
            <text:p>   - Create new node(key, value)</text:p>
            <text:p>   - Insert into hashmap</text:p>
            <text:p>   - Insert node to MRU position (after head)</text:p>
            <text:p/>
            <text:p>--------------------------------------------------</text:p>
            <text:p>Example Walkthrough:</text:p>
            <text:p>Capacity = 2</text:p>
            <text:p/>
            <text:p>put(1,1):  cache={1}, DLL= head &lt;-&gt; (1) &lt;-&gt; tail</text:p>
            <text:p>put(2,2):  cache={1,2}, DLL= head &lt;-&gt; (2) &lt;-&gt; (1) &lt;-&gt; tail</text:p>
            <text:p>get(1):    move 1 to MRU → DLL= head &lt;-&gt; (1) &lt;-&gt; (2) &lt;-&gt; tail → return 1</text:p>
            <text:p>put(3,3):  evict LRU (2), cache={1,3}, DLL= head &lt;-&gt; (3) &lt;-&gt; (1) &lt;-&gt; tail</text:p>
            <text:p>get(2):    not found → return -1</text:p>
          </table:table-cell>
          <table:table-cell table:style-name="ce2" office:value-type="string" calcext:value-type="string">
            <text:p>Time Complexity (TC):</text:p>
            <text:p>- get: O(1)</text:p>
            <text:p>- put: O(1)</text:p>
            <text:p>(Thanks to HashMap + DLL operations being O(1))</text:p>
          </table:table-cell>
          <table:table-cell table:style-name="ce2" office:value-type="string" calcext:value-type="string">
            <text:p>Space Complexity (SC):</text:p>
            <text:p>- O(capacity) for HashMap + DLL nodes</text:p>
          </table:table-cell>
          <table:table-cell table:style-name="ce2" table:number-columns-repeated="19"/>
          <table:table-cell table:number-columns-repeated="999"/>
        </table:table-row>
        <table:table-row table:style-name="ro1">
          <table:table-cell table:style-name="ce2" office:value-type="string" calcext:value-type="string">
            <text:p>LFU Cache</text:p>
          </table:table-cell>
          <table:table-cell table:style-name="ce2" office:value-type="string" calcext:value-type="string">
            <text:p>Stack and Queue</text:p>
          </table:table-cell>
          <table:table-cell table:style-name="ce2" office:value-type="string" calcext:value-type="string">
            <text:p>Design and implement a data structure for a Least Frequently Used (LFU) cache.</text:p>
            <text:p/>
            <text:p>Implement the LFUCache class:</text:p>
            <text:p/>
            <text:p>LFUCache(int capacity) Initializes the object with the capacity of the data structure.</text:p>
            <text:p>int get(int key) Gets the value of the key if the key exists in the cache. Otherwise, returns -1.</text:p>
            <text:p>void put(int key, int value) Update the value of the key if present, or inserts the key if not already present. When the cache reaches its capacity, it should invalidate and remove the least frequently used key before inserting a new item. For this problem, when there is a tie (i.e., two or more keys with the same frequency), the least recently used key would be invalidated.</text:p>
            <text:p>To determine the least frequently used key, a use counter is maintained for each key in the cache. The key with the smallest use counter is the least frequently used key.</text:p>
            <text:p/>
            <text:p>When a key is first inserted into the cache, its use counter is set to 1 (due to the put operation). The use counter for a key in the cache is incremented either a get or put operation is called on it.</text:p>
            <text:p/>
            <text:p>The functions get and put must each run in O(1) average time complexity.</text:p>
            <text:p/>
            <text:p> </text:p>
            <text:p/>
            <text:p>Example 1:</text:p>
            <text:p/>
            <text:p>Input</text:p>
            <text:p>["LFUCache", "put", "put", "get", "put", "get", "get", "put", "get", "get", "get"]</text:p>
            <text:p>[[2], [1, 1], [2, 2], [1], [3, 3], [2], [3], [4, 4], [1], [3], [4]]</text:p>
            <text:p>Output</text:p>
            <text:p>[null, null, null, 1, null, -1, 3, null, -1, 3, 4]</text:p>
            <text:p/>
            <text:p>Explanation</text:p>
            <text:p>// cnt(x) = the use counter for key x</text:p>
            <text:p>// cache=[] will show the last used order for tiebreakers (leftmost element is  most recent)</text:p>
            <text:p>LFUCache lfu = new LFUCache(2);</text:p>
            <text:p>lfu.put(1, 1);   // cache=[1,_], cnt(1)=1</text:p>
            <text:p>lfu.put(2, 2);   // cache=[2,1], cnt(2)=1, cnt(1)=1</text:p>
            <text:p>lfu.get(1);      // return 1</text:p>
            <text:p>                 // cache=[1,2], cnt(2)=1, cnt(1)=2</text:p>
            <text:p>lfu.put(3, 3);   // 2 is the LFU key because cnt(2)=1 is the smallest, invalidate 2.</text:p>
            <text:p>                 // cache=[3,1], cnt(3)=1, cnt(1)=2</text:p>
            <text:p>lfu.get(2);      // return -1 (not found)</text:p>
            <text:p>lfu.get(3);      // return 3</text:p>
            <text:p>                 // cache=[3,1], cnt(3)=2, cnt(1)=2</text:p>
            <text:p>lfu.put(4, 4);   // Both 1 and 3 have the same cnt, but 1 is LRU, invalidate 1.</text:p>
            <text:p>                 // cache=[4,3], cnt(4)=1, cnt(3)=2</text:p>
            <text:p>lfu.get(1);      // return -1 (not found)</text:p>
            <text:p>lfu.get(3);      // return 3</text:p>
            <text:p>                 // cache=[3,4], cnt(4)=1, cnt(3)=3</text:p>
            <text:p>lfu.get(4);      // return 4</text:p>
            <text:p>                 // cache=[4,3], cnt(4)=2, cnt(3)=3</text:p>
          </table:table-cell>
          <table:table-cell table:style-name="ce2" office:value-type="string" calcext:value-type="string">
            <text:p>LFU Cache Logic Summary:</text:p>
            <text:p/>
            <text:p>1. Data Structures:</text:p>
            <text:p>   - key_node_store: maps each key → Node (stores value + frequency + DLL pointers)</text:p>
            <text:p>   - freq_nodelist_store: maps each frequency → doubly linked list of nodes with that freq</text:p>
            <text:p>   - min_freq: tracks the minimum frequency in the cache</text:p>
            <text:p/>
            <text:p>2. Node:</text:p>
            <text:p>   - Stores key, value, freq (initial = 1), prev, next</text:p>
            <text:p/>
            <text:p>3. Node_List (Doubly Linked List per frequency):</text:p>
            <text:p>   - insert_node_after_head(node): insert node right after head (O(1))</text:p>
            <text:p>   - delete_node(node): remove node from DLL (O(1))</text:p>
            <text:p/>
            <text:p>4. freq_update(node):</text:p>
            <text:p>   - Remove node from its current frequency list</text:p>
            <text:p>   - If node’s old frequency list becomes empty and old_freq == min_freq:</text:p>
            <text:p>       → increment min_freq</text:p>
            <text:p>   - Increase node’s frequency by 1</text:p>
            <text:p>   - Add node into the new frequency list</text:p>
            <text:p/>
            <text:p>5. get(key):</text:p>
            <text:p>   - If key not found → return -1</text:p>
            <text:p>   - Else → update its frequency via freq_update</text:p>
            <text:p>   - Return node’s value</text:p>
            <text:p/>
            <text:p>6. put(key, value):</text:p>
            <text:p>   - If capacity = 0 → do nothing</text:p>
            <text:p>   - If key exists:</text:p>
            <text:p>       → update value</text:p>
            <text:p>       → update frequency via freq_update</text:p>
            <text:p>   - Else (new key):</text:p>
            <text:p>       → If cache is full:</text:p>
            <text:p>           · Evict LFU node (min_freq list’s LRU node, i.e., last node)</text:p>
            <text:p>           · Remove from both freq_nodelist_store and key_node_store</text:p>
            <text:p>       → Create new node with freq = 1</text:p>
            <text:p>       → Insert into key_node_store</text:p>
            <text:p>       → Insert into freq_nodelist_store[1]</text:p>
            <text:p>       → Reset min_freq = 1</text:p>
          </table:table-cell>
          <table:table-cell table:style-name="ce2" office:value-type="string" calcext:value-type="string">
            <text:p>Time Complexity:</text:p>
            <text:p>- get(key) → O(1)  </text:p>
            <text:p>- put(key, value) → O(1)  </text:p>
            <text:p>  (All operations: hash map lookups, DLL insertions/removals are O(1))                - TC: O(1) for both get and put</text:p>
          </table:table-cell>
          <table:table-cell table:style-name="ce2" office:value-type="string" calcext:value-type="string">
            <text:p>Space Complexity:</text:p>
            <text:p>- key_node_store stores up to capacity nodes → O(capacity)</text:p>
            <text:p>- freq_nodelist_store stores multiple doubly linked lists (at most capacity nodes overall) → O(capacity)</text:p>
            <text:p>- Extra variables (min_freq, temp pointers) → O(1)                                  - SC: O(capacity)</text:p>
            <text:p/>
          </table:table-cell>
          <table:table-cell table:style-name="ce2" table:number-columns-repeated="19"/>
          <table:table-cell table:number-columns-repeated="999"/>
        </table:table-row>
        <table:table-row table:style-name="ro1">
          <table:table-cell table:style-name="ce2" office:value-type="string" calcext:value-type="string">
            <text:p>Largest Rectangle in Histogram</text:p>
          </table:table-cell>
          <table:table-cell table:style-name="ce2" office:value-type="string" calcext:value-type="string">
            <text:p>Stack and Queue</text:p>
          </table:table-cell>
          <table:table-cell table:style-name="ce2" office:value-type="string" calcext:value-type="string">
            <text:p>Given an array of integers heights representing the histogram's bar height where the width of each bar is 1, return the area of the largest rectangle in the histogram.</text:p>
            <text:p/>
            <text:p> </text:p>
            <text:p/>
            <text:p>Example 1:</text:p>
            <text:p/>
            <text:p/>
            <text:p>Input: heights = [2,1,5,6,2,3]</text:p>
            <text:p>Output: 10</text:p>
            <text:p>Explanation: The above is a histogram where width of each bar is 1.</text:p>
            <text:p>The largest rectangle is shown in the red area, which has an area = 10 units.</text:p>
            <text:p>Example 2:</text:p>
            <text:p/>
            <text:p/>
            <text:p>Input: heights = [2,4]</text:p>
            <text:p>Output: 4</text:p>
          </table:table-cell>
          <table:table-cell table:style-name="ce2" office:value-type="string" calcext:value-type="string">
            <text:p>Algorithm: Largest Rectangle in Histogram</text:p>
            <text:p/>
            <text:p>1. Initialize:</text:p>
            <text:p>   - stack = []               (to store indices)</text:p>
            <text:p>   - n = length of heights</text:p>
            <text:p>   - nse = [n] * n            (Next Smaller Element to the right, default = n)</text:p>
            <text:p>   - pse = [-1] * n           (Previous Smaller Element to the left, default = -1)</text:p>
            <text:p>   - maxi = 0                 (to store max area)</text:p>
            <text:p/>
            <text:p>2. Find NSE (Next Smaller Element for each index):</text:p>
            <text:p>   For i from n-1 down to 0:</text:p>
            <text:p>       While stack not empty AND heights[i] &lt;= heights[stack.top]:</text:p>
            <text:p>           stack.pop()</text:p>
            <text:p>       If stack not empty:</text:p>
            <text:p>           nse[i] = stack.top</text:p>
            <text:p>       Push i onto stack</text:p>
            <text:p/>
            <text:p>3. Clear stack.</text:p>
            <text:p/>
            <text:p>4. Find PSE (Previous Smaller Element for each index):</text:p>
            <text:p>   For i from 0 to n-1:</text:p>
            <text:p>       While stack not empty AND heights[i] &lt;= heights[stack.top]:</text:p>
            <text:p>           stack.pop()</text:p>
            <text:p>       If stack not empty:</text:p>
            <text:p>           pse[i] = stack.top</text:p>
            <text:p>       Push i onto stack</text:p>
            <text:p/>
            <text:p>5. Compute maximum area:</text:p>
            <text:p>   For i from 0 to n-1:</text:p>
            <text:p>       width = nse[i] - pse[i] - 1</text:p>
            <text:p>       area = heights[i] * width</text:p>
            <text:p>       maxi = max(maxi, area)</text:p>
            <text:p/>
            <text:p>6. Return maxi</text:p>
          </table:table-cell>
          <table:table-cell table:style-name="ce2" office:value-type="string" calcext:value-type="string">
            <text:p>Time Complexity:</text:p>
            <text:p>1. NSE computation → O(n)   (each element pushed and popped at most once)</text:p>
            <text:p>2. PSE computation → O(n)   (same reasoning as above)</text:p>
            <text:p>3. Area computation → O(n)</text:p>
            <text:p/>
            <text:p>Total = O(n) + O(n) + O(n) = O(n)</text:p>
          </table:table-cell>
          <table:table-cell table:style-name="ce2" office:value-type="string" calcext:value-type="string">
            <text:p>Space Complexity:</text:p>
            <text:p>1. Stack → O(n) (in worst case, increasing or decreasing heights)</text:p>
            <text:p>2. NSE array → O(n)</text:p>
            <text:p>3. PSE array → O(n)</text:p>
            <text:p/>
            <text:p>Total = O(n) + O(n) + O(n) = O(n)</text:p>
          </table:table-cell>
          <table:table-cell table:style-name="ce2" table:number-columns-repeated="19"/>
          <table:table-cell table:number-columns-repeated="999"/>
        </table:table-row>
        <table:table-row table:style-name="ro1">
          <table:table-cell table:style-name="ce2" office:value-type="string" calcext:value-type="string">
            <text:p>Sliding Window Maximum</text:p>
          </table:table-cell>
          <table:table-cell table:style-name="ce2" office:value-type="string" calcext:value-type="string">
            <text:p>Stack and Queue</text:p>
          </table:table-cell>
          <table:table-cell table:style-name="ce2" office:value-type="string" calcext:value-type="string">
            <text:p>You are given an array of integers nums, there is a sliding window of size k which is moving from the very left of the array to the very right. You can only see the k numbers in the window. Each time the sliding window moves right by one position.</text:p>
            <text:p/>
            <text:p>Return the max sliding window.</text:p>
            <text:p/>
            <text:p> </text:p>
            <text:p/>
            <text:p>Example 1:</text:p>
            <text:p/>
            <text:p>Input: nums = [1,3,-1,-3,5,3,6,7], k = 3</text:p>
            <text:p>Output: [3,3,5,5,6,7]</text:p>
            <text:p>Explanation: </text:p>
            <text:p>Window position                Max</text:p>
            <text:p>---------------               -----</text:p>
            <text:p>[1  3  -1] -3  5  3  6  7       3</text:p>
            <text:p> 1 [3  -1  -3] 5  3  6  7       3</text:p>
            <text:p> 1  3 [-1  -3  5] 3  6  7       5</text:p>
            <text:p> 1  3  -1 [-3  5  3] 6  7       5</text:p>
            <text:p> 1  3  -1  -3 [5  3  6] 7       6</text:p>
            <text:p> 1  3  -1  -3  5 [3  6  7]      7</text:p>
            <text:p>Example 2:</text:p>
            <text:p/>
            <text:p>Input: nums = [1], k = 1</text:p>
            <text:p>Output: [1]</text:p>
          </table:table-cell>
          <table:table-cell table:style-name="ce2" office:value-type="string" calcext:value-type="string">
            <text:p>Sliding Window Maximum (Monotonic Queue)</text:p>
            <text:p/>
            <text:p>Core Idea:</text:p>
            <text:p>- Use a deque (double-ended queue) to store indices of useful elements in the current window.</text:p>
            <text:p>- The deque always maintains elements in decreasing order of their values (monotonic queue).</text:p>
            <text:p>- The front of deque always represents the maximum element in the current window.</text:p>
            <text:p/>
            <text:p>Steps:</text:p>
            <text:p>1. Iterate through each index r in nums:</text:p>
            <text:p>   a) Remove elements from front if they are out of the current window (index &lt;= r - k).</text:p>
            <text:p>   b) Remove elements from back while current element nums[r] is larger than nums[q[-1]]</text:p>
            <text:p>      → ensures deque stores indices of elements in decreasing order.</text:p>
            <text:p>   c) Append current index r to the deque.</text:p>
            <text:p>   d) Once the first full window is formed (r &gt;= k-1):</text:p>
            <text:p>      - The element at deque[0] is the maximum of the window.</text:p>
            <text:p>      - Append nums[q[0]] to result list.</text:p>
            <text:p/>
            <text:p>2. Return the result list of maximums.</text:p>
          </table:table-cell>
          <table:table-cell table:style-name="ce2" office:value-type="string" calcext:value-type="string">
            <text:p>Time Complexity:</text:p>
            <text:p>- Each element is pushed and popped from deque at most once → O(n)</text:p>
            <text:p>- Building result → O(n)</text:p>
            <text:p>Total: O(n)</text:p>
            <text:p/>
          </table:table-cell>
          <table:table-cell table:style-name="ce2" office:value-type="string" calcext:value-type="string">
            <text:p>Space Complexity:</text:p>
            <text:p>- Deque can hold up to k indices → O(k)</text:p>
            <text:p>- Result list of size (n - k + 1) → O(n - k + 1)                                                        Total: O(k)</text:p>
          </table:table-cell>
          <table:table-cell table:style-name="ce2" table:number-columns-repeated="19"/>
          <table:table-cell table:number-columns-repeated="999"/>
        </table:table-row>
        <table:table-row table:style-name="ro1">
          <table:table-cell table:style-name="ce2" office:value-type="string" calcext:value-type="string">
            <text:p>Min Stack</text:p>
          </table:table-cell>
          <table:table-cell table:style-name="ce2" office:value-type="string" calcext:value-type="string">
            <text:p>Stack and Queue</text:p>
          </table:table-cell>
          <table:table-cell table:style-name="ce2" office:value-type="string" calcext:value-type="string">
            <text:p>Design a stack that supports push, pop, top, and retrieving the minimum element in constant time.</text:p>
            <text:p/>
            <text:p>Implement the MinStack class:</text:p>
            <text:p/>
            <text:p>MinStack() initializes the stack object.</text:p>
            <text:p>void push(int val) pushes the element val onto the stack.</text:p>
            <text:p>void pop() removes the element on the top of the stack.</text:p>
            <text:p>int top() gets the top element of the stack.</text:p>
            <text:p>int getMin() retrieves the minimum element in the stack.</text:p>
            <text:p>You must implement a solution with O(1) time complexity for each function.</text:p>
            <text:p/>
            <text:p> </text:p>
            <text:p/>
            <text:p>Example 1:</text:p>
            <text:p/>
            <text:p>Input</text:p>
            <text:p>["MinStack","push","push","push","getMin","pop","top","getMin"]</text:p>
            <text:p>[[],[-2],[0],[-3],[],[],[],[]]</text:p>
            <text:p/>
            <text:p>Output</text:p>
            <text:p>[null,null,null,null,-3,null,0,-2]</text:p>
            <text:p/>
            <text:p>Explanation</text:p>
            <text:p>MinStack minStack = new MinStack();</text:p>
            <text:p>minStack.push(-2);</text:p>
            <text:p>minStack.push(0);</text:p>
            <text:p>minStack.push(-3);</text:p>
            <text:p>minStack.getMin(); // return -3</text:p>
            <text:p>minStack.pop();</text:p>
            <text:p>minStack.top();    // return 0</text:p>
            <text:p>minStack.getMin(); // return -2</text:p>
          </table:table-cell>
          <table:table-cell table:style-name="ce2" office:value-type="string" calcext:value-type="string">
            <text:p>MinStack (Get Minimum in O(1) without Extra Space)</text:p>
            <text:p/>
            <text:p>Goal:</text:p>
            <text:p>- Support push(x), pop(), top(), getMin() all in O(1).</text:p>
            <text:p>- No extra stack for min values → instead use encoding trick.</text:p>
            <text:p/>
            <text:p>Core Idea:</text:p>
            <text:p>- Store values normally unless a new minimum is found.</text:p>
            <text:p>- If val &lt; current_min:</text:p>
            <text:p>    → Push an encoded value = 2*val - current_min (always &lt; val).</text:p>
            <text:p>    → Update current_min = val.</text:p>
            <text:p>- While popping, if encoded value is encountered:</text:p>
            <text:p>    → Decode previous minimum using: prev_min = 2*current_min - encoded.</text:p>
            <text:p>    → Restore current_min to prev_min.</text:p>
            <text:p/>
            <text:p>Methods:</text:p>
            <text:p/>
            <text:p>1. push(val):</text:p>
            <text:p>   - If stack empty:</text:p>
            <text:p>       push val, set current_min = val.</text:p>
            <text:p>   - Else if val &lt; current_min:</text:p>
            <text:p>       push encoded (2*val - current_min), update current_min = val.</text:p>
            <text:p>   - Else:</text:p>
            <text:p>       push val normally.</text:p>
            <text:p/>
            <text:p>2. pop():</text:p>
            <text:p>   - If top &gt;= current_min:</text:p>
            <text:p>       just pop.</text:p>
            <text:p>   - Else (top &lt; current_min → encoded):</text:p>
            <text:p>       decode old min: current_min = 2*current_min - top</text:p>
            <text:p>       pop encoded.</text:p>
            <text:p/>
            <text:p>3. top():</text:p>
            <text:p>   - If top &gt;= current_min: return top.</text:p>
            <text:p>   - Else (encoded): return current_min (the actual value).</text:p>
            <text:p/>
            <text:p>4. getMin():</text:p>
            <text:p>   - Return current_min.</text:p>
          </table:table-cell>
          <table:table-cell table:style-name="ce2" office:value-type="string" calcext:value-type="string">
            <text:p>Time Complexity:</text:p>
            <text:p>- push, pop, top, getMin → O(1) each.</text:p>
          </table:table-cell>
          <table:table-cell table:style-name="ce2" office:value-type="string" calcext:value-type="string">
            <text:p>Space Complexity:</text:p>
            <text:p>- Uses only one stack and one variable for min → O(n) for stack, O(1) extra.</text:p>
          </table:table-cell>
          <table:table-cell table:style-name="ce2" table:number-columns-repeated="19"/>
          <table:table-cell table:number-columns-repeated="999"/>
        </table:table-row>
        <table:table-row table:style-name="ro1">
          <table:table-cell table:style-name="ce2" office:value-type="string" calcext:value-type="string">
            <text:p>Rotting Oranges</text:p>
          </table:table-cell>
          <table:table-cell table:style-name="ce2" office:value-type="string" calcext:value-type="string">
            <text:p>Stack and Queue</text:p>
          </table:table-cell>
          <table:table-cell table:style-name="ce2" office:value-type="string" calcext:value-type="string">
            <text:p>You are given an m x n grid where each cell can have one of three values:</text:p>
            <text:p/>
            <text:p>0 representing an empty cell,</text:p>
            <text:p>1 representing a fresh orange, or</text:p>
            <text:p>2 representing a rotten orange.</text:p>
            <text:p>Every minute, any fresh orange that is 4-directionally adjacent to a rotten orange becomes rotten.</text:p>
            <text:p/>
            <text:p>Return the minimum number of minutes that must elapse until no cell has a fresh orange. If this is impossible, return -1.</text:p>
            <text:p/>
            <text:p> </text:p>
            <text:p/>
            <text:p>Example 1:</text:p>
            <text:p/>
            <text:p/>
            <text:p>Input: grid = [[2,1,1],[1,1,0],[0,1,1]]</text:p>
            <text:p>Output: 4</text:p>
            <text:p>Example 2:</text:p>
            <text:p/>
            <text:p>Input: grid = [[2,1,1],[0,1,1],[1,0,1]]</text:p>
            <text:p>Output: -1</text:p>
            <text:p>Explanation: The orange in the bottom left corner (row 2, column 0) is never rotten, because rotting only happens 4-directionally.</text:p>
            <text:p>Example 3:</text:p>
            <text:p/>
            <text:p>Input: grid = [[0,2]]</text:p>
            <text:p>Output: 0</text:p>
            <text:p>Explanation: Since there are already no fresh oranges at minute 0, the answer is just 0.</text:p>
          </table:table-cell>
          <table:table-cell table:style-name="ce2" office:value-type="string" calcext:value-type="string">
            <text:p>Rotting Oranges (BFS)</text:p>
            <text:p/>
            <text:p>Input:</text:p>
            <text:p>- grid: matrix with values</text:p>
            <text:p>    0 = empty cell</text:p>
            <text:p>    1 = fresh orange</text:p>
            <text:p>    2 = rotten orange</text:p>
            <text:p/>
            <text:p>Goal:</text:p>
            <text:p>- Find minimum minutes until all oranges become rotten</text:p>
            <text:p>- If impossible, return -1</text:p>
            <text:p/>
            <text:p>Steps:</text:p>
            <text:p/>
            <text:p>1. Initialize:</text:p>
            <text:p>   - row, col = dimensions of grid</text:p>
            <text:p>   - visited = copy of grid (to track status changes)</text:p>
            <text:p>   - rotten_store = queue (to perform BFS)</text:p>
            <text:p>   - max_min = 0 (track minutes passed)</text:p>
            <text:p/>
            <text:p>2. Fill visited matrix with grid values.</text:p>
            <text:p/>
            <text:p>3. Push all initially rotten oranges into queue:</text:p>
            <text:p>   - For each cell == 2:</text:p>
            <text:p>       append (i, j, 0) to queue  // position + time = 0</text:p>
            <text:p>       mark visited[i][j] = 2</text:p>
            <text:p/>
            <text:p>4. BFS Process (multi-source):</text:p>
            <text:p>   While queue not empty:</text:p>
            <text:p>       - Pop (i, j, min) from queue</text:p>
            <text:p>       - Update max_min = max(max_min, min)</text:p>
            <text:p>       - For each of 4 neighbors (up, down, left, right):</text:p>
            <text:p>           If inside grid AND fresh orange (value = 1) AND not rotten yet:</text:p>
            <text:p>               → Mark visited as 2</text:p>
            <text:p>               → Push (neighbor_i, neighbor_j, min+1) into queue</text:p>
            <text:p/>
            <text:p>5. After BFS completes:</text:p>
            <text:p>   - Check visited matrix</text:p>
            <text:p>   - If any cell == 1 (fresh orange never rotted):</text:p>
            <text:p>       return -1</text:p>
            <text:p>   - Else return max_min</text:p>
            <text:p/>
            <text:p>Output:</text:p>
            <text:p>- Minimum minutes to rot all oranges, or -1 if impossible</text:p>
          </table:table-cell>
          <table:table-cell table:style-name="ce2" office:value-type="string" calcext:value-type="string">
            <text:p>Time Complexity: O(N) <text:s/></text:p>
          </table:table-cell>
          <table:table-cell table:style-name="ce2" office:value-type="string" calcext:value-type="string">
            <text:p>Space Complexity: O(N)</text:p>
          </table:table-cell>
          <table:table-cell table:style-name="ce2" table:number-columns-repeated="19"/>
          <table:table-cell table:number-columns-repeated="999"/>
        </table:table-row>
        <table:table-row table:style-name="ro1">
          <table:table-cell table:style-name="ce2" office:value-type="string" calcext:value-type="string">
            <text:p>Online Stock Span</text:p>
          </table:table-cell>
          <table:table-cell table:style-name="ce2" office:value-type="string" calcext:value-type="string">
            <text:p>Stack and Queue</text:p>
          </table:table-cell>
          <table:table-cell table:style-name="ce2" office:value-type="string" calcext:value-type="string">
            <text:p>Design an algorithm that collects daily price quotes for some stock and returns the span of that stock's price for the current day.</text:p>
            <text:p/>
            <text:p>The span of the stock's price in one day is the maximum number of consecutive days (starting from that day and going backward) for which the stock price was less than or equal to the price of that day.</text:p>
            <text:p/>
            <text:p>For example, if the prices of the stock in the last four days is [7,2,1,2] and the price of the stock today is 2, then the span of today is 4 because starting from today, the price of the stock was less than or equal 2 for 4 consecutive days.</text:p>
            <text:p>Also, if the prices of the stock in the last four days is [7,34,1,2] and the price of the stock today is 8, then the span of today is 3 because starting from today, the price of the stock was less than or equal 8 for 3 consecutive days.</text:p>
            <text:p>Implement the StockSpanner class:</text:p>
            <text:p/>
            <text:p>StockSpanner() Initializes the object of the class.</text:p>
            <text:p>int next(int price) Returns the span of the stock's price given that today's price is price.</text:p>
            <text:p> </text:p>
            <text:p/>
            <text:p>Example 1:</text:p>
            <text:p/>
            <text:p>Input</text:p>
            <text:p>["StockSpanner", "next", "next", "next", "next", "next", "next", "next"]</text:p>
            <text:p>[[], [100], [80], [60], [70], [60], [75], [85]]</text:p>
            <text:p>Output</text:p>
            <text:p>[null, 1, 1, 1, 2, 1, 4, 6]</text:p>
            <text:p/>
            <text:p>Explanation</text:p>
            <text:p>StockSpanner stockSpanner = new StockSpanner();</text:p>
            <text:p>stockSpanner.next(100); // return 1</text:p>
            <text:p>stockSpanner.next(80);  // return 1</text:p>
            <text:p>stockSpanner.next(60);  // return 1</text:p>
            <text:p>stockSpanner.next(70);  // return 2</text:p>
            <text:p>stockSpanner.next(60);  // return 1</text:p>
            <text:p>stockSpanner.next(75);  // return 4, because the last 4 prices (including today's price of 75) were less than or equal to today's price.</text:p>
            <text:p>stockSpanner.next(85);  // return 6</text:p>
          </table:table-cell>
          <table:table-cell table:style-name="ce2" office:value-type="string" calcext:value-type="string">
            <text:p>Logic Summary:</text:p>
            <text:p/>
            <text:p>1. Use a stack to store pairs (price, span).</text:p>
            <text:p>   - price = stock price on a past day</text:p>
            <text:p>   - span = number of consecutive days before (including that day) </text:p>
            <text:p>            with prices &lt;= that day's price</text:p>
            <text:p/>
            <text:p>2. For each new price:</text:p>
            <text:p>   - Start with span = 1 (today itself).</text:p>
            <text:p>   - While stack is not empty AND top price &lt;= current price:</text:p>
            <text:p>       • Pop from stack</text:p>
            <text:p>       • Add its span to the current span</text:p>
            <text:p>   - Push (price, span) into stack.</text:p>
            <text:p>   - Return span as the result for this price.</text:p>
          </table:table-cell>
          <table:table-cell table:style-name="ce2" office:value-type="string" calcext:value-type="string">
            <text:p>Time Complexity: O(N) for N calls (amortized O(1) per call),</text:p>
            <text:p>since each element is pushed &amp; popped at most once.</text:p>
          </table:table-cell>
          <table:table-cell table:style-name="ce2" office:value-type="string" calcext:value-type="string">
            <text:p>Space Complexity: O(N) in the worst case (monotonic increasing prices).</text:p>
          </table:table-cell>
          <table:table-cell table:style-name="ce2" table:number-columns-repeated="19"/>
          <table:table-cell table:number-columns-repeated="999"/>
        </table:table-row>
        <table:table-row table:style-name="ro1">
          <table:table-cell table:style-name="ce2" office:value-type="string" calcext:value-type="string">
            <text:p/>
            <text:p>Max of min for every window size</text:p>
          </table:table-cell>
          <table:table-cell table:style-name="ce2" office:value-type="string" calcext:value-type="string">
            <text:p>Stack and Queue</text:p>
          </table:table-cell>
          <table:table-cell table:style-name="ce2" office:value-type="string" calcext:value-type="string">
            <text:p>You are given an integer array arr[], the task is to find the maximum of minimum values for every window size k where 1≤ k ≤ arr.size().</text:p>
            <text:p/>
            <text:p>For each window size k, consider all contiguous subarrays of length k, determine the minimum element in each subarray, and then take the maximum among all these minimums.</text:p>
            <text:p/>
            <text:p>Return the results as an array, where the element at index i represents the answer for window size i+1.</text:p>
            <text:p/>
            <text:p>Examples :</text:p>
            <text:p/>
            <text:p>Input: arr[] = [10, 20, 30, 50, 10, 70, 30]</text:p>
            <text:p>Output: [70, 30, 20, 10, 10, 10, 10] </text:p>
            <text:p>Explanation: </text:p>
            <text:p>Window size 1: minimums are [10, 20, 30, 50, 10, 70, 30], maximum of minimums is 70.</text:p>
            <text:p>Window size 2: minimums are [10, 20, 30, 10, 10, 30], maximum of minimums is 30.</text:p>
            <text:p>Window size 3: minimums are [10, 20, 10, 10, 10], maximum of minimums is 20.</text:p>
            <text:p>Window size 4–7: minimums are [10, 10, 10, 10], maximum of minimums is 10.</text:p>
            <text:p>Input: arr[] = [10, 20, 30]</text:p>
            <text:p>Output: [30, 20, 10]</text:p>
            <text:p>Explanation: </text:p>
            <text:p>Window size 1: minimums of  [10], [20], [30], maximum of minimums is 30.</text:p>
            <text:p>Window size 2: minimums of [10, 20], [20,30], maximum of minimums is 20.</text:p>
            <text:p>Window size 3: minimums of [10,20,30], maximum of minimums is 10.</text:p>
          </table:table-cell>
          <table:table-cell table:style-name="ce2" office:value-type="string" calcext:value-type="string">
            <text:p>Logic Summary: Maximum of Minimums for Every Window Size</text:p>
            <text:p/>
            <text:p>Input:</text:p>
            <text:p>- arr: array of n elements</text:p>
            <text:p/>
            <text:p>Goal:</text:p>
            <text:p>- For each window size k (1 to n), find the maximum of all minimums in windows of size k.</text:p>
            <text:p/>
            <text:p>Steps:</text:p>
            <text:p/>
            <text:p>1. Initialize:</text:p>
            <text:p>   - pse = [-1]*n      # Previous Smaller Element indices</text:p>
            <text:p>   - nse = [n]*n       # Next Smaller Element indices</text:p>
            <text:p>   - res = [0]*n       # Result array for max of minimums</text:p>
            <text:p>   - stack = []</text:p>
            <text:p/>
            <text:p>2. Compute Previous Smaller Element (PSE):</text:p>
            <text:p>   - For i from 0 to n-1:</text:p>
            <text:p>       while stack not empty and arr[stack[-1]] &gt;= arr[i]:</text:p>
            <text:p>           stack.pop()</text:p>
            <text:p>       if stack not empty:</text:p>
            <text:p>           pse[i] = stack[-1]</text:p>
            <text:p>       stack.push(i)</text:p>
            <text:p/>
            <text:p>3. Compute Next Smaller Element (NSE):</text:p>
            <text:p>   - Clear stack</text:p>
            <text:p>   - For i from n-1 down to 0:</text:p>
            <text:p>       while stack not empty and arr[stack[-1]] &gt;= arr[i]:</text:p>
            <text:p>           stack.pop()</text:p>
            <text:p>       if stack not empty:</text:p>
            <text:p>           nse[i] = stack[-1]</text:p>
            <text:p>       stack.push(i)</text:p>
            <text:p/>
            <text:p>4. Compute maximum of minimums for each window length:</text:p>
            <text:p>   - For i from 0 to n-1:</text:p>
            <text:p>       window_len = nse[i] - pse[i] - 1</text:p>
            <text:p>       res[window_len - 1] = max(res[window_len - 1], arr[i])  # 0-based index</text:p>
            <text:p/>
            <text:p>5. Fill empty window lengths:</text:p>
            <text:p>   - For i from n-2 down to 0:</text:p>
            <text:p>       res[i] = max(res[i], res[i+1])</text:p>
            <text:p/>
            <text:p>6. Return res</text:p>
          </table:table-cell>
          <table:table-cell table:style-name="ce2" office:value-type="string" calcext:value-type="string">
            <text:p>Time Complexity (TC):</text:p>
            <text:p>- PSE computation → O(n)</text:p>
            <text:p>- NSE computation → O(n)</text:p>
            <text:p>- Max of minimums computation → O(n)</text:p>
            <text:p>- Filling empty window lengths → O(n)</text:p>
            <text:p>- Total TC = O(n)</text:p>
          </table:table-cell>
          <table:table-cell table:style-name="ce2" office:value-type="string" calcext:value-type="string">
            <text:p/>
            <text:p>Space Complexity (SC):</text:p>
            <text:p>- pse array → O(n)</text:p>
            <text:p>- nse array → O(n)</text:p>
            <text:p>- res array → O(n)</text:p>
            <text:p>- stack → O(n)</text:p>
            <text:p>- Total SC = O(n)</text:p>
          </table:table-cell>
          <table:table-cell table:style-name="ce2" table:number-columns-repeated="19"/>
          <table:table-cell table:number-columns-repeated="999"/>
        </table:table-row>
        <table:table-row table:style-name="ro1">
          <table:table-cell table:style-name="ce2" office:value-type="string" calcext:value-type="string">
            <text:p>The Celebrity Problem</text:p>
          </table:table-cell>
          <table:table-cell table:style-name="ce2" office:value-type="string" calcext:value-type="string">
            <text:p>Stack and Queue</text:p>
          </table:table-cell>
          <table:table-cell table:style-name="ce2" office:value-type="string" calcext:value-type="string">
            <text:p>A celebrity is a person who is known to all but does not know anyone at a party. A party is being organized by some people. A square matrix mat[][] of size n*n is used to represent people at the party such that if an element of row i and column j is set to 1 it means ith person knows jth person. You need to return the index of the celebrity in the party, if the celebrity does not exist, return -1.</text:p>
            <text:p/>
            <text:p>Note: Follow 0-based indexing.</text:p>
            <text:p/>
            <text:p>Examples:</text:p>
            <text:p/>
            <text:p>Input: mat[][] = [[1, 1, 0],</text:p>
            <text:p>                [0, 1, 0],</text:p>
            <text:p>                [0, 1, 1]]</text:p>
            <text:p>Output: 1</text:p>
            <text:p>Explanation: 0th and 2nd person both know 1st person and 1st person does not know anyone. Therefore, 1 is the celebrity person.</text:p>
            <text:p>Input: mat[][] = [[1, 1], </text:p>
            <text:p>                [1, 1]]</text:p>
            <text:p>Output: -1</text:p>
            <text:p>Explanation: Since both the people at the party know each other. Hence none of them is a celebrity person.</text:p>
            <text:p>Input: mat[][] = [[1]]</text:p>
            <text:p>Output: 0</text:p>
          </table:table-cell>
          <table:table-cell table:style-name="ce2" office:value-type="string" calcext:value-type="string">
            <text:p>Logic Summary: Find the Celebrity in a Party</text:p>
            <text:p/>
            <text:p>Input:</text:p>
            <text:p>- mat: m × m matrix</text:p>
            <text:p>  - mat[i][j] = 1  → person i knows person j</text:p>
            <text:p>  - mat[i][j] = 0  → person i does not know person j</text:p>
            <text:p/>
            <text:p>Goal:</text:p>
            <text:p>- Identify the celebrity:</text:p>
            <text:p>    * Celebrity knows nobody.</text:p>
            <text:p>    * Everybody knows the celebrity.</text:p>
            <text:p>- Return index of celebrity if exists, else -1.</text:p>
            <text:p/>
            <text:p>Steps:</text:p>
            <text:p/>
            <text:p>1. Initialize two pointers:</text:p>
            <text:p>   - top = 0</text:p>
            <text:p>   - down = m - 1</text:p>
            <text:p/>
            <text:p>2. Eliminate non-celebrities:</text:p>
            <text:p>   - While top &lt; down:</text:p>
            <text:p>       * If mat[top][down] == 1:</text:p>
            <text:p>            → top knows down → top cannot be celebrity → top++</text:p>
            <text:p>       * Else:</text:p>
            <text:p>            → top does NOT know down → down cannot be celebrity → down--</text:p>
            <text:p/>
            <text:p>   - After loop, 'top' is the only possible celebrity candidate.</text:p>
            <text:p/>
            <text:p>3. Verify the candidate:</text:p>
            <text:p>   - For each person 'others' from 0 to m-1:</text:p>
            <text:p>       * Skip if others == celebrity.</text:p>
            <text:p>       * If candidate knows 'others' (mat[celebrity][others] == 1)</text:p>
            <text:p>         OR 'others' does NOT know candidate (mat[others][celebrity] == 0):</text:p>
            <text:p>            → Not a celebrity → return -1.</text:p>
            <text:p/>
            <text:p>4. If all checks pass:</text:p>
            <text:p>   - Return celebrity index.</text:p>
            <text:p/>
          </table:table-cell>
          <table:table-cell table:style-name="ce2" office:value-type="string" calcext:value-type="string">
            <text:p>Time Complexity (TC):</text:p>
            <text:p>- Elimination step: O(n) (single pass with two pointers)</text:p>
            <text:p>- Verification step: O(n) (check all people)</text:p>
            <text:p>- Total TC = O(n)</text:p>
          </table:table-cell>
          <table:table-cell table:style-name="ce2" office:value-type="string" calcext:value-type="string">
            <text:p>Space Complexity (SC):</text:p>
            <text:p>- Only a few pointers/variables</text:p>
            <text:p>- Total SC = O(1)</text:p>
          </table:table-cell>
          <table:table-cell table:style-name="ce2" table:number-columns-repeated="19"/>
          <table:table-cell table:number-columns-repeated="999"/>
        </table:table-row>
        <table:table-row table:style-name="ro1">
          <table:table-cell table:style-name="ce2" office:value-type="string" calcext:value-type="string">
            <text:p>Reverse Words in a String</text:p>
          </table:table-cell>
          <table:table-cell table:style-name="ce2" office:value-type="string" calcext:value-type="string">
            <text:p>String</text:p>
          </table:table-cell>
          <table:table-cell table:style-name="ce2" office:value-type="string" calcext:value-type="string">
            <text:p>Given an input string s, reverse the order of the words.</text:p>
            <text:p/>
            <text:p>A word is defined as a sequence of non-space characters. The words in s will be separated by at least one space.</text:p>
            <text:p/>
            <text:p>Return a string of the words in reverse order concatenated by a single space.</text:p>
            <text:p/>
            <text:p>Note that s may contain leading or trailing spaces or multiple spaces between two words. The returned string should only have a single space separating the words. Do not include any extra spaces.</text:p>
            <text:p/>
            <text:p> </text:p>
            <text:p/>
            <text:p>Example 1:</text:p>
            <text:p/>
            <text:p>Input: s = "the sky is blue"</text:p>
            <text:p>Output: "blue is sky the"</text:p>
            <text:p>Example 2:</text:p>
            <text:p/>
            <text:p>Input: s = "  hello world  "</text:p>
            <text:p>Output: "world hello"</text:p>
            <text:p>Explanation: Your reversed string should not contain leading or trailing spaces.</text:p>
            <text:p>Example 3:</text:p>
            <text:p/>
            <text:p>Input: s = "a good   example"</text:p>
            <text:p>Output: "example good a"</text:p>
            <text:p>Explanation: You need to reduce multiple spaces between two words to a single space in the reversed string.</text:p>
            <text:p> </text:p>
          </table:table-cell>
          <table:table-cell table:style-name="ce2" office:value-type="string" calcext:value-type="string">
            <text:p>Logic Summary: Reverse Words in a String</text:p>
            <text:p/>
            <text:p>Input:</text:p>
            <text:p>- s: a string containing words separated by spaces (may have multiple spaces, tabs, or newlines)</text:p>
            <text:p/>
            <text:p>Goal:</text:p>
            <text:p>- Reverse the order of words.</text:p>
            <text:p>- Words are separated by a single space in output, with no leading/trailing spaces.</text:p>
            <text:p/>
            <text:p>Steps:</text:p>
            <text:p/>
            <text:p>1. Split the string into words:</text:p>
            <text:p>   - words = s.split(sep=None, maxsplit=-1)</text:p>
            <text:p>   - sep=None → splits on any whitespace, ignores multiple consecutive spaces.</text:p>
            <text:p>   - maxsplit=-1 → no limit on splits.</text:p>
            <text:p/>
            <text:p>2. Reverse the list of words:</text:p>
            <text:p>   - words.reverse()</text:p>
            <text:p/>
            <text:p>3. Join the reversed words into a single string:</text:p>
            <text:p>   - word = " ".join(words)</text:p>
            <text:p>   - Ensures words are separated by a single space.</text:p>
            <text:p/>
            <text:p>4. Return the result:</text:p>
            <text:p>   - return word</text:p>
          </table:table-cell>
          <table:table-cell table:style-name="ce2" office:value-type="string" calcext:value-type="string">
            <text:p>Time Complexity (TC):</text:p>
            <text:p>- Splitting string → O(n) where n = length of string</text:p>
            <text:p>- Reversing list → O(w) where w = number of words (w &lt;= n)</text:p>
            <text:p>- Joining words → O(n)</text:p>
            <text:p>- Total TC = O(n)</text:p>
          </table:table-cell>
          <table:table-cell table:style-name="ce2" office:value-type="string" calcext:value-type="string">
            <text:p>Space Complexity (SC):</text:p>
            <text:p>- words list stores all words → O(n)</text:p>
            <text:p>- Final string → O(n)</text:p>
            <text:p>- Total SC = O(n)</text:p>
          </table:table-cell>
          <table:table-cell table:style-name="ce2" table:number-columns-repeated="19"/>
          <table:table-cell table:number-columns-repeated="999"/>
        </table:table-row>
        <table:table-row table:style-name="ro1">
          <table:table-cell table:style-name="ce2" office:value-type="string" calcext:value-type="string">
            <text:p>Longest Palindromic Substring</text:p>
          </table:table-cell>
          <table:table-cell table:style-name="ce2" office:value-type="string" calcext:value-type="string">
            <text:p>String</text:p>
          </table:table-cell>
          <table:table-cell table:style-name="ce2" office:value-type="string" calcext:value-type="string">
            <text:p>Given a string s, return the longest palindromic substring in s.</text:p>
            <text:p/>
            <text:p> </text:p>
            <text:p/>
            <text:p>Example 1:</text:p>
            <text:p/>
            <text:p>Input: s = "babad"</text:p>
            <text:p>Output: "bab"</text:p>
            <text:p>Explanation: "aba" is also a valid answer.</text:p>
            <text:p>Example 2:</text:p>
            <text:p/>
            <text:p>Input: s = "cbbd"</text:p>
            <text:p>Output: "bb"</text:p>
          </table:table-cell>
          <table:table-cell table:style-name="ce2" office:value-type="string" calcext:value-type="string">
            <text:p>Logic Summary: Longest Palindromic Substring (DP)</text:p>
            <text:p/>
            <text:p>1️⃣ Initialize</text:p>
            <text:p>    - n = length of s</text:p>
            <text:p>    - start = 0 (beginning index of longest palindrome)</text:p>
            <text:p>    - max_len = 0</text:p>
            <text:p>    - dp = n x n matrix, dp[i][j] = True if s[i..j] is a palindrome.</text:p>
            <text:p/>
            <text:p>2️⃣ Base Cases</text:p>
            <text:p>    - Single letters are palindromes:</text:p>
            <text:p>        For each i: dp[i][i] = True</text:p>
            <text:p>        Update start = i, max_len = 1</text:p>
            <text:p>    - Two-letter substrings:</text:p>
            <text:p>        If s[i] == s[i+1], dp[i][i+1] = True</text:p>
            <text:p>        Update start = i, max_len = 2</text:p>
            <text:p/>
            <text:p>3️⃣ DP Transition</text:p>
            <text:p>    - For substring lengths from 3 to n:</text:p>
            <text:p>        For each starting index i:</text:p>
            <text:p>            j = i + length - 1  (ending index)</text:p>
            <text:p>            If s[i] == s[j] and dp[i+1][j-1] is True:</text:p>
            <text:p>                dp[i][j] = True</text:p>
            <text:p>                Update start = i, max_len = length</text:p>
            <text:p/>
            <text:p>4️⃣ Result</text:p>
            <text:p>    - Return s[start : start + max_len]</text:p>
          </table:table-cell>
          <table:table-cell table:style-name="ce2" office:value-type="string" calcext:value-type="string">
            <text:p>Complexity</text:p>
            <text:p/>
            <text:p>Time: O(n²)</text:p>
            <text:p/>
            <text:p>We fill an n x n DP table and each cell is computed in O(1).</text:p>
          </table:table-cell>
          <table:table-cell table:style-name="ce2" office:value-type="string" calcext:value-type="string">
            <text:p>Space: O(n²)</text:p>
            <text:p/>
            <text:p>The dp matrix stores palindrome information for every substring.</text:p>
          </table:table-cell>
          <table:table-cell table:style-name="ce2" table:number-columns-repeated="19"/>
          <table:table-cell table:number-columns-repeated="999"/>
        </table:table-row>
        <table:table-row table:style-name="ro1">
          <table:table-cell table:style-name="ce2" office:value-type="string" calcext:value-type="string">
            <text:p>Roman to Integer</text:p>
          </table:table-cell>
          <table:table-cell table:style-name="ce2" office:value-type="string" calcext:value-type="string">
            <text:p>String</text:p>
          </table:table-cell>
          <table:table-cell table:style-name="ce2" office:value-type="string" calcext:value-type="string">
            <text:p>Roman numerals are represented by seven different symbols: I, V, X, L, C, D and M.</text:p>
            <text:p/>
            <text:p>Symbol       Value</text:p>
            <text:p>I             1</text:p>
            <text:p>V             5</text:p>
            <text:p>X             10</text:p>
            <text:p>L             50</text:p>
            <text:p>C             100</text:p>
            <text:p>D             500</text:p>
            <text:p>M             1000</text:p>
            <text:p>For example, 2 is written as II in Roman numeral, just two ones added together. 12 is written as XII, which is simply X + II. The number 27 is written as XXVII, which is XX + V + II.</text:p>
            <text:p/>
            <text:p>Roman numerals are usually written largest to smallest from left to right. However, the numeral for four is not IIII. Instead, the number four is written as IV. Because the one is before the five we subtract it making four. The same principle applies to the number nine, which is written as IX. There are six instances where subtraction is used:</text:p>
            <text:p/>
            <text:p>I can be placed before V (5) and X (10) to make 4 and 9. </text:p>
            <text:p>X can be placed before L (50) and C (100) to make 40 and 90. </text:p>
            <text:p>C can be placed before D (500) and M (1000) to make 400 and 900.</text:p>
            <text:p>Given a roman numeral, convert it to an integer.</text:p>
            <text:p/>
            <text:p> </text:p>
            <text:p/>
            <text:p>Example 1:</text:p>
            <text:p/>
            <text:p>Input: s = "III"</text:p>
            <text:p>Output: 3</text:p>
            <text:p>Explanation: III = 3.</text:p>
            <text:p>Example 2:</text:p>
            <text:p/>
            <text:p>Input: s = "LVIII"</text:p>
            <text:p>Output: 58</text:p>
            <text:p>Explanation: L = 50, V= 5, III = 3.</text:p>
            <text:p>Example 3:</text:p>
            <text:p/>
            <text:p>Input: s = "MCMXCIV"</text:p>
            <text:p>Output: 1994</text:p>
            <text:p>Explanation: M = 1000, CM = 900, XC = 90 and IV = 4.</text:p>
            <text:p> </text:p>
          </table:table-cell>
          <table:table-cell table:style-name="ce2" office:value-type="string" calcext:value-type="string">
            <text:p>Logic Summary: Roman to Integer</text:p>
            <text:p/>
            <text:p>1️⃣ Setup</text:p>
            <text:p>    - value: dictionary mapping each Roman numeral to its integer value.</text:p>
            <text:p>    - total = 0</text:p>
            <text:p>    - prev_value = 0 (tracks the last processed numeral’s value).</text:p>
            <text:p/>
            <text:p>2️⃣ Process from Right to Left</text:p>
            <text:p>    For each character (roman) in reversed(s):</text:p>
            <text:p>        cur_value = value[roman]</text:p>
            <text:p/>
            <text:p>        ➜ If cur_value &lt; prev_value:</text:p>
            <text:p>              # e.g., IV (1 before 5)</text:p>
            <text:p>              total -= cur_value</text:p>
            <text:p>        ➜ Else:</text:p>
            <text:p>              total += cur_value</text:p>
            <text:p/>
            <text:p>        Update prev_value = cur_value</text:p>
            <text:p/>
            <text:p>3️⃣ Return total</text:p>
            <text:p>    - After the loop, total holds the final integer</text:p>
          </table:table-cell>
          <table:table-cell table:style-name="ce2" office:value-type="string" calcext:value-type="string">
            <text:p>Time: O(n) — single pass through the string.</text:p>
          </table:table-cell>
          <table:table-cell table:style-name="ce4" office:value-type="string" calcext:value-type="string">
            <text:p>Space: O(1) — only a few integer variables and a fixed mapping dictionary.</text:p>
          </table:table-cell>
          <table:table-cell table:style-name="ce2" table:number-columns-repeated="19"/>
          <table:table-cell table:number-columns-repeated="999"/>
        </table:table-row>
        <table:table-row table:style-name="ro1">
          <table:table-cell table:style-name="ce2" office:value-type="string" calcext:value-type="string">
            <text:p>Integer to Roman</text:p>
          </table:table-cell>
          <table:table-cell table:style-name="ce2" office:value-type="string" calcext:value-type="string">
            <text:p>String</text:p>
          </table:table-cell>
          <table:table-cell table:style-name="ce2" office:value-type="string" calcext:value-type="string">
            <text:p>Seven different symbols represent Roman numerals with the following values:</text:p>
            <text:p/>
            <text:p>SymbolValue</text:p>
            <text:p>I1</text:p>
            <text:p>V5</text:p>
            <text:p>X10</text:p>
            <text:p>L50</text:p>
            <text:p>C100</text:p>
            <text:p>D500</text:p>
            <text:p>M1000</text:p>
            <text:p>Roman numerals are formed by appending the conversions of decimal place values from highest to lowest. Converting a decimal place value into a Roman numeral has the following rules:</text:p>
            <text:p/>
            <text:p>If the value does not start with 4 or 9, select the symbol of the maximal value that can be subtracted from the input, append that symbol to the result, subtract its value, and convert the remainder to a Roman numeral.</text:p>
            <text:p>If the value starts with 4 or 9 use the subtractive form representing one symbol subtracted from the following symbol, for example, 4 is 1 (I) less than 5 (V): IV and 9 is 1 (I) less than 10 (X): IX. Only the following subtractive forms are used: 4 (IV), 9 (IX), 40 (XL), 90 (XC), 400 (CD) and 900 (CM).</text:p>
            <text:p>Only powers of 10 (I, X, C, M) can be appended consecutively at most 3 times to represent multiples of 10. You cannot append 5 (V), 50 (L), or 500 (D) multiple times. If you need to append a symbol 4 times use the subtractive form.</text:p>
            <text:p>Given an integer, convert it to a Roman numeral.</text:p>
            <text:p/>
            <text:p> </text:p>
            <text:p/>
            <text:p>Example 1:</text:p>
            <text:p/>
            <text:p>Input: num = 3749</text:p>
            <text:p/>
            <text:p>Output: "MMMDCCXLIX"</text:p>
            <text:p/>
            <text:p>Explanation:</text:p>
            <text:p/>
            <text:p>3000 = MMM as 1000 (M) + 1000 (M) + 1000 (M)</text:p>
            <text:p> 700 = DCC as 500 (D) + 100 (C) + 100 (C)</text:p>
            <text:p>  40 = XL as 10 (X) less of 50 (L)</text:p>
            <text:p>   9 = IX as 1 (I) less of 10 (X)</text:p>
            <text:p>Note: 49 is not 1 (I) less of 50 (L) because the conversion is based on decimal places</text:p>
            <text:p>Example 2:</text:p>
            <text:p/>
            <text:p>Input: num = 58</text:p>
            <text:p/>
            <text:p>Output: "LVIII"</text:p>
            <text:p/>
            <text:p>Explanation:</text:p>
            <text:p/>
            <text:p>50 = L</text:p>
            <text:p> 8 = VIII</text:p>
            <text:p>Example 3:</text:p>
            <text:p/>
            <text:p>Input: num = 1994</text:p>
            <text:p/>
            <text:p>Output: "MCMXCIV"</text:p>
            <text:p/>
            <text:p>Explanation:</text:p>
            <text:p/>
            <text:p>1000 = M</text:p>
            <text:p> 900 = CM</text:p>
            <text:p>  90 = XC</text:p>
            <text:p>   4 = IV</text:p>
            <text:p/>
          </table:table-cell>
          <table:table-cell table:style-name="ce2" office:value-type="string" calcext:value-type="string">
            <text:p>Logic Summary: Integer to Roman</text:p>
            <text:p/>
            <text:p>1️⃣ Setup</text:p>
            <text:p>    - Create a list `roman_descending` of (value, symbol) pairs,</text:p>
            <text:p>      sorted from largest to smallest, including subtractive forms</text:p>
            <text:p>      like (900, "CM"), (4, "IV"), etc.</text:p>
            <text:p>    - Initialize an empty list `res` to collect symbols.</text:p>
            <text:p/>
            <text:p>2️⃣ Greedy Conversion</text:p>
            <text:p>    For each (roman_value, roman) in roman_descending:</text:p>
            <text:p>        while num &gt;= roman_value:</text:p>
            <text:p>            • Subtract roman</text:p>
          </table:table-cell>
          <table:table-cell table:style-name="ce2" office:value-type="string" calcext:value-type="string">
            <text:p>Time Complexity:</text:p>
            <text:p>    O(1)</text:p>
            <text:p>    • The loop always iterates over the same fixed set of Roman symbols</text:p>
            <text:p>      (13 pairs) regardless of the input value.</text:p>
            <text:p>    • Even though we may subtract multiple times, the largest number</text:p>
            <text:p>      representable in standard Roman numerals is 3999, so the total</text:p>
            <text:p>      inner iterations are bounded by a small constant.</text:p>
            <text:p>    • Therefore overall runtime is constant time.</text:p>
          </table:table-cell>
          <table:table-cell table:style-name="ce2" office:value-type="string" calcext:value-type="string">
            <text:p>Space Complexity:</text:p>
            <text:p>    O(1)</text:p>
            <text:p>    • The `roman_descending` list is fixed size.</text:p>
            <text:p>    • The result string `res` grows with the number of Roman characters</text:p>
            <text:p>      but is at most a few symbols (bounded by a constant for max input).</text:p>
            <text:p>    • Hence auxiliary space is constant.</text:p>
          </table:table-cell>
          <table:table-cell table:style-name="ce2" table:number-columns-repeated="19"/>
          <table:table-cell table:number-columns-repeated="999"/>
        </table:table-row>
        <table:table-row table:style-name="ro1">
          <table:table-cell table:style-name="ce2" office:value-type="string" calcext:value-type="string">
            <text:p>String to Integer (atoi)</text:p>
          </table:table-cell>
          <table:table-cell table:style-name="ce2" office:value-type="string" calcext:value-type="string">
            <text:p>String</text:p>
          </table:table-cell>
          <table:table-cell table:style-name="ce2" office:value-type="string" calcext:value-type="string">
            <text:p>Implement the myAtoi(string s) function, which converts a string to a 32-bit signed integer.</text:p>
            <text:p/>
            <text:p>The algorithm for myAtoi(string s) is as follows:</text:p>
            <text:p/>
            <text:p>Whitespace: Ignore any leading whitespace (" ").</text:p>
            <text:p>Signedness: Determine the sign by checking if the next character is '-' or '+', assuming positivity if neither present.</text:p>
            <text:p>Conversion: Read the integer by skipping leading zeros until a non-digit character is encountered or the end of the string is reached. If no digits were read, then the result is 0.</text:p>
            <text:p>Rounding: If the integer is out of the 32-bit signed integer range [-231, 231 - 1], then round the integer to remain in the range. Specifically, integers less than -231 should be rounded to -231, and integers greater than 231 - 1 should be rounded to 231 - 1.</text:p>
            <text:p>Return the integer as the final result.</text:p>
            <text:p/>
            <text:p> </text:p>
            <text:p/>
            <text:p>Example 1:</text:p>
            <text:p/>
            <text:p>Input: s = "42"</text:p>
            <text:p/>
            <text:p>Output: 42</text:p>
            <text:p/>
            <text:p>Explanation:</text:p>
            <text:p/>
            <text:p>The underlined characters are what is read in and the caret is the current reader position.</text:p>
            <text:p>Step 1: "42" (no characters read because there is no leading whitespace)</text:p>
            <text:p>         ^</text:p>
            <text:p>Step 2: "42" (no characters read because there is neither a '-' nor '+')</text:p>
            <text:p>         ^</text:p>
            <text:p>Step 3: "42" ("42" is read in)</text:p>
            <text:p>           ^</text:p>
            <text:p>Example 2:</text:p>
            <text:p/>
            <text:p>Input: s = " -042"</text:p>
            <text:p/>
            <text:p>Output: -42</text:p>
            <text:p/>
            <text:p>Explanation:</text:p>
            <text:p/>
            <text:p>Step 1: "   -042" (leading whitespace is read and ignored)</text:p>
            <text:p>            ^</text:p>
            <text:p>Step 2: "   -042" ('-' is read, so the result should be negative)</text:p>
            <text:p>             ^</text:p>
            <text:p>Step 3: "   -042" ("042" is read in, leading zeros ignored in the result)</text:p>
            <text:p>               ^</text:p>
            <text:p>Example 3:</text:p>
            <text:p/>
            <text:p>Input: s = "1337c0d3"</text:p>
            <text:p/>
            <text:p>Output: 1337</text:p>
            <text:p/>
            <text:p>Explanation:</text:p>
            <text:p/>
            <text:p>Step 1: "1337c0d3" (no characters read because there is no leading whitespace)</text:p>
            <text:p>         ^</text:p>
            <text:p>Step 2: "1337c0d3" (no characters read because there is neither a '-' nor '+')</text:p>
            <text:p>         ^</text:p>
            <text:p>Step 3: "1337c0d3" ("1337" is read in; reading stops because the next character is a non-digit)</text:p>
            <text:p>             ^</text:p>
            <text:p>Example 4:</text:p>
            <text:p/>
            <text:p>Input: s = "0-1"</text:p>
            <text:p/>
            <text:p>Output: 0</text:p>
            <text:p/>
            <text:p>Explanation:</text:p>
            <text:p/>
            <text:p>Step 1: "0-1" (no characters read because there is no leading whitespace)</text:p>
            <text:p>         ^</text:p>
            <text:p>Step 2: "0-1" (no characters read because there is neither a '-' nor '+')</text:p>
            <text:p>         ^</text:p>
            <text:p>Step 3: "0-1" ("0" is read in; reading stops because the next character is a non-digit)</text:p>
            <text:p>          ^</text:p>
            <text:p>Example 5:</text:p>
            <text:p/>
            <text:p>Input: s = "words and 987"</text:p>
            <text:p/>
            <text:p>Output: 0</text:p>
            <text:p/>
            <text:p>Explanation:</text:p>
            <text:p/>
            <text:p>Reading stops at the first non-digit character 'w'.</text:p>
          </table:table-cell>
          <table:table-cell table:style-name="ce2" office:value-type="string" calcext:value-type="string">
            <text:p>Logic Summary – Implementing myAtoi (String to Integer)</text:p>
            <text:p/>
            <text:p>1. Initialize variables  </text:p>
            <text:p>   • sign = 1 (assume positive)  </text:p>
            <text:p>   • result = 0 (to build the number)  </text:p>
            <text:p>   • INT_MIN = -2^31, INT_MAX = 2^31 - 1 (bounds)</text:p>
            <text:p/>
            <text:p>2. Trim leading spaces  </text:p>
            <text:p>   • Remove all leading whitespace using lstrip().  </text:p>
            <text:p>   • If string becomes empty → return 0.</text:p>
            <text:p/>
            <text:p>3. Determine sign  </text:p>
            <text:p>   • If first character is '+' → keep sign = 1 and skip it.  </text:p>
            <text:p>   • If first character is '-' → set sign = -1 and skip it.</text:p>
            <text:p/>
            <text:p>4. Parse digits  </text:p>
            <text:p>   • Traverse remaining characters:  </text:p>
            <text:p>       - If char is a digit → result = result*10 + int(char).  </text:p>
            <text:p>       - Stop at first non-digit character.</text:p>
            <text:p/>
            <text:p>5. Clamp to 32-bit integer range  </text:p>
            <text:p>   • If sign*result &lt; INT_MIN → return INT_MIN.  </text:p>
            <text:p>   • If sign*result &gt; INT_MAX → return INT_MAX.</text:p>
            <text:p/>
            <text:p>6. Return final integer  </text:p>
            <text:p>   • return sign * result.</text:p>
          </table:table-cell>
          <table:table-cell table:style-name="ce2" office:value-type="string" calcext:value-type="string">
            <text:p>Time Complexity:</text:p>
            <text:p>    O(n)</text:p>
            <text:p>    • n = length of the input string s.</text:p>
            <text:p>    • We strip leading spaces (O(n)) and then scan each character once</text:p>
            <text:p>      until a non-digit is encountered.</text:p>
          </table:table-cell>
          <table:table-cell table:style-name="ce2" office:value-type="string" calcext:value-type="string">
            <text:p>Space Complexity:</text:p>
            <text:p>    O(1)</text:p>
            <text:p>    • We use only a few integer variables (sign, result, bounds).</text:p>
            <text:p>    • No extra data structures grow with input size.</text:p>
          </table:table-cell>
          <table:table-cell table:style-name="ce2" table:number-columns-repeated="19"/>
          <table:table-cell table:number-columns-repeated="999"/>
        </table:table-row>
        <table:table-row table:style-name="ro1">
          <table:table-cell table:style-name="ce2" office:value-type="string" calcext:value-type="string">
            <text:p>Find the Index of the First Occurrence in a String</text:p>
          </table:table-cell>
          <table:table-cell table:style-name="ce2" office:value-type="string" calcext:value-type="string">
            <text:p>String</text:p>
          </table:table-cell>
          <table:table-cell table:style-name="ce2" office:value-type="string" calcext:value-type="string">
            <text:p>Given two strings needle and haystack, return the index of the first occurrence of needle in haystack, or -1 if needle is not part of haystack.</text:p>
            <text:p/>
            <text:p> </text:p>
            <text:p/>
            <text:p>Example 1:</text:p>
            <text:p/>
            <text:p>Input: haystack = "sadbutsad", needle = "sad"</text:p>
            <text:p>Output: 0</text:p>
            <text:p>Explanation: "sad" occurs at index 0 and 6.</text:p>
            <text:p>The first occurrence is at index 0, so we return 0.</text:p>
            <text:p>Example 2:</text:p>
            <text:p/>
            <text:p>Input: haystack = "leetcode", needle = "leeto"</text:p>
            <text:p>Output: -1</text:p>
            <text:p>Explanation: "leeto" did not occur in "leetcode", so we return -1.</text:p>
          </table:table-cell>
          <table:table-cell table:style-name="ce2" office:value-type="string" calcext:value-type="string">
            <text:p>Logic Summary – Implementing strStr (Find Substring)</text:p>
            <text:p/>
            <text:p>1. Handle edge case:</text:p>
            <text:p>   • If needle is empty or only a space → return -1.</text:p>
            <text:p/>
            <text:p>2. Use built-in function:</text:p>
            <text:p>   • haystack.find(needle) returns:</text:p>
            <text:p>       - Index of the first occurrence of needle in haystack.</text:p>
            <text:p>       - -1 if needle is not found.</text:p>
            <text:p/>
            <text:p>3. Return the result of find.</text:p>
          </table:table-cell>
          <table:table-cell table:style-name="ce2" office:value-type="string" calcext:value-type="string">
            <text:p>Time Complexity (TC):</text:p>
            <text:p>- Using Python's built-in str.find(): O(n * m) in worst case,</text:p>
            <text:p>  where n = length of haystack, m = length of needle.</text:p>
            <text:p>- Highly optimized internally, but in brute force comparison it’s O(n*m).</text:p>
          </table:table-cell>
          <table:table-cell table:style-name="ce2" office:value-type="string" calcext:value-type="string">
            <text:p>Space Complexity (SC):</text:p>
            <text:p>- O(1), no extra space used apart from variables.</text:p>
          </table:table-cell>
          <table:table-cell table:style-name="ce2" table:number-columns-repeated="19"/>
          <table:table-cell table:number-columns-repeated="999"/>
        </table:table-row>
        <table:table-row table:style-name="ro1">
          <table:table-cell table:style-name="ce2" office:value-type="string" calcext:value-type="string">
            <text:p>Longest Common Prefix</text:p>
          </table:table-cell>
          <table:table-cell table:style-name="ce2" office:value-type="string" calcext:value-type="string">
            <text:p>String</text:p>
          </table:table-cell>
          <table:table-cell table:style-name="ce2" office:value-type="string" calcext:value-type="string">
            <text:p>Write a function to find the longest common prefix string amongst an array of strings.</text:p>
            <text:p/>
            <text:p>If there is no common prefix, return an empty string "".</text:p>
            <text:p/>
            <text:p> </text:p>
            <text:p/>
            <text:p>Example 1:</text:p>
            <text:p/>
            <text:p>Input: strs = ["flower","flow","flight"]</text:p>
            <text:p>Output: "fl"</text:p>
            <text:p>Example 2:</text:p>
            <text:p/>
            <text:p>Input: strs = ["dog","racecar","car"]</text:p>
            <text:p>Output: ""</text:p>
            <text:p>Explanation: There is no common prefix among the input strings.</text:p>
          </table:table-cell>
          <table:table-cell table:style-name="ce2" office:value-type="string" calcext:value-type="string">
            <text:p>Logic Summary (Longest Common Prefix):</text:p>
            <text:p/>
            <text:p>Input:</text:p>
            <text:p>- strs: List of strings</text:p>
            <text:p/>
            <text:p>Goal:</text:p>
            <text:p>- Find the longest common prefix (LCP) among all strings.</text:p>
            <text:p/>
            <text:p>Steps:</text:p>
            <text:p>1. Edge case: if strs is empty, return "".</text:p>
            <text:p>2. Sort the list of strings lexicographically.</text:p>
            <text:p>   - After sorting, only the first and last strings need to be compared.</text:p>
            <text:p>3. Initialize first_str = strs[0], last_str = strs[-1].</text:p>
            <text:p>4. Compare characters at each index i of first_str and last_str:</text:p>
            <text:p>   - If characters differ or i exceeds last_str length → break and return prefix up to i.</text:p>
            <text:p>5. If all characters match, return first_str as LCP.</text:p>
          </table:table-cell>
          <table:table-cell table:style-name="ce2" office:value-type="string" calcext:value-type="string">
            <text:p/>
            <text:p>Time Complexity (TC):</text:p>
            <text:p>- Sorting the list of strings: O(n log n) where n = number of strings, each comparison is O(m) with m = max length of string → O(n*m log n)</text:p>
            <text:p>- Comparing first and last strings: O(m)</text:p>
            <text:p>- Overall TC: O(n*m log n)</text:p>
          </table:table-cell>
          <table:table-cell table:style-name="ce2" office:value-type="string" calcext:value-type="string">
            <text:p>Space Complexity (SC):</text:p>
            <text:p>- Sorting may require O(n) auxiliary space (depends on sorting implementation)</text:p>
            <text:p>- Other variables: O(1)</text:p>
            <text:p>- Overall SC: O(1) extra apart from sorting</text:p>
            <text:p/>
          </table:table-cell>
          <table:table-cell table:style-name="ce2" table:number-columns-repeated="19"/>
          <table:table-cell table:number-columns-repeated="999"/>
        </table:table-row>
        <table:table-row table:style-name="ro1">
          <table:table-cell table:style-name="ce2" office:value-type="string" calcext:value-type="string">
            <text:p>Repeated String Match</text:p>
          </table:table-cell>
          <table:table-cell table:style-name="ce2" office:value-type="string" calcext:value-type="string">
            <text:p>String</text:p>
          </table:table-cell>
          <table:table-cell table:style-name="ce2" office:value-type="string" calcext:value-type="string">
            <text:p>Given two strings a and b, return the minimum number of times you should repeat string a so that string b is a substring of it. If it is impossible for b​​​​​​ to be a substring of a after repeating it, return -1.</text:p>
            <text:p/>
            <text:p>Notice: string "abc" repeated 0 times is "", repeated 1 time is "abc" and repeated 2 times is "abcabc".</text:p>
            <text:p/>
            <text:p> </text:p>
            <text:p/>
            <text:p>Example 1:</text:p>
            <text:p/>
            <text:p>Input: a = "abcd", b = "cdabcdab"</text:p>
            <text:p>Output: 3</text:p>
            <text:p>Explanation: We return 3 because by repeating a three times "abcdabcdabcd", b is a substring of it.</text:p>
            <text:p>Example 2:</text:p>
            <text:p/>
            <text:p>Input: a = "a", b = "aa"</text:p>
            <text:p>Output: 2</text:p>
          </table:table-cell>
          <table:table-cell table:style-name="ce2" office:value-type="string" calcext:value-type="string">
            <text:p>Logic Summary (Repeated String Match):</text:p>
            <text:p/>
            <text:p>Input:</text:p>
            <text:p>- a: string to repeat</text:p>
            <text:p>- b: string to match as substring</text:p>
            <text:p/>
            <text:p>Goal:</text:p>
            <text:p>- Find the minimum number of times `a` must be repeated so that `b` is a substring.</text:p>
            <text:p/>
            <text:p>Steps:</text:p>
            <text:p>1. Compute minimum repetitions needed to cover length of b:</text:p>
            <text:p>   - `min_times = ceil(len(b)/len(a))`</text:p>
            <text:p>2. Repeat string `a` exactly `min_times`:</text:p>
            <text:p>   - `repeated = a * min_times`</text:p>
            <text:p>   - If `b` in `repeated`, return `min_times`</text:p>
            <text:p>3. Repeat string `a` one additional time:</text:p>
            <text:p>   - `one_more = repeated + a`</text:p>
            <text:p>   - If `b` in `one_more`, return `min_times + 1`</text:p>
            <text:p>4. If `b` not found in either, return -1.</text:p>
          </table:table-cell>
          <table:table-cell table:style-name="ce2" office:value-type="string" calcext:value-type="string">
            <text:p>Time Complexity (TC):</text:p>
            <text:p>- Checking substring (`b in repeated`) → O(n*m) in worst case, where n = len(repeated), m = len(b)</text:p>
            <text:p>- Overall TC: O((len(b)/len(a) + 1) * len(a) * len(b)) → simplified: O(len(a)*len(b))</text:p>
            <text:p/>
          </table:table-cell>
          <table:table-cell table:style-name="ce2" office:value-type="string" calcext:value-type="string">
            <text:p>Space Complexity (SC):</text:p>
            <text:p>- Storing repeated strings → O(len(a) * min_times) → up to O(len(a) * ceil(len(b)/len(a)) + len(a)) → O(len(a) + len(b))</text:p>
          </table:table-cell>
          <table:table-cell table:style-name="ce2" table:number-columns-repeated="19"/>
          <table:table-cell table:number-columns-repeated="999"/>
        </table:table-row>
        <table:table-row table:style-name="ro1">
          <table:table-cell table:style-name="ce2" office:value-type="string" calcext:value-type="string">
            <text:p>Longest Common Subsequence</text:p>
          </table:table-cell>
          <table:table-cell table:style-name="ce2" office:value-type="string" calcext:value-type="string">
            <text:p>String</text:p>
          </table:table-cell>
          <table:table-cell table:style-name="ce2" office:value-type="string" calcext:value-type="string">
            <text:p>Given two strings text1 and text2, return the length of their longest common subsequence. If there is no common subsequence, return 0.</text:p>
            <text:p/>
            <text:p>A subsequence of a string is a new string generated from the original string with some characters (can be none) deleted without changing the relative order of the remaining characters.</text:p>
            <text:p/>
            <text:p>For example, "ace" is a subsequence of "abcde".</text:p>
            <text:p>A common subsequence of two strings is a subsequence that is common to both strings.</text:p>
            <text:p/>
            <text:p> </text:p>
            <text:p/>
            <text:p>Example 1:</text:p>
            <text:p/>
            <text:p>Input: text1 = "abcde", text2 = "ace" </text:p>
            <text:p>Output: 3  </text:p>
            <text:p>Explanation: The longest common subsequence is "ace" and its length is 3.</text:p>
            <text:p>Example 2:</text:p>
            <text:p/>
            <text:p>Input: text1 = "abc", text2 = "abc"</text:p>
            <text:p>Output: 3</text:p>
            <text:p>Explanation: The longest common subsequence is "abc" and its length is 3.</text:p>
            <text:p>Example 3:</text:p>
            <text:p/>
            <text:p>Input: text1 = "abc", text2 = "def"</text:p>
            <text:p>Output: 0</text:p>
            <text:p>Explanation: There is no such common subsequence, so the result is 0.</text:p>
          </table:table-cell>
          <table:table-cell table:style-name="ce2" office:value-type="string" calcext:value-type="string">
            <text:p>Logic Summary (Longest Common Subsequence):</text:p>
            <text:p/>
            <text:p>Goal:</text:p>
            <text:p>- Find the length of the longest subsequence common to both strings `text1` and `text2`.</text:p>
            <text:p/>
            <text:p>Steps:</text:p>
            <text:p>1. Let n = len(text1), m = len(text2).</text:p>
            <text:p>2. Create a 2D DP table `dp` of size (n+1) x (m+1).</text:p>
            <text:p>   - dp[i][j] = length of LCS between first i chars of text1 and first j chars of text2.</text:p>
            <text:p>3. Initialize first row and first column with 0</text:p>
            <text:p>   - because an empty string has LCS length 0 with any string.</text:p>
            <text:p>4. Fill the DP table:</text:p>
            <text:p>   - For i from 1 to n:</text:p>
            <text:p>       For j from 1 to m:</text:p>
            <text:p>         - If text1[i-1] == text2[j-1]:</text:p>
            <text:p>             dp[i][j] = 1 + dp[i-1][j-1]   # matching char extends LCS</text:p>
            <text:p>         - Else:</text:p>
            <text:p>             dp[i][j] = max(dp[i-1][j], dp[i][j-1])  # skip one char from either string</text:p>
            <text:p>5. Result = dp[n][m] (length of LCS of entire strings).</text:p>
          </table:table-cell>
          <table:table-cell table:style-name="ce2" office:value-type="string" calcext:value-type="string">
            <text:p>Time Complexity:</text:p>
            <text:p>- O(n * m): Every cell of the DP table is filled once.</text:p>
          </table:table-cell>
          <table:table-cell table:style-name="ce2" office:value-type="string" calcext:value-type="string">
            <text:p>Space Complexity:</text:p>
            <text:p>- O(n * m): DP table stores LCS length for each substring pair.</text:p>
            <text:p>  (Can be optimized to O(min(n, m)) if using rolling arrays.)</text:p>
          </table:table-cell>
          <table:table-cell table:style-name="ce2" table:number-columns-repeated="19"/>
          <table:table-cell table:number-columns-repeated="999"/>
        </table:table-row>
        <table:table-row table:style-name="ro1">
          <table:table-cell table:style-name="ce2" office:value-type="string" calcext:value-type="string">
            <text:p>Longest Palindromic Subsequence</text:p>
          </table:table-cell>
          <table:table-cell table:style-name="ce2" office:value-type="string" calcext:value-type="string">
            <text:p>String</text:p>
          </table:table-cell>
          <table:table-cell table:style-name="ce2" office:value-type="string" calcext:value-type="string">
            <text:p>Given a string s, find the longest palindromic subsequence's length in s.</text:p>
            <text:p/>
            <text:p>A subsequence is a sequence that can be derived from another sequence by deleting some or no elements without changing the order of the remaining elements.</text:p>
            <text:p/>
            <text:p> </text:p>
            <text:p/>
            <text:p>Example 1:</text:p>
            <text:p/>
            <text:p>Input: s = "bbbab"</text:p>
            <text:p>Output: 4</text:p>
            <text:p>Explanation: One possible longest palindromic subsequence is "bbbb".</text:p>
            <text:p>Example 2:</text:p>
            <text:p/>
            <text:p>Input: s = "cbbd"</text:p>
            <text:p>Output: 2</text:p>
            <text:p>Explanation: One possible longest palindromic subsequence is "bb".</text:p>
          </table:table-cell>
          <table:table-cell table:style-name="ce2" office:value-type="string" calcext:value-type="string">
            <text:p>Logic Summary (Longest Palindromic Subsequence):</text:p>
            <text:p/>
            <text:p>Goal:</text:p>
            <text:p>- Find the length of the longest subsequence in string `s` which is a palindrome.</text:p>
            <text:p/>
            <text:p>Steps:</text:p>
            <text:p>1. Reverse the string `s` to get `s1 = s[::-1]`.</text:p>
            <text:p>2. This problem reduces to finding the Longest Common Subsequence (LCS) between `s` and `s1`.</text:p>
            <text:p>   - Reason: A palindromic subsequence reads the same forwards and backwards.</text:p>
            <text:p>3. Let n = len(s).</text:p>
            <text:p>4. Create a 2D DP table `dp` of size (n+1) x (n+1).</text:p>
            <text:p>   - dp[i][j] = length of LCS between first i chars of `s` and first j chars of `s1`.</text:p>
            <text:p>5. Initialize first row and first column with 0:</text:p>
            <text:p>   - dp[i][0] = 0, dp[0][j] = 0 (empty string LCS = 0)</text:p>
            <text:p>6. Fill DP table:</text:p>
            <text:p>   - For i from 1 to n:</text:p>
            <text:p>       For j from 1 to n:</text:p>
            <text:p>         - If s[i-1] == s1[j-1]:</text:p>
            <text:p>             dp[i][j] = 1 + dp[i-1][j-1]   # matching char extends LCS</text:p>
            <text:p>         - Else:</text:p>
            <text:p>             dp[i][j] = max(dp[i-1][j], dp[i][j-1])  # skip one char</text:p>
            <text:p>7. Result = dp[n][n] (length of longest palindromic subsequence).</text:p>
          </table:table-cell>
          <table:table-cell table:style-name="ce2" office:value-type="string" calcext:value-type="string">
            <text:p>Time Complexity:</text:p>
            <text:p>- O(n²): Fill n x n DP table.</text:p>
          </table:table-cell>
          <table:table-cell table:style-name="ce2" office:value-type="string" calcext:value-type="string">
            <text:p>Space Complexity:</text:p>
            <text:p>- O(n²): DP table stores LCS length.</text:p>
            <text:p>  (Can be optimized to O(n) using rolling arrays.)</text:p>
          </table:table-cell>
          <table:table-cell table:style-name="ce2" table:number-columns-repeated="19"/>
          <table:table-cell table:number-columns-repeated="999"/>
        </table:table-row>
        <table:table-row table:style-name="ro1">
          <table:table-cell table:style-name="ce2" office:value-type="string" calcext:value-type="string">
            <text:p>Minimum Insertion Steps to Make a String Palindrome</text:p>
          </table:table-cell>
          <table:table-cell table:style-name="ce2" office:value-type="string" calcext:value-type="string">
            <text:p>String</text:p>
          </table:table-cell>
          <table:table-cell table:style-name="ce2" office:value-type="string" calcext:value-type="string">
            <text:p>Given a string s. In one step you can insert any character at any index of the string.</text:p>
            <text:p/>
            <text:p>Return the minimum number of steps to make s palindrome.</text:p>
            <text:p/>
            <text:p>A Palindrome String is one that reads the same backward as well as forward.</text:p>
            <text:p/>
            <text:p> </text:p>
            <text:p/>
            <text:p>Example 1:</text:p>
            <text:p/>
            <text:p>Input: s = "zzazz"</text:p>
            <text:p>Output: 0</text:p>
            <text:p>Explanation: The string "zzazz" is already palindrome we do not need any insertions.</text:p>
            <text:p>Example 2:</text:p>
            <text:p/>
            <text:p>Input: s = "mbadm"</text:p>
            <text:p>Output: 2</text:p>
            <text:p>Explanation: String can be "mbdadbm" or "mdbabdm".</text:p>
            <text:p>Example 3:</text:p>
            <text:p/>
            <text:p>Input: s = "leetcode"</text:p>
            <text:p>Output: 5</text:p>
            <text:p>Explanation: Inserting 5 characters the string becomes "leetcodocteel".</text:p>
          </table:table-cell>
          <table:table-cell table:style-name="ce2" office:value-type="string" calcext:value-type="string">
            <text:p>Logic Summary (Minimum Insertions to Make String a Palindrome):</text:p>
            <text:p/>
            <text:p>Goal:</text:p>
            <text:p>- Find the minimum number of insertions needed to convert string `s` into a palindrome.</text:p>
            <text:p/>
            <text:p>Key Insight:</text:p>
            <text:p>- The longest palindromic subsequence (LPS) of `s` does not need to be changed.</text:p>
            <text:p>- Only the remaining characters (n – LPS length) must be inserted to form a palindrome.</text:p>
            <text:p/>
            <text:p>Steps:</text:p>
            <text:p>1. Reverse the string:  s1 = s[::-1].</text:p>
            <text:p>2. Compute the length of LPS using Longest Common Subsequence (LCS) between s and s1.</text:p>
            <text:p>   - Let n = len(s).</text:p>
            <text:p>   - Create a 2D DP table `dp` of size (n+1) x (n+1).</text:p>
            <text:p>     dp[i][j] = LCS length between first i chars of s and first j chars of s1.</text:p>
            <text:p>3. Initialize first row and first column with 0 (empty string case).</text:p>
            <text:p>4. Fill the DP table:</text:p>
            <text:p>   For i from 1 to n:</text:p>
            <text:p>       For j from 1 to n:</text:p>
            <text:p>           If s[i-1] == s1[j-1]:</text:p>
            <text:p>               dp[i][j] = 1 + dp[i-1][j-1]</text:p>
            <text:p>           Else:</text:p>
            <text:p>               dp[i][j] = max(dp[i-1][j], dp[i][j-1])</text:p>
            <text:p>5. Minimum insertions = n - dp[n][n].</text:p>
          </table:table-cell>
          <table:table-cell table:style-name="ce2" office:value-type="string" calcext:value-type="string">
            <text:p>Time Complexity:</text:p>
            <text:p>- O(n²): Filling an (n+1) x (n+1) DP table.</text:p>
          </table:table-cell>
          <table:table-cell table:style-name="ce2" office:value-type="string" calcext:value-type="string">
            <text:p>Space Complexity:</text:p>
            <text:p>- O(n²): For the DP table (can be optimized to O(n) with rolling arrays).</text:p>
          </table:table-cell>
          <table:table-cell table:style-name="ce2" table:number-columns-repeated="19"/>
          <table:table-cell table:number-columns-repeated="999"/>
        </table:table-row>
        <table:table-row table:style-name="ro1">
          <table:table-cell table:style-name="ce2" office:value-type="string" calcext:value-type="string">
            <text:p>Count and Say</text:p>
          </table:table-cell>
          <table:table-cell table:style-name="ce2" office:value-type="string" calcext:value-type="string">
            <text:p>String</text:p>
          </table:table-cell>
          <table:table-cell table:style-name="ce2" office:value-type="string" calcext:value-type="string">
            <text:p>The count-and-say sequence is a sequence of digit strings defined by the recursive formula:</text:p>
            <text:p/>
            <text:p>countAndSay(1) = "1"</text:p>
            <text:p>countAndSay(n) is the run-length encoding of countAndSay(n - 1).</text:p>
            <text:p>Run-length encoding (RLE) is a string compression method that works by replacing consecutive identical characters (repeated 2 or more times) with the concatenation of the character and the number marking the count of the characters (length of the run). For example, to compress the string "3322251" we replace "33" with "23", replace "222" with "32", replace "5" with "15" and replace "1" with "11". Thus the compressed string becomes "23321511".</text:p>
            <text:p/>
            <text:p>Given a positive integer n, return the nth element of the count-and-say sequence.</text:p>
            <text:p/>
            <text:p> </text:p>
            <text:p/>
            <text:p>Example 1:</text:p>
            <text:p/>
            <text:p>Input: n = 4</text:p>
            <text:p/>
            <text:p>Output: "1211"</text:p>
            <text:p/>
            <text:p>Explanation:</text:p>
            <text:p/>
            <text:p>countAndSay(1) = "1"</text:p>
            <text:p>countAndSay(2) = RLE of "1" = "11"</text:p>
            <text:p>countAndSay(3) = RLE of "11" = "21"</text:p>
            <text:p>countAndSay(4) = RLE of "21" = "1211"</text:p>
            <text:p>Example 2:</text:p>
            <text:p/>
            <text:p>Input: n = 1</text:p>
            <text:p/>
            <text:p>Output: "1"</text:p>
            <text:p/>
            <text:p>Explanation:</text:p>
            <text:p/>
            <text:p>This is the base case.</text:p>
          </table:table-cell>
          <table:table-cell table:style-name="ce2" office:value-type="string" calcext:value-type="string">
            <text:p>Logic Summary (Count and Say Sequence):</text:p>
            <text:p/>
            <text:p>Goal:</text:p>
            <text:p>- Generate the nth term of the "Count and Say" sequence.</text:p>
            <text:p/>
            <text:p>Sequence Definition:</text:p>
            <text:p>- Start with "1".</text:p>
            <text:p>- Each subsequent term describes the previous term by counting consecutive identical digits.</text:p>
            <text:p/>
            <text:p>Steps:</text:p>
            <text:p>1. Initialize s = "1" (first term of the sequence).</text:p>
            <text:p>2. Repeat n-1 times to build up to the nth term:</text:p>
            <text:p>   a. Initialize count = 1 and next_seq = [] (to build the next string).</text:p>
            <text:p>   b. Iterate through characters of s with index i:</text:p>
            <text:p>       - If i reaches the end of s or s[i] != s[i-1]:</text:p>
            <text:p>           - Append count and the previous character s[i-1] to next_seq.</text:p>
            <text:p>           - Reset count = 1.</text:p>
            <text:p>       - Else:</text:p>
            <text:p>           - Increment count by 1.</text:p>
            <text:p>   c. Update s = "".join(next_seq) for the next iteration.</text:p>
            <text:p>3. Return s as the nth sequence term</text:p>
          </table:table-cell>
          <table:table-cell table:style-name="ce2" office:value-type="string" calcext:value-type="string">
            <text:p>Time Complexity:</text:p>
            <text:p>- O(n * m) where n is the term number, m is the length of the current string.</text:p>
            <text:p>  (Each term is built based on the previous term; string length grows roughly exponentially.)</text:p>
          </table:table-cell>
          <table:table-cell table:style-name="ce2" office:value-type="string" calcext:value-type="string">
            <text:p>Space Complexity:</text:p>
            <text:p>- O(m): For constructing each term (next_seq list) at each iteration.</text:p>
          </table:table-cell>
          <table:table-cell table:style-name="ce2" table:number-columns-repeated="19"/>
          <table:table-cell table:number-columns-repeated="999"/>
        </table:table-row>
        <table:table-row table:style-name="ro1">
          <table:table-cell table:style-name="ce2" office:value-type="string" calcext:value-type="string">
            <text:p>Compare Version Numbers</text:p>
          </table:table-cell>
          <table:table-cell table:style-name="ce2" office:value-type="string" calcext:value-type="string">
            <text:p>String</text:p>
          </table:table-cell>
          <table:table-cell table:style-name="ce2" office:value-type="string" calcext:value-type="string">
            <text:p>Given two version strings, version1 and version2, compare them. A version string consists of revisions separated by dots '.'. The value of the revision is its integer conversion ignoring leading zeros.</text:p>
            <text:p/>
            <text:p>To compare version strings, compare their revision values in left-to-right order. If one of the version strings has fewer revisions, treat the missing revision values as 0.</text:p>
            <text:p/>
            <text:p>Return the following:</text:p>
            <text:p/>
            <text:p>If version1 &lt; version2, return -1.</text:p>
            <text:p>If version1 &gt; version2, return 1.</text:p>
            <text:p>Otherwise, return 0.</text:p>
            <text:p> </text:p>
            <text:p/>
            <text:p>Example 1:</text:p>
            <text:p/>
            <text:p>Input: version1 = "1.2", version2 = "1.10"</text:p>
            <text:p/>
            <text:p>Output: -1</text:p>
            <text:p/>
            <text:p>Explanation:</text:p>
            <text:p/>
            <text:p>version1's second revision is "2" and version2's second revision is "10": 2 &lt; 10, so version1 &lt; version2.</text:p>
            <text:p/>
            <text:p>Example 2:</text:p>
            <text:p/>
            <text:p>Input: version1 = "1.01", version2 = "1.001"</text:p>
            <text:p/>
            <text:p>Output: 0</text:p>
            <text:p/>
            <text:p>Explanation:</text:p>
            <text:p/>
            <text:p>Ignoring leading zeroes, both "01" and "001" represent the same integer "1".</text:p>
            <text:p/>
            <text:p>Example 3:</text:p>
            <text:p/>
            <text:p>Input: version1 = "1.0", version2 = "1.0.0.0"</text:p>
            <text:p/>
            <text:p>Output: 0</text:p>
            <text:p/>
            <text:p>Explanation:</text:p>
            <text:p/>
            <text:p>version1 has less revisions, which means every missing revision are treated as "0".</text:p>
          </table:table-cell>
          <table:table-cell table:style-name="ce2" office:value-type="string" calcext:value-type="string">
            <text:p>Logic Summary (Compare Version Numbers):</text:p>
            <text:p/>
            <text:p>Goal:</text:p>
            <text:p>- Compare two version strings (e.g., "1.01", "1.001.0") and return:</text:p>
            <text:p>    1  → version1 &gt; version2</text:p>
            <text:p>   -1  → version1 &lt; version2</text:p>
            <text:p>    0  → both versions are equal</text:p>
            <text:p/>
            <text:p>Steps:</text:p>
            <text:p>1. Split each version string by '.' to get their components:</text:p>
            <text:p>     v1 = version1.split(".")</text:p>
            <text:p>     v2 = version2.split(".")</text:p>
            <text:p>2. Convert each component to integers to ignore leading zeros.</text:p>
            <text:p>3. Use zip_longest to iterate over both lists together:</text:p>
            <text:p>     - fillvalue = 0 ensures missing components are treated as 0.</text:p>
            <text:p>4. Compare corresponding numbers:</text:p>
            <text:p>     - If v1_component &lt; v2_component → return -1.</text:p>
            <text:p>     - If v1_component &gt; v2_component → return 1.</text:p>
            <text:p>5. If all components are equal → return 0.</text:p>
          </table:table-cell>
          <table:table-cell table:style-name="ce2" office:value-type="string" calcext:value-type="string">
            <text:p>Time Complexity:</text:p>
            <text:p>- O(n + m)</text:p>
            <text:p>  n = number of components in version1,</text:p>
            <text:p>  m = number of components in version2.</text:p>
            <text:p>  (Splitting, integer conversion, and single pass comparison.)</text:p>
          </table:table-cell>
          <table:table-cell table:style-name="ce2" office:value-type="string" calcext:value-type="string">
            <text:p>Space Complexity:</text:p>
            <text:p>- O(n + m)</text:p>
            <text:p>  For storing the split integer arrays.</text:p>
          </table:table-cell>
          <table:table-cell table:style-name="ce2" table:number-columns-repeated="19"/>
          <table:table-cell table:number-columns-repeated="999"/>
        </table:table-row>
        <table:table-row table:style-name="ro1" table:number-rows-repeated="8">
          <table:table-cell table:style-name="ce2" table:number-columns-repeated="25"/>
          <table:table-cell table:number-columns-repeated="999"/>
        </table:table-row>
        <table:table-row table:style-name="ro1">
          <table:table-cell table:style-name="ce2" table:number-columns-repeated="2"/>
          <table:table-cell table:style-name="ce4"/>
          <table:table-cell table:style-name="ce2" table:number-columns-repeated="22"/>
          <table:table-cell table:number-columns-repeated="999"/>
        </table:table-row>
        <table:table-row table:style-name="ro1">
          <table:table-cell table:style-name="ce2" table:number-columns-repeated="25"/>
          <table:table-cell table:number-columns-repeated="999"/>
        </table:table-row>
        <table:table-row table:style-name="ro1" table:number-rows-repeated="885">
          <table:table-cell table:style-name="ce2" table:number-columns-repeated="25"/>
          <table:table-cell table:number-columns-repeated="999"/>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9" meta:object-count="0"/>
    <meta:generator>LibreOfficeDev/6.0.5.2$Linux_X86_64 LibreOffice_project/</meta:generator>
  </office:meta>
</office:document-meta>
</file>